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90000001E89DDC89C2F1EAD69.png" manifest:media-type="image/png"/>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402ef49"/>
    </style:style>
    <style:style style:name="P2" style:family="paragraph" style:parent-style-name="Standard">
      <style:text-properties fo:language="ru" fo:country="RU" officeooo:rsid="0019f43d" officeooo:paragraph-rsid="0f8f2783"/>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fo:language="ru" fo:country="RU" style:text-underline-style="none" officeooo:rsid="0019f43d" officeooo:paragraph-rsid="0225aba6"/>
    </style:style>
    <style:style style:name="P5" style:family="paragraph" style:parent-style-name="Standard">
      <style:text-properties fo:language="ru" fo:country="RU" style:text-underline-style="none" officeooo:rsid="0019f43d" officeooo:paragraph-rsid="022cdf7a"/>
    </style:style>
    <style:style style:name="P6" style:family="paragraph" style:parent-style-name="Standard">
      <style:text-properties fo:language="ru" fo:country="RU" style:text-underline-style="none" officeooo:rsid="0019f43d" officeooo:paragraph-rsid="022e0c47"/>
    </style:style>
    <style:style style:name="P7" style:family="paragraph" style:parent-style-name="Standard">
      <style:text-properties fo:language="ru" fo:country="RU" style:text-underline-style="none" officeooo:rsid="0019f43d" officeooo:paragraph-rsid="023556a2"/>
    </style:style>
    <style:style style:name="P8" style:family="paragraph" style:parent-style-name="Standard">
      <style:text-properties fo:language="ru" fo:country="RU" style:text-underline-style="none" officeooo:rsid="0019f43d" officeooo:paragraph-rsid="02365aff"/>
    </style:style>
    <style:style style:name="P9" style:family="paragraph" style:parent-style-name="Standard">
      <style:text-properties fo:language="ru" fo:country="RU" style:text-underline-style="none" officeooo:rsid="0019f43d" officeooo:paragraph-rsid="0251005a"/>
    </style:style>
    <style:style style:name="P10" style:family="paragraph" style:parent-style-name="Standard">
      <style:text-properties fo:language="ru" fo:country="RU" style:text-underline-style="none" officeooo:rsid="0019f43d" officeooo:paragraph-rsid="034cde68"/>
    </style:style>
    <style:style style:name="P11" style:family="paragraph" style:parent-style-name="Standard">
      <style:text-properties fo:language="ru" fo:country="RU" style:text-underline-style="none" officeooo:rsid="0019f43d" officeooo:paragraph-rsid="034eec9e"/>
    </style:style>
    <style:style style:name="P12" style:family="paragraph" style:parent-style-name="Standard">
      <style:text-properties fo:language="ru" fo:country="RU" style:text-underline-style="none" officeooo:rsid="0019f43d" officeooo:paragraph-rsid="034f538c"/>
    </style:style>
    <style:style style:name="P13" style:family="paragraph" style:parent-style-name="Standard">
      <style:text-properties fo:language="ru" fo:country="RU" style:text-underline-style="none" officeooo:rsid="0019f43d" officeooo:paragraph-rsid="034fbbf3"/>
    </style:style>
    <style:style style:name="P14" style:family="paragraph" style:parent-style-name="Standard">
      <style:text-properties fo:language="ru" fo:country="RU" style:text-underline-style="none" officeooo:rsid="0019f43d" officeooo:paragraph-rsid="03595d21"/>
    </style:style>
    <style:style style:name="P15" style:family="paragraph" style:parent-style-name="Standard">
      <style:text-properties fo:language="ru" fo:country="RU" style:text-underline-style="none" officeooo:rsid="0019f43d" officeooo:paragraph-rsid="035992e7"/>
    </style:style>
    <style:style style:name="P16" style:family="paragraph" style:parent-style-name="Standard">
      <style:text-properties fo:language="ru" fo:country="RU" style:text-underline-style="none" officeooo:rsid="0019f43d" officeooo:paragraph-rsid="035b1908"/>
    </style:style>
    <style:style style:name="P17" style:family="paragraph" style:parent-style-name="Standard">
      <style:text-properties fo:language="ru" fo:country="RU" style:text-underline-style="none" officeooo:rsid="0019f43d" officeooo:paragraph-rsid="035f6d65"/>
    </style:style>
    <style:style style:name="P18" style:family="paragraph" style:parent-style-name="Standard">
      <style:text-properties fo:language="ru" fo:country="RU" style:text-underline-style="none" officeooo:rsid="0019f43d" officeooo:paragraph-rsid="0361bfeb"/>
    </style:style>
    <style:style style:name="P19" style:family="paragraph" style:parent-style-name="Standard">
      <style:text-properties fo:language="ru" fo:country="RU" style:text-underline-style="none" officeooo:rsid="0019f43d" officeooo:paragraph-rsid="0367a1e9"/>
    </style:style>
    <style:style style:name="P20" style:family="paragraph" style:parent-style-name="Standard">
      <style:text-properties fo:language="ru" fo:country="RU" style:text-underline-style="none" officeooo:rsid="0019f43d" officeooo:paragraph-rsid="0369303e"/>
    </style:style>
    <style:style style:name="P21" style:family="paragraph" style:parent-style-name="Standard">
      <style:text-properties fo:language="ru" fo:country="RU" style:text-underline-style="none" officeooo:rsid="0019f43d" officeooo:paragraph-rsid="036a3fe7"/>
    </style:style>
    <style:style style:name="P22" style:family="paragraph" style:parent-style-name="Standard">
      <style:text-properties fo:language="ru" fo:country="RU" style:text-underline-style="none" officeooo:rsid="0019f43d" officeooo:paragraph-rsid="036b428e"/>
    </style:style>
    <style:style style:name="P23" style:family="paragraph" style:parent-style-name="Standard">
      <style:text-properties fo:language="ru" fo:country="RU" style:text-underline-style="none" officeooo:rsid="0019f43d" officeooo:paragraph-rsid="038084f8"/>
    </style:style>
    <style:style style:name="P24" style:family="paragraph" style:parent-style-name="Standard">
      <style:text-properties fo:language="ru" fo:country="RU" style:text-underline-style="none" officeooo:rsid="0019f43d" officeooo:paragraph-rsid="03a43373"/>
    </style:style>
    <style:style style:name="P25" style:family="paragraph" style:parent-style-name="Standard">
      <style:text-properties fo:language="ru" fo:country="RU" style:text-underline-style="none" officeooo:rsid="0019f43d" officeooo:paragraph-rsid="03bb1f0a"/>
    </style:style>
    <style:style style:name="P26" style:family="paragraph" style:parent-style-name="Standard">
      <style:text-properties fo:language="ru" fo:country="RU" style:text-underline-style="none" officeooo:rsid="0019f43d" officeooo:paragraph-rsid="03bcebcb"/>
    </style:style>
    <style:style style:name="P27" style:family="paragraph" style:parent-style-name="Standard">
      <style:text-properties fo:language="ru" fo:country="RU" style:text-underline-style="none" officeooo:rsid="0019f43d" officeooo:paragraph-rsid="03bd94ee"/>
    </style:style>
    <style:style style:name="P28" style:family="paragraph" style:parent-style-name="Standard">
      <style:text-properties fo:language="ru" fo:country="RU" style:text-underline-style="none" officeooo:rsid="0019f43d" officeooo:paragraph-rsid="03c09961"/>
    </style:style>
    <style:style style:name="P29" style:family="paragraph" style:parent-style-name="Standard">
      <style:text-properties fo:language="ru" fo:country="RU" style:text-underline-style="none" officeooo:rsid="0019f43d" officeooo:paragraph-rsid="03c6e892"/>
    </style:style>
    <style:style style:name="P30" style:family="paragraph" style:parent-style-name="Standard">
      <style:text-properties fo:language="ru" fo:country="RU" style:text-underline-style="none" officeooo:rsid="0019f43d" officeooo:paragraph-rsid="03d4f318"/>
    </style:style>
    <style:style style:name="P31" style:family="paragraph" style:parent-style-name="Standard">
      <style:text-properties fo:language="ru" fo:country="RU" style:text-underline-style="none" officeooo:rsid="0019f43d" officeooo:paragraph-rsid="03e14bdb"/>
    </style:style>
    <style:style style:name="P32" style:family="paragraph" style:parent-style-name="Standard">
      <style:text-properties fo:language="ru" fo:country="RU" style:text-underline-style="none" officeooo:rsid="0019f43d" officeooo:paragraph-rsid="03e2fa00"/>
    </style:style>
    <style:style style:name="P33" style:family="paragraph" style:parent-style-name="Standard">
      <style:text-properties fo:language="ru" fo:country="RU" style:text-underline-style="none" officeooo:rsid="0019f43d" officeooo:paragraph-rsid="03e4cbfe"/>
    </style:style>
    <style:style style:name="P34" style:family="paragraph" style:parent-style-name="Standard">
      <style:text-properties fo:language="ru" fo:country="RU" style:text-underline-style="none" officeooo:rsid="0019f43d" officeooo:paragraph-rsid="03e8fa57"/>
    </style:style>
    <style:style style:name="P35" style:family="paragraph" style:parent-style-name="Standard">
      <style:text-properties fo:language="ru" fo:country="RU" style:text-underline-style="none" officeooo:rsid="0019f43d" officeooo:paragraph-rsid="03ec1b53"/>
    </style:style>
    <style:style style:name="P36" style:family="paragraph" style:parent-style-name="Standard">
      <style:text-properties fo:language="ru" fo:country="RU" style:text-underline-style="none" officeooo:rsid="0019f43d" officeooo:paragraph-rsid="03ec41ae"/>
    </style:style>
    <style:style style:name="P37" style:family="paragraph" style:parent-style-name="Standard">
      <style:text-properties fo:language="ru" fo:country="RU" style:text-underline-style="none" officeooo:rsid="0019f43d" officeooo:paragraph-rsid="03f45b8c"/>
    </style:style>
    <style:style style:name="P38" style:family="paragraph" style:parent-style-name="Standard">
      <style:text-properties fo:language="ru" fo:country="RU" style:text-underline-style="none" officeooo:rsid="0019f43d" officeooo:paragraph-rsid="040e86ef"/>
    </style:style>
    <style:style style:name="P39" style:family="paragraph" style:parent-style-name="Standard">
      <style:text-properties fo:language="ru" fo:country="RU" style:text-underline-style="none" officeooo:rsid="0019f43d" officeooo:paragraph-rsid="0410246e"/>
    </style:style>
    <style:style style:name="P40" style:family="paragraph" style:parent-style-name="Standard">
      <style:text-properties fo:language="ru" fo:country="RU" style:text-underline-style="none" officeooo:rsid="0019f43d" officeooo:paragraph-rsid="0412785f"/>
    </style:style>
    <style:style style:name="P41" style:family="paragraph" style:parent-style-name="Standard">
      <style:text-properties fo:language="ru" fo:country="RU" style:text-underline-style="none" officeooo:rsid="0019f43d" officeooo:paragraph-rsid="0413896f"/>
    </style:style>
    <style:style style:name="P42" style:family="paragraph" style:parent-style-name="Standard">
      <style:text-properties fo:language="ru" fo:country="RU" style:text-underline-style="none" officeooo:rsid="0019f43d" officeooo:paragraph-rsid="0415532c"/>
    </style:style>
    <style:style style:name="P43" style:family="paragraph" style:parent-style-name="Standard">
      <style:text-properties fo:language="ru" fo:country="RU" style:text-underline-style="none" officeooo:rsid="0019f43d" officeooo:paragraph-rsid="0415e672"/>
    </style:style>
    <style:style style:name="P44" style:family="paragraph" style:parent-style-name="Standard">
      <style:text-properties fo:language="ru" fo:country="RU" style:text-underline-style="none" officeooo:rsid="0019f43d" officeooo:paragraph-rsid="0417e312"/>
    </style:style>
    <style:style style:name="P45" style:family="paragraph" style:parent-style-name="Standard">
      <style:text-properties fo:language="ru" fo:country="RU" style:text-underline-style="none" officeooo:rsid="0019f43d" officeooo:paragraph-rsid="041899ac"/>
    </style:style>
    <style:style style:name="P46" style:family="paragraph" style:parent-style-name="Standard">
      <style:text-properties fo:language="ru" fo:country="RU" style:text-underline-style="none" officeooo:rsid="0019f43d" officeooo:paragraph-rsid="041e1e64"/>
    </style:style>
    <style:style style:name="P47" style:family="paragraph" style:parent-style-name="Standard">
      <style:text-properties fo:language="ru" fo:country="RU" style:text-underline-style="none" officeooo:rsid="0019f43d" officeooo:paragraph-rsid="0421a646"/>
    </style:style>
    <style:style style:name="P48" style:family="paragraph" style:parent-style-name="Standard">
      <style:text-properties fo:language="ru" fo:country="RU" style:text-underline-style="none" officeooo:rsid="0019f43d" officeooo:paragraph-rsid="04342d68"/>
    </style:style>
    <style:style style:name="P49" style:family="paragraph" style:parent-style-name="Standard">
      <style:text-properties fo:language="ru" fo:country="RU" style:text-underline-style="none" officeooo:rsid="0019f43d" officeooo:paragraph-rsid="04395a63"/>
    </style:style>
    <style:style style:name="P50" style:family="paragraph" style:parent-style-name="Standard">
      <style:text-properties fo:language="ru" fo:country="RU" style:text-underline-style="none" officeooo:rsid="0019f43d" officeooo:paragraph-rsid="0448f389"/>
    </style:style>
    <style:style style:name="P51" style:family="paragraph" style:parent-style-name="Standard">
      <style:text-properties fo:language="ru" fo:country="RU" style:text-underline-style="none" officeooo:rsid="0019f43d" officeooo:paragraph-rsid="044ad065"/>
    </style:style>
    <style:style style:name="P52" style:family="paragraph" style:parent-style-name="Standard">
      <style:text-properties fo:language="ru" fo:country="RU" style:text-underline-style="none" officeooo:rsid="0019f43d" officeooo:paragraph-rsid="044c8933"/>
    </style:style>
    <style:style style:name="P53" style:family="paragraph" style:parent-style-name="Standard">
      <style:text-properties fo:language="ru" fo:country="RU" style:text-underline-style="none" officeooo:rsid="0019f43d" officeooo:paragraph-rsid="04542831"/>
    </style:style>
    <style:style style:name="P54" style:family="paragraph" style:parent-style-name="Standard">
      <style:text-properties fo:language="ru" fo:country="RU" style:text-underline-style="none" officeooo:rsid="0019f43d" officeooo:paragraph-rsid="05d1a48e"/>
    </style:style>
    <style:style style:name="P55" style:family="paragraph" style:parent-style-name="Standard">
      <style:text-properties fo:language="ru" fo:country="RU" style:text-underline-style="none" officeooo:rsid="0019f43d" officeooo:paragraph-rsid="05df07e2"/>
    </style:style>
    <style:style style:name="P56" style:family="paragraph" style:parent-style-name="Standard">
      <style:text-properties fo:language="ru" fo:country="RU" style:text-underline-style="none" officeooo:rsid="0019f43d" officeooo:paragraph-rsid="05df7b81"/>
    </style:style>
    <style:style style:name="P57" style:family="paragraph" style:parent-style-name="Standard">
      <style:text-properties fo:language="ru" fo:country="RU" style:text-underline-style="none" officeooo:rsid="0019f43d" officeooo:paragraph-rsid="05dff4b1"/>
    </style:style>
    <style:style style:name="P58" style:family="paragraph" style:parent-style-name="Standard">
      <style:text-properties fo:language="ru" fo:country="RU" style:text-underline-style="none" officeooo:rsid="0019f43d" officeooo:paragraph-rsid="05e0feb5"/>
    </style:style>
    <style:style style:name="P59" style:family="paragraph" style:parent-style-name="Standard">
      <style:text-properties fo:language="ru" fo:country="RU" style:text-underline-style="none" officeooo:rsid="0019f43d" officeooo:paragraph-rsid="05e47207"/>
    </style:style>
    <style:style style:name="P60" style:family="paragraph" style:parent-style-name="Standard">
      <style:text-properties fo:language="ru" fo:country="RU" style:text-underline-style="none" officeooo:rsid="021813f7" officeooo:paragraph-rsid="02188b67"/>
    </style:style>
    <style:style style:name="P61" style:family="paragraph" style:parent-style-name="Standard">
      <style:text-properties fo:language="ru" fo:country="RU" style:text-underline-style="none" officeooo:rsid="022020fa" officeooo:paragraph-rsid="022020fa"/>
    </style:style>
    <style:style style:name="P62" style:family="paragraph" style:parent-style-name="Standard">
      <style:text-properties fo:language="ru" fo:country="RU" style:text-underline-style="none" officeooo:rsid="022e0c47" officeooo:paragraph-rsid="022e0c47"/>
    </style:style>
    <style:style style:name="P63" style:family="paragraph" style:parent-style-name="Standard">
      <style:text-properties fo:language="ru" fo:country="RU" style:text-underline-style="none" officeooo:rsid="023b4649" officeooo:paragraph-rsid="023b4649"/>
    </style:style>
    <style:style style:name="P64" style:family="paragraph" style:parent-style-name="Standard">
      <style:text-properties fo:language="ru" fo:country="RU" style:text-underline-style="none" officeooo:rsid="023b5d4d" officeooo:paragraph-rsid="023fa9f4"/>
    </style:style>
    <style:style style:name="P65" style:family="paragraph" style:parent-style-name="Standard">
      <style:text-properties fo:language="ru" fo:country="RU" style:text-underline-style="none" officeooo:rsid="0244597f" officeooo:paragraph-rsid="0244597f"/>
    </style:style>
    <style:style style:name="P66" style:family="paragraph" style:parent-style-name="Standard">
      <style:text-properties fo:language="ru" fo:country="RU" style:text-underline-style="none" officeooo:rsid="024ee6b1" officeooo:paragraph-rsid="024ee6b1"/>
    </style:style>
    <style:style style:name="P67" style:family="paragraph" style:parent-style-name="Standard">
      <style:text-properties fo:language="ru" fo:country="RU" style:text-underline-style="none" officeooo:rsid="0252e5e1" officeooo:paragraph-rsid="02566222"/>
    </style:style>
    <style:style style:name="P68" style:family="paragraph" style:parent-style-name="Standard">
      <style:text-properties fo:language="ru" fo:country="RU" style:text-underline-style="none" officeooo:rsid="0256d932" officeooo:paragraph-rsid="0257d347"/>
    </style:style>
    <style:style style:name="P69" style:family="paragraph" style:parent-style-name="Standard">
      <style:text-properties fo:language="ru" fo:country="RU" style:text-underline-style="none" officeooo:rsid="026029fd" officeooo:paragraph-rsid="026029fd"/>
    </style:style>
    <style:style style:name="P70" style:family="paragraph" style:parent-style-name="Standard">
      <style:text-properties fo:language="ru" fo:country="RU" style:text-underline-style="none" officeooo:rsid="0266475c" officeooo:paragraph-rsid="026d4944"/>
    </style:style>
    <style:style style:name="P71" style:family="paragraph" style:parent-style-name="Standard">
      <style:text-properties fo:language="ru" fo:country="RU" style:text-underline-style="none" officeooo:rsid="026f2ebd" officeooo:paragraph-rsid="026f2ebd"/>
    </style:style>
    <style:style style:name="P72" style:family="paragraph" style:parent-style-name="Standard">
      <style:text-properties fo:language="ru" fo:country="RU" style:text-underline-style="none" officeooo:rsid="0272ec1b" officeooo:paragraph-rsid="027e7bbd"/>
    </style:style>
    <style:style style:name="P73" style:family="paragraph" style:parent-style-name="Standard">
      <style:text-properties fo:language="ru" fo:country="RU" style:text-underline-style="none" officeooo:rsid="0350e6f5" officeooo:paragraph-rsid="0350e6f5"/>
    </style:style>
    <style:style style:name="P74" style:family="paragraph" style:parent-style-name="Standard">
      <style:text-properties fo:language="ru" fo:country="RU" style:text-underline-style="none" officeooo:rsid="035f6d65" officeooo:paragraph-rsid="0361bfeb"/>
    </style:style>
    <style:style style:name="P75" style:family="paragraph" style:parent-style-name="Standard">
      <style:text-properties fo:language="ru" fo:country="RU" style:text-underline-style="none" officeooo:rsid="03836cfb" officeooo:paragraph-rsid="03836cfb"/>
    </style:style>
    <style:style style:name="P76" style:family="paragraph" style:parent-style-name="Standard">
      <style:text-properties fo:language="ru" fo:country="RU" style:text-underline-style="none" officeooo:rsid="038bc73a" officeooo:paragraph-rsid="0391d5ae"/>
    </style:style>
    <style:style style:name="P77" style:family="paragraph" style:parent-style-name="Standard">
      <style:text-properties fo:language="ru" fo:country="RU" style:text-underline-style="none" officeooo:rsid="03a8211b" officeooo:paragraph-rsid="03ab3f89"/>
    </style:style>
    <style:style style:name="P78" style:family="paragraph" style:parent-style-name="Standard">
      <style:text-properties fo:language="ru" fo:country="RU" style:text-underline-style="none" officeooo:rsid="03d5d2e3" officeooo:paragraph-rsid="03d5d2e3"/>
    </style:style>
    <style:style style:name="P79" style:family="paragraph" style:parent-style-name="Standard">
      <style:text-properties fo:language="ru" fo:country="RU" style:text-underline-style="none" officeooo:rsid="03d7f5e3" officeooo:paragraph-rsid="03df59fe"/>
    </style:style>
    <style:style style:name="P80" style:family="paragraph" style:parent-style-name="Standard">
      <style:text-properties fo:language="ru" fo:country="RU" style:text-underline-style="none" officeooo:rsid="03eea0ee" officeooo:paragraph-rsid="03f1116f"/>
    </style:style>
    <style:style style:name="P81" style:family="paragraph" style:parent-style-name="Standard">
      <style:text-properties fo:language="ru" fo:country="RU" style:text-underline-style="none" officeooo:rsid="03f53538" officeooo:paragraph-rsid="03f53538"/>
    </style:style>
    <style:style style:name="P82" style:family="paragraph" style:parent-style-name="Standard">
      <style:text-properties fo:language="ru" fo:country="RU" style:text-underline-style="none" officeooo:rsid="0403ba7e" officeooo:paragraph-rsid="0403ba7e"/>
    </style:style>
    <style:style style:name="P83" style:family="paragraph" style:parent-style-name="Standard">
      <style:text-properties fo:language="ru" fo:country="RU" style:text-underline-style="none" officeooo:rsid="04150360" officeooo:paragraph-rsid="04150360"/>
    </style:style>
    <style:style style:name="P84" style:family="paragraph" style:parent-style-name="Standard">
      <style:text-properties fo:language="ru" fo:country="RU" style:text-underline-style="none" officeooo:rsid="0419de36" officeooo:paragraph-rsid="0419de36"/>
    </style:style>
    <style:style style:name="P85" style:family="paragraph" style:parent-style-name="Standard">
      <style:text-properties fo:language="ru" fo:country="RU" style:text-underline-style="none" officeooo:rsid="0421a646" officeooo:paragraph-rsid="042e9807"/>
    </style:style>
    <style:style style:name="P86" style:family="paragraph" style:parent-style-name="Standard">
      <style:text-properties fo:language="ru" fo:country="RU" style:text-underline-style="none" officeooo:rsid="043ab624" officeooo:paragraph-rsid="043ab624"/>
    </style:style>
    <style:style style:name="P87" style:family="paragraph" style:parent-style-name="Standard">
      <style:text-properties fo:language="ru" fo:country="RU" style:text-underline-style="none" officeooo:rsid="044929e0" officeooo:paragraph-rsid="044929e0"/>
    </style:style>
    <style:style style:name="P88" style:family="paragraph" style:parent-style-name="Standard">
      <style:text-properties fo:language="ru" fo:country="RU" style:text-underline-style="none" officeooo:rsid="044f212e" officeooo:paragraph-rsid="0450d767"/>
    </style:style>
    <style:style style:name="P89" style:family="paragraph" style:parent-style-name="Standard">
      <style:text-properties fo:language="ru" fo:country="RU" style:text-underline-style="none" officeooo:rsid="04542831" officeooo:paragraph-rsid="04595b1e"/>
    </style:style>
    <style:style style:name="P90" style:family="paragraph" style:parent-style-name="Standard">
      <style:text-properties fo:language="ru" fo:country="RU" style:text-underline-style="none" officeooo:rsid="045a6b03" officeooo:paragraph-rsid="045a6b03"/>
    </style:style>
    <style:style style:name="P91" style:family="paragraph" style:parent-style-name="Standard">
      <style:text-properties fo:language="ru" fo:country="RU" style:text-underline-style="none" officeooo:rsid="04601464" officeooo:paragraph-rsid="04601464"/>
    </style:style>
    <style:style style:name="P92" style:family="paragraph" style:parent-style-name="Standard">
      <style:text-properties fo:language="ru" fo:country="RU" style:text-underline-style="none" officeooo:rsid="0469049e" officeooo:paragraph-rsid="0469049e"/>
    </style:style>
    <style:style style:name="P93" style:family="paragraph" style:parent-style-name="Standard">
      <style:text-properties fo:language="ru" fo:country="RU" style:text-underline-style="none" officeooo:rsid="046ede9d" officeooo:paragraph-rsid="047900c3"/>
    </style:style>
    <style:style style:name="P94" style:family="paragraph" style:parent-style-name="Standard">
      <style:text-properties fo:language="ru" fo:country="RU" style:text-underline-style="none" officeooo:rsid="047a981a" officeooo:paragraph-rsid="047d1794"/>
    </style:style>
    <style:style style:name="P95" style:family="paragraph" style:parent-style-name="Standard">
      <style:text-properties fo:language="ru" fo:country="RU" style:text-underline-style="none" officeooo:rsid="04920d36" officeooo:paragraph-rsid="04990e29"/>
    </style:style>
    <style:style style:name="P96" style:family="paragraph" style:parent-style-name="Standard">
      <style:text-properties fo:language="ru" fo:country="RU" style:text-underline-style="none" officeooo:rsid="04920d36" officeooo:paragraph-rsid="04a8f05d"/>
    </style:style>
    <style:style style:name="P97" style:family="paragraph" style:parent-style-name="Standard">
      <style:text-properties fo:language="ru" fo:country="RU" style:text-underline-style="none" officeooo:rsid="04b613bb" officeooo:paragraph-rsid="04b613bb"/>
    </style:style>
    <style:style style:name="P98" style:family="paragraph" style:parent-style-name="Standard">
      <style:text-properties fo:language="ru" fo:country="RU" style:text-underline-style="none" officeooo:rsid="04c01fef" officeooo:paragraph-rsid="04c01fef"/>
    </style:style>
    <style:style style:name="P99" style:family="paragraph" style:parent-style-name="Standard">
      <style:text-properties fo:language="ru" fo:country="RU" style:text-underline-style="none" officeooo:rsid="04c87949" officeooo:paragraph-rsid="04e29972"/>
    </style:style>
    <style:style style:name="P100" style:family="paragraph" style:parent-style-name="Standard">
      <style:text-properties fo:language="ru" fo:country="RU" style:text-underline-style="none" officeooo:rsid="050572c9" officeooo:paragraph-rsid="050572c9"/>
    </style:style>
    <style:style style:name="P101" style:family="paragraph" style:parent-style-name="Standard">
      <style:text-properties fo:language="ru" fo:country="RU" style:text-underline-style="none" officeooo:rsid="0508c2a9" officeooo:paragraph-rsid="05156a7d"/>
    </style:style>
    <style:style style:name="P102" style:family="paragraph" style:parent-style-name="Standard">
      <style:text-properties fo:language="ru" fo:country="RU" style:text-underline-style="none" officeooo:rsid="051726fd" officeooo:paragraph-rsid="054bfe3d"/>
    </style:style>
    <style:style style:name="P103" style:family="paragraph" style:parent-style-name="Standard">
      <style:text-properties fo:language="ru" fo:country="RU" style:text-underline-style="none" officeooo:rsid="0551ff33" officeooo:paragraph-rsid="0551ff33"/>
    </style:style>
    <style:style style:name="P104" style:family="paragraph" style:parent-style-name="Standard">
      <style:text-properties fo:language="ru" fo:country="RU" style:text-underline-style="none" officeooo:rsid="055e0c40" officeooo:paragraph-rsid="056c9ef3"/>
    </style:style>
    <style:style style:name="P105" style:family="paragraph" style:parent-style-name="Standard">
      <style:text-properties fo:language="ru" fo:country="RU" style:text-underline-style="none" officeooo:rsid="056e76b5" officeooo:paragraph-rsid="05898149"/>
    </style:style>
    <style:style style:name="P106" style:family="paragraph" style:parent-style-name="Standard">
      <style:text-properties fo:language="ru" fo:country="RU" style:text-underline-style="none" officeooo:rsid="058b600f" officeooo:paragraph-rsid="058b600f"/>
    </style:style>
    <style:style style:name="P107" style:family="paragraph" style:parent-style-name="Standard">
      <style:text-properties fo:language="ru" fo:country="RU" style:text-underline-style="none" officeooo:rsid="05a533eb" officeooo:paragraph-rsid="05a85e70"/>
    </style:style>
    <style:style style:name="P108" style:family="paragraph" style:parent-style-name="Standard">
      <style:text-properties fo:language="ru" fo:country="RU" style:text-underline-style="none" officeooo:rsid="05b8f5cc" officeooo:paragraph-rsid="05c52008"/>
    </style:style>
    <style:style style:name="P109" style:family="paragraph" style:parent-style-name="Standard">
      <style:text-properties fo:language="ru" fo:country="RU" style:text-underline-style="none" officeooo:rsid="05e62aa0" officeooo:paragraph-rsid="05e62aa0"/>
    </style:style>
    <style:style style:name="P110"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11"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1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1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1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1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1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1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1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1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2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2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2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2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2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2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2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2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2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2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13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13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13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13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13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b015b73" officeooo:paragraph-rsid="0b015b73"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587"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588"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589"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590"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591"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592"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593"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594"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595"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596"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597"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598"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599" style:family="paragraph" style:parent-style-name="Standard">
      <style:text-properties fo:language="ru" fo:country="RU" officeooo:paragraph-rsid="03fd034a"/>
    </style:style>
    <style:style style:name="P600" style:family="paragraph" style:parent-style-name="Standard">
      <style:text-properties fo:language="ru" fo:country="RU" officeooo:paragraph-rsid="0c293422"/>
    </style:style>
    <style:style style:name="P601" style:family="paragraph" style:parent-style-name="Standard">
      <style:text-properties fo:language="ru" fo:country="RU" officeooo:rsid="0c2b0d47" officeooo:paragraph-rsid="0c2b0d47"/>
    </style:style>
    <style:style style:name="P602" style:family="paragraph" style:parent-style-name="Standard">
      <style:text-properties fo:language="ru" fo:country="RU" officeooo:rsid="1327ae62" officeooo:paragraph-rsid="16da3a64"/>
    </style:style>
    <style:style style:name="P603"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04"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05"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06"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607"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608"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609"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610"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611"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612"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613"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614"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15"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616"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617"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618"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619"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620"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621"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622"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623"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624"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625"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626"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627"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628"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629"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630"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631"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632"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633"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634"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635"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636"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637"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638"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639"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640"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641"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642"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643"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644"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645"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646"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647"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648"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649"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650"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651"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652"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653"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654"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655"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656"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657"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658"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659"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660"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661"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662"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663"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664"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665"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666"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667"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668"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669"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670"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671"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672"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673"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674"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675"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676"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750"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751"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752"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753"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754"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755"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756"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757"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758"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759"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760"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761"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762"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763"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764"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765"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766"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767"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768"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769"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770"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771"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772"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773"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774"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775"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776"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777"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778"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779"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780"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781"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782"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783"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784"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785"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786"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787"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788"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789"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790"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791"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792"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793"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794"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795"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796"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797"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798"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799"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800"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801"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802"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803"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804"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805"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806"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807"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808"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809"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810"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811"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812"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813"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814"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815"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816"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817"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818"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819"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820"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821"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822"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823"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824"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825"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826"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827"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828"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829"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830"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831"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832"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833"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834"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835"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836"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837"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838"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839"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840"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841"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842"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843"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844"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845"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846"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847"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848"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849"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850"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851"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852"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853"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854"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855"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856"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857"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858"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859"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860"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861"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862"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863"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864"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865" style:family="paragraph" style:parent-style-name="Standard">
      <style:text-properties fo:font-variant="normal" fo:text-transform="none" fo:language="ru" fo:country="RU" style:text-underline-style="none" officeooo:rsid="04be0740" officeooo:paragraph-rsid="04b613bb"/>
    </style:style>
    <style:style style:name="P866"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867"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868"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869"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870"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87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872"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873"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874"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875"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8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8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8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8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8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8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8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8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8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8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8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8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8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8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8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8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8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8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8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8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897"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89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89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90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0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0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0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0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90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0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90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0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909"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910"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911"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91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913"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914"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915"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91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91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91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91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92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92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922"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923"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924"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925"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92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9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9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9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9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9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9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9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9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9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9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9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9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9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9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9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946"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947" style:family="paragraph" style:parent-style-name="Standard">
      <style:text-properties fo:language="ru" fo:country="RU" style:text-underline-style="none" officeooo:rsid="0272ec1b" officeooo:paragraph-rsid="12e03b99"/>
    </style:style>
    <style:style style:name="T1" style:family="text">
      <style:text-properties fo:font-variant="small-caps" officeooo:rsid="0287a659"/>
    </style:style>
    <style:style style:name="T2" style:family="text">
      <style:text-properties fo:font-variant="small-caps" officeooo:rsid="04604fee"/>
    </style:style>
    <style:style style:name="T3" style:family="text">
      <style:text-properties fo:font-variant="small-caps" fo:color="#000000" style:font-name="FreeSerif" fo:font-size="12pt" fo:background-color="#ffffff" loext:char-shading-value="0" style:font-size-asian="12pt" style:font-size-complex="12pt"/>
    </style:style>
    <style:style style:name="T4" style:family="text">
      <style:text-properties fo:font-variant="small-caps" fo:color="#000000" style:font-name="FreeSerif" fo:font-size="12pt" officeooo:rsid="0e03504f" fo:background-color="#ffffff" loext:char-shading-value="0" style:font-size-asian="12pt" style:font-size-complex="12pt"/>
    </style:style>
    <style:style style:name="T5" style:family="text">
      <style:text-properties fo:font-variant="small-caps" fo:color="#000000" style:font-name="FreeSerif" fo:font-size="12pt" officeooo:rsid="0e024696" fo:background-color="#ffffff" loext:char-shading-value="0" style:font-size-asian="12pt" style:font-size-complex="12pt"/>
    </style:style>
    <style:style style:name="T6" style:family="text">
      <style:text-properties fo:font-style="italic" style:font-style-asian="italic" style:font-style-complex="italic"/>
    </style:style>
    <style:style style:name="T7" style:family="text">
      <style:text-properties fo:font-style="italic" officeooo:rsid="0019f43d" style:font-style-asian="italic" style:font-style-complex="italic"/>
    </style:style>
    <style:style style:name="T8" style:family="text">
      <style:text-properties fo:font-style="italic" officeooo:rsid="022cdf7a" style:font-style-asian="italic" style:font-style-complex="italic"/>
    </style:style>
    <style:style style:name="T9" style:family="text">
      <style:text-properties fo:font-style="italic" officeooo:rsid="02486425" style:font-style-asian="italic" style:font-style-complex="italic"/>
    </style:style>
    <style:style style:name="T10" style:family="text">
      <style:text-properties fo:font-style="italic" officeooo:rsid="026b3b99" style:font-style-asian="italic" style:font-style-complex="italic"/>
    </style:style>
    <style:style style:name="T11" style:family="text">
      <style:text-properties fo:font-style="italic" officeooo:rsid="02abbae2" style:font-style-asian="italic" style:font-style-complex="italic"/>
    </style:style>
    <style:style style:name="T12" style:family="text">
      <style:text-properties fo:font-style="italic" officeooo:rsid="02ade1d9" style:font-style-asian="italic" style:font-style-complex="italic"/>
    </style:style>
    <style:style style:name="T13" style:family="text">
      <style:text-properties fo:font-style="italic" officeooo:rsid="02d55aaf" style:font-style-asian="italic" style:font-style-complex="italic"/>
    </style:style>
    <style:style style:name="T14" style:family="text">
      <style:text-properties fo:font-style="italic" officeooo:rsid="02da6a23" style:font-style-asian="italic" style:font-style-complex="italic"/>
    </style:style>
    <style:style style:name="T15" style:family="text">
      <style:text-properties fo:font-style="italic" officeooo:rsid="02db5c92" style:font-style-asian="italic" style:font-style-complex="italic"/>
    </style:style>
    <style:style style:name="T16" style:family="text">
      <style:text-properties fo:font-style="italic" officeooo:rsid="02df832e" style:font-style-asian="italic" style:font-style-complex="italic"/>
    </style:style>
    <style:style style:name="T17" style:family="text">
      <style:text-properties fo:font-style="italic" officeooo:rsid="02e76b3b" style:font-style-asian="italic" style:font-style-complex="italic"/>
    </style:style>
    <style:style style:name="T18" style:family="text">
      <style:text-properties fo:font-style="italic" officeooo:rsid="02f4b72e" style:font-style-asian="italic" style:font-style-complex="italic"/>
    </style:style>
    <style:style style:name="T19" style:family="text">
      <style:text-properties fo:font-style="italic" officeooo:rsid="034652c9" style:font-style-asian="italic" style:font-style-complex="italic"/>
    </style:style>
    <style:style style:name="T20" style:family="text">
      <style:text-properties fo:font-style="italic" officeooo:rsid="036c53cb" style:font-style-asian="italic" style:font-style-complex="italic"/>
    </style:style>
    <style:style style:name="T21" style:family="text">
      <style:text-properties fo:font-style="italic" officeooo:rsid="038c6041" style:font-style-asian="italic" style:font-style-complex="italic"/>
    </style:style>
    <style:style style:name="T22" style:family="text">
      <style:text-properties fo:font-style="italic" officeooo:rsid="03980e34" style:font-style-asian="italic" style:font-style-complex="italic"/>
    </style:style>
    <style:style style:name="T23" style:family="text">
      <style:text-properties fo:font-style="italic" officeooo:rsid="039a3595" style:font-style-asian="italic" style:font-style-complex="italic"/>
    </style:style>
    <style:style style:name="T24" style:family="text">
      <style:text-properties fo:font-style="italic" officeooo:rsid="03a00a32" style:font-style-asian="italic" style:font-style-complex="italic"/>
    </style:style>
    <style:style style:name="T25" style:family="text">
      <style:text-properties fo:font-style="italic" officeooo:rsid="03afa14f" style:font-style-asian="italic" style:font-style-complex="italic"/>
    </style:style>
    <style:style style:name="T26" style:family="text">
      <style:text-properties fo:font-style="italic" officeooo:rsid="03b6157d" style:font-style-asian="italic" style:font-style-complex="italic"/>
    </style:style>
    <style:style style:name="T27" style:family="text">
      <style:text-properties fo:font-style="italic" officeooo:rsid="03bcebcb" style:font-style-asian="italic" style:font-style-complex="italic"/>
    </style:style>
    <style:style style:name="T28" style:family="text">
      <style:text-properties fo:font-style="italic" officeooo:rsid="03c09961" style:font-style-asian="italic" style:font-style-complex="italic"/>
    </style:style>
    <style:style style:name="T29" style:family="text">
      <style:text-properties fo:font-style="italic" officeooo:rsid="03c17397" style:font-style-asian="italic" style:font-style-complex="italic"/>
    </style:style>
    <style:style style:name="T30" style:family="text">
      <style:text-properties fo:font-style="italic" officeooo:rsid="03c3d23c" style:font-style-asian="italic" style:font-style-complex="italic"/>
    </style:style>
    <style:style style:name="T31" style:family="text">
      <style:text-properties fo:font-style="italic" officeooo:rsid="03c6e892" style:font-style-asian="italic" style:font-style-complex="italic"/>
    </style:style>
    <style:style style:name="T32" style:family="text">
      <style:text-properties fo:font-style="italic" officeooo:rsid="03d24971" style:font-style-asian="italic" style:font-style-complex="italic"/>
    </style:style>
    <style:style style:name="T33" style:family="text">
      <style:text-properties fo:font-style="italic" officeooo:rsid="03e4cbfe" style:font-style-asian="italic" style:font-style-complex="italic"/>
    </style:style>
    <style:style style:name="T34" style:family="text">
      <style:text-properties fo:font-style="italic" officeooo:rsid="03e7349e" style:font-style-asian="italic" style:font-style-complex="italic"/>
    </style:style>
    <style:style style:name="T35" style:family="text">
      <style:text-properties fo:font-style="italic" officeooo:rsid="03e8fa57" style:font-style-asian="italic" style:font-style-complex="italic"/>
    </style:style>
    <style:style style:name="T36" style:family="text">
      <style:text-properties fo:font-style="italic" officeooo:rsid="03ea5114" style:font-style-asian="italic" style:font-style-complex="italic"/>
    </style:style>
    <style:style style:name="T37" style:family="text">
      <style:text-properties fo:font-style="italic" officeooo:rsid="03ec1b53" style:font-style-asian="italic" style:font-style-complex="italic"/>
    </style:style>
    <style:style style:name="T38" style:family="text">
      <style:text-properties fo:font-style="italic" officeooo:rsid="03ec41ae" style:font-style-asian="italic" style:font-style-complex="italic"/>
    </style:style>
    <style:style style:name="T39" style:family="text">
      <style:text-properties fo:font-style="italic" officeooo:rsid="03ef3e45" style:font-style-asian="italic" style:font-style-complex="italic"/>
    </style:style>
    <style:style style:name="T40" style:family="text">
      <style:text-properties fo:font-style="italic" officeooo:rsid="0415532c" style:font-style-asian="italic" style:font-style-complex="italic"/>
    </style:style>
    <style:style style:name="T41" style:family="text">
      <style:text-properties fo:font-style="italic" officeooo:rsid="0417e312" style:font-style-asian="italic" style:font-style-complex="italic"/>
    </style:style>
    <style:style style:name="T42" style:family="text">
      <style:text-properties fo:font-style="italic" officeooo:rsid="0422619a" style:font-style-asian="italic" style:font-style-complex="italic"/>
    </style:style>
    <style:style style:name="T43" style:family="text">
      <style:text-properties fo:font-style="italic" officeooo:rsid="04342d68" style:font-style-asian="italic" style:font-style-complex="italic"/>
    </style:style>
    <style:style style:name="T44" style:family="text">
      <style:text-properties fo:font-style="italic" officeooo:rsid="044ad065" style:font-style-asian="italic" style:font-style-complex="italic"/>
    </style:style>
    <style:style style:name="T45" style:family="text">
      <style:text-properties fo:font-style="italic" officeooo:rsid="044c8933" style:font-style-asian="italic" style:font-style-complex="italic"/>
    </style:style>
    <style:style style:name="T46" style:family="text">
      <style:text-properties fo:font-style="italic" officeooo:rsid="0450d767" style:font-style-asian="italic" style:font-style-complex="italic"/>
    </style:style>
    <style:style style:name="T47" style:family="text">
      <style:text-properties fo:font-style="italic" officeooo:rsid="04604fee" style:font-style-asian="italic" style:font-style-complex="italic"/>
    </style:style>
    <style:style style:name="T48" style:family="text">
      <style:text-properties fo:font-style="italic" officeooo:rsid="04c1dc8a" style:font-style-asian="italic" style:font-style-complex="italic"/>
    </style:style>
    <style:style style:name="T49" style:family="text">
      <style:text-properties fo:font-style="italic" officeooo:rsid="04c5ca6e" style:font-style-asian="italic" style:font-style-complex="italic"/>
    </style:style>
    <style:style style:name="T50" style:family="text">
      <style:text-properties fo:font-style="italic" officeooo:rsid="04d0e250" style:font-style-asian="italic" style:font-style-complex="italic"/>
    </style:style>
    <style:style style:name="T51" style:family="text">
      <style:text-properties fo:font-style="italic" officeooo:rsid="04d96b23" style:font-style-asian="italic" style:font-style-complex="italic"/>
    </style:style>
    <style:style style:name="T52" style:family="text">
      <style:text-properties fo:font-style="italic" officeooo:rsid="04f9255a" style:font-style-asian="italic" style:font-style-complex="italic"/>
    </style:style>
    <style:style style:name="T53" style:family="text">
      <style:text-properties fo:font-style="italic" officeooo:rsid="05125f20" style:font-style-asian="italic" style:font-style-complex="italic"/>
    </style:style>
    <style:style style:name="T54" style:family="text">
      <style:text-properties fo:font-style="italic" officeooo:rsid="05156a7d" style:font-style-asian="italic" style:font-style-complex="italic"/>
    </style:style>
    <style:style style:name="T55" style:family="text">
      <style:text-properties fo:font-style="italic" officeooo:rsid="0517ebfe" style:font-style-asian="italic" style:font-style-complex="italic"/>
    </style:style>
    <style:style style:name="T56" style:family="text">
      <style:text-properties fo:font-style="italic" officeooo:rsid="055329a3" style:font-style-asian="italic" style:font-style-complex="italic"/>
    </style:style>
    <style:style style:name="T57" style:family="text">
      <style:text-properties fo:font-style="italic" officeooo:rsid="055e9943" style:font-style-asian="italic" style:font-style-complex="italic"/>
    </style:style>
    <style:style style:name="T58" style:family="text">
      <style:text-properties fo:font-style="italic" officeooo:rsid="058d46e9" style:font-style-asian="italic" style:font-style-complex="italic"/>
    </style:style>
    <style:style style:name="T59" style:family="text">
      <style:text-properties fo:font-style="italic" officeooo:rsid="059ab714" style:font-style-asian="italic" style:font-style-complex="italic"/>
    </style:style>
    <style:style style:name="T60" style:family="text">
      <style:text-properties fo:font-style="italic" officeooo:rsid="05b14250" style:font-style-asian="italic" style:font-style-complex="italic"/>
    </style:style>
    <style:style style:name="T61" style:family="text">
      <style:text-properties fo:font-style="italic" officeooo:rsid="05d80498" style:font-style-asian="italic" style:font-style-complex="italic"/>
    </style:style>
    <style:style style:name="T62" style:family="text">
      <style:text-properties fo:font-style="italic" officeooo:rsid="05dc7859" style:font-style-asian="italic" style:font-style-complex="italic"/>
    </style:style>
    <style:style style:name="T63" style:family="text">
      <style:text-properties fo:font-style="italic" officeooo:rsid="05fd7b8a" style:font-style-asian="italic" style:font-style-complex="italic"/>
    </style:style>
    <style:style style:name="T64" style:family="text">
      <style:text-properties fo:font-style="italic" officeooo:rsid="061c3d19" style:font-style-asian="italic" style:font-style-complex="italic"/>
    </style:style>
    <style:style style:name="T65" style:family="text">
      <style:text-properties fo:font-style="italic" officeooo:rsid="069d7812" style:font-style-asian="italic" style:font-style-complex="italic"/>
    </style:style>
    <style:style style:name="T66" style:family="text">
      <style:text-properties fo:font-style="italic" officeooo:rsid="06a0356e" style:font-style-asian="italic" style:font-style-complex="italic"/>
    </style:style>
    <style:style style:name="T67" style:family="text">
      <style:text-properties fo:font-style="italic" officeooo:rsid="06aeeece" style:font-style-asian="italic" style:font-style-complex="italic"/>
    </style:style>
    <style:style style:name="T68" style:family="text">
      <style:text-properties fo:font-style="italic" officeooo:rsid="070eda28" style:font-style-asian="italic" style:font-style-complex="italic"/>
    </style:style>
    <style:style style:name="T69" style:family="text">
      <style:text-properties fo:font-style="italic" officeooo:rsid="074eb604" style:font-style-asian="italic" style:font-style-complex="italic"/>
    </style:style>
    <style:style style:name="T70" style:family="text">
      <style:text-properties fo:font-style="italic" officeooo:rsid="075a4d91" style:font-style-asian="italic" style:font-style-complex="italic"/>
    </style:style>
    <style:style style:name="T71" style:family="text">
      <style:text-properties fo:font-style="italic" officeooo:rsid="0768a266" style:font-style-asian="italic" style:font-style-complex="italic"/>
    </style:style>
    <style:style style:name="T72" style:family="text">
      <style:text-properties fo:font-style="italic" officeooo:rsid="076d063a" style:font-style-asian="italic" style:font-style-complex="italic"/>
    </style:style>
    <style:style style:name="T73" style:family="text">
      <style:text-properties fo:font-style="italic" officeooo:rsid="077e4daf" style:font-style-asian="italic" style:font-style-complex="italic"/>
    </style:style>
    <style:style style:name="T74" style:family="text">
      <style:text-properties fo:font-style="italic" officeooo:rsid="082d3ec3" style:font-style-asian="italic" style:font-style-complex="italic"/>
    </style:style>
    <style:style style:name="T75" style:family="text">
      <style:text-properties fo:font-style="italic" officeooo:rsid="083d6786" style:font-style-asian="italic" style:font-style-complex="italic"/>
    </style:style>
    <style:style style:name="T76" style:family="text">
      <style:text-properties fo:font-style="italic" officeooo:rsid="084239b4" style:font-style-asian="italic" style:font-style-complex="italic"/>
    </style:style>
    <style:style style:name="T77" style:family="text">
      <style:text-properties fo:font-style="italic" officeooo:rsid="087ef663" style:font-style-asian="italic" style:font-style-complex="italic"/>
    </style:style>
    <style:style style:name="T78" style:family="text">
      <style:text-properties fo:font-style="italic" officeooo:rsid="08aab712" style:font-style-asian="italic" style:font-style-complex="italic"/>
    </style:style>
    <style:style style:name="T79" style:family="text">
      <style:text-properties fo:font-style="italic" officeooo:rsid="08e0bad7" style:font-style-asian="italic" style:font-style-complex="italic"/>
    </style:style>
    <style:style style:name="T80" style:family="text">
      <style:text-properties fo:font-style="italic" officeooo:rsid="0906efde" style:font-style-asian="italic" style:font-style-complex="italic"/>
    </style:style>
    <style:style style:name="T81" style:family="text">
      <style:text-properties fo:font-style="italic" officeooo:rsid="09165277" style:font-style-asian="italic" style:font-style-complex="italic"/>
    </style:style>
    <style:style style:name="T82" style:family="text">
      <style:text-properties fo:font-style="italic" officeooo:rsid="091da918" style:font-style-asian="italic" style:font-style-complex="italic"/>
    </style:style>
    <style:style style:name="T83" style:family="text">
      <style:text-properties fo:font-style="italic" officeooo:rsid="091f8041" style:font-style-asian="italic" style:font-style-complex="italic"/>
    </style:style>
    <style:style style:name="T84" style:family="text">
      <style:text-properties fo:font-style="italic" officeooo:rsid="0928bc34" style:font-style-asian="italic" style:font-style-complex="italic"/>
    </style:style>
    <style:style style:name="T85" style:family="text">
      <style:text-properties fo:font-style="italic" officeooo:rsid="092d90e3" style:font-style-asian="italic" style:font-style-complex="italic"/>
    </style:style>
    <style:style style:name="T86" style:family="text">
      <style:text-properties fo:font-style="italic" officeooo:rsid="092bd3af" style:font-style-asian="italic" style:font-style-complex="italic"/>
    </style:style>
    <style:style style:name="T87" style:family="text">
      <style:text-properties fo:font-style="italic" officeooo:rsid="097018d7" style:font-style-asian="italic" style:font-style-complex="italic"/>
    </style:style>
    <style:style style:name="T88" style:family="text">
      <style:text-properties fo:font-style="italic" officeooo:rsid="0985da68" style:font-style-asian="italic" style:font-style-complex="italic"/>
    </style:style>
    <style:style style:name="T89" style:family="text">
      <style:text-properties fo:font-style="italic" officeooo:rsid="0999c1ed" style:font-style-asian="italic" style:font-style-complex="italic"/>
    </style:style>
    <style:style style:name="T90" style:family="text">
      <style:text-properties fo:font-style="italic" officeooo:rsid="09c7ba71" style:font-style-asian="italic" style:font-style-complex="italic"/>
    </style:style>
    <style:style style:name="T91" style:family="text">
      <style:text-properties fo:font-style="italic" officeooo:rsid="0a292781" style:font-style-asian="italic" style:font-style-complex="italic"/>
    </style:style>
    <style:style style:name="T92" style:family="text">
      <style:text-properties fo:font-style="italic" officeooo:rsid="0a29e361" style:font-style-asian="italic" style:font-style-complex="italic"/>
    </style:style>
    <style:style style:name="T93" style:family="text">
      <style:text-properties fo:font-style="italic" officeooo:rsid="0a53fee0" style:font-style-asian="italic" style:font-style-complex="italic"/>
    </style:style>
    <style:style style:name="T94" style:family="text">
      <style:text-properties fo:font-style="italic" officeooo:rsid="0a5d083a" style:font-style-asian="italic" style:font-style-complex="italic"/>
    </style:style>
    <style:style style:name="T95" style:family="text">
      <style:text-properties fo:font-style="italic" officeooo:rsid="0aa91e8e" style:font-style-asian="italic" style:font-style-complex="italic"/>
    </style:style>
    <style:style style:name="T96" style:family="text">
      <style:text-properties fo:font-style="italic" officeooo:rsid="0ad74a1a" style:font-style-asian="italic" style:font-style-complex="italic"/>
    </style:style>
    <style:style style:name="T97" style:family="text">
      <style:text-properties fo:font-style="italic" officeooo:rsid="0ada4257" style:font-style-asian="italic" style:font-style-complex="italic"/>
    </style:style>
    <style:style style:name="T98" style:family="text">
      <style:text-properties fo:font-style="italic" officeooo:rsid="0ade3523" style:font-style-asian="italic" style:font-style-complex="italic"/>
    </style:style>
    <style:style style:name="T99" style:family="text">
      <style:text-properties fo:font-style="italic" officeooo:rsid="0b13af21" style:font-style-asian="italic" style:font-style-complex="italic"/>
    </style:style>
    <style:style style:name="T100" style:family="text">
      <style:text-properties fo:font-style="italic" officeooo:rsid="0b1d232c" style:font-style-asian="italic" style:font-style-complex="italic"/>
    </style:style>
    <style:style style:name="T101" style:family="text">
      <style:text-properties fo:font-style="italic" officeooo:rsid="0b451901" style:font-style-asian="italic" style:font-style-complex="italic"/>
    </style:style>
    <style:style style:name="T102" style:family="text">
      <style:text-properties fo:font-style="italic" officeooo:rsid="0b7cc40d" style:font-style-asian="italic" style:font-style-complex="italic"/>
    </style:style>
    <style:style style:name="T103" style:family="text">
      <style:text-properties fo:font-style="italic" officeooo:rsid="0b85b74a" style:font-style-asian="italic" style:font-style-complex="italic"/>
    </style:style>
    <style:style style:name="T104" style:family="text">
      <style:text-properties fo:font-style="italic" officeooo:rsid="0b973941" style:font-style-asian="italic" style:font-style-complex="italic"/>
    </style:style>
    <style:style style:name="T105" style:family="text">
      <style:text-properties fo:font-style="italic" officeooo:rsid="0bb57552" style:font-style-asian="italic" style:font-style-complex="italic"/>
    </style:style>
    <style:style style:name="T106" style:family="text">
      <style:text-properties fo:font-style="italic" officeooo:rsid="0c4282df" style:font-style-asian="italic" style:font-style-complex="italic"/>
    </style:style>
    <style:style style:name="T107" style:family="text">
      <style:text-properties fo:font-style="italic" officeooo:rsid="0c6fea84" style:font-style-asian="italic" style:font-style-complex="italic"/>
    </style:style>
    <style:style style:name="T108" style:family="text">
      <style:text-properties fo:font-style="italic" officeooo:rsid="0c8ed065" style:font-style-asian="italic" style:font-style-complex="italic"/>
    </style:style>
    <style:style style:name="T109" style:family="text">
      <style:text-properties fo:font-style="italic" officeooo:rsid="0c9c1720" style:font-style-asian="italic" style:font-style-complex="italic"/>
    </style:style>
    <style:style style:name="T110" style:family="text">
      <style:text-properties fo:font-style="italic" officeooo:rsid="0c9b9a97" style:font-style-asian="italic" style:font-style-complex="italic"/>
    </style:style>
    <style:style style:name="T111" style:family="text">
      <style:text-properties fo:font-style="italic" officeooo:rsid="0cb201c8" style:font-style-asian="italic" style:font-style-complex="italic"/>
    </style:style>
    <style:style style:name="T112" style:family="text">
      <style:text-properties fo:font-style="italic" officeooo:rsid="0cb89107" style:font-style-asian="italic" style:font-style-complex="italic"/>
    </style:style>
    <style:style style:name="T113" style:family="text">
      <style:text-properties fo:font-style="italic" officeooo:rsid="0d163767" style:font-style-asian="italic" style:font-style-complex="italic"/>
    </style:style>
    <style:style style:name="T114" style:family="text">
      <style:text-properties fo:font-style="italic" officeooo:rsid="0d1b6cc2" style:font-style-asian="italic" style:font-style-complex="italic"/>
    </style:style>
    <style:style style:name="T115" style:family="text">
      <style:text-properties fo:font-style="italic" officeooo:rsid="0d4af74a" style:font-style-asian="italic" style:font-style-complex="italic"/>
    </style:style>
    <style:style style:name="T116" style:family="text">
      <style:text-properties fo:font-style="italic" officeooo:rsid="0d4ef25f" style:font-style-asian="italic" style:font-style-complex="italic"/>
    </style:style>
    <style:style style:name="T117" style:family="text">
      <style:text-properties fo:font-style="italic" officeooo:rsid="0d5f3504" style:font-style-asian="italic" style:font-style-complex="italic"/>
    </style:style>
    <style:style style:name="T118" style:family="text">
      <style:text-properties fo:font-style="italic" officeooo:rsid="0d722094" style:font-style-asian="italic" style:font-style-complex="italic"/>
    </style:style>
    <style:style style:name="T119" style:family="text">
      <style:text-properties fo:font-style="italic" officeooo:rsid="0d876d7b" style:font-style-asian="italic" style:font-style-complex="italic"/>
    </style:style>
    <style:style style:name="T120" style:family="text">
      <style:text-properties fo:font-style="italic" officeooo:rsid="0d9cd828" style:font-style-asian="italic" style:font-style-complex="italic"/>
    </style:style>
    <style:style style:name="T121" style:family="text">
      <style:text-properties fo:font-style="italic" officeooo:rsid="0d9dc3f0" style:font-style-asian="italic" style:font-style-complex="italic"/>
    </style:style>
    <style:style style:name="T122" style:family="text">
      <style:text-properties fo:font-style="italic" officeooo:rsid="0d9f72ba" style:font-style-asian="italic" style:font-style-complex="italic"/>
    </style:style>
    <style:style style:name="T123" style:family="text">
      <style:text-properties fo:font-style="italic" officeooo:rsid="0db8d453" style:font-style-asian="italic" style:font-style-complex="italic"/>
    </style:style>
    <style:style style:name="T124" style:family="text">
      <style:text-properties fo:font-style="italic" officeooo:rsid="0de3be36" style:font-style-asian="italic" style:font-style-complex="italic"/>
    </style:style>
    <style:style style:name="T125" style:family="text">
      <style:text-properties fo:font-style="italic" officeooo:rsid="0deeaf1b" style:font-style-asian="italic" style:font-style-complex="italic"/>
    </style:style>
    <style:style style:name="T126" style:family="text">
      <style:text-properties fo:font-style="italic" officeooo:rsid="0defc75f" style:font-style-asian="italic" style:font-style-complex="italic"/>
    </style:style>
    <style:style style:name="T127" style:family="text">
      <style:text-properties fo:font-style="italic" officeooo:rsid="0e0a9f92" style:font-style-asian="italic" style:font-style-complex="italic"/>
    </style:style>
    <style:style style:name="T128" style:family="text">
      <style:text-properties fo:font-style="italic" officeooo:rsid="0e2ffce4" style:font-style-asian="italic" style:font-style-complex="italic"/>
    </style:style>
    <style:style style:name="T129" style:family="text">
      <style:text-properties fo:font-style="italic" officeooo:rsid="0e9c2eb3" style:font-style-asian="italic" style:font-style-complex="italic"/>
    </style:style>
    <style:style style:name="T130" style:family="text">
      <style:text-properties fo:font-style="italic" officeooo:rsid="0e9d4edf" style:font-style-asian="italic" style:font-style-complex="italic"/>
    </style:style>
    <style:style style:name="T131" style:family="text">
      <style:text-properties fo:font-style="italic" officeooo:rsid="0e9f8df3" style:font-style-asian="italic" style:font-style-complex="italic"/>
    </style:style>
    <style:style style:name="T132" style:family="text">
      <style:text-properties fo:font-style="italic" officeooo:rsid="0eb6bb58" style:font-style-asian="italic" style:font-style-complex="italic"/>
    </style:style>
    <style:style style:name="T133" style:family="text">
      <style:text-properties fo:font-style="italic" officeooo:rsid="0ed42e56" style:font-style-asian="italic" style:font-style-complex="italic"/>
    </style:style>
    <style:style style:name="T134" style:family="text">
      <style:text-properties fo:font-style="italic" officeooo:rsid="0f506265" style:font-style-asian="italic" style:font-style-complex="italic"/>
    </style:style>
    <style:style style:name="T135" style:family="text">
      <style:text-properties fo:font-style="italic" officeooo:rsid="0f5dbd52" style:font-style-asian="italic" style:font-style-complex="italic"/>
    </style:style>
    <style:style style:name="T136" style:family="text">
      <style:text-properties fo:font-style="italic" officeooo:rsid="0f5fa945" style:font-style-asian="italic" style:font-style-complex="italic"/>
    </style:style>
    <style:style style:name="T137" style:family="text">
      <style:text-properties fo:font-style="italic" officeooo:rsid="0f813660" style:font-style-asian="italic" style:font-style-complex="italic"/>
    </style:style>
    <style:style style:name="T138" style:family="text">
      <style:text-properties fo:font-style="italic" officeooo:rsid="0f927871" style:font-style-asian="italic" style:font-style-complex="italic"/>
    </style:style>
    <style:style style:name="T139" style:family="text">
      <style:text-properties fo:font-style="italic" officeooo:rsid="0faa9c71" style:font-style-asian="italic" style:font-style-complex="italic"/>
    </style:style>
    <style:style style:name="T140" style:family="text">
      <style:text-properties fo:font-style="italic" officeooo:rsid="0ff95304" style:font-style-asian="italic" style:font-style-complex="italic"/>
    </style:style>
    <style:style style:name="T141" style:family="text">
      <style:text-properties fo:font-style="italic" officeooo:rsid="0fff5acf" style:font-style-asian="italic" style:font-style-complex="italic"/>
    </style:style>
    <style:style style:name="T142" style:family="text">
      <style:text-properties fo:font-style="italic" officeooo:rsid="100223f2" style:font-style-asian="italic" style:font-style-complex="italic"/>
    </style:style>
    <style:style style:name="T143" style:family="text">
      <style:text-properties fo:font-style="italic" officeooo:rsid="10033dd1" style:font-style-asian="italic" style:font-style-complex="italic"/>
    </style:style>
    <style:style style:name="T144" style:family="text">
      <style:text-properties fo:font-style="italic" officeooo:rsid="10046e02" style:font-style-asian="italic" style:font-style-complex="italic"/>
    </style:style>
    <style:style style:name="T145" style:family="text">
      <style:text-properties fo:font-style="italic" officeooo:rsid="1005b052" style:font-style-asian="italic" style:font-style-complex="italic"/>
    </style:style>
    <style:style style:name="T146" style:family="text">
      <style:text-properties fo:font-style="italic" officeooo:rsid="10090d0c" style:font-style-asian="italic" style:font-style-complex="italic"/>
    </style:style>
    <style:style style:name="T147" style:family="text">
      <style:text-properties fo:font-style="italic" officeooo:rsid="100af2d6" style:font-style-asian="italic" style:font-style-complex="italic"/>
    </style:style>
    <style:style style:name="T148" style:family="text">
      <style:text-properties fo:font-style="italic" officeooo:rsid="101f2f26" style:font-style-asian="italic" style:font-style-complex="italic"/>
    </style:style>
    <style:style style:name="T149" style:family="text">
      <style:text-properties fo:font-style="italic" officeooo:rsid="1025f857" style:font-style-asian="italic" style:font-style-complex="italic"/>
    </style:style>
    <style:style style:name="T150" style:family="text">
      <style:text-properties fo:font-style="italic" officeooo:rsid="102cc26f" style:font-style-asian="italic" style:font-style-complex="italic"/>
    </style:style>
    <style:style style:name="T151" style:family="text">
      <style:text-properties fo:font-style="italic" officeooo:rsid="103e06d8" style:font-style-asian="italic" style:font-style-complex="italic"/>
    </style:style>
    <style:style style:name="T152" style:family="text">
      <style:text-properties fo:font-style="italic" officeooo:rsid="104210e2" style:font-style-asian="italic" style:font-style-complex="italic"/>
    </style:style>
    <style:style style:name="T153" style:family="text">
      <style:text-properties fo:font-style="italic" officeooo:rsid="10447d0a" style:font-style-asian="italic" style:font-style-complex="italic"/>
    </style:style>
    <style:style style:name="T154" style:family="text">
      <style:text-properties fo:font-style="italic" officeooo:rsid="1037cb07" style:font-style-asian="italic" style:font-style-complex="italic"/>
    </style:style>
    <style:style style:name="T155" style:family="text">
      <style:text-properties fo:font-style="italic" officeooo:rsid="10530e52" style:font-style-asian="italic" style:font-style-complex="italic"/>
    </style:style>
    <style:style style:name="T156" style:family="text">
      <style:text-properties fo:font-style="italic" officeooo:rsid="108d32d6" style:font-style-asian="italic" style:font-style-complex="italic"/>
    </style:style>
    <style:style style:name="T157" style:family="text">
      <style:text-properties fo:font-style="italic" officeooo:rsid="10bd087d" style:font-style-asian="italic" style:font-style-complex="italic"/>
    </style:style>
    <style:style style:name="T158" style:family="text">
      <style:text-properties fo:font-style="italic" officeooo:rsid="10cd4909" style:font-style-asian="italic" style:font-style-complex="italic"/>
    </style:style>
    <style:style style:name="T159" style:family="text">
      <style:text-properties fo:font-style="italic" officeooo:rsid="10e33f33" style:font-style-asian="italic" style:font-style-complex="italic"/>
    </style:style>
    <style:style style:name="T160" style:family="text">
      <style:text-properties fo:font-style="italic" officeooo:rsid="10eca923" style:font-style-asian="italic" style:font-style-complex="italic"/>
    </style:style>
    <style:style style:name="T161" style:family="text">
      <style:text-properties fo:font-style="italic" officeooo:rsid="10ee7e78" style:font-style-asian="italic" style:font-style-complex="italic"/>
    </style:style>
    <style:style style:name="T162" style:family="text">
      <style:text-properties fo:font-style="italic" officeooo:rsid="117e8ca2" style:font-style-asian="italic" style:font-style-complex="italic"/>
    </style:style>
    <style:style style:name="T163" style:family="text">
      <style:text-properties fo:font-style="italic" officeooo:rsid="1180741d" style:font-style-asian="italic" style:font-style-complex="italic"/>
    </style:style>
    <style:style style:name="T164" style:family="text">
      <style:text-properties fo:font-style="italic" officeooo:rsid="119381fa" style:font-style-asian="italic" style:font-style-complex="italic"/>
    </style:style>
    <style:style style:name="T165" style:family="text">
      <style:text-properties fo:font-style="italic" officeooo:rsid="119f7eb2" style:font-style-asian="italic" style:font-style-complex="italic"/>
    </style:style>
    <style:style style:name="T166" style:family="text">
      <style:text-properties fo:font-style="italic" officeooo:rsid="11a35ebf" style:font-style-asian="italic" style:font-style-complex="italic"/>
    </style:style>
    <style:style style:name="T167" style:family="text">
      <style:text-properties fo:font-style="italic" officeooo:rsid="11adf444" style:font-style-asian="italic" style:font-style-complex="italic"/>
    </style:style>
    <style:style style:name="T168" style:family="text">
      <style:text-properties fo:font-style="italic" officeooo:rsid="11ac66af" style:font-style-asian="italic" style:font-style-complex="italic"/>
    </style:style>
    <style:style style:name="T169" style:family="text">
      <style:text-properties fo:font-style="italic" officeooo:rsid="11b3b09a" style:font-style-asian="italic" style:font-style-complex="italic"/>
    </style:style>
    <style:style style:name="T170" style:family="text">
      <style:text-properties fo:font-style="italic" officeooo:rsid="11cb1965" style:font-style-asian="italic" style:font-style-complex="italic"/>
    </style:style>
    <style:style style:name="T171" style:family="text">
      <style:text-properties fo:font-style="italic" officeooo:rsid="11e3029a" style:font-style-asian="italic" style:font-style-complex="italic"/>
    </style:style>
    <style:style style:name="T172" style:family="text">
      <style:text-properties fo:font-style="italic" officeooo:rsid="11ec262f" style:font-style-asian="italic" style:font-style-complex="italic"/>
    </style:style>
    <style:style style:name="T173" style:family="text">
      <style:text-properties fo:font-style="italic" officeooo:rsid="11f35610" style:font-style-asian="italic" style:font-style-complex="italic"/>
    </style:style>
    <style:style style:name="T174" style:family="text">
      <style:text-properties fo:font-style="italic" officeooo:rsid="1217e85e" style:font-style-asian="italic" style:font-style-complex="italic"/>
    </style:style>
    <style:style style:name="T175" style:family="text">
      <style:text-properties fo:font-style="italic" officeooo:rsid="1232f239" style:font-style-asian="italic" style:font-style-complex="italic"/>
    </style:style>
    <style:style style:name="T176" style:family="text">
      <style:text-properties fo:font-style="italic" officeooo:rsid="1236dacc" style:font-style-asian="italic" style:font-style-complex="italic"/>
    </style:style>
    <style:style style:name="T177" style:family="text">
      <style:text-properties fo:font-style="italic" officeooo:rsid="124aa287" style:font-style-asian="italic" style:font-style-complex="italic"/>
    </style:style>
    <style:style style:name="T178" style:family="text">
      <style:text-properties fo:font-style="italic" officeooo:rsid="12693bdf" style:font-style-asian="italic" style:font-style-complex="italic"/>
    </style:style>
    <style:style style:name="T179" style:family="text">
      <style:text-properties fo:font-style="italic" officeooo:rsid="12ebf9c5" style:font-style-asian="italic" style:font-style-complex="italic"/>
    </style:style>
    <style:style style:name="T180" style:family="text">
      <style:text-properties fo:font-style="italic" officeooo:rsid="12f9a7bf" style:font-style-asian="italic" style:font-style-complex="italic"/>
    </style:style>
    <style:style style:name="T181" style:family="text">
      <style:text-properties fo:font-style="italic" officeooo:rsid="12fcae2b" style:font-style-asian="italic" style:font-style-complex="italic"/>
    </style:style>
    <style:style style:name="T182" style:family="text">
      <style:text-properties fo:font-style="italic" officeooo:rsid="12fc660a" style:font-style-asian="italic" style:font-style-complex="italic"/>
    </style:style>
    <style:style style:name="T183" style:family="text">
      <style:text-properties fo:font-style="italic" officeooo:rsid="130160bc" style:font-style-asian="italic" style:font-style-complex="italic"/>
    </style:style>
    <style:style style:name="T184" style:family="text">
      <style:text-properties fo:font-style="italic" officeooo:rsid="131fcc28" style:font-style-asian="italic" style:font-style-complex="italic"/>
    </style:style>
    <style:style style:name="T185" style:family="text">
      <style:text-properties fo:font-style="italic" officeooo:rsid="13286d96" style:font-style-asian="italic" style:font-style-complex="italic"/>
    </style:style>
    <style:style style:name="T186" style:family="text">
      <style:text-properties fo:font-style="italic" officeooo:rsid="132dd06b" style:font-style-asian="italic" style:font-style-complex="italic"/>
    </style:style>
    <style:style style:name="T187" style:family="text">
      <style:text-properties fo:font-style="italic" officeooo:rsid="132ffd85" style:font-style-asian="italic" style:font-style-complex="italic"/>
    </style:style>
    <style:style style:name="T188" style:family="text">
      <style:text-properties fo:font-style="italic" officeooo:rsid="13332aab" style:font-style-asian="italic" style:font-style-complex="italic"/>
    </style:style>
    <style:style style:name="T189" style:family="text">
      <style:text-properties fo:font-style="italic" officeooo:rsid="13381401" style:font-style-asian="italic" style:font-style-complex="italic"/>
    </style:style>
    <style:style style:name="T190" style:family="text">
      <style:text-properties fo:font-style="italic" officeooo:rsid="133fc879" style:font-style-asian="italic" style:font-style-complex="italic"/>
    </style:style>
    <style:style style:name="T191" style:family="text">
      <style:text-properties fo:font-style="italic" officeooo:rsid="13420555" style:font-style-asian="italic" style:font-style-complex="italic"/>
    </style:style>
    <style:style style:name="T192" style:family="text">
      <style:text-properties fo:font-style="italic" officeooo:rsid="1354dd76" style:font-style-asian="italic" style:font-style-complex="italic"/>
    </style:style>
    <style:style style:name="T193" style:family="text">
      <style:text-properties fo:font-style="italic" officeooo:rsid="135f7a6d" style:font-style-asian="italic" style:font-style-complex="italic"/>
    </style:style>
    <style:style style:name="T194" style:family="text">
      <style:text-properties fo:font-style="italic" officeooo:rsid="13698fbb" style:font-style-asian="italic" style:font-style-complex="italic"/>
    </style:style>
    <style:style style:name="T195" style:family="text">
      <style:text-properties fo:font-style="italic" officeooo:rsid="136f5ca5" style:font-style-asian="italic" style:font-style-complex="italic"/>
    </style:style>
    <style:style style:name="T196" style:family="text">
      <style:text-properties fo:font-style="italic" officeooo:rsid="136f918b" style:font-style-asian="italic" style:font-style-complex="italic"/>
    </style:style>
    <style:style style:name="T197" style:family="text">
      <style:text-properties fo:font-style="italic" officeooo:rsid="1381e657" style:font-style-asian="italic" style:font-style-complex="italic"/>
    </style:style>
    <style:style style:name="T198" style:family="text">
      <style:text-properties fo:font-style="italic" officeooo:rsid="138334d1" style:font-style-asian="italic" style:font-style-complex="italic"/>
    </style:style>
    <style:style style:name="T199" style:family="text">
      <style:text-properties fo:font-style="italic" officeooo:rsid="1399891b" style:font-style-asian="italic" style:font-style-complex="italic"/>
    </style:style>
    <style:style style:name="T200" style:family="text">
      <style:text-properties fo:font-style="italic" officeooo:rsid="13b16ff9" style:font-style-asian="italic" style:font-style-complex="italic"/>
    </style:style>
    <style:style style:name="T201" style:family="text">
      <style:text-properties fo:font-style="italic" officeooo:rsid="13c87d8b" style:font-style-asian="italic" style:font-style-complex="italic"/>
    </style:style>
    <style:style style:name="T202" style:family="text">
      <style:text-properties fo:font-style="italic" officeooo:rsid="13db24df" style:font-style-asian="italic" style:font-style-complex="italic"/>
    </style:style>
    <style:style style:name="T203" style:family="text">
      <style:text-properties fo:font-style="italic" officeooo:rsid="13e39bbf" style:font-style-asian="italic" style:font-style-complex="italic"/>
    </style:style>
    <style:style style:name="T204" style:family="text">
      <style:text-properties fo:font-style="italic" officeooo:rsid="13ef86c5" style:font-style-asian="italic" style:font-style-complex="italic"/>
    </style:style>
    <style:style style:name="T205" style:family="text">
      <style:text-properties fo:font-style="italic" officeooo:rsid="13f0e509" style:font-style-asian="italic" style:font-style-complex="italic"/>
    </style:style>
    <style:style style:name="T206" style:family="text">
      <style:text-properties fo:font-style="italic" officeooo:rsid="1418749c" style:font-style-asian="italic" style:font-style-complex="italic"/>
    </style:style>
    <style:style style:name="T207" style:family="text">
      <style:text-properties fo:font-style="italic" officeooo:rsid="141a0865" style:font-style-asian="italic" style:font-style-complex="italic"/>
    </style:style>
    <style:style style:name="T208" style:family="text">
      <style:text-properties fo:font-style="italic" officeooo:rsid="145a005d" style:font-style-asian="italic" style:font-style-complex="italic"/>
    </style:style>
    <style:style style:name="T209" style:family="text">
      <style:text-properties fo:font-style="italic" officeooo:rsid="14614a13" style:font-style-asian="italic" style:font-style-complex="italic"/>
    </style:style>
    <style:style style:name="T210" style:family="text">
      <style:text-properties fo:font-style="italic" officeooo:rsid="1481b33d" style:font-style-asian="italic" style:font-style-complex="italic"/>
    </style:style>
    <style:style style:name="T211" style:family="text">
      <style:text-properties fo:font-style="italic" officeooo:rsid="1488f3a5" style:font-style-asian="italic" style:font-style-complex="italic"/>
    </style:style>
    <style:style style:name="T212" style:family="text">
      <style:text-properties fo:font-style="italic" officeooo:rsid="14b01452" style:font-style-asian="italic" style:font-style-complex="italic"/>
    </style:style>
    <style:style style:name="T213" style:family="text">
      <style:text-properties fo:font-style="italic" officeooo:rsid="14b96df5" style:font-style-asian="italic" style:font-style-complex="italic"/>
    </style:style>
    <style:style style:name="T214" style:family="text">
      <style:text-properties fo:font-style="italic" officeooo:rsid="14c76b6e" style:font-style-asian="italic" style:font-style-complex="italic"/>
    </style:style>
    <style:style style:name="T215" style:family="text">
      <style:text-properties fo:font-style="italic" officeooo:rsid="14c88951" style:font-style-asian="italic" style:font-style-complex="italic"/>
    </style:style>
    <style:style style:name="T216" style:family="text">
      <style:text-properties fo:font-style="italic" officeooo:rsid="1523a7cb" style:font-style-asian="italic" style:font-style-complex="italic"/>
    </style:style>
    <style:style style:name="T217" style:family="text">
      <style:text-properties fo:font-style="italic" officeooo:rsid="1531491a" style:font-style-asian="italic" style:font-style-complex="italic"/>
    </style:style>
    <style:style style:name="T218" style:family="text">
      <style:text-properties fo:font-style="italic" officeooo:rsid="15752385" style:font-style-asian="italic" style:font-style-complex="italic"/>
    </style:style>
    <style:style style:name="T219" style:family="text">
      <style:text-properties fo:font-style="italic" officeooo:rsid="158e0dd4" style:font-style-asian="italic" style:font-style-complex="italic"/>
    </style:style>
    <style:style style:name="T220" style:family="text">
      <style:text-properties fo:font-style="italic" officeooo:rsid="158fd139" style:font-style-asian="italic" style:font-style-complex="italic"/>
    </style:style>
    <style:style style:name="T221" style:family="text">
      <style:text-properties fo:font-style="italic" officeooo:rsid="15985a25" style:font-style-asian="italic" style:font-style-complex="italic"/>
    </style:style>
    <style:style style:name="T222" style:family="text">
      <style:text-properties fo:font-style="italic" officeooo:rsid="15a9be57" style:font-style-asian="italic" style:font-style-complex="italic"/>
    </style:style>
    <style:style style:name="T223" style:family="text">
      <style:text-properties fo:font-style="italic" officeooo:rsid="15bd7e3f" style:font-style-asian="italic" style:font-style-complex="italic"/>
    </style:style>
    <style:style style:name="T224" style:family="text">
      <style:text-properties fo:font-style="italic" officeooo:rsid="15cc5c49" style:font-style-asian="italic" style:font-style-complex="italic"/>
    </style:style>
    <style:style style:name="T225" style:family="text">
      <style:text-properties fo:font-style="italic" officeooo:rsid="15ce1777" style:font-style-asian="italic" style:font-style-complex="italic"/>
    </style:style>
    <style:style style:name="T226" style:family="text">
      <style:text-properties fo:font-style="italic" officeooo:rsid="15fa94c4" style:font-style-asian="italic" style:font-style-complex="italic"/>
    </style:style>
    <style:style style:name="T227" style:family="text">
      <style:text-properties fo:font-style="italic" officeooo:rsid="1609c480" style:font-style-asian="italic" style:font-style-complex="italic"/>
    </style:style>
    <style:style style:name="T228" style:family="text">
      <style:text-properties fo:font-style="italic" officeooo:rsid="160cc026" style:font-style-asian="italic" style:font-style-complex="italic"/>
    </style:style>
    <style:style style:name="T229" style:family="text">
      <style:text-properties fo:font-style="italic" officeooo:rsid="161107a7" style:font-style-asian="italic" style:font-style-complex="italic"/>
    </style:style>
    <style:style style:name="T230" style:family="text">
      <style:text-properties fo:font-style="italic" officeooo:rsid="1612fa4d" style:font-style-asian="italic" style:font-style-complex="italic"/>
    </style:style>
    <style:style style:name="T231" style:family="text">
      <style:text-properties fo:font-style="italic" officeooo:rsid="161701dd" style:font-style-asian="italic" style:font-style-complex="italic"/>
    </style:style>
    <style:style style:name="T232" style:family="text">
      <style:text-properties fo:font-style="italic" officeooo:rsid="166051da" style:font-style-asian="italic" style:font-style-complex="italic"/>
    </style:style>
    <style:style style:name="T233" style:family="text">
      <style:text-properties fo:font-style="italic" officeooo:rsid="16689839" style:font-style-asian="italic" style:font-style-complex="italic"/>
    </style:style>
    <style:style style:name="T234" style:family="text">
      <style:text-properties fo:font-style="italic" officeooo:rsid="16805b56" style:font-style-asian="italic" style:font-style-complex="italic"/>
    </style:style>
    <style:style style:name="T235" style:family="text">
      <style:text-properties fo:font-style="italic" officeooo:rsid="16830182" style:font-style-asian="italic" style:font-style-complex="italic"/>
    </style:style>
    <style:style style:name="T236" style:family="text">
      <style:text-properties fo:font-style="italic" officeooo:rsid="16969b4f" style:font-style-asian="italic" style:font-style-complex="italic"/>
    </style:style>
    <style:style style:name="T237" style:family="text">
      <style:text-properties fo:font-style="italic" officeooo:rsid="169a3703" style:font-style-asian="italic" style:font-style-complex="italic"/>
    </style:style>
    <style:style style:name="T238" style:family="text">
      <style:text-properties fo:font-style="italic" officeooo:rsid="16a03710" style:font-style-asian="italic" style:font-style-complex="italic"/>
    </style:style>
    <style:style style:name="T239" style:family="text">
      <style:text-properties fo:font-style="italic" officeooo:rsid="16a16290" style:font-style-asian="italic" style:font-style-complex="italic"/>
    </style:style>
    <style:style style:name="T240" style:family="text">
      <style:text-properties fo:font-style="italic" officeooo:rsid="16beaaa9" style:font-style-asian="italic" style:font-style-complex="italic"/>
    </style:style>
    <style:style style:name="T241" style:family="text">
      <style:text-properties fo:font-style="italic" officeooo:rsid="16bf45f2" style:font-style-asian="italic" style:font-style-complex="italic"/>
    </style:style>
    <style:style style:name="T242" style:family="text">
      <style:text-properties fo:font-style="italic" officeooo:rsid="16cde18c" style:font-style-asian="italic" style:font-style-complex="italic"/>
    </style:style>
    <style:style style:name="T243" style:family="text">
      <style:text-properties fo:font-style="italic" officeooo:rsid="16d3a957" style:font-style-asian="italic" style:font-style-complex="italic"/>
    </style:style>
    <style:style style:name="T244" style:family="text">
      <style:text-properties fo:font-style="italic" officeooo:rsid="16d53eba" style:font-style-asian="italic" style:font-style-complex="italic"/>
    </style:style>
    <style:style style:name="T245" style:family="text">
      <style:text-properties fo:font-style="italic" officeooo:rsid="16ee0362" style:font-style-asian="italic" style:font-style-complex="italic"/>
    </style:style>
    <style:style style:name="T246" style:family="text">
      <style:text-properties fo:font-style="italic" officeooo:rsid="16f335ed" style:font-style-asian="italic" style:font-style-complex="italic"/>
    </style:style>
    <style:style style:name="T247" style:family="text">
      <style:text-properties fo:font-style="italic" officeooo:rsid="16fad103" style:font-style-asian="italic" style:font-style-complex="italic"/>
    </style:style>
    <style:style style:name="T248" style:family="text">
      <style:text-properties fo:font-style="italic" officeooo:rsid="170165de" style:font-style-asian="italic" style:font-style-complex="italic"/>
    </style:style>
    <style:style style:name="T249" style:family="text">
      <style:text-properties fo:font-style="italic" officeooo:rsid="1749f3e1" style:font-style-asian="italic" style:font-style-complex="italic"/>
    </style:style>
    <style:style style:name="T250" style:family="text">
      <style:text-properties fo:font-style="italic" officeooo:rsid="17a8aa30" style:font-style-asian="italic" style:font-style-complex="italic"/>
    </style:style>
    <style:style style:name="T251" style:family="text">
      <style:text-properties fo:font-style="italic" officeooo:rsid="17c47831" style:font-style-asian="italic" style:font-style-complex="italic"/>
    </style:style>
    <style:style style:name="T252" style:family="text">
      <style:text-properties fo:font-style="italic" officeooo:rsid="182e86b9" style:font-style-asian="italic" style:font-style-complex="italic"/>
    </style:style>
    <style:style style:name="T253" style:family="text">
      <style:text-properties fo:font-style="italic" officeooo:rsid="183fabcb" style:font-style-asian="italic" style:font-style-complex="italic"/>
    </style:style>
    <style:style style:name="T254" style:family="text">
      <style:text-properties fo:font-style="italic" officeooo:rsid="18677baa" style:font-style-asian="italic" style:font-style-complex="italic"/>
    </style:style>
    <style:style style:name="T255" style:family="text">
      <style:text-properties fo:font-style="italic" style:text-underline-style="none" fo:font-weight="normal" officeooo:rsid="0c083583" style:font-style-asian="italic" style:font-weight-asian="normal" style:font-style-complex="italic" style:font-weight-complex="normal"/>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normal" officeooo:rsid="068a7bc5" style:font-style-asian="italic" style:font-weight-asian="normal" style:font-style-complex="italic" style:font-weight-complex="normal"/>
    </style:style>
    <style:style style:name="T258" style:family="text">
      <style:text-properties fo:font-style="italic" fo:font-weight="normal" officeooo:rsid="069230ef" style:font-style-asian="italic" style:font-weight-asian="normal" style:font-style-complex="italic" style:font-weight-complex="normal"/>
    </style:style>
    <style:style style:name="T259" style:family="text">
      <style:text-properties officeooo:rsid="0019f43d"/>
    </style:style>
    <style:style style:name="T260" style:family="text">
      <style:text-properties style:text-position="super 58%" fo:font-style="italic" fo:font-weight="bold" officeooo:rsid="02f4b72e" style:font-style-asian="italic" style:font-weight-asian="bold" style:font-style-complex="italic" style:font-weight-complex="bold"/>
    </style:style>
    <style:style style:name="T261"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62" style:family="text">
      <style:text-properties fo:font-style="normal" style:font-style-asian="normal" style:font-style-complex="normal"/>
    </style:style>
    <style:style style:name="T263" style:family="text">
      <style:text-properties fo:font-style="normal" officeooo:rsid="0019f43d" style:font-style-asian="normal" style:font-style-complex="normal"/>
    </style:style>
    <style:style style:name="T264" style:family="text">
      <style:text-properties fo:font-style="normal" officeooo:rsid="02190a0b" style:font-style-asian="normal" style:font-style-complex="normal"/>
    </style:style>
    <style:style style:name="T265" style:family="text">
      <style:text-properties fo:font-style="normal" officeooo:rsid="021ae8f1" style:font-style-asian="normal" style:font-style-complex="normal"/>
    </style:style>
    <style:style style:name="T266" style:family="text">
      <style:text-properties fo:font-style="normal" officeooo:rsid="021bc97f" style:font-style-asian="normal" style:font-style-complex="normal"/>
    </style:style>
    <style:style style:name="T267" style:family="text">
      <style:text-properties fo:font-style="normal" officeooo:rsid="021ca887" style:font-style-asian="normal" style:font-style-complex="normal"/>
    </style:style>
    <style:style style:name="T268" style:family="text">
      <style:text-properties fo:font-style="normal" officeooo:rsid="021d6454" style:font-style-asian="normal" style:font-style-complex="normal"/>
    </style:style>
    <style:style style:name="T269" style:family="text">
      <style:text-properties fo:font-style="normal" officeooo:rsid="021e44f6" style:font-style-asian="normal" style:font-style-complex="normal"/>
    </style:style>
    <style:style style:name="T270" style:family="text">
      <style:text-properties fo:font-style="normal" officeooo:rsid="0221aa6c" style:font-style-asian="normal" style:font-style-complex="normal"/>
    </style:style>
    <style:style style:name="T271" style:family="text">
      <style:text-properties fo:font-style="normal" officeooo:rsid="0222e880" style:font-style-asian="normal" style:font-style-complex="normal"/>
    </style:style>
    <style:style style:name="T272" style:family="text">
      <style:text-properties fo:font-style="normal" officeooo:rsid="022350ac" style:font-style-asian="normal" style:font-style-complex="normal"/>
    </style:style>
    <style:style style:name="T273" style:family="text">
      <style:text-properties fo:font-style="normal" officeooo:rsid="0224f116" style:font-style-asian="normal" style:font-style-complex="normal"/>
    </style:style>
    <style:style style:name="T274" style:family="text">
      <style:text-properties fo:font-style="normal" officeooo:rsid="0225aba6" style:font-style-asian="normal" style:font-style-complex="normal"/>
    </style:style>
    <style:style style:name="T275" style:family="text">
      <style:text-properties fo:font-style="normal" officeooo:rsid="022795f8" style:font-style-asian="normal" style:font-style-complex="normal"/>
    </style:style>
    <style:style style:name="T276" style:family="text">
      <style:text-properties fo:font-style="normal" officeooo:rsid="02294be6" style:font-style-asian="normal" style:font-style-complex="normal"/>
    </style:style>
    <style:style style:name="T277" style:family="text">
      <style:text-properties fo:font-style="normal" officeooo:rsid="0229bf78" style:font-style-asian="normal" style:font-style-complex="normal"/>
    </style:style>
    <style:style style:name="T278" style:family="text">
      <style:text-properties fo:font-style="normal" officeooo:rsid="022cdf7a" style:font-style-asian="normal" style:font-style-complex="normal"/>
    </style:style>
    <style:style style:name="T279" style:family="text">
      <style:text-properties fo:font-style="normal" officeooo:rsid="022e0c47" style:font-style-asian="normal" style:font-style-complex="normal"/>
    </style:style>
    <style:style style:name="T280" style:family="text">
      <style:text-properties fo:font-style="normal" officeooo:rsid="022ffcdc" style:font-style-asian="normal" style:font-style-complex="normal"/>
    </style:style>
    <style:style style:name="T281" style:family="text">
      <style:text-properties fo:font-style="normal" officeooo:rsid="0230cbfe" style:font-style-asian="normal" style:font-style-complex="normal"/>
    </style:style>
    <style:style style:name="T282" style:family="text">
      <style:text-properties fo:font-style="normal" officeooo:rsid="02313ce5" style:font-style-asian="normal" style:font-style-complex="normal"/>
    </style:style>
    <style:style style:name="T283" style:family="text">
      <style:text-properties fo:font-style="normal" officeooo:rsid="02316685" style:font-style-asian="normal" style:font-style-complex="normal"/>
    </style:style>
    <style:style style:name="T284" style:family="text">
      <style:text-properties fo:font-style="normal" officeooo:rsid="02330c82" style:font-style-asian="normal" style:font-style-complex="normal"/>
    </style:style>
    <style:style style:name="T285" style:family="text">
      <style:text-properties fo:font-style="normal" officeooo:rsid="0233e034" style:font-style-asian="normal" style:font-style-complex="normal"/>
    </style:style>
    <style:style style:name="T286" style:family="text">
      <style:text-properties fo:font-style="normal" officeooo:rsid="023556a2" style:font-style-asian="normal" style:font-style-complex="normal"/>
    </style:style>
    <style:style style:name="T287" style:family="text">
      <style:text-properties fo:font-style="normal" officeooo:rsid="02365aff" style:font-style-asian="normal" style:font-style-complex="normal"/>
    </style:style>
    <style:style style:name="T288" style:family="text">
      <style:text-properties fo:font-style="normal" officeooo:rsid="023790cd" style:font-style-asian="normal" style:font-style-complex="normal"/>
    </style:style>
    <style:style style:name="T289" style:family="text">
      <style:text-properties fo:font-style="normal" officeooo:rsid="0238d806" style:font-style-asian="normal" style:font-style-complex="normal"/>
    </style:style>
    <style:style style:name="T290" style:family="text">
      <style:text-properties fo:font-style="normal" officeooo:rsid="023a5c73" style:font-style-asian="normal" style:font-style-complex="normal"/>
    </style:style>
    <style:style style:name="T291" style:family="text">
      <style:text-properties fo:font-style="normal" officeooo:rsid="023a6666" style:font-style-asian="normal" style:font-style-complex="normal"/>
    </style:style>
    <style:style style:name="T292" style:family="text">
      <style:text-properties fo:font-style="normal" officeooo:rsid="023b5d4d" style:font-style-asian="normal" style:font-style-complex="normal"/>
    </style:style>
    <style:style style:name="T293" style:family="text">
      <style:text-properties fo:font-style="normal" officeooo:rsid="023cc328" style:font-style-asian="normal" style:font-style-complex="normal"/>
    </style:style>
    <style:style style:name="T294" style:family="text">
      <style:text-properties fo:font-style="normal" officeooo:rsid="023df2ca" style:font-style-asian="normal" style:font-style-complex="normal"/>
    </style:style>
    <style:style style:name="T295" style:family="text">
      <style:text-properties fo:font-style="normal" officeooo:rsid="023fa9f4" style:font-style-asian="normal" style:font-style-complex="normal"/>
    </style:style>
    <style:style style:name="T296" style:family="text">
      <style:text-properties fo:font-style="normal" officeooo:rsid="0241711c" style:font-style-asian="normal" style:font-style-complex="normal"/>
    </style:style>
    <style:style style:name="T297" style:family="text">
      <style:text-properties fo:font-style="normal" officeooo:rsid="024308f8" style:font-style-asian="normal" style:font-style-complex="normal"/>
    </style:style>
    <style:style style:name="T298" style:family="text">
      <style:text-properties fo:font-style="normal" officeooo:rsid="02458b86" style:font-style-asian="normal" style:font-style-complex="normal"/>
    </style:style>
    <style:style style:name="T299" style:family="text">
      <style:text-properties fo:font-style="normal" officeooo:rsid="0245feee" style:font-style-asian="normal" style:font-style-complex="normal"/>
    </style:style>
    <style:style style:name="T300" style:family="text">
      <style:text-properties fo:font-style="normal" officeooo:rsid="02478449" style:font-style-asian="normal" style:font-style-complex="normal"/>
    </style:style>
    <style:style style:name="T301" style:family="text">
      <style:text-properties fo:font-style="normal" officeooo:rsid="0247db75" style:font-style-asian="normal" style:font-style-complex="normal"/>
    </style:style>
    <style:style style:name="T302" style:family="text">
      <style:text-properties fo:font-style="normal" officeooo:rsid="02486425" style:font-style-asian="normal" style:font-style-complex="normal"/>
    </style:style>
    <style:style style:name="T303" style:family="text">
      <style:text-properties fo:font-style="normal" officeooo:rsid="0248ff4b" style:font-style-asian="normal" style:font-style-complex="normal"/>
    </style:style>
    <style:style style:name="T304" style:family="text">
      <style:text-properties fo:font-style="normal" officeooo:rsid="024af498" style:font-style-asian="normal" style:font-style-complex="normal"/>
    </style:style>
    <style:style style:name="T305" style:family="text">
      <style:text-properties fo:font-style="normal" officeooo:rsid="024d3923" style:font-style-asian="normal" style:font-style-complex="normal"/>
    </style:style>
    <style:style style:name="T306" style:family="text">
      <style:text-properties fo:font-style="normal" officeooo:rsid="024e64cc" style:font-style-asian="normal" style:font-style-complex="normal"/>
    </style:style>
    <style:style style:name="T307" style:family="text">
      <style:text-properties fo:font-style="normal" officeooo:rsid="024f0929" style:font-style-asian="normal" style:font-style-complex="normal"/>
    </style:style>
    <style:style style:name="T308" style:family="text">
      <style:text-properties fo:font-style="normal" officeooo:rsid="0251005a" style:font-style-asian="normal" style:font-style-complex="normal"/>
    </style:style>
    <style:style style:name="T309" style:family="text">
      <style:text-properties fo:font-style="normal" officeooo:rsid="0252ec85" style:font-style-asian="normal" style:font-style-complex="normal"/>
    </style:style>
    <style:style style:name="T310" style:family="text">
      <style:text-properties fo:font-style="normal" officeooo:rsid="02538d73" style:font-style-asian="normal" style:font-style-complex="normal"/>
    </style:style>
    <style:style style:name="T311" style:family="text">
      <style:text-properties fo:font-style="normal" officeooo:rsid="0253b90d" style:font-style-asian="normal" style:font-style-complex="normal"/>
    </style:style>
    <style:style style:name="T312" style:family="text">
      <style:text-properties fo:font-style="normal" officeooo:rsid="02550640" style:font-style-asian="normal" style:font-style-complex="normal"/>
    </style:style>
    <style:style style:name="T313" style:family="text">
      <style:text-properties fo:font-style="normal" officeooo:rsid="02566222" style:font-style-asian="normal" style:font-style-complex="normal"/>
    </style:style>
    <style:style style:name="T314" style:family="text">
      <style:text-properties fo:font-style="normal" officeooo:rsid="0256d932" style:font-style-asian="normal" style:font-style-complex="normal"/>
    </style:style>
    <style:style style:name="T315" style:family="text">
      <style:text-properties fo:font-style="normal" officeooo:rsid="0257d347" style:font-style-asian="normal" style:font-style-complex="normal"/>
    </style:style>
    <style:style style:name="T316" style:family="text">
      <style:text-properties fo:font-style="normal" officeooo:rsid="0258104f" style:font-style-asian="normal" style:font-style-complex="normal"/>
    </style:style>
    <style:style style:name="T317" style:family="text">
      <style:text-properties fo:font-style="normal" officeooo:rsid="02585d5e" style:font-style-asian="normal" style:font-style-complex="normal"/>
    </style:style>
    <style:style style:name="T318" style:family="text">
      <style:text-properties fo:font-style="normal" officeooo:rsid="025a3469" style:font-style-asian="normal" style:font-style-complex="normal"/>
    </style:style>
    <style:style style:name="T319" style:family="text">
      <style:text-properties fo:font-style="normal" officeooo:rsid="025ba0fe" style:font-style-asian="normal" style:font-style-complex="normal"/>
    </style:style>
    <style:style style:name="T320" style:family="text">
      <style:text-properties fo:font-style="normal" officeooo:rsid="025cf2b7" style:font-style-asian="normal" style:font-style-complex="normal"/>
    </style:style>
    <style:style style:name="T321" style:family="text">
      <style:text-properties fo:font-style="normal" officeooo:rsid="025d647e" style:font-style-asian="normal" style:font-style-complex="normal"/>
    </style:style>
    <style:style style:name="T322" style:family="text">
      <style:text-properties fo:font-style="normal" officeooo:rsid="025dc6b1" style:font-style-asian="normal" style:font-style-complex="normal"/>
    </style:style>
    <style:style style:name="T323" style:family="text">
      <style:text-properties fo:font-style="normal" officeooo:rsid="025ebe95" style:font-style-asian="normal" style:font-style-complex="normal"/>
    </style:style>
    <style:style style:name="T324" style:family="text">
      <style:text-properties fo:font-style="normal" officeooo:rsid="026007d9" style:font-style-asian="normal" style:font-style-complex="normal"/>
    </style:style>
    <style:style style:name="T325" style:family="text">
      <style:text-properties fo:font-style="normal" officeooo:rsid="026029fd" style:font-style-asian="normal" style:font-style-complex="normal"/>
    </style:style>
    <style:style style:name="T326" style:family="text">
      <style:text-properties fo:font-style="normal" officeooo:rsid="02610287" style:font-style-asian="normal" style:font-style-complex="normal"/>
    </style:style>
    <style:style style:name="T327" style:family="text">
      <style:text-properties fo:font-style="normal" officeooo:rsid="02629d41" style:font-style-asian="normal" style:font-style-complex="normal"/>
    </style:style>
    <style:style style:name="T328" style:family="text">
      <style:text-properties fo:font-style="normal" officeooo:rsid="02642094" style:font-style-asian="normal" style:font-style-complex="normal"/>
    </style:style>
    <style:style style:name="T329" style:family="text">
      <style:text-properties fo:font-style="normal" officeooo:rsid="0265477c" style:font-style-asian="normal" style:font-style-complex="normal"/>
    </style:style>
    <style:style style:name="T330" style:family="text">
      <style:text-properties fo:font-style="normal" officeooo:rsid="026574b3" style:font-style-asian="normal" style:font-style-complex="normal"/>
    </style:style>
    <style:style style:name="T331" style:family="text">
      <style:text-properties fo:font-style="normal" officeooo:rsid="0266c4bf" style:font-style-asian="normal" style:font-style-complex="normal"/>
    </style:style>
    <style:style style:name="T332" style:family="text">
      <style:text-properties fo:font-style="normal" officeooo:rsid="02687aeb" style:font-style-asian="normal" style:font-style-complex="normal"/>
    </style:style>
    <style:style style:name="T333" style:family="text">
      <style:text-properties fo:font-style="normal" officeooo:rsid="0269e5c9" style:font-style-asian="normal" style:font-style-complex="normal"/>
    </style:style>
    <style:style style:name="T334" style:family="text">
      <style:text-properties fo:font-style="normal" officeooo:rsid="026af481" style:font-style-asian="normal" style:font-style-complex="normal"/>
    </style:style>
    <style:style style:name="T335" style:family="text">
      <style:text-properties fo:font-style="normal" officeooo:rsid="026b3b99" style:font-style-asian="normal" style:font-style-complex="normal"/>
    </style:style>
    <style:style style:name="T336" style:family="text">
      <style:text-properties fo:font-style="normal" officeooo:rsid="026c450d" style:font-style-asian="normal" style:font-style-complex="normal"/>
    </style:style>
    <style:style style:name="T337" style:family="text">
      <style:text-properties fo:font-style="normal" officeooo:rsid="026d4944" style:font-style-asian="normal" style:font-style-complex="normal"/>
    </style:style>
    <style:style style:name="T338" style:family="text">
      <style:text-properties fo:font-style="normal" officeooo:rsid="02708767" style:font-style-asian="normal" style:font-style-complex="normal"/>
    </style:style>
    <style:style style:name="T339" style:family="text">
      <style:text-properties fo:font-style="normal" officeooo:rsid="02713169" style:font-style-asian="normal" style:font-style-complex="normal"/>
    </style:style>
    <style:style style:name="T340" style:family="text">
      <style:text-properties fo:font-style="normal" officeooo:rsid="0271a5b6" style:font-style-asian="normal" style:font-style-complex="normal"/>
    </style:style>
    <style:style style:name="T341" style:family="text">
      <style:text-properties fo:font-style="normal" officeooo:rsid="02720667" style:font-style-asian="normal" style:font-style-complex="normal"/>
    </style:style>
    <style:style style:name="T342" style:family="text">
      <style:text-properties fo:font-style="normal" officeooo:rsid="02747809" style:font-style-asian="normal" style:font-style-complex="normal"/>
    </style:style>
    <style:style style:name="T343" style:family="text">
      <style:text-properties fo:font-style="normal" officeooo:rsid="0274b3f1" style:font-style-asian="normal" style:font-style-complex="normal"/>
    </style:style>
    <style:style style:name="T344" style:family="text">
      <style:text-properties fo:font-style="normal" officeooo:rsid="0274f207" style:font-style-asian="normal" style:font-style-complex="normal"/>
    </style:style>
    <style:style style:name="T345" style:family="text">
      <style:text-properties fo:font-style="normal" officeooo:rsid="0275792e" style:font-style-asian="normal" style:font-style-complex="normal"/>
    </style:style>
    <style:style style:name="T346" style:family="text">
      <style:text-properties fo:font-style="normal" officeooo:rsid="0276c216" style:font-style-asian="normal" style:font-style-complex="normal"/>
    </style:style>
    <style:style style:name="T347" style:family="text">
      <style:text-properties fo:font-style="normal" officeooo:rsid="027723c3" style:font-style-asian="normal" style:font-style-complex="normal"/>
    </style:style>
    <style:style style:name="T348" style:family="text">
      <style:text-properties fo:font-style="normal" officeooo:rsid="0277eb85" style:font-style-asian="normal" style:font-style-complex="normal"/>
    </style:style>
    <style:style style:name="T349" style:family="text">
      <style:text-properties fo:font-style="normal" officeooo:rsid="02791201" style:font-style-asian="normal" style:font-style-complex="normal"/>
    </style:style>
    <style:style style:name="T350" style:family="text">
      <style:text-properties fo:font-style="normal" officeooo:rsid="027a729b" style:font-style-asian="normal" style:font-style-complex="normal"/>
    </style:style>
    <style:style style:name="T351" style:family="text">
      <style:text-properties fo:font-style="normal" officeooo:rsid="027a9438" style:font-style-asian="normal" style:font-style-complex="normal"/>
    </style:style>
    <style:style style:name="T352" style:family="text">
      <style:text-properties fo:font-style="normal" officeooo:rsid="027c622a" style:font-style-asian="normal" style:font-style-complex="normal"/>
    </style:style>
    <style:style style:name="T353" style:family="text">
      <style:text-properties fo:font-style="normal" officeooo:rsid="027c9686" style:font-style-asian="normal" style:font-style-complex="normal"/>
    </style:style>
    <style:style style:name="T354" style:family="text">
      <style:text-properties fo:font-style="normal" officeooo:rsid="027e7bbd" style:font-style-asian="normal" style:font-style-complex="normal"/>
    </style:style>
    <style:style style:name="T355" style:family="text">
      <style:text-properties fo:font-style="normal" officeooo:rsid="02800787" style:font-style-asian="normal" style:font-style-complex="normal"/>
    </style:style>
    <style:style style:name="T356" style:family="text">
      <style:text-properties fo:font-style="normal" officeooo:rsid="02813390" style:font-style-asian="normal" style:font-style-complex="normal"/>
    </style:style>
    <style:style style:name="T357" style:family="text">
      <style:text-properties fo:font-style="normal" officeooo:rsid="0281a355" style:font-style-asian="normal" style:font-style-complex="normal"/>
    </style:style>
    <style:style style:name="T358" style:family="text">
      <style:text-properties fo:font-style="normal" officeooo:rsid="02835ec3" style:font-style-asian="normal" style:font-style-complex="normal"/>
    </style:style>
    <style:style style:name="T359" style:family="text">
      <style:text-properties fo:font-style="normal" officeooo:rsid="039a3595" style:font-style-asian="normal" style:font-style-complex="normal"/>
    </style:style>
    <style:style style:name="T360" style:family="text">
      <style:text-properties fo:font-style="normal" officeooo:rsid="039c1638" style:font-style-asian="normal" style:font-style-complex="normal"/>
    </style:style>
    <style:style style:name="T361" style:family="text">
      <style:text-properties fo:font-style="normal" officeooo:rsid="039e0b7a" style:font-style-asian="normal" style:font-style-complex="normal"/>
    </style:style>
    <style:style style:name="T362" style:family="text">
      <style:text-properties fo:font-style="normal" officeooo:rsid="03a00a32" style:font-style-asian="normal" style:font-style-complex="normal"/>
    </style:style>
    <style:style style:name="T363" style:family="text">
      <style:text-properties fo:font-style="normal" officeooo:rsid="03a0573a" style:font-style-asian="normal" style:font-style-complex="normal"/>
    </style:style>
    <style:style style:name="T364" style:family="text">
      <style:text-properties fo:font-style="normal" officeooo:rsid="03a22562" style:font-style-asian="normal" style:font-style-complex="normal"/>
    </style:style>
    <style:style style:name="T365" style:family="text">
      <style:text-properties fo:font-style="normal" officeooo:rsid="03a2823f" style:font-style-asian="normal" style:font-style-complex="normal"/>
    </style:style>
    <style:style style:name="T366" style:family="text">
      <style:text-properties fo:font-style="normal" officeooo:rsid="03a43373" style:font-style-asian="normal" style:font-style-complex="normal"/>
    </style:style>
    <style:style style:name="T367" style:family="text">
      <style:text-properties fo:font-style="normal" officeooo:rsid="03a57728" style:font-style-asian="normal" style:font-style-complex="normal"/>
    </style:style>
    <style:style style:name="T368" style:family="text">
      <style:text-properties fo:font-style="normal" officeooo:rsid="03a6c896" style:font-style-asian="normal" style:font-style-complex="normal"/>
    </style:style>
    <style:style style:name="T369" style:family="text">
      <style:text-properties fo:font-style="normal" officeooo:rsid="03a82089" style:font-style-asian="normal" style:font-style-complex="normal"/>
    </style:style>
    <style:style style:name="T370" style:family="text">
      <style:text-properties fo:font-style="normal" officeooo:rsid="03a9058f" style:font-style-asian="normal" style:font-style-complex="normal"/>
    </style:style>
    <style:style style:name="T371" style:family="text">
      <style:text-properties fo:font-style="normal" officeooo:rsid="03a978d9" style:font-style-asian="normal" style:font-style-complex="normal"/>
    </style:style>
    <style:style style:name="T372" style:family="text">
      <style:text-properties fo:font-style="normal" officeooo:rsid="03ab3f89" style:font-style-asian="normal" style:font-style-complex="normal"/>
    </style:style>
    <style:style style:name="T373" style:family="text">
      <style:text-properties fo:font-style="normal" officeooo:rsid="03abfb80" style:font-style-asian="normal" style:font-style-complex="normal"/>
    </style:style>
    <style:style style:name="T374" style:family="text">
      <style:text-properties fo:font-style="normal" officeooo:rsid="03ac0505" style:font-style-asian="normal" style:font-style-complex="normal"/>
    </style:style>
    <style:style style:name="T375" style:family="text">
      <style:text-properties fo:font-style="normal" officeooo:rsid="03adad87" style:font-style-asian="normal" style:font-style-complex="normal"/>
    </style:style>
    <style:style style:name="T376" style:family="text">
      <style:text-properties fo:font-style="normal" officeooo:rsid="03afa14f" style:font-style-asian="normal" style:font-style-complex="normal"/>
    </style:style>
    <style:style style:name="T377" style:family="text">
      <style:text-properties fo:font-style="normal" officeooo:rsid="03b18697" style:font-style-asian="normal" style:font-style-complex="normal"/>
    </style:style>
    <style:style style:name="T378" style:family="text">
      <style:text-properties fo:font-style="normal" officeooo:rsid="03b1a1c2" style:font-style-asian="normal" style:font-style-complex="normal"/>
    </style:style>
    <style:style style:name="T379" style:family="text">
      <style:text-properties fo:font-style="normal" officeooo:rsid="03b3293b" style:font-style-asian="normal" style:font-style-complex="normal"/>
    </style:style>
    <style:style style:name="T380" style:family="text">
      <style:text-properties fo:font-style="normal" officeooo:rsid="03b3d14d" style:font-style-asian="normal" style:font-style-complex="normal"/>
    </style:style>
    <style:style style:name="T381" style:family="text">
      <style:text-properties fo:font-style="normal" officeooo:rsid="03b4d97e" style:font-style-asian="normal" style:font-style-complex="normal"/>
    </style:style>
    <style:style style:name="T382" style:family="text">
      <style:text-properties fo:font-style="normal" officeooo:rsid="03b6157d" style:font-style-asian="normal" style:font-style-complex="normal"/>
    </style:style>
    <style:style style:name="T383" style:family="text">
      <style:text-properties fo:font-style="normal" officeooo:rsid="03b6f096" style:font-style-asian="normal" style:font-style-complex="normal"/>
    </style:style>
    <style:style style:name="T384" style:family="text">
      <style:text-properties fo:font-style="normal" officeooo:rsid="03b8b1bc" style:font-style-asian="normal" style:font-style-complex="normal"/>
    </style:style>
    <style:style style:name="T385" style:family="text">
      <style:text-properties fo:font-style="normal" officeooo:rsid="03ba26b7" style:font-style-asian="normal" style:font-style-complex="normal"/>
    </style:style>
    <style:style style:name="T386" style:family="text">
      <style:text-properties fo:font-style="normal" officeooo:rsid="03bb1f0a" style:font-style-asian="normal" style:font-style-complex="normal"/>
    </style:style>
    <style:style style:name="T387" style:family="text">
      <style:text-properties fo:font-style="normal" officeooo:rsid="03bcebcb" style:font-style-asian="normal" style:font-style-complex="normal"/>
    </style:style>
    <style:style style:name="T388" style:family="text">
      <style:text-properties fo:font-style="normal" officeooo:rsid="03d22c97" style:font-style-asian="normal" style:font-style-complex="normal"/>
    </style:style>
    <style:style style:name="T389" style:family="text">
      <style:text-properties fo:font-style="normal" officeooo:rsid="03c6e892" style:font-style-asian="normal" style:font-style-complex="normal"/>
    </style:style>
    <style:style style:name="T390" style:family="text">
      <style:text-properties fo:font-style="normal" officeooo:rsid="03d24971" style:font-style-asian="normal" style:font-style-complex="normal"/>
    </style:style>
    <style:style style:name="T391" style:family="text">
      <style:text-properties fo:font-style="normal" officeooo:rsid="03e2fa00" style:font-style-asian="normal" style:font-style-complex="normal"/>
    </style:style>
    <style:style style:name="T392" style:family="text">
      <style:text-properties fo:font-style="normal" officeooo:rsid="03e40d46" style:font-style-asian="normal" style:font-style-complex="normal"/>
    </style:style>
    <style:style style:name="T393" style:family="text">
      <style:text-properties fo:font-style="normal" officeooo:rsid="03e493d4" style:font-style-asian="normal" style:font-style-complex="normal"/>
    </style:style>
    <style:style style:name="T394" style:family="text">
      <style:text-properties fo:font-style="normal" officeooo:rsid="03e4b3fd" style:font-style-asian="normal" style:font-style-complex="normal"/>
    </style:style>
    <style:style style:name="T395" style:family="text">
      <style:text-properties fo:font-style="normal" officeooo:rsid="03e7349e" style:font-style-asian="normal" style:font-style-complex="normal"/>
    </style:style>
    <style:style style:name="T396" style:family="text">
      <style:text-properties fo:font-style="normal" officeooo:rsid="03e8fa57" style:font-style-asian="normal" style:font-style-complex="normal"/>
    </style:style>
    <style:style style:name="T397" style:family="text">
      <style:text-properties fo:font-style="normal" officeooo:rsid="03e8fc70" style:font-style-asian="normal" style:font-style-complex="normal"/>
    </style:style>
    <style:style style:name="T398" style:family="text">
      <style:text-properties fo:font-style="normal" officeooo:rsid="03e8fe3e" style:font-style-asian="normal" style:font-style-complex="normal"/>
    </style:style>
    <style:style style:name="T399" style:family="text">
      <style:text-properties fo:font-style="normal" officeooo:rsid="03ea5114" style:font-style-asian="normal" style:font-style-complex="normal"/>
    </style:style>
    <style:style style:name="T400" style:family="text">
      <style:text-properties fo:font-style="normal" officeooo:rsid="03ec1b53" style:font-style-asian="normal" style:font-style-complex="normal"/>
    </style:style>
    <style:style style:name="T401" style:family="text">
      <style:text-properties fo:font-style="normal" officeooo:rsid="04c1e21e" style:font-style-asian="normal" style:font-style-complex="normal"/>
    </style:style>
    <style:style style:name="T402" style:family="text">
      <style:text-properties fo:font-style="normal" officeooo:rsid="04c21749" style:font-style-asian="normal" style:font-style-complex="normal"/>
    </style:style>
    <style:style style:name="T403" style:family="text">
      <style:text-properties fo:font-style="normal" officeooo:rsid="04c27748" style:font-style-asian="normal" style:font-style-complex="normal"/>
    </style:style>
    <style:style style:name="T404" style:family="text">
      <style:text-properties fo:font-style="normal" officeooo:rsid="04c46124" style:font-style-asian="normal" style:font-style-complex="normal"/>
    </style:style>
    <style:style style:name="T405" style:family="text">
      <style:text-properties fo:font-style="normal" officeooo:rsid="04c5ca6e" style:font-style-asian="normal" style:font-style-complex="normal"/>
    </style:style>
    <style:style style:name="T406" style:family="text">
      <style:text-properties fo:font-style="normal" officeooo:rsid="04c71180" style:font-style-asian="normal" style:font-style-complex="normal"/>
    </style:style>
    <style:style style:name="T407" style:family="text">
      <style:text-properties fo:font-style="normal" officeooo:rsid="04c87949" style:font-style-asian="normal" style:font-style-complex="normal"/>
    </style:style>
    <style:style style:name="T408" style:family="text">
      <style:text-properties fo:font-style="normal" officeooo:rsid="04c8e23f" style:font-style-asian="normal" style:font-style-complex="normal"/>
    </style:style>
    <style:style style:name="T409" style:family="text">
      <style:text-properties fo:font-style="normal" officeooo:rsid="04c939e5" style:font-style-asian="normal" style:font-style-complex="normal"/>
    </style:style>
    <style:style style:name="T410" style:family="text">
      <style:text-properties fo:font-style="normal" officeooo:rsid="04c95ebc" style:font-style-asian="normal" style:font-style-complex="normal"/>
    </style:style>
    <style:style style:name="T411" style:family="text">
      <style:text-properties fo:font-style="normal" officeooo:rsid="04ca32de" style:font-style-asian="normal" style:font-style-complex="normal"/>
    </style:style>
    <style:style style:name="T412" style:family="text">
      <style:text-properties fo:font-style="normal" officeooo:rsid="04cbf729" style:font-style-asian="normal" style:font-style-complex="normal"/>
    </style:style>
    <style:style style:name="T413" style:family="text">
      <style:text-properties fo:font-style="normal" officeooo:rsid="04cc8b97" style:font-style-asian="normal" style:font-style-complex="normal"/>
    </style:style>
    <style:style style:name="T414" style:family="text">
      <style:text-properties fo:font-style="normal" officeooo:rsid="04cd76ba" style:font-style-asian="normal" style:font-style-complex="normal"/>
    </style:style>
    <style:style style:name="T415" style:family="text">
      <style:text-properties fo:font-style="normal" officeooo:rsid="04ce1a83" style:font-style-asian="normal" style:font-style-complex="normal"/>
    </style:style>
    <style:style style:name="T416" style:family="text">
      <style:text-properties fo:font-style="normal" officeooo:rsid="04ce3052" style:font-style-asian="normal" style:font-style-complex="normal"/>
    </style:style>
    <style:style style:name="T417" style:family="text">
      <style:text-properties fo:font-style="normal" officeooo:rsid="04cf3bd1" style:font-style-asian="normal" style:font-style-complex="normal"/>
    </style:style>
    <style:style style:name="T418" style:family="text">
      <style:text-properties fo:font-style="normal" officeooo:rsid="04d05ace" style:font-style-asian="normal" style:font-style-complex="normal"/>
    </style:style>
    <style:style style:name="T419" style:family="text">
      <style:text-properties fo:font-style="normal" officeooo:rsid="04d0e250" style:font-style-asian="normal" style:font-style-complex="normal"/>
    </style:style>
    <style:style style:name="T420" style:family="text">
      <style:text-properties fo:font-style="normal" officeooo:rsid="04d224a5" style:font-style-asian="normal" style:font-style-complex="normal"/>
    </style:style>
    <style:style style:name="T421" style:family="text">
      <style:text-properties fo:font-style="normal" officeooo:rsid="04d32a8b" style:font-style-asian="normal" style:font-style-complex="normal"/>
    </style:style>
    <style:style style:name="T422" style:family="text">
      <style:text-properties fo:font-style="normal" officeooo:rsid="04d4563c" style:font-style-asian="normal" style:font-style-complex="normal"/>
    </style:style>
    <style:style style:name="T423" style:family="text">
      <style:text-properties fo:font-style="normal" officeooo:rsid="04d5b316" style:font-style-asian="normal" style:font-style-complex="normal"/>
    </style:style>
    <style:style style:name="T424" style:family="text">
      <style:text-properties fo:font-style="normal" officeooo:rsid="04d76ba7" style:font-style-asian="normal" style:font-style-complex="normal"/>
    </style:style>
    <style:style style:name="T425" style:family="text">
      <style:text-properties fo:font-style="normal" officeooo:rsid="04d96b23" style:font-style-asian="normal" style:font-style-complex="normal"/>
    </style:style>
    <style:style style:name="T426" style:family="text">
      <style:text-properties fo:font-style="normal" officeooo:rsid="04da7a0b" style:font-style-asian="normal" style:font-style-complex="normal"/>
    </style:style>
    <style:style style:name="T427" style:family="text">
      <style:text-properties fo:font-style="normal" officeooo:rsid="04db3abd" style:font-style-asian="normal" style:font-style-complex="normal"/>
    </style:style>
    <style:style style:name="T428" style:family="text">
      <style:text-properties fo:font-style="normal" officeooo:rsid="04dd1a9c" style:font-style-asian="normal" style:font-style-complex="normal"/>
    </style:style>
    <style:style style:name="T429" style:family="text">
      <style:text-properties fo:font-style="normal" officeooo:rsid="04ddfe91" style:font-style-asian="normal" style:font-style-complex="normal"/>
    </style:style>
    <style:style style:name="T430" style:family="text">
      <style:text-properties fo:font-style="normal" officeooo:rsid="04de0c61" style:font-style-asian="normal" style:font-style-complex="normal"/>
    </style:style>
    <style:style style:name="T431" style:family="text">
      <style:text-properties fo:font-style="normal" officeooo:rsid="04df360f" style:font-style-asian="normal" style:font-style-complex="normal"/>
    </style:style>
    <style:style style:name="T432" style:family="text">
      <style:text-properties fo:font-style="normal" officeooo:rsid="04e0c69d" style:font-style-asian="normal" style:font-style-complex="normal"/>
    </style:style>
    <style:style style:name="T433" style:family="text">
      <style:text-properties fo:font-style="normal" officeooo:rsid="04e0f584" style:font-style-asian="normal" style:font-style-complex="normal"/>
    </style:style>
    <style:style style:name="T434" style:family="text">
      <style:text-properties fo:font-style="normal" officeooo:rsid="04e29972" style:font-style-asian="normal" style:font-style-complex="normal"/>
    </style:style>
    <style:style style:name="T435" style:family="text">
      <style:text-properties fo:font-style="normal" officeooo:rsid="04e2c0c0" style:font-style-asian="normal" style:font-style-complex="normal"/>
    </style:style>
    <style:style style:name="T436" style:family="text">
      <style:text-properties fo:font-style="normal" officeooo:rsid="04e485c0" style:font-style-asian="normal" style:font-style-complex="normal"/>
    </style:style>
    <style:style style:name="T437" style:family="text">
      <style:text-properties fo:font-style="normal" officeooo:rsid="04e4ba5b" style:font-style-asian="normal" style:font-style-complex="normal"/>
    </style:style>
    <style:style style:name="T438" style:family="text">
      <style:text-properties fo:font-style="normal" officeooo:rsid="04e65ab9" style:font-style-asian="normal" style:font-style-complex="normal"/>
    </style:style>
    <style:style style:name="T439" style:family="text">
      <style:text-properties fo:font-style="normal" officeooo:rsid="04e763c9" style:font-style-asian="normal" style:font-style-complex="normal"/>
    </style:style>
    <style:style style:name="T440" style:family="text">
      <style:text-properties fo:font-style="normal" officeooo:rsid="04e829a7" style:font-style-asian="normal" style:font-style-complex="normal"/>
    </style:style>
    <style:style style:name="T441" style:family="text">
      <style:text-properties fo:font-style="normal" officeooo:rsid="04e96ba4" style:font-style-asian="normal" style:font-style-complex="normal"/>
    </style:style>
    <style:style style:name="T442" style:family="text">
      <style:text-properties fo:font-style="normal" officeooo:rsid="04ea75da" style:font-style-asian="normal" style:font-style-complex="normal"/>
    </style:style>
    <style:style style:name="T443" style:family="text">
      <style:text-properties fo:font-style="normal" officeooo:rsid="04ec4889" style:font-style-asian="normal" style:font-style-complex="normal"/>
    </style:style>
    <style:style style:name="T444" style:family="text">
      <style:text-properties fo:font-style="normal" officeooo:rsid="04ee35f5" style:font-style-asian="normal" style:font-style-complex="normal"/>
    </style:style>
    <style:style style:name="T445" style:family="text">
      <style:text-properties fo:font-style="normal" officeooo:rsid="04ef6a38" style:font-style-asian="normal" style:font-style-complex="normal"/>
    </style:style>
    <style:style style:name="T446" style:family="text">
      <style:text-properties fo:font-style="normal" officeooo:rsid="050c744e" style:font-style-asian="normal" style:font-style-complex="normal"/>
    </style:style>
    <style:style style:name="T447" style:family="text">
      <style:text-properties fo:font-style="normal" officeooo:rsid="050cd6a4" style:font-style-asian="normal" style:font-style-complex="normal"/>
    </style:style>
    <style:style style:name="T448" style:family="text">
      <style:text-properties fo:font-style="normal" officeooo:rsid="050e6f6c" style:font-style-asian="normal" style:font-style-complex="normal"/>
    </style:style>
    <style:style style:name="T449" style:family="text">
      <style:text-properties fo:font-style="normal" officeooo:rsid="050ecde5" style:font-style-asian="normal" style:font-style-complex="normal"/>
    </style:style>
    <style:style style:name="T450" style:family="text">
      <style:text-properties fo:font-style="normal" officeooo:rsid="0510a190" style:font-style-asian="normal" style:font-style-complex="normal"/>
    </style:style>
    <style:style style:name="T451" style:family="text">
      <style:text-properties fo:font-style="normal" officeooo:rsid="0510e5f1" style:font-style-asian="normal" style:font-style-complex="normal"/>
    </style:style>
    <style:style style:name="T452" style:family="text">
      <style:text-properties fo:font-style="normal" officeooo:rsid="051237ca" style:font-style-asian="normal" style:font-style-complex="normal"/>
    </style:style>
    <style:style style:name="T453" style:family="text">
      <style:text-properties fo:font-style="normal" officeooo:rsid="05125f20" style:font-style-asian="normal" style:font-style-complex="normal"/>
    </style:style>
    <style:style style:name="T454" style:family="text">
      <style:text-properties fo:font-style="normal" officeooo:rsid="0512725a" style:font-style-asian="normal" style:font-style-complex="normal"/>
    </style:style>
    <style:style style:name="T455" style:family="text">
      <style:text-properties fo:font-style="normal" officeooo:rsid="0513e602" style:font-style-asian="normal" style:font-style-complex="normal"/>
    </style:style>
    <style:style style:name="T456" style:family="text">
      <style:text-properties fo:font-style="normal" officeooo:rsid="05156a7d" style:font-style-asian="normal" style:font-style-complex="normal"/>
    </style:style>
    <style:style style:name="T457" style:family="text">
      <style:text-properties fo:font-style="normal" officeooo:rsid="059677a8" style:font-style-asian="normal" style:font-style-complex="normal"/>
    </style:style>
    <style:style style:name="T458" style:family="text">
      <style:text-properties fo:font-style="normal" officeooo:rsid="05980c00" style:font-style-asian="normal" style:font-style-complex="normal"/>
    </style:style>
    <style:style style:name="T459" style:family="text">
      <style:text-properties fo:font-style="normal" officeooo:rsid="05982546" style:font-style-asian="normal" style:font-style-complex="normal"/>
    </style:style>
    <style:style style:name="T460" style:family="text">
      <style:text-properties fo:font-style="normal" officeooo:rsid="0599fa2e" style:font-style-asian="normal" style:font-style-complex="normal"/>
    </style:style>
    <style:style style:name="T461" style:family="text">
      <style:text-properties fo:font-style="normal" officeooo:rsid="059ab714" style:font-style-asian="normal" style:font-style-complex="normal"/>
    </style:style>
    <style:style style:name="T462" style:family="text">
      <style:text-properties fo:font-style="normal" officeooo:rsid="059b3d8f" style:font-style-asian="normal" style:font-style-complex="normal"/>
    </style:style>
    <style:style style:name="T463" style:family="text">
      <style:text-properties fo:font-style="normal" officeooo:rsid="059b5714" style:font-style-asian="normal" style:font-style-complex="normal"/>
    </style:style>
    <style:style style:name="T464" style:family="text">
      <style:text-properties fo:font-style="normal" officeooo:rsid="059cb610" style:font-style-asian="normal" style:font-style-complex="normal"/>
    </style:style>
    <style:style style:name="T465" style:family="text">
      <style:text-properties fo:font-style="normal" officeooo:rsid="059dad2b" style:font-style-asian="normal" style:font-style-complex="normal"/>
    </style:style>
    <style:style style:name="T466" style:family="text">
      <style:text-properties fo:font-style="normal" officeooo:rsid="059eadac" style:font-style-asian="normal" style:font-style-complex="normal"/>
    </style:style>
    <style:style style:name="T467" style:family="text">
      <style:text-properties fo:font-style="normal" officeooo:rsid="05a03d42" style:font-style-asian="normal" style:font-style-complex="normal"/>
    </style:style>
    <style:style style:name="T468" style:family="text">
      <style:text-properties fo:font-style="normal" officeooo:rsid="05a14e62" style:font-style-asian="normal" style:font-style-complex="normal"/>
    </style:style>
    <style:style style:name="T469" style:family="text">
      <style:text-properties fo:font-style="normal" officeooo:rsid="05a20fd0" style:font-style-asian="normal" style:font-style-complex="normal"/>
    </style:style>
    <style:style style:name="T470" style:family="text">
      <style:text-properties fo:font-style="normal" officeooo:rsid="05a34d00" style:font-style-asian="normal" style:font-style-complex="normal"/>
    </style:style>
    <style:style style:name="T471" style:family="text">
      <style:text-properties fo:font-style="normal" officeooo:rsid="05a3d095" style:font-style-asian="normal" style:font-style-complex="normal"/>
    </style:style>
    <style:style style:name="T472" style:family="text">
      <style:text-properties fo:font-style="normal" officeooo:rsid="05a69e57" style:font-style-asian="normal" style:font-style-complex="normal"/>
    </style:style>
    <style:style style:name="T473" style:family="text">
      <style:text-properties fo:font-style="normal" officeooo:rsid="05a6de75" style:font-style-asian="normal" style:font-style-complex="normal"/>
    </style:style>
    <style:style style:name="T474" style:family="text">
      <style:text-properties fo:font-style="normal" officeooo:rsid="05a85e70" style:font-style-asian="normal" style:font-style-complex="normal"/>
    </style:style>
    <style:style style:name="T475" style:family="text">
      <style:text-properties fo:font-style="normal" officeooo:rsid="05a9ab37" style:font-style-asian="normal" style:font-style-complex="normal"/>
    </style:style>
    <style:style style:name="T476" style:family="text">
      <style:text-properties fo:font-style="normal" officeooo:rsid="05ab69dc" style:font-style-asian="normal" style:font-style-complex="normal"/>
    </style:style>
    <style:style style:name="T477" style:family="text">
      <style:text-properties fo:font-style="normal" officeooo:rsid="05ad5e2b" style:font-style-asian="normal" style:font-style-complex="normal"/>
    </style:style>
    <style:style style:name="T478" style:family="text">
      <style:text-properties fo:font-style="normal" officeooo:rsid="05ae798e" style:font-style-asian="normal" style:font-style-complex="normal"/>
    </style:style>
    <style:style style:name="T479" style:family="text">
      <style:text-properties fo:font-style="normal" officeooo:rsid="05af7869" style:font-style-asian="normal" style:font-style-complex="normal"/>
    </style:style>
    <style:style style:name="T480" style:family="text">
      <style:text-properties fo:font-style="normal" officeooo:rsid="05b09df6" style:font-style-asian="normal" style:font-style-complex="normal"/>
    </style:style>
    <style:style style:name="T481" style:family="text">
      <style:text-properties fo:font-style="normal" officeooo:rsid="05b14250" style:font-style-asian="normal" style:font-style-complex="normal"/>
    </style:style>
    <style:style style:name="T482" style:family="text">
      <style:text-properties fo:font-style="normal" officeooo:rsid="05b2f5f6" style:font-style-asian="normal" style:font-style-complex="normal"/>
    </style:style>
    <style:style style:name="T483" style:family="text">
      <style:text-properties fo:font-style="normal" officeooo:rsid="05b3b25e" style:font-style-asian="normal" style:font-style-complex="normal"/>
    </style:style>
    <style:style style:name="T484" style:family="text">
      <style:text-properties fo:font-style="normal" officeooo:rsid="05b57540" style:font-style-asian="normal" style:font-style-complex="normal"/>
    </style:style>
    <style:style style:name="T485" style:family="text">
      <style:text-properties fo:font-style="normal" officeooo:rsid="05b5d28d" style:font-style-asian="normal" style:font-style-complex="normal"/>
    </style:style>
    <style:style style:name="T486" style:family="text">
      <style:text-properties fo:font-style="normal" officeooo:rsid="05b72540" style:font-style-asian="normal" style:font-style-complex="normal"/>
    </style:style>
    <style:style style:name="T487" style:family="text">
      <style:text-properties fo:font-style="normal" officeooo:rsid="05b9392f" style:font-style-asian="normal" style:font-style-complex="normal"/>
    </style:style>
    <style:style style:name="T488" style:family="text">
      <style:text-properties fo:font-style="normal" officeooo:rsid="05bacb99" style:font-style-asian="normal" style:font-style-complex="normal"/>
    </style:style>
    <style:style style:name="T489" style:family="text">
      <style:text-properties fo:font-style="normal" officeooo:rsid="05bb0ce8" style:font-style-asian="normal" style:font-style-complex="normal"/>
    </style:style>
    <style:style style:name="T490" style:family="text">
      <style:text-properties fo:font-style="normal" officeooo:rsid="05bb7910" style:font-style-asian="normal" style:font-style-complex="normal"/>
    </style:style>
    <style:style style:name="T491" style:family="text">
      <style:text-properties fo:font-style="normal" officeooo:rsid="05bc7bbb" style:font-style-asian="normal" style:font-style-complex="normal"/>
    </style:style>
    <style:style style:name="T492" style:family="text">
      <style:text-properties fo:font-style="normal" officeooo:rsid="05bd0e03" style:font-style-asian="normal" style:font-style-complex="normal"/>
    </style:style>
    <style:style style:name="T493" style:family="text">
      <style:text-properties fo:font-style="normal" officeooo:rsid="05bdb749" style:font-style-asian="normal" style:font-style-complex="normal"/>
    </style:style>
    <style:style style:name="T494" style:family="text">
      <style:text-properties fo:font-style="normal" officeooo:rsid="05bed226" style:font-style-asian="normal" style:font-style-complex="normal"/>
    </style:style>
    <style:style style:name="T495" style:family="text">
      <style:text-properties fo:font-style="normal" officeooo:rsid="05bedcf7" style:font-style-asian="normal" style:font-style-complex="normal"/>
    </style:style>
    <style:style style:name="T496" style:family="text">
      <style:text-properties fo:font-style="normal" officeooo:rsid="05bf5f29" style:font-style-asian="normal" style:font-style-complex="normal"/>
    </style:style>
    <style:style style:name="T497" style:family="text">
      <style:text-properties fo:font-style="normal" officeooo:rsid="05c0a74f" style:font-style-asian="normal" style:font-style-complex="normal"/>
    </style:style>
    <style:style style:name="T498" style:family="text">
      <style:text-properties fo:font-style="normal" officeooo:rsid="05c0b67b" style:font-style-asian="normal" style:font-style-complex="normal"/>
    </style:style>
    <style:style style:name="T499" style:family="text">
      <style:text-properties fo:font-style="normal" officeooo:rsid="05c29ab9" style:font-style-asian="normal" style:font-style-complex="normal"/>
    </style:style>
    <style:style style:name="T500" style:family="text">
      <style:text-properties fo:font-style="normal" officeooo:rsid="05c4967a" style:font-style-asian="normal" style:font-style-complex="normal"/>
    </style:style>
    <style:style style:name="T501" style:family="text">
      <style:text-properties fo:font-style="normal" officeooo:rsid="05c4b461" style:font-style-asian="normal" style:font-style-complex="normal"/>
    </style:style>
    <style:style style:name="T502" style:family="text">
      <style:text-properties fo:font-style="normal" officeooo:rsid="05c52008" style:font-style-asian="normal" style:font-style-complex="normal"/>
    </style:style>
    <style:style style:name="T503" style:family="text">
      <style:text-properties fo:font-style="normal" officeooo:rsid="05c658ed" style:font-style-asian="normal" style:font-style-complex="normal"/>
    </style:style>
    <style:style style:name="T504" style:family="text">
      <style:text-properties fo:font-style="normal" officeooo:rsid="05c7ea1a" style:font-style-asian="normal" style:font-style-complex="normal"/>
    </style:style>
    <style:style style:name="T505" style:family="text">
      <style:text-properties fo:font-style="normal" officeooo:rsid="05c8d88c" style:font-style-asian="normal" style:font-style-complex="normal"/>
    </style:style>
    <style:style style:name="T506" style:family="text">
      <style:text-properties fo:font-style="normal" officeooo:rsid="05ca944e" style:font-style-asian="normal" style:font-style-complex="normal"/>
    </style:style>
    <style:style style:name="T507" style:family="text">
      <style:text-properties fo:font-style="normal" officeooo:rsid="05cabced" style:font-style-asian="normal" style:font-style-complex="normal"/>
    </style:style>
    <style:style style:name="T508" style:family="text">
      <style:text-properties fo:font-style="normal" officeooo:rsid="05cc7d8d" style:font-style-asian="normal" style:font-style-complex="normal"/>
    </style:style>
    <style:style style:name="T509" style:family="text">
      <style:text-properties fo:font-style="normal" officeooo:rsid="05cdd045" style:font-style-asian="normal" style:font-style-complex="normal"/>
    </style:style>
    <style:style style:name="T510" style:family="text">
      <style:text-properties fo:font-style="normal" officeooo:rsid="05ce804a" style:font-style-asian="normal" style:font-style-complex="normal"/>
    </style:style>
    <style:style style:name="T511" style:family="text">
      <style:text-properties fo:font-style="normal" officeooo:rsid="05cf4bc7" style:font-style-asian="normal" style:font-style-complex="normal"/>
    </style:style>
    <style:style style:name="T512" style:family="text">
      <style:text-properties fo:font-style="normal" officeooo:rsid="05cff4a2" style:font-style-asian="normal" style:font-style-complex="normal"/>
    </style:style>
    <style:style style:name="T513" style:family="text">
      <style:text-properties fo:font-style="normal" officeooo:rsid="05d12604" style:font-style-asian="normal" style:font-style-complex="normal"/>
    </style:style>
    <style:style style:name="T514" style:family="text">
      <style:text-properties fo:font-style="normal" officeooo:rsid="05d1a48e" style:font-style-asian="normal" style:font-style-complex="normal"/>
    </style:style>
    <style:style style:name="T515" style:family="text">
      <style:text-properties fo:font-style="normal" officeooo:rsid="05d1c26c" style:font-style-asian="normal" style:font-style-complex="normal"/>
    </style:style>
    <style:style style:name="T516" style:family="text">
      <style:text-properties fo:font-style="normal" officeooo:rsid="05d20c69" style:font-style-asian="normal" style:font-style-complex="normal"/>
    </style:style>
    <style:style style:name="T517" style:family="text">
      <style:text-properties fo:font-style="normal" officeooo:rsid="05d31faf" style:font-style-asian="normal" style:font-style-complex="normal"/>
    </style:style>
    <style:style style:name="T518" style:family="text">
      <style:text-properties fo:font-style="normal" officeooo:rsid="05d35f23" style:font-style-asian="normal" style:font-style-complex="normal"/>
    </style:style>
    <style:style style:name="T519" style:family="text">
      <style:text-properties fo:font-style="normal" officeooo:rsid="05d52c1d" style:font-style-asian="normal" style:font-style-complex="normal"/>
    </style:style>
    <style:style style:name="T520" style:family="text">
      <style:text-properties fo:font-style="normal" officeooo:rsid="05d6c9ca" style:font-style-asian="normal" style:font-style-complex="normal"/>
    </style:style>
    <style:style style:name="T521" style:family="text">
      <style:text-properties fo:font-style="normal" officeooo:rsid="05d7d505" style:font-style-asian="normal" style:font-style-complex="normal"/>
    </style:style>
    <style:style style:name="T522" style:family="text">
      <style:text-properties fo:font-style="normal" officeooo:rsid="05d80498" style:font-style-asian="normal" style:font-style-complex="normal"/>
    </style:style>
    <style:style style:name="T523" style:family="text">
      <style:text-properties fo:font-style="normal" officeooo:rsid="05d94738" style:font-style-asian="normal" style:font-style-complex="normal"/>
    </style:style>
    <style:style style:name="T524" style:family="text">
      <style:text-properties fo:font-style="normal" officeooo:rsid="05dacc44" style:font-style-asian="normal" style:font-style-complex="normal"/>
    </style:style>
    <style:style style:name="T525" style:family="text">
      <style:text-properties fo:font-style="normal" officeooo:rsid="05dae861" style:font-style-asian="normal" style:font-style-complex="normal"/>
    </style:style>
    <style:style style:name="T526" style:family="text">
      <style:text-properties fo:font-style="normal" officeooo:rsid="05dc7859" style:font-style-asian="normal" style:font-style-complex="normal"/>
    </style:style>
    <style:style style:name="T527" style:family="text">
      <style:text-properties fo:font-style="normal" officeooo:rsid="05de5a95" style:font-style-asian="normal" style:font-style-complex="normal"/>
    </style:style>
    <style:style style:name="T528" style:family="text">
      <style:text-properties fo:font-style="normal" officeooo:rsid="05df07e2" style:font-style-asian="normal" style:font-style-complex="normal"/>
    </style:style>
    <style:style style:name="T529" style:family="text">
      <style:text-properties fo:font-style="normal" officeooo:rsid="05df7b81" style:font-style-asian="normal" style:font-style-complex="normal"/>
    </style:style>
    <style:style style:name="T530" style:family="text">
      <style:text-properties fo:font-style="normal" officeooo:rsid="05dff4b1" style:font-style-asian="normal" style:font-style-complex="normal"/>
    </style:style>
    <style:style style:name="T531" style:family="text">
      <style:text-properties fo:font-style="normal" officeooo:rsid="05e0feb5" style:font-style-asian="normal" style:font-style-complex="normal"/>
    </style:style>
    <style:style style:name="T532" style:family="text">
      <style:text-properties fo:font-style="normal" officeooo:rsid="05e13d0a" style:font-style-asian="normal" style:font-style-complex="normal"/>
    </style:style>
    <style:style style:name="T533" style:family="text">
      <style:text-properties fo:font-style="normal" officeooo:rsid="05e16c7b" style:font-style-asian="normal" style:font-style-complex="normal"/>
    </style:style>
    <style:style style:name="T534" style:family="text">
      <style:text-properties fo:font-style="normal" officeooo:rsid="05e2a57d" style:font-style-asian="normal" style:font-style-complex="normal"/>
    </style:style>
    <style:style style:name="T535" style:family="text">
      <style:text-properties fo:font-style="normal" officeooo:rsid="05e3d0aa" style:font-style-asian="normal" style:font-style-complex="normal"/>
    </style:style>
    <style:style style:name="T536" style:family="text">
      <style:text-properties fo:font-style="normal" officeooo:rsid="05e47207" style:font-style-asian="normal" style:font-style-complex="normal"/>
    </style:style>
    <style:style style:name="T537" style:family="text">
      <style:text-properties fo:font-style="normal" officeooo:rsid="05e62aa0" style:font-style-asian="normal" style:font-style-complex="normal"/>
    </style:style>
    <style:style style:name="T538" style:family="text">
      <style:text-properties fo:font-style="normal" officeooo:rsid="05e79957" style:font-style-asian="normal" style:font-style-complex="normal"/>
    </style:style>
    <style:style style:name="T539" style:family="text">
      <style:text-properties fo:font-style="normal" officeooo:rsid="05e7cc16" style:font-style-asian="normal" style:font-style-complex="normal"/>
    </style:style>
    <style:style style:name="T540" style:family="text">
      <style:text-properties fo:font-style="normal" officeooo:rsid="05e92e1d" style:font-style-asian="normal" style:font-style-complex="normal"/>
    </style:style>
    <style:style style:name="T541" style:family="text">
      <style:text-properties fo:font-style="normal" officeooo:rsid="05eaff2e" style:font-style-asian="normal" style:font-style-complex="normal"/>
    </style:style>
    <style:style style:name="T542" style:family="text">
      <style:text-properties fo:font-style="normal" officeooo:rsid="05ec6c34" style:font-style-asian="normal" style:font-style-complex="normal"/>
    </style:style>
    <style:style style:name="T543" style:family="text">
      <style:text-properties fo:font-style="normal" officeooo:rsid="05ed62e3" style:font-style-asian="normal" style:font-style-complex="normal"/>
    </style:style>
    <style:style style:name="T544" style:family="text">
      <style:text-properties fo:font-style="normal" officeooo:rsid="05eea832" style:font-style-asian="normal" style:font-style-complex="normal"/>
    </style:style>
    <style:style style:name="T545" style:family="text">
      <style:text-properties fo:font-style="normal" officeooo:rsid="05eec30f" style:font-style-asian="normal" style:font-style-complex="normal"/>
    </style:style>
    <style:style style:name="T546" style:family="text">
      <style:text-properties fo:font-style="normal" officeooo:rsid="05f07269" style:font-style-asian="normal" style:font-style-complex="normal"/>
    </style:style>
    <style:style style:name="T547" style:family="text">
      <style:text-properties fo:font-style="normal" officeooo:rsid="05f21e9b" style:font-style-asian="normal" style:font-style-complex="normal"/>
    </style:style>
    <style:style style:name="T548" style:family="text">
      <style:text-properties fo:font-style="normal" officeooo:rsid="05f3b95a" style:font-style-asian="normal" style:font-style-complex="normal"/>
    </style:style>
    <style:style style:name="T549" style:family="text">
      <style:text-properties fo:font-style="normal" officeooo:rsid="05f4bf9b" style:font-style-asian="normal" style:font-style-complex="normal"/>
    </style:style>
    <style:style style:name="T550" style:family="text">
      <style:text-properties fo:font-style="normal" officeooo:rsid="05f512ba" style:font-style-asian="normal" style:font-style-complex="normal"/>
    </style:style>
    <style:style style:name="T551" style:family="text">
      <style:text-properties fo:font-style="normal" officeooo:rsid="05f618e0" style:font-style-asian="normal" style:font-style-complex="normal"/>
    </style:style>
    <style:style style:name="T552" style:family="text">
      <style:text-properties fo:font-style="normal" officeooo:rsid="05f7da5a" style:font-style-asian="normal" style:font-style-complex="normal"/>
    </style:style>
    <style:style style:name="T553" style:family="text">
      <style:text-properties fo:font-style="normal" officeooo:rsid="05f9b123" style:font-style-asian="normal" style:font-style-complex="normal"/>
    </style:style>
    <style:style style:name="T554" style:family="text">
      <style:text-properties fo:font-style="normal" officeooo:rsid="05fa28da" style:font-style-asian="normal" style:font-style-complex="normal"/>
    </style:style>
    <style:style style:name="T555" style:family="text">
      <style:text-properties fo:font-style="normal" officeooo:rsid="05fb0f46" style:font-style-asian="normal" style:font-style-complex="normal"/>
    </style:style>
    <style:style style:name="T556" style:family="text">
      <style:text-properties fo:font-style="normal" officeooo:rsid="05fbb574" style:font-style-asian="normal" style:font-style-complex="normal"/>
    </style:style>
    <style:style style:name="T557" style:family="text">
      <style:text-properties fo:font-style="normal" officeooo:rsid="05fd1245" style:font-style-asian="normal" style:font-style-complex="normal"/>
    </style:style>
    <style:style style:name="T558" style:family="text">
      <style:text-properties fo:font-style="normal" officeooo:rsid="05fd7b8a" style:font-style-asian="normal" style:font-style-complex="normal"/>
    </style:style>
    <style:style style:name="T559" style:family="text">
      <style:text-properties fo:font-style="normal" officeooo:rsid="05fe5d2f" style:font-style-asian="normal" style:font-style-complex="normal"/>
    </style:style>
    <style:style style:name="T560" style:family="text">
      <style:text-properties fo:font-style="normal" officeooo:rsid="05ff9d56" style:font-style-asian="normal" style:font-style-complex="normal"/>
    </style:style>
    <style:style style:name="T561"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62" style:family="text">
      <style:text-properties fo:font-style="normal" style:text-underline-style="none" fo:font-weight="normal" style:font-style-asian="normal" style:font-weight-asian="normal" style:font-style-complex="normal" style:font-weight-complex="normal"/>
    </style:style>
    <style:style style:name="T563" style:family="text">
      <style:text-properties fo:font-style="normal" style:text-underline-style="none" fo:font-weight="normal" officeooo:rsid="0019f43d" style:font-style-asian="normal" style:font-weight-asian="normal" style:font-style-complex="normal" style:font-weight-complex="normal"/>
    </style:style>
    <style:style style:name="T564" style:family="text">
      <style:text-properties fo:font-style="normal" style:text-underline-style="none" fo:font-weight="normal" officeooo:rsid="0be5b930" style:font-style-asian="normal" style:font-weight-asian="normal" style:font-style-complex="normal" style:font-weight-complex="normal"/>
    </style:style>
    <style:style style:name="T565" style:family="text">
      <style:text-properties fo:font-style="normal" style:text-underline-style="none" fo:font-weight="normal" officeooo:rsid="0be9051c" style:font-style-asian="normal" style:font-weight-asian="normal" style:font-style-complex="normal" style:font-weight-complex="normal"/>
    </style:style>
    <style:style style:name="T566" style:family="text">
      <style:text-properties fo:font-style="normal" style:text-underline-style="none" fo:font-weight="normal" officeooo:rsid="0beff130" style:font-style-asian="normal" style:font-weight-asian="normal" style:font-style-complex="normal" style:font-weight-complex="normal"/>
    </style:style>
    <style:style style:name="T567" style:family="text">
      <style:text-properties fo:font-style="normal" style:text-underline-style="none" fo:font-weight="normal" officeooo:rsid="0bf240c2" style:font-style-asian="normal" style:font-weight-asian="normal" style:font-style-complex="normal" style:font-weight-complex="normal"/>
    </style:style>
    <style:style style:name="T568" style:family="text">
      <style:text-properties fo:font-style="normal" style:text-underline-style="none" fo:font-weight="normal" officeooo:rsid="0bf25162" style:font-style-asian="normal" style:font-weight-asian="normal" style:font-style-complex="normal" style:font-weight-complex="normal"/>
    </style:style>
    <style:style style:name="T569" style:family="text">
      <style:text-properties fo:font-style="normal" style:text-underline-style="none" fo:font-weight="normal" officeooo:rsid="0bf2d994" style:font-style-asian="normal" style:font-weight-asian="normal" style:font-style-complex="normal" style:font-weight-complex="normal"/>
    </style:style>
    <style:style style:name="T570" style:family="text">
      <style:text-properties fo:font-style="normal" style:text-underline-style="none" fo:font-weight="normal" officeooo:rsid="0bf4b295" style:font-style-asian="normal" style:font-weight-asian="normal" style:font-style-complex="normal" style:font-weight-complex="normal"/>
    </style:style>
    <style:style style:name="T571" style:family="text">
      <style:text-properties fo:font-style="normal" style:text-underline-style="none" fo:font-weight="normal" officeooo:rsid="0bf63669" style:font-style-asian="normal" style:font-weight-asian="normal" style:font-style-complex="normal" style:font-weight-complex="normal"/>
    </style:style>
    <style:style style:name="T572" style:family="text">
      <style:text-properties fo:font-style="normal" style:text-underline-style="none" fo:font-weight="normal" officeooo:rsid="0bf6a7f8" style:font-style-asian="normal" style:font-weight-asian="normal" style:font-style-complex="normal" style:font-weight-complex="normal"/>
    </style:style>
    <style:style style:name="T573" style:family="text">
      <style:text-properties fo:font-style="normal" style:text-underline-style="none" fo:font-weight="normal" officeooo:rsid="0bf6cfb6" style:font-style-asian="normal" style:font-weight-asian="normal" style:font-style-complex="normal" style:font-weight-complex="normal"/>
    </style:style>
    <style:style style:name="T574" style:family="text">
      <style:text-properties fo:font-style="normal" style:text-underline-style="none" fo:font-weight="normal" officeooo:rsid="0bf88250" style:font-style-asian="normal" style:font-weight-asian="normal" style:font-style-complex="normal" style:font-weight-complex="normal"/>
    </style:style>
    <style:style style:name="T575" style:family="text">
      <style:text-properties fo:font-style="normal" style:text-underline-style="none" fo:font-weight="normal" officeooo:rsid="0bf944a0" style:font-style-asian="normal" style:font-weight-asian="normal" style:font-style-complex="normal" style:font-weight-complex="normal"/>
    </style:style>
    <style:style style:name="T576" style:family="text">
      <style:text-properties fo:font-style="normal" style:text-underline-style="none" fo:font-weight="normal" officeooo:rsid="0bfa3d2e" style:font-style-asian="normal" style:font-weight-asian="normal" style:font-style-complex="normal" style:font-weight-complex="normal"/>
    </style:style>
    <style:style style:name="T577" style:family="text">
      <style:text-properties fo:font-style="normal" style:text-underline-style="none" fo:font-weight="normal" officeooo:rsid="0bfbc0b3" style:font-style-asian="normal" style:font-weight-asian="normal" style:font-style-complex="normal" style:font-weight-complex="normal"/>
    </style:style>
    <style:style style:name="T578" style:family="text">
      <style:text-properties fo:font-style="normal" style:text-underline-style="none" fo:font-weight="normal" officeooo:rsid="0bfcd6ef" style:font-style-asian="normal" style:font-weight-asian="normal" style:font-style-complex="normal" style:font-weight-complex="normal"/>
    </style:style>
    <style:style style:name="T579" style:family="text">
      <style:text-properties fo:font-style="normal" style:text-underline-style="none" fo:font-weight="normal" officeooo:rsid="0bfd7459" style:font-style-asian="normal" style:font-weight-asian="normal" style:font-style-complex="normal" style:font-weight-complex="normal"/>
    </style:style>
    <style:style style:name="T580" style:family="text">
      <style:text-properties fo:font-style="normal" style:text-underline-style="none" fo:font-weight="normal" officeooo:rsid="0bfd9583" style:font-style-asian="normal" style:font-weight-asian="normal" style:font-style-complex="normal" style:font-weight-complex="normal"/>
    </style:style>
    <style:style style:name="T581" style:family="text">
      <style:text-properties fo:font-style="normal" style:text-underline-style="none" fo:font-weight="normal" officeooo:rsid="0bfec1b1" style:font-style-asian="normal" style:font-weight-asian="normal" style:font-style-complex="normal" style:font-weight-complex="normal"/>
    </style:style>
    <style:style style:name="T582" style:family="text">
      <style:text-properties fo:font-style="normal" style:text-underline-style="none" fo:font-weight="normal" officeooo:rsid="0c0096c4" style:font-style-asian="normal" style:font-weight-asian="normal" style:font-style-complex="normal" style:font-weight-complex="normal"/>
    </style:style>
    <style:style style:name="T583" style:family="text">
      <style:text-properties fo:font-style="normal" style:text-underline-style="none" fo:font-weight="normal" officeooo:rsid="0c021268" style:font-style-asian="normal" style:font-weight-asian="normal" style:font-style-complex="normal" style:font-weight-complex="normal"/>
    </style:style>
    <style:style style:name="T584" style:family="text">
      <style:text-properties fo:font-style="normal" style:text-underline-style="none" fo:font-weight="normal" officeooo:rsid="0c02622f" style:font-style-asian="normal" style:font-weight-asian="normal" style:font-style-complex="normal" style:font-weight-complex="normal"/>
    </style:style>
    <style:style style:name="T585" style:family="text">
      <style:text-properties fo:font-style="normal" style:text-underline-style="none" fo:font-weight="normal" officeooo:rsid="0c038ae1" style:font-style-asian="normal" style:font-weight-asian="normal" style:font-style-complex="normal" style:font-weight-complex="normal"/>
    </style:style>
    <style:style style:name="T586" style:family="text">
      <style:text-properties fo:font-style="normal" style:text-underline-style="none" fo:font-weight="normal" officeooo:rsid="0c040c33" style:font-style-asian="normal" style:font-weight-asian="normal" style:font-style-complex="normal" style:font-weight-complex="normal"/>
    </style:style>
    <style:style style:name="T587" style:family="text">
      <style:text-properties fo:font-style="normal" style:text-underline-style="none" fo:font-weight="normal" officeooo:rsid="0c04ab23" style:font-style-asian="normal" style:font-weight-asian="normal" style:font-style-complex="normal" style:font-weight-complex="normal"/>
    </style:style>
    <style:style style:name="T588" style:family="text">
      <style:text-properties fo:font-style="normal" style:text-underline-style="none" fo:font-weight="normal" officeooo:rsid="0c055e33" style:font-style-asian="normal" style:font-weight-asian="normal" style:font-style-complex="normal" style:font-weight-complex="normal"/>
    </style:style>
    <style:style style:name="T589" style:family="text">
      <style:text-properties fo:font-style="normal" style:text-underline-style="none" fo:font-weight="normal" officeooo:rsid="0c06d36b" style:font-style-asian="normal" style:font-weight-asian="normal" style:font-style-complex="normal" style:font-weight-complex="normal"/>
    </style:style>
    <style:style style:name="T590" style:family="text">
      <style:text-properties fo:font-style="normal" style:text-underline-style="none" fo:font-weight="normal" officeooo:rsid="0c083583" style:font-style-asian="normal" style:font-weight-asian="normal" style:font-style-complex="normal" style:font-weight-complex="normal"/>
    </style:style>
    <style:style style:name="T591" style:family="text">
      <style:text-properties fo:font-style="normal" style:text-underline-style="none" fo:font-weight="normal" officeooo:rsid="0c09648a" style:font-style-asian="normal" style:font-weight-asian="normal" style:font-style-complex="normal" style:font-weight-complex="normal"/>
    </style:style>
    <style:style style:name="T592" style:family="text">
      <style:text-properties fo:font-style="normal" style:text-underline-style="none" fo:font-weight="normal" officeooo:rsid="0c0ab349" style:font-style-asian="normal" style:font-weight-asian="normal" style:font-style-complex="normal" style:font-weight-complex="normal"/>
    </style:style>
    <style:style style:name="T593" style:family="text">
      <style:text-properties fo:font-style="normal" style:text-underline-style="none" fo:font-weight="normal" officeooo:rsid="0c0b6783" style:font-style-asian="normal" style:font-weight-asian="normal" style:font-style-complex="normal" style:font-weight-complex="normal"/>
    </style:style>
    <style:style style:name="T594" style:family="text">
      <style:text-properties fo:font-style="normal" style:text-underline-style="none" fo:font-weight="normal" officeooo:rsid="0c0c66aa" style:font-style-asian="normal" style:font-weight-asian="normal" style:font-style-complex="normal" style:font-weight-complex="normal"/>
    </style:style>
    <style:style style:name="T595" style:family="text">
      <style:text-properties fo:font-style="normal" style:text-underline-style="none" fo:font-weight="normal" officeooo:rsid="0c0ccfa0" style:font-style-asian="normal" style:font-weight-asian="normal" style:font-style-complex="normal" style:font-weight-complex="normal"/>
    </style:style>
    <style:style style:name="T596" style:family="text">
      <style:text-properties fo:font-style="normal" style:text-underline-style="none" fo:font-weight="normal" officeooo:rsid="0c0ec435" style:font-style-asian="normal" style:font-weight-asian="normal" style:font-style-complex="normal" style:font-weight-complex="normal"/>
    </style:style>
    <style:style style:name="T597" style:family="text">
      <style:text-properties fo:font-style="normal" style:text-underline-style="none" fo:font-weight="normal" officeooo:rsid="0c10c3d4" style:font-style-asian="normal" style:font-weight-asian="normal" style:font-style-complex="normal" style:font-weight-complex="normal"/>
    </style:style>
    <style:style style:name="T598" style:family="text">
      <style:text-properties fo:font-style="normal" style:text-underline-style="none" fo:font-weight="normal" officeooo:rsid="0c11a323" style:font-style-asian="normal" style:font-weight-asian="normal" style:font-style-complex="normal" style:font-weight-complex="normal"/>
    </style:style>
    <style:style style:name="T599" style:family="text">
      <style:text-properties fo:font-style="normal" style:text-underline-style="none" fo:font-weight="normal" officeooo:rsid="0c13392a" style:font-style-asian="normal" style:font-weight-asian="normal" style:font-style-complex="normal" style:font-weight-complex="normal"/>
    </style:style>
    <style:style style:name="T600" style:family="text">
      <style:text-properties fo:font-style="normal" style:text-underline-style="none" fo:font-weight="normal" officeooo:rsid="0c146d5c" style:font-style-asian="normal" style:font-weight-asian="normal" style:font-style-complex="normal" style:font-weight-complex="normal"/>
    </style:style>
    <style:style style:name="T601" style:family="text">
      <style:text-properties fo:font-style="normal" style:text-underline-style="none" fo:font-weight="normal" officeooo:rsid="0c151317" style:font-style-asian="normal" style:font-weight-asian="normal" style:font-style-complex="normal" style:font-weight-complex="normal"/>
    </style:style>
    <style:style style:name="T602" style:family="text">
      <style:text-properties fo:font-style="normal" style:text-underline-style="none" fo:font-weight="normal" officeooo:rsid="0c15664c" style:font-style-asian="normal" style:font-weight-asian="normal" style:font-style-complex="normal" style:font-weight-complex="normal"/>
    </style:style>
    <style:style style:name="T603" style:family="text">
      <style:text-properties fo:font-style="normal" style:text-underline-style="none" fo:font-weight="normal" officeooo:rsid="0c165085" style:font-style-asian="normal" style:font-weight-asian="normal" style:font-style-complex="normal" style:font-weight-complex="normal"/>
    </style:style>
    <style:style style:name="T604" style:family="text">
      <style:text-properties fo:font-style="normal" style:text-underline-style="none" fo:font-weight="normal" officeooo:rsid="0c17741d" style:font-style-asian="normal" style:font-weight-asian="normal" style:font-style-complex="normal" style:font-weight-complex="normal"/>
    </style:style>
    <style:style style:name="T605" style:family="text">
      <style:text-properties fo:font-style="normal" style:text-underline-style="none" fo:font-weight="normal" officeooo:rsid="0c183b27" style:font-style-asian="normal" style:font-weight-asian="normal" style:font-style-complex="normal" style:font-weight-complex="normal"/>
    </style:style>
    <style:style style:name="T606" style:family="text">
      <style:text-properties fo:font-style="normal" style:text-underline-style="none" fo:font-weight="normal" officeooo:rsid="0c197bc1" style:font-style-asian="normal" style:font-weight-asian="normal" style:font-style-complex="normal" style:font-weight-complex="normal"/>
    </style:style>
    <style:style style:name="T607" style:family="text">
      <style:text-properties fo:font-style="normal" style:text-underline-style="none" fo:font-weight="normal" officeooo:rsid="0c1ab50f" style:font-style-asian="normal" style:font-weight-asian="normal" style:font-style-complex="normal" style:font-weight-complex="normal"/>
    </style:style>
    <style:style style:name="T608" style:family="text">
      <style:text-properties fo:font-style="normal" style:text-underline-style="none" fo:font-weight="normal" officeooo:rsid="0c1c9d21" style:font-style-asian="normal" style:font-weight-asian="normal" style:font-style-complex="normal" style:font-weight-complex="normal"/>
    </style:style>
    <style:style style:name="T609" style:family="text">
      <style:text-properties fo:font-style="normal" style:text-underline-style="none" fo:font-weight="normal" officeooo:rsid="0c1dbd9d" style:font-style-asian="normal" style:font-weight-asian="normal" style:font-style-complex="normal" style:font-weight-complex="normal"/>
    </style:style>
    <style:style style:name="T610" style:family="text">
      <style:text-properties fo:font-style="normal" style:text-underline-style="none" fo:font-weight="normal" officeooo:rsid="0c1e5c3d" style:font-style-asian="normal" style:font-weight-asian="normal" style:font-style-complex="normal" style:font-weight-complex="normal"/>
    </style:style>
    <style:style style:name="T611" style:family="text">
      <style:text-properties fo:font-style="normal" style:text-underline-style="none" fo:font-weight="normal" officeooo:rsid="0c20559a" style:font-style-asian="normal" style:font-weight-asian="normal" style:font-style-complex="normal" style:font-weight-complex="normal"/>
    </style:style>
    <style:style style:name="T612" style:family="text">
      <style:text-properties fo:font-style="normal" style:text-underline-style="none" fo:font-weight="normal" officeooo:rsid="0c221f35" style:font-style-asian="normal" style:font-weight-asian="normal" style:font-style-complex="normal" style:font-weight-complex="normal"/>
    </style:style>
    <style:style style:name="T613" style:family="text">
      <style:text-properties fo:font-style="normal" style:text-underline-style="none" fo:font-weight="normal" officeooo:rsid="0c233110" style:font-style-asian="normal" style:font-weight-asian="normal" style:font-style-complex="normal" style:font-weight-complex="normal"/>
    </style:style>
    <style:style style:name="T614" style:family="text">
      <style:text-properties fo:font-style="normal" style:text-underline-style="none" fo:font-weight="normal" officeooo:rsid="0c23b712" style:font-style-asian="normal" style:font-weight-asian="normal" style:font-style-complex="normal" style:font-weight-complex="normal"/>
    </style:style>
    <style:style style:name="T615" style:family="text">
      <style:text-properties fo:font-style="normal" style:text-underline-style="none" fo:font-weight="normal" officeooo:rsid="0c2514d1" style:font-style-asian="normal" style:font-weight-asian="normal" style:font-style-complex="normal" style:font-weight-complex="normal"/>
    </style:style>
    <style:style style:name="T616" style:family="text">
      <style:text-properties fo:font-style="normal" style:text-underline-style="none" fo:font-weight="normal" officeooo:rsid="0c2638b4" style:font-style-asian="normal" style:font-weight-asian="normal" style:font-style-complex="normal" style:font-weight-complex="normal"/>
    </style:style>
    <style:style style:name="T617" style:family="text">
      <style:text-properties fo:font-style="normal" style:text-underline-style="none" fo:font-weight="normal" officeooo:rsid="0c27675a" style:font-style-asian="normal" style:font-weight-asian="normal" style:font-style-complex="normal" style:font-weight-complex="normal"/>
    </style:style>
    <style:style style:name="T618" style:family="text">
      <style:text-properties fo:font-style="normal" style:text-underline-style="none" fo:font-weight="normal" officeooo:rsid="0c28367c" style:font-style-asian="normal" style:font-weight-asian="normal" style:font-style-complex="normal" style:font-weight-complex="normal"/>
    </style:style>
    <style:style style:name="T619" style:family="text">
      <style:text-properties fo:font-style="normal" style:text-underline-style="none" fo:font-weight="normal" officeooo:rsid="0c284d1e" style:font-style-asian="normal" style:font-weight-asian="normal" style:font-style-complex="normal" style:font-weight-complex="normal"/>
    </style:style>
    <style:style style:name="T620" style:family="text">
      <style:text-properties fo:font-style="normal" style:text-underline-style="none" fo:font-weight="normal" officeooo:rsid="0c293422" style:font-style-asian="normal" style:font-weight-asian="normal" style:font-style-complex="normal" style:font-weight-complex="normal"/>
    </style:style>
    <style:style style:name="T621" style:family="text">
      <style:text-properties fo:font-style="normal" style:text-underline-style="none" fo:font-weight="normal" officeooo:rsid="0c2b847e" style:font-style-asian="normal" style:font-weight-asian="normal" style:font-style-complex="normal" style:font-weight-complex="normal"/>
    </style:style>
    <style:style style:name="T622" style:family="text">
      <style:text-properties fo:font-style="normal" style:text-underline-style="none" fo:font-weight="normal" officeooo:rsid="0c2c7672" style:font-style-asian="normal" style:font-weight-asian="normal" style:font-style-complex="normal" style:font-weight-complex="normal"/>
    </style:style>
    <style:style style:name="T623" style:family="text">
      <style:text-properties fo:font-style="normal" style:text-underline-style="none" fo:font-weight="normal" officeooo:rsid="0c2cfdd9" style:font-style-asian="normal" style:font-weight-asian="normal" style:font-style-complex="normal" style:font-weight-complex="normal"/>
    </style:style>
    <style:style style:name="T624" style:family="text">
      <style:text-properties fo:font-style="normal" style:text-underline-style="none" fo:font-weight="normal" officeooo:rsid="0c2d2582" style:font-style-asian="normal" style:font-weight-asian="normal" style:font-style-complex="normal" style:font-weight-complex="normal"/>
    </style:style>
    <style:style style:name="T625" style:family="text">
      <style:text-properties fo:font-style="normal" style:text-underline-style="none" fo:font-weight="normal" officeooo:rsid="0c2d2663" style:font-style-asian="normal" style:font-weight-asian="normal" style:font-style-complex="normal" style:font-weight-complex="normal"/>
    </style:style>
    <style:style style:name="T626" style:family="text">
      <style:text-properties fo:font-style="normal" style:text-underline-style="none" fo:font-weight="normal" officeooo:rsid="0c2eae55" style:font-style-asian="normal" style:font-weight-asian="normal" style:font-style-complex="normal" style:font-weight-complex="normal"/>
    </style:style>
    <style:style style:name="T627" style:family="text">
      <style:text-properties fo:font-style="normal" style:text-underline-style="none" fo:font-weight="normal" officeooo:rsid="0c2f1fcc" style:font-style-asian="normal" style:font-weight-asian="normal" style:font-style-complex="normal" style:font-weight-complex="normal"/>
    </style:style>
    <style:style style:name="T628" style:family="text">
      <style:text-properties fo:font-style="normal" style:text-underline-style="none" fo:font-weight="normal" officeooo:rsid="0c30a8e6" style:font-style-asian="normal" style:font-weight-asian="normal" style:font-style-complex="normal" style:font-weight-complex="normal"/>
    </style:style>
    <style:style style:name="T629" style:family="text">
      <style:text-properties fo:font-style="normal" style:text-underline-style="none" fo:font-weight="normal" officeooo:rsid="0c328211" style:font-style-asian="normal" style:font-weight-asian="normal" style:font-style-complex="normal" style:font-weight-complex="normal"/>
    </style:style>
    <style:style style:name="T630" style:family="text">
      <style:text-properties fo:font-style="normal" style:text-underline-style="none" fo:font-weight="normal" officeooo:rsid="0c3360e9" style:font-style-asian="normal" style:font-weight-asian="normal" style:font-style-complex="normal" style:font-weight-complex="normal"/>
    </style:style>
    <style:style style:name="T631" style:family="text">
      <style:text-properties fo:font-style="normal" style:text-underline-style="none" fo:font-weight="normal" officeooo:rsid="0c353bd1" style:font-style-asian="normal" style:font-weight-asian="normal" style:font-style-complex="normal" style:font-weight-complex="normal"/>
    </style:style>
    <style:style style:name="T632" style:family="text">
      <style:text-properties fo:font-style="normal" style:text-underline-style="none" fo:font-weight="normal" officeooo:rsid="0c37186f" style:font-style-asian="normal" style:font-weight-asian="normal" style:font-style-complex="normal" style:font-weight-complex="normal"/>
    </style:style>
    <style:style style:name="T633" style:family="text">
      <style:text-properties fo:font-style="normal" style:text-underline-style="none" fo:font-weight="normal" officeooo:rsid="0c378d8a" style:font-style-asian="normal" style:font-weight-asian="normal" style:font-style-complex="normal" style:font-weight-complex="normal"/>
    </style:style>
    <style:style style:name="T634" style:family="text">
      <style:text-properties fo:font-style="normal" style:text-underline-style="none" fo:font-weight="normal" officeooo:rsid="0c38b94b" style:font-style-asian="normal" style:font-weight-asian="normal" style:font-style-complex="normal" style:font-weight-complex="normal"/>
    </style:style>
    <style:style style:name="T635" style:family="text">
      <style:text-properties fo:font-style="normal" style:text-underline-style="none" fo:font-weight="normal" officeooo:rsid="0c3a5a4f" style:font-style-asian="normal" style:font-weight-asian="normal" style:font-style-complex="normal" style:font-weight-complex="normal"/>
    </style:style>
    <style:style style:name="T636" style:family="text">
      <style:text-properties fo:font-style="normal" style:text-underline-style="none" fo:font-weight="normal" officeooo:rsid="0c3bbf8a" style:font-style-asian="normal" style:font-weight-asian="normal" style:font-style-complex="normal" style:font-weight-complex="normal"/>
    </style:style>
    <style:style style:name="T637" style:family="text">
      <style:text-properties fo:font-style="normal" style:text-underline-style="none" fo:font-weight="normal" officeooo:rsid="0c3c6880" style:font-style-asian="normal" style:font-weight-asian="normal" style:font-style-complex="normal" style:font-weight-complex="normal"/>
    </style:style>
    <style:style style:name="T638" style:family="text">
      <style:text-properties fo:font-style="normal" style:text-underline-style="none" fo:font-weight="normal" officeooo:rsid="0c3db86d" style:font-style-asian="normal" style:font-weight-asian="normal" style:font-style-complex="normal" style:font-weight-complex="normal"/>
    </style:style>
    <style:style style:name="T639" style:family="text">
      <style:text-properties fo:font-style="normal" style:text-underline-style="none" fo:font-weight="normal" officeooo:rsid="0c3e0ebd" style:font-style-asian="normal" style:font-weight-asian="normal" style:font-style-complex="normal" style:font-weight-complex="normal"/>
    </style:style>
    <style:style style:name="T640" style:family="text">
      <style:text-properties fo:font-style="normal" style:text-underline-style="none" fo:font-weight="normal" officeooo:rsid="0c3e46c0" style:font-style-asian="normal" style:font-weight-asian="normal" style:font-style-complex="normal" style:font-weight-complex="normal"/>
    </style:style>
    <style:style style:name="T641" style:family="text">
      <style:text-properties fo:font-style="normal" style:text-underline-style="none" fo:font-weight="normal" officeooo:rsid="0c3f503f" style:font-style-asian="normal" style:font-weight-asian="normal" style:font-style-complex="normal" style:font-weight-complex="normal"/>
    </style:style>
    <style:style style:name="T642" style:family="text">
      <style:text-properties style:text-underline-style="none" officeooo:rsid="03f702a0"/>
    </style:style>
    <style:style style:name="T643" style:family="text">
      <style:text-properties style:text-underline-style="none" officeooo:rsid="03f8d06a"/>
    </style:style>
    <style:style style:name="T644" style:family="text">
      <style:text-properties fo:font-weight="normal" style:font-weight-asian="normal" style:font-weight-complex="normal"/>
    </style:style>
    <style:style style:name="T645" style:family="text">
      <style:text-properties fo:font-weight="normal" officeooo:rsid="0019f43d" style:font-weight-asian="normal" style:font-weight-complex="normal"/>
    </style:style>
    <style:style style:name="T646" style:family="text">
      <style:text-properties fo:font-weight="normal" officeooo:rsid="063bf5bb" style:font-weight-asian="normal" style:font-weight-complex="normal"/>
    </style:style>
    <style:style style:name="T647" style:family="text">
      <style:text-properties fo:font-weight="normal" officeooo:rsid="063ccbf0" style:font-weight-asian="normal" style:font-weight-complex="normal"/>
    </style:style>
    <style:style style:name="T648" style:family="text">
      <style:text-properties fo:font-weight="normal" officeooo:rsid="063e45c6" style:font-weight-asian="normal" style:font-weight-complex="normal"/>
    </style:style>
    <style:style style:name="T649" style:family="text">
      <style:text-properties fo:font-weight="normal" officeooo:rsid="0640160f" style:font-weight-asian="normal" style:font-weight-complex="normal"/>
    </style:style>
    <style:style style:name="T650" style:family="text">
      <style:text-properties fo:font-weight="normal" officeooo:rsid="064050db" style:font-weight-asian="normal" style:font-weight-complex="normal"/>
    </style:style>
    <style:style style:name="T651" style:family="text">
      <style:text-properties fo:font-weight="normal" officeooo:rsid="0641ce9c" style:font-weight-asian="normal" style:font-weight-complex="normal"/>
    </style:style>
    <style:style style:name="T652" style:family="text">
      <style:text-properties fo:font-weight="normal" officeooo:rsid="0641fbf5" style:font-weight-asian="normal" style:font-weight-complex="normal"/>
    </style:style>
    <style:style style:name="T653" style:family="text">
      <style:text-properties fo:font-weight="normal" officeooo:rsid="0642b0b2" style:font-weight-asian="normal" style:font-weight-complex="normal"/>
    </style:style>
    <style:style style:name="T654" style:family="text">
      <style:text-properties fo:font-weight="normal" officeooo:rsid="06437b05" style:font-weight-asian="normal" style:font-weight-complex="normal"/>
    </style:style>
    <style:style style:name="T655" style:family="text">
      <style:text-properties fo:font-weight="normal" officeooo:rsid="06449e8e" style:font-weight-asian="normal" style:font-weight-complex="normal"/>
    </style:style>
    <style:style style:name="T656" style:family="text">
      <style:text-properties fo:font-weight="normal" officeooo:rsid="064504ab" style:font-weight-asian="normal" style:font-weight-complex="normal"/>
    </style:style>
    <style:style style:name="T657" style:family="text">
      <style:text-properties fo:font-weight="normal" officeooo:rsid="0645794c" style:font-weight-asian="normal" style:font-weight-complex="normal"/>
    </style:style>
    <style:style style:name="T658" style:family="text">
      <style:text-properties fo:font-weight="normal" officeooo:rsid="0645aace" style:font-weight-asian="normal" style:font-weight-complex="normal"/>
    </style:style>
    <style:style style:name="T659" style:family="text">
      <style:text-properties fo:font-weight="normal" officeooo:rsid="0647518e" style:font-weight-asian="normal" style:font-weight-complex="normal"/>
    </style:style>
    <style:style style:name="T660" style:family="text">
      <style:text-properties fo:font-weight="normal" officeooo:rsid="06483942" style:font-weight-asian="normal" style:font-weight-complex="normal"/>
    </style:style>
    <style:style style:name="T661" style:family="text">
      <style:text-properties fo:font-weight="normal" officeooo:rsid="0648fda2" style:font-weight-asian="normal" style:font-weight-complex="normal"/>
    </style:style>
    <style:style style:name="T662" style:family="text">
      <style:text-properties fo:font-weight="normal" officeooo:rsid="064a5f79" style:font-weight-asian="normal" style:font-weight-complex="normal"/>
    </style:style>
    <style:style style:name="T663" style:family="text">
      <style:text-properties fo:font-weight="normal" officeooo:rsid="064bba1a" style:font-weight-asian="normal" style:font-weight-complex="normal"/>
    </style:style>
    <style:style style:name="T664" style:family="text">
      <style:text-properties fo:font-weight="normal" officeooo:rsid="064d2cce" style:font-weight-asian="normal" style:font-weight-complex="normal"/>
    </style:style>
    <style:style style:name="T665" style:family="text">
      <style:text-properties fo:font-weight="normal" officeooo:rsid="064e5712" style:font-weight-asian="normal" style:font-weight-complex="normal"/>
    </style:style>
    <style:style style:name="T666" style:family="text">
      <style:text-properties fo:font-weight="normal" officeooo:rsid="064f5eef" style:font-weight-asian="normal" style:font-weight-complex="normal"/>
    </style:style>
    <style:style style:name="T667" style:family="text">
      <style:text-properties fo:font-weight="normal" officeooo:rsid="064fe18b" style:font-weight-asian="normal" style:font-weight-complex="normal"/>
    </style:style>
    <style:style style:name="T668" style:family="text">
      <style:text-properties fo:font-weight="normal" officeooo:rsid="0650e0fa" style:font-weight-asian="normal" style:font-weight-complex="normal"/>
    </style:style>
    <style:style style:name="T669" style:family="text">
      <style:text-properties fo:font-weight="normal" officeooo:rsid="06521274" style:font-weight-asian="normal" style:font-weight-complex="normal"/>
    </style:style>
    <style:style style:name="T670" style:family="text">
      <style:text-properties fo:font-weight="normal" officeooo:rsid="0653c41a" style:font-weight-asian="normal" style:font-weight-complex="normal"/>
    </style:style>
    <style:style style:name="T671" style:family="text">
      <style:text-properties fo:font-weight="normal" officeooo:rsid="0653f9af" style:font-weight-asian="normal" style:font-weight-complex="normal"/>
    </style:style>
    <style:style style:name="T672" style:family="text">
      <style:text-properties fo:font-weight="normal" officeooo:rsid="06547a4e" style:font-weight-asian="normal" style:font-weight-complex="normal"/>
    </style:style>
    <style:style style:name="T673" style:family="text">
      <style:text-properties fo:font-weight="normal" officeooo:rsid="06550146" style:font-weight-asian="normal" style:font-weight-complex="normal"/>
    </style:style>
    <style:style style:name="T674" style:family="text">
      <style:text-properties fo:font-weight="normal" officeooo:rsid="065609f2" style:font-weight-asian="normal" style:font-weight-complex="normal"/>
    </style:style>
    <style:style style:name="T675" style:family="text">
      <style:text-properties fo:font-weight="normal" officeooo:rsid="0657649b" style:font-weight-asian="normal" style:font-weight-complex="normal"/>
    </style:style>
    <style:style style:name="T676" style:family="text">
      <style:text-properties fo:font-weight="normal" officeooo:rsid="06582940" style:font-weight-asian="normal" style:font-weight-complex="normal"/>
    </style:style>
    <style:style style:name="T677" style:family="text">
      <style:text-properties fo:font-weight="normal" officeooo:rsid="065b4b3d" style:font-weight-asian="normal" style:font-weight-complex="normal"/>
    </style:style>
    <style:style style:name="T678" style:family="text">
      <style:text-properties fo:font-weight="normal" officeooo:rsid="065b874a" style:font-weight-asian="normal" style:font-weight-complex="normal"/>
    </style:style>
    <style:style style:name="T679" style:family="text">
      <style:text-properties fo:font-weight="normal" officeooo:rsid="065bc26f" style:font-weight-asian="normal" style:font-weight-complex="normal"/>
    </style:style>
    <style:style style:name="T680" style:family="text">
      <style:text-properties fo:font-weight="normal" officeooo:rsid="065c36db" style:font-weight-asian="normal" style:font-weight-complex="normal"/>
    </style:style>
    <style:style style:name="T681" style:family="text">
      <style:text-properties fo:font-weight="normal" officeooo:rsid="065ccdaf" style:font-weight-asian="normal" style:font-weight-complex="normal"/>
    </style:style>
    <style:style style:name="T682" style:family="text">
      <style:text-properties fo:font-weight="normal" officeooo:rsid="065d1196" style:font-weight-asian="normal" style:font-weight-complex="normal"/>
    </style:style>
    <style:style style:name="T683" style:family="text">
      <style:text-properties fo:font-weight="normal" officeooo:rsid="065f5f30" style:font-weight-asian="normal" style:font-weight-complex="normal"/>
    </style:style>
    <style:style style:name="T684" style:family="text">
      <style:text-properties fo:font-weight="normal" officeooo:rsid="065f9fe1" style:font-weight-asian="normal" style:font-weight-complex="normal"/>
    </style:style>
    <style:style style:name="T685" style:family="text">
      <style:text-properties fo:font-weight="normal" officeooo:rsid="06600103" style:font-weight-asian="normal" style:font-weight-complex="normal"/>
    </style:style>
    <style:style style:name="T686" style:family="text">
      <style:text-properties fo:font-weight="normal" officeooo:rsid="0663b68a" style:font-weight-asian="normal" style:font-weight-complex="normal"/>
    </style:style>
    <style:style style:name="T687" style:family="text">
      <style:text-properties fo:font-weight="normal" officeooo:rsid="0663fd71" style:font-weight-asian="normal" style:font-weight-complex="normal"/>
    </style:style>
    <style:style style:name="T688" style:family="text">
      <style:text-properties fo:font-weight="normal" officeooo:rsid="0664e21a" style:font-weight-asian="normal" style:font-weight-complex="normal"/>
    </style:style>
    <style:style style:name="T689" style:family="text">
      <style:text-properties fo:font-weight="normal" officeooo:rsid="06668ee2" style:font-weight-asian="normal" style:font-weight-complex="normal"/>
    </style:style>
    <style:style style:name="T690" style:family="text">
      <style:text-properties fo:font-weight="normal" officeooo:rsid="0667e71b" style:font-weight-asian="normal" style:font-weight-complex="normal"/>
    </style:style>
    <style:style style:name="T691" style:family="text">
      <style:text-properties fo:font-weight="normal" officeooo:rsid="0668d107" style:font-weight-asian="normal" style:font-weight-complex="normal"/>
    </style:style>
    <style:style style:name="T692" style:family="text">
      <style:text-properties fo:font-weight="normal" officeooo:rsid="066a7da1" style:font-weight-asian="normal" style:font-weight-complex="normal"/>
    </style:style>
    <style:style style:name="T693" style:family="text">
      <style:text-properties fo:font-weight="normal" officeooo:rsid="066a9ea2" style:font-weight-asian="normal" style:font-weight-complex="normal"/>
    </style:style>
    <style:style style:name="T694" style:family="text">
      <style:text-properties fo:font-weight="normal" officeooo:rsid="066cf1d4" style:font-weight-asian="normal" style:font-weight-complex="normal"/>
    </style:style>
    <style:style style:name="T695" style:family="text">
      <style:text-properties fo:font-weight="normal" officeooo:rsid="066e8048" style:font-weight-asian="normal" style:font-weight-complex="normal"/>
    </style:style>
    <style:style style:name="T696" style:family="text">
      <style:text-properties fo:font-weight="normal" officeooo:rsid="066ff708" style:font-weight-asian="normal" style:font-weight-complex="normal"/>
    </style:style>
    <style:style style:name="T697" style:family="text">
      <style:text-properties fo:font-weight="normal" officeooo:rsid="0671a772" style:font-weight-asian="normal" style:font-weight-complex="normal"/>
    </style:style>
    <style:style style:name="T698" style:family="text">
      <style:text-properties fo:font-weight="normal" officeooo:rsid="067357c3" style:font-weight-asian="normal" style:font-weight-complex="normal"/>
    </style:style>
    <style:style style:name="T699" style:family="text">
      <style:text-properties fo:font-weight="normal" officeooo:rsid="06753e9f" style:font-weight-asian="normal" style:font-weight-complex="normal"/>
    </style:style>
    <style:style style:name="T700" style:family="text">
      <style:text-properties fo:font-weight="normal" officeooo:rsid="06764ecf" style:font-weight-asian="normal" style:font-weight-complex="normal"/>
    </style:style>
    <style:style style:name="T701" style:family="text">
      <style:text-properties fo:font-weight="normal" officeooo:rsid="0676b69e" style:font-weight-asian="normal" style:font-weight-complex="normal"/>
    </style:style>
    <style:style style:name="T702" style:family="text">
      <style:text-properties fo:font-weight="normal" officeooo:rsid="06775ec9" style:font-weight-asian="normal" style:font-weight-complex="normal"/>
    </style:style>
    <style:style style:name="T703" style:family="text">
      <style:text-properties fo:font-weight="normal" officeooo:rsid="067935e0" style:font-weight-asian="normal" style:font-weight-complex="normal"/>
    </style:style>
    <style:style style:name="T704" style:family="text">
      <style:text-properties fo:font-weight="normal" officeooo:rsid="067974e1" style:font-weight-asian="normal" style:font-weight-complex="normal"/>
    </style:style>
    <style:style style:name="T705" style:family="text">
      <style:text-properties fo:font-weight="normal" officeooo:rsid="0679ee39" style:font-weight-asian="normal" style:font-weight-complex="normal"/>
    </style:style>
    <style:style style:name="T706" style:family="text">
      <style:text-properties fo:font-weight="normal" officeooo:rsid="067a3d45" style:font-weight-asian="normal" style:font-weight-complex="normal"/>
    </style:style>
    <style:style style:name="T707" style:family="text">
      <style:text-properties fo:font-weight="normal" officeooo:rsid="067b158f" style:font-weight-asian="normal" style:font-weight-complex="normal"/>
    </style:style>
    <style:style style:name="T708" style:family="text">
      <style:text-properties fo:font-weight="normal" officeooo:rsid="067b5d05" style:font-weight-asian="normal" style:font-weight-complex="normal"/>
    </style:style>
    <style:style style:name="T709" style:family="text">
      <style:text-properties fo:font-weight="normal" officeooo:rsid="067caf1e" style:font-weight-asian="normal" style:font-weight-complex="normal"/>
    </style:style>
    <style:style style:name="T710" style:family="text">
      <style:text-properties fo:font-weight="normal" officeooo:rsid="067ea9e8" style:font-weight-asian="normal" style:font-weight-complex="normal"/>
    </style:style>
    <style:style style:name="T711" style:family="text">
      <style:text-properties fo:font-weight="normal" officeooo:rsid="067eb1d0" style:font-weight-asian="normal" style:font-weight-complex="normal"/>
    </style:style>
    <style:style style:name="T712" style:family="text">
      <style:text-properties fo:font-weight="normal" officeooo:rsid="06802507" style:font-weight-asian="normal" style:font-weight-complex="normal"/>
    </style:style>
    <style:style style:name="T713" style:family="text">
      <style:text-properties fo:font-weight="normal" officeooo:rsid="068131b2" style:font-weight-asian="normal" style:font-weight-complex="normal"/>
    </style:style>
    <style:style style:name="T714" style:family="text">
      <style:text-properties fo:font-weight="normal" officeooo:rsid="06815185" style:font-weight-asian="normal" style:font-weight-complex="normal"/>
    </style:style>
    <style:style style:name="T715" style:family="text">
      <style:text-properties fo:font-weight="normal" officeooo:rsid="0681ad18" style:font-weight-asian="normal" style:font-weight-complex="normal"/>
    </style:style>
    <style:style style:name="T716" style:family="text">
      <style:text-properties fo:font-weight="normal" officeooo:rsid="0683dcca" style:font-weight-asian="normal" style:font-weight-complex="normal"/>
    </style:style>
    <style:style style:name="T717" style:family="text">
      <style:text-properties fo:font-weight="normal" officeooo:rsid="068585fa" style:font-weight-asian="normal" style:font-weight-complex="normal"/>
    </style:style>
    <style:style style:name="T718" style:family="text">
      <style:text-properties fo:font-weight="normal" officeooo:rsid="06867b92" style:font-weight-asian="normal" style:font-weight-complex="normal"/>
    </style:style>
    <style:style style:name="T719" style:family="text">
      <style:text-properties fo:font-weight="normal" officeooo:rsid="0686d0d3" style:font-weight-asian="normal" style:font-weight-complex="normal"/>
    </style:style>
    <style:style style:name="T720" style:family="text">
      <style:text-properties fo:font-weight="normal" officeooo:rsid="0687b4bd" style:font-weight-asian="normal" style:font-weight-complex="normal"/>
    </style:style>
    <style:style style:name="T721" style:family="text">
      <style:text-properties fo:font-weight="normal" officeooo:rsid="0688cf84" style:font-weight-asian="normal" style:font-weight-complex="normal"/>
    </style:style>
    <style:style style:name="T722" style:family="text">
      <style:text-properties fo:font-weight="normal" officeooo:rsid="0689069c" style:font-weight-asian="normal" style:font-weight-complex="normal"/>
    </style:style>
    <style:style style:name="T723" style:family="text">
      <style:text-properties fo:font-weight="normal" officeooo:rsid="068a7bc5" style:font-weight-asian="normal" style:font-weight-complex="normal"/>
    </style:style>
    <style:style style:name="T724" style:family="text">
      <style:text-properties fo:font-weight="normal" officeooo:rsid="068b2154" style:font-weight-asian="normal" style:font-weight-complex="normal"/>
    </style:style>
    <style:style style:name="T725" style:family="text">
      <style:text-properties fo:font-weight="normal" officeooo:rsid="068bfdbc" style:font-weight-asian="normal" style:font-weight-complex="normal"/>
    </style:style>
    <style:style style:name="T726" style:family="text">
      <style:text-properties fo:font-weight="normal" officeooo:rsid="068e86ef" style:font-weight-asian="normal" style:font-weight-complex="normal"/>
    </style:style>
    <style:style style:name="T727" style:family="text">
      <style:text-properties fo:font-weight="normal" officeooo:rsid="068f41b6" style:font-weight-asian="normal" style:font-weight-complex="normal"/>
    </style:style>
    <style:style style:name="T728" style:family="text">
      <style:text-properties fo:font-weight="normal" officeooo:rsid="06906a42" style:font-weight-asian="normal" style:font-weight-complex="normal"/>
    </style:style>
    <style:style style:name="T729" style:family="text">
      <style:text-properties fo:font-weight="normal" officeooo:rsid="06924ce0" style:font-weight-asian="normal" style:font-weight-complex="normal"/>
    </style:style>
    <style:style style:name="T730" style:family="text">
      <style:text-properties fo:font-weight="normal" officeooo:rsid="069445d0" style:font-weight-asian="normal" style:font-weight-complex="normal"/>
    </style:style>
    <style:style style:name="T731" style:family="text">
      <style:text-properties fo:font-weight="normal" officeooo:rsid="0694c34a" style:font-weight-asian="normal" style:font-weight-complex="normal"/>
    </style:style>
    <style:style style:name="T732" style:family="text">
      <style:text-properties fo:font-weight="normal" officeooo:rsid="0695c2d8" style:font-weight-asian="normal" style:font-weight-complex="normal"/>
    </style:style>
    <style:style style:name="T733" style:family="text">
      <style:text-properties fo:font-weight="normal" officeooo:rsid="0696e0d1" style:font-weight-asian="normal" style:font-weight-complex="normal"/>
    </style:style>
    <style:style style:name="T734" style:family="text">
      <style:text-properties fo:font-weight="normal" officeooo:rsid="06976423" style:font-weight-asian="normal" style:font-weight-complex="normal"/>
    </style:style>
    <style:style style:name="T735" style:family="text">
      <style:text-properties fo:font-weight="normal" officeooo:rsid="06990e7f" style:font-weight-asian="normal" style:font-weight-complex="normal"/>
    </style:style>
    <style:style style:name="T736" style:family="text">
      <style:text-properties fo:font-weight="normal" officeooo:rsid="0699e228" style:font-weight-asian="normal" style:font-weight-complex="normal"/>
    </style:style>
    <style:style style:name="T737" style:family="text">
      <style:text-properties officeooo:rsid="0286b04b"/>
    </style:style>
    <style:style style:name="T738" style:family="text">
      <style:text-properties officeooo:rsid="0287a659"/>
    </style:style>
    <style:style style:name="T739" style:family="text">
      <style:text-properties officeooo:rsid="028ed7f0"/>
    </style:style>
    <style:style style:name="T740" style:family="text">
      <style:text-properties officeooo:rsid="02906eb0"/>
    </style:style>
    <style:style style:name="T741" style:family="text">
      <style:text-properties officeooo:rsid="029a0364"/>
    </style:style>
    <style:style style:name="T742" style:family="text">
      <style:text-properties officeooo:rsid="029bc732"/>
    </style:style>
    <style:style style:name="T743" style:family="text">
      <style:text-properties officeooo:rsid="02abbae2"/>
    </style:style>
    <style:style style:name="T744" style:family="text">
      <style:text-properties officeooo:rsid="02ade1d9"/>
    </style:style>
    <style:style style:name="T745" style:family="text">
      <style:text-properties officeooo:rsid="02d3113f"/>
    </style:style>
    <style:style style:name="T746" style:family="text">
      <style:text-properties officeooo:rsid="02d454b1"/>
    </style:style>
    <style:style style:name="T747" style:family="text">
      <style:text-properties officeooo:rsid="02d55aaf"/>
    </style:style>
    <style:style style:name="T748" style:family="text">
      <style:text-properties officeooo:rsid="02da6a23"/>
    </style:style>
    <style:style style:name="T749" style:family="text">
      <style:text-properties officeooo:rsid="02db5c92"/>
    </style:style>
    <style:style style:name="T750" style:family="text">
      <style:text-properties officeooo:rsid="02df832e"/>
    </style:style>
    <style:style style:name="T751" style:family="text">
      <style:text-properties officeooo:rsid="02e76b3b"/>
    </style:style>
    <style:style style:name="T752" style:family="text">
      <style:text-properties officeooo:rsid="02f4b72e"/>
    </style:style>
    <style:style style:name="T753" style:family="text">
      <style:text-properties style:text-position="0% 100%"/>
    </style:style>
    <style:style style:name="T754" style:family="text">
      <style:text-properties style:text-position="0% 100%" fo:font-style="italic" officeooo:rsid="0311bf17" style:font-style-asian="italic" style:font-style-complex="italic"/>
    </style:style>
    <style:style style:name="T755" style:family="text">
      <style:text-properties style:text-position="0% 100%" fo:font-style="italic" officeooo:rsid="0322c351" style:font-style-asian="italic" style:font-style-complex="italic"/>
    </style:style>
    <style:style style:name="T756" style:family="text">
      <style:text-properties style:text-position="0% 100%" fo:font-style="italic" officeooo:rsid="03374d68" style:font-style-asian="italic" style:font-style-complex="italic"/>
    </style:style>
    <style:style style:name="T757" style:family="text">
      <style:text-properties style:text-position="0% 100%" fo:font-style="italic" officeooo:rsid="1120a692" style:font-style-asian="italic" style:font-style-complex="italic"/>
    </style:style>
    <style:style style:name="T758" style:family="text">
      <style:text-properties style:text-position="0% 100%" fo:font-style="italic" officeooo:rsid="11237214" style:font-style-asian="italic" style:font-style-complex="italic"/>
    </style:style>
    <style:style style:name="T759" style:family="text">
      <style:text-properties style:text-position="0% 100%" officeooo:rsid="02f95b4d"/>
    </style:style>
    <style:style style:name="T760" style:family="text">
      <style:text-properties style:text-position="0% 100%" officeooo:rsid="02fa1683"/>
    </style:style>
    <style:style style:name="T761" style:family="text">
      <style:text-properties style:text-position="0% 100%" officeooo:rsid="02fb3a8d"/>
    </style:style>
    <style:style style:name="T762" style:family="text">
      <style:text-properties style:text-position="0% 100%" officeooo:rsid="02fc985d"/>
    </style:style>
    <style:style style:name="T763" style:family="text">
      <style:text-properties style:text-position="0% 100%" officeooo:rsid="02fd998c"/>
    </style:style>
    <style:style style:name="T764" style:family="text">
      <style:text-properties style:text-position="0% 100%" officeooo:rsid="02ff67e5"/>
    </style:style>
    <style:style style:name="T765" style:family="text">
      <style:text-properties style:text-position="0% 100%" officeooo:rsid="0301267e"/>
    </style:style>
    <style:style style:name="T766" style:family="text">
      <style:text-properties style:text-position="0% 100%" officeooo:rsid="0302967a"/>
    </style:style>
    <style:style style:name="T767" style:family="text">
      <style:text-properties style:text-position="0% 100%" officeooo:rsid="0019f43d"/>
    </style:style>
    <style:style style:name="T768" style:family="text">
      <style:text-properties style:text-position="0% 100%" officeooo:rsid="0303c2a5"/>
    </style:style>
    <style:style style:name="T769" style:family="text">
      <style:text-properties style:text-position="0% 100%" officeooo:rsid="03043d4f"/>
    </style:style>
    <style:style style:name="T770" style:family="text">
      <style:text-properties style:text-position="0% 100%" officeooo:rsid="03051c34"/>
    </style:style>
    <style:style style:name="T771" style:family="text">
      <style:text-properties style:text-position="0% 100%" officeooo:rsid="03052acb"/>
    </style:style>
    <style:style style:name="T772" style:family="text">
      <style:text-properties style:text-position="0% 100%" officeooo:rsid="03053a09"/>
    </style:style>
    <style:style style:name="T773" style:family="text">
      <style:text-properties style:text-position="0% 100%" officeooo:rsid="03061435"/>
    </style:style>
    <style:style style:name="T774" style:family="text">
      <style:text-properties style:text-position="0% 100%" officeooo:rsid="030773e1"/>
    </style:style>
    <style:style style:name="T775" style:family="text">
      <style:text-properties style:text-position="0% 100%" officeooo:rsid="030895d7"/>
    </style:style>
    <style:style style:name="T776" style:family="text">
      <style:text-properties style:text-position="0% 100%" officeooo:rsid="0308a977"/>
    </style:style>
    <style:style style:name="T777" style:family="text">
      <style:text-properties style:text-position="0% 100%" officeooo:rsid="030979e3"/>
    </style:style>
    <style:style style:name="T778" style:family="text">
      <style:text-properties style:text-position="0% 100%" officeooo:rsid="030a3263"/>
    </style:style>
    <style:style style:name="T779" style:family="text">
      <style:text-properties style:text-position="0% 100%" officeooo:rsid="030afdc9"/>
    </style:style>
    <style:style style:name="T780" style:family="text">
      <style:text-properties style:text-position="0% 100%" officeooo:rsid="030b163b"/>
    </style:style>
    <style:style style:name="T781" style:family="text">
      <style:text-properties style:text-position="0% 100%" officeooo:rsid="030cdf26"/>
    </style:style>
    <style:style style:name="T782" style:family="text">
      <style:text-properties style:text-position="0% 100%" officeooo:rsid="030d1b82"/>
    </style:style>
    <style:style style:name="T783" style:family="text">
      <style:text-properties style:text-position="0% 100%" officeooo:rsid="030dc654"/>
    </style:style>
    <style:style style:name="T784" style:family="text">
      <style:text-properties style:text-position="0% 100%" officeooo:rsid="030e8ff9"/>
    </style:style>
    <style:style style:name="T785" style:family="text">
      <style:text-properties style:text-position="0% 100%" officeooo:rsid="030ef134"/>
    </style:style>
    <style:style style:name="T786" style:family="text">
      <style:text-properties style:text-position="0% 100%" officeooo:rsid="03106954"/>
    </style:style>
    <style:style style:name="T787" style:family="text">
      <style:text-properties style:text-position="0% 100%" officeooo:rsid="0311bf17"/>
    </style:style>
    <style:style style:name="T788" style:family="text">
      <style:text-properties style:text-position="0% 100%" officeooo:rsid="0313bd66"/>
    </style:style>
    <style:style style:name="T789" style:family="text">
      <style:text-properties style:text-position="0% 100%" officeooo:rsid="03144a42"/>
    </style:style>
    <style:style style:name="T790" style:family="text">
      <style:text-properties style:text-position="0% 100%" officeooo:rsid="0314d0b3"/>
    </style:style>
    <style:style style:name="T791" style:family="text">
      <style:text-properties style:text-position="0% 100%" officeooo:rsid="0314dab7"/>
    </style:style>
    <style:style style:name="T792" style:family="text">
      <style:text-properties style:text-position="0% 100%" officeooo:rsid="0314f79e"/>
    </style:style>
    <style:style style:name="T793" style:family="text">
      <style:text-properties style:text-position="0% 100%" officeooo:rsid="0315011d"/>
    </style:style>
    <style:style style:name="T794" style:family="text">
      <style:text-properties style:text-position="0% 100%" officeooo:rsid="031545ad"/>
    </style:style>
    <style:style style:name="T795" style:family="text">
      <style:text-properties style:text-position="0% 100%" officeooo:rsid="03170c8c"/>
    </style:style>
    <style:style style:name="T796" style:family="text">
      <style:text-properties style:text-position="0% 100%" officeooo:rsid="0317afd8"/>
    </style:style>
    <style:style style:name="T797" style:family="text">
      <style:text-properties style:text-position="0% 100%" officeooo:rsid="031900a4"/>
    </style:style>
    <style:style style:name="T798" style:family="text">
      <style:text-properties style:text-position="0% 100%" officeooo:rsid="031ab67c"/>
    </style:style>
    <style:style style:name="T799" style:family="text">
      <style:text-properties style:text-position="0% 100%" officeooo:rsid="031b5d6c"/>
    </style:style>
    <style:style style:name="T800" style:family="text">
      <style:text-properties style:text-position="0% 100%" officeooo:rsid="031c2e64"/>
    </style:style>
    <style:style style:name="T801" style:family="text">
      <style:text-properties style:text-position="0% 100%" officeooo:rsid="031c3819"/>
    </style:style>
    <style:style style:name="T802" style:family="text">
      <style:text-properties style:text-position="0% 100%" officeooo:rsid="031def6b"/>
    </style:style>
    <style:style style:name="T803" style:family="text">
      <style:text-properties style:text-position="0% 100%" officeooo:rsid="031f175b"/>
    </style:style>
    <style:style style:name="T804" style:family="text">
      <style:text-properties style:text-position="0% 100%" officeooo:rsid="0320c3ec"/>
    </style:style>
    <style:style style:name="T805" style:family="text">
      <style:text-properties style:text-position="0% 100%" officeooo:rsid="03211aa9"/>
    </style:style>
    <style:style style:name="T806" style:family="text">
      <style:text-properties style:text-position="0% 100%" officeooo:rsid="0322c351"/>
    </style:style>
    <style:style style:name="T807" style:family="text">
      <style:text-properties style:text-position="0% 100%" officeooo:rsid="0323ee6c"/>
    </style:style>
    <style:style style:name="T808" style:family="text">
      <style:text-properties style:text-position="0% 100%" officeooo:rsid="0324dce6"/>
    </style:style>
    <style:style style:name="T809" style:family="text">
      <style:text-properties style:text-position="0% 100%" officeooo:rsid="0326dca3"/>
    </style:style>
    <style:style style:name="T810" style:family="text">
      <style:text-properties style:text-position="0% 100%" officeooo:rsid="0327d8db"/>
    </style:style>
    <style:style style:name="T811" style:family="text">
      <style:text-properties style:text-position="0% 100%" officeooo:rsid="0328cee3"/>
    </style:style>
    <style:style style:name="T812" style:family="text">
      <style:text-properties style:text-position="0% 100%" officeooo:rsid="0328e90c"/>
    </style:style>
    <style:style style:name="T813" style:family="text">
      <style:text-properties style:text-position="0% 100%" officeooo:rsid="032a14cb"/>
    </style:style>
    <style:style style:name="T814" style:family="text">
      <style:text-properties style:text-position="0% 100%" officeooo:rsid="032af30f"/>
    </style:style>
    <style:style style:name="T815" style:family="text">
      <style:text-properties style:text-position="0% 100%" officeooo:rsid="032c6bfd"/>
    </style:style>
    <style:style style:name="T816" style:family="text">
      <style:text-properties style:text-position="0% 100%" officeooo:rsid="032e6501"/>
    </style:style>
    <style:style style:name="T817" style:family="text">
      <style:text-properties style:text-position="0% 100%" officeooo:rsid="032ecf9b"/>
    </style:style>
    <style:style style:name="T818" style:family="text">
      <style:text-properties style:text-position="0% 100%" officeooo:rsid="03307e3f"/>
    </style:style>
    <style:style style:name="T819" style:family="text">
      <style:text-properties style:text-position="0% 100%" officeooo:rsid="03326656"/>
    </style:style>
    <style:style style:name="T820" style:family="text">
      <style:text-properties style:text-position="0% 100%" officeooo:rsid="033342ae"/>
    </style:style>
    <style:style style:name="T821" style:family="text">
      <style:text-properties style:text-position="0% 100%" officeooo:rsid="03345c6d"/>
    </style:style>
    <style:style style:name="T822" style:family="text">
      <style:text-properties style:text-position="0% 100%" officeooo:rsid="0334ed6c"/>
    </style:style>
    <style:style style:name="T823" style:family="text">
      <style:text-properties style:text-position="0% 100%" officeooo:rsid="0335b9f3"/>
    </style:style>
    <style:style style:name="T824" style:family="text">
      <style:text-properties style:text-position="0% 100%" officeooo:rsid="03374d68"/>
    </style:style>
    <style:style style:name="T825" style:family="text">
      <style:text-properties style:text-position="0% 100%" officeooo:rsid="03391dfb"/>
    </style:style>
    <style:style style:name="T826" style:family="text">
      <style:text-properties style:text-position="0% 100%" officeooo:rsid="0339cc50"/>
    </style:style>
    <style:style style:name="T827" style:family="text">
      <style:text-properties style:text-position="0% 100%" officeooo:rsid="0339e3a8"/>
    </style:style>
    <style:style style:name="T828" style:family="text">
      <style:text-properties style:text-position="0% 100%" officeooo:rsid="033a63cf"/>
    </style:style>
    <style:style style:name="T829" style:family="text">
      <style:text-properties style:text-position="0% 100%" officeooo:rsid="033bfd3b"/>
    </style:style>
    <style:style style:name="T830" style:family="text">
      <style:text-properties style:text-position="0% 100%" officeooo:rsid="033c025a"/>
    </style:style>
    <style:style style:name="T831" style:family="text">
      <style:text-properties style:text-position="0% 100%" officeooo:rsid="033cbb23"/>
    </style:style>
    <style:style style:name="T832" style:family="text">
      <style:text-properties style:text-position="0% 100%" officeooo:rsid="033e5547"/>
    </style:style>
    <style:style style:name="T833" style:family="text">
      <style:text-properties style:text-position="0% 100%" officeooo:rsid="03403d1a"/>
    </style:style>
    <style:style style:name="T834" style:family="text">
      <style:text-properties style:text-position="0% 100%" officeooo:rsid="03422ea5"/>
    </style:style>
    <style:style style:name="T835" style:family="text">
      <style:text-properties style:text-position="0% 100%" officeooo:rsid="03433c19"/>
    </style:style>
    <style:style style:name="T836" style:family="text">
      <style:text-properties style:text-position="0% 100%" style:font-name="Liberation Serif1"/>
    </style:style>
    <style:style style:name="T837" style:family="text">
      <style:text-properties style:text-position="0% 100%" style:font-name="Liberation Serif1" officeooo:rsid="06e45e91"/>
    </style:style>
    <style:style style:name="T838" style:family="text">
      <style:text-properties style:text-position="0% 100%" style:font-name="Liberation Serif1" fo:font-style="italic" officeooo:rsid="06e71f6e" style:font-style-asian="italic" style:font-style-complex="italic"/>
    </style:style>
    <style:style style:name="T839" style:family="text">
      <style:text-properties style:text-position="0% 100%" style:font-name="Liberation Serif1" fo:font-style="italic" officeooo:rsid="06fa0717" style:font-style-asian="italic" style:font-style-complex="italic"/>
    </style:style>
    <style:style style:name="T840" style:family="text">
      <style:text-properties style:text-position="0% 100%" style:font-name="Liberation Serif1" officeooo:rsid="06e4774b"/>
    </style:style>
    <style:style style:name="T841" style:family="text">
      <style:text-properties style:text-position="0% 100%" style:font-name="Liberation Serif1" officeooo:rsid="06e58d3f"/>
    </style:style>
    <style:style style:name="T842" style:family="text">
      <style:text-properties style:text-position="0% 100%" style:font-name="Liberation Serif1" officeooo:rsid="06e5c730"/>
    </style:style>
    <style:style style:name="T843" style:family="text">
      <style:text-properties style:text-position="0% 100%" style:font-name="Liberation Serif1" officeooo:rsid="06e71f6e"/>
    </style:style>
    <style:style style:name="T844" style:family="text">
      <style:text-properties style:text-position="0% 100%" style:font-name="Liberation Serif1" officeooo:rsid="0019f43d"/>
    </style:style>
    <style:style style:name="T845" style:family="text">
      <style:text-properties style:text-position="0% 100%" style:font-name="Liberation Serif1" officeooo:rsid="06e76a2c"/>
    </style:style>
    <style:style style:name="T846" style:family="text">
      <style:text-properties style:text-position="0% 100%" style:font-name="Liberation Serif1" officeooo:rsid="06e92904"/>
    </style:style>
    <style:style style:name="T847" style:family="text">
      <style:text-properties style:text-position="0% 100%" style:font-name="Liberation Serif1" officeooo:rsid="06ea0d9f"/>
    </style:style>
    <style:style style:name="T848" style:family="text">
      <style:text-properties style:text-position="0% 100%" style:font-name="Liberation Serif1" officeooo:rsid="06eb9f6d"/>
    </style:style>
    <style:style style:name="T849" style:family="text">
      <style:text-properties style:text-position="0% 100%" style:font-name="Liberation Serif1" officeooo:rsid="06ebc561"/>
    </style:style>
    <style:style style:name="T850" style:family="text">
      <style:text-properties style:text-position="0% 100%" style:font-name="Liberation Serif1" officeooo:rsid="06edb1f5"/>
    </style:style>
    <style:style style:name="T851" style:family="text">
      <style:text-properties style:text-position="0% 100%" style:font-name="Liberation Serif1" officeooo:rsid="06ef6ab3"/>
    </style:style>
    <style:style style:name="T852" style:family="text">
      <style:text-properties style:text-position="0% 100%" style:font-name="Liberation Serif1" officeooo:rsid="06efdc05"/>
    </style:style>
    <style:style style:name="T853" style:family="text">
      <style:text-properties style:text-position="0% 100%" style:font-name="Liberation Serif1" officeooo:rsid="06f13b88"/>
    </style:style>
    <style:style style:name="T854" style:family="text">
      <style:text-properties style:text-position="0% 100%" style:font-name="Liberation Serif1" officeooo:rsid="06f3163c"/>
    </style:style>
    <style:style style:name="T855" style:family="text">
      <style:text-properties style:text-position="0% 100%" style:font-name="Liberation Serif1" officeooo:rsid="06f3262b"/>
    </style:style>
    <style:style style:name="T856" style:family="text">
      <style:text-properties style:text-position="0% 100%" style:font-name="Liberation Serif1" officeooo:rsid="06f41828"/>
    </style:style>
    <style:style style:name="T857" style:family="text">
      <style:text-properties style:text-position="0% 100%" style:font-name="Liberation Serif1" officeooo:rsid="06f471a3"/>
    </style:style>
    <style:style style:name="T858" style:family="text">
      <style:text-properties style:text-position="0% 100%" style:font-name="Liberation Serif1" officeooo:rsid="06f607b7"/>
    </style:style>
    <style:style style:name="T859" style:family="text">
      <style:text-properties style:text-position="0% 100%" style:font-name="Liberation Serif1" officeooo:rsid="06f7bb45"/>
    </style:style>
    <style:style style:name="T860" style:family="text">
      <style:text-properties style:text-position="0% 100%" style:font-name="Liberation Serif1" officeooo:rsid="06f8d692"/>
    </style:style>
    <style:style style:name="T861" style:family="text">
      <style:text-properties style:text-position="0% 100%" style:font-name="Liberation Serif1" officeooo:rsid="06f95436"/>
    </style:style>
    <style:style style:name="T862" style:family="text">
      <style:text-properties style:text-position="0% 100%" style:font-name="Liberation Serif1" officeooo:rsid="06fa0717"/>
    </style:style>
    <style:style style:name="T863" style:family="text">
      <style:text-properties style:text-position="0% 100%" style:font-name="Liberation Serif1" officeooo:rsid="06fad612"/>
    </style:style>
    <style:style style:name="T864" style:family="text">
      <style:text-properties style:text-position="0% 100%" style:font-name="Liberation Serif1" officeooo:rsid="06fbe0e1"/>
    </style:style>
    <style:style style:name="T865" style:family="text">
      <style:text-properties style:text-position="0% 100%" style:font-name="Liberation Serif1" officeooo:rsid="06fc8fe7"/>
    </style:style>
    <style:style style:name="T866" style:family="text">
      <style:text-properties style:text-position="0% 100%" style:font-name="Liberation Serif1" officeooo:rsid="06fd18b2"/>
    </style:style>
    <style:style style:name="T867" style:family="text">
      <style:text-properties style:text-position="0% 100%" style:font-name="Liberation Serif1" officeooo:rsid="06ffb299"/>
    </style:style>
    <style:style style:name="T868" style:family="text">
      <style:text-properties style:text-position="0% 100%" style:font-name="Liberation Serif1" officeooo:rsid="073a1796"/>
    </style:style>
    <style:style style:name="T869" style:family="text">
      <style:text-properties style:text-position="0% 100%" officeooo:rsid="11029618"/>
    </style:style>
    <style:style style:name="T870" style:family="text">
      <style:text-properties style:text-position="0% 100%" officeooo:rsid="1104505c"/>
    </style:style>
    <style:style style:name="T871" style:family="text">
      <style:text-properties style:text-position="0% 100%" officeooo:rsid="11051423"/>
    </style:style>
    <style:style style:name="T872" style:family="text">
      <style:text-properties style:text-position="0% 100%" officeooo:rsid="11054436"/>
    </style:style>
    <style:style style:name="T873" style:family="text">
      <style:text-properties style:text-position="0% 100%" officeooo:rsid="11060912"/>
    </style:style>
    <style:style style:name="T874" style:family="text">
      <style:text-properties style:text-position="0% 100%" officeooo:rsid="11070952"/>
    </style:style>
    <style:style style:name="T875" style:family="text">
      <style:text-properties style:text-position="0% 100%" officeooo:rsid="1107e65f"/>
    </style:style>
    <style:style style:name="T876" style:family="text">
      <style:text-properties style:text-position="0% 100%" officeooo:rsid="11091fdb"/>
    </style:style>
    <style:style style:name="T877" style:family="text">
      <style:text-properties style:text-position="0% 100%" officeooo:rsid="110a7db7"/>
    </style:style>
    <style:style style:name="T878" style:family="text">
      <style:text-properties style:text-position="0% 100%" officeooo:rsid="110b97e2"/>
    </style:style>
    <style:style style:name="T879" style:family="text">
      <style:text-properties style:text-position="0% 100%" officeooo:rsid="110cab5d"/>
    </style:style>
    <style:style style:name="T880" style:family="text">
      <style:text-properties style:text-position="0% 100%" officeooo:rsid="110d1b3d"/>
    </style:style>
    <style:style style:name="T881" style:family="text">
      <style:text-properties style:text-position="0% 100%" officeooo:rsid="110e9a02"/>
    </style:style>
    <style:style style:name="T882" style:family="text">
      <style:text-properties style:text-position="0% 100%" officeooo:rsid="110eb12e"/>
    </style:style>
    <style:style style:name="T883" style:family="text">
      <style:text-properties style:text-position="0% 100%" officeooo:rsid="110fb595"/>
    </style:style>
    <style:style style:name="T884" style:family="text">
      <style:text-properties style:text-position="0% 100%" officeooo:rsid="11116b68"/>
    </style:style>
    <style:style style:name="T885" style:family="text">
      <style:text-properties style:text-position="0% 100%" officeooo:rsid="1112ddd2"/>
    </style:style>
    <style:style style:name="T886" style:family="text">
      <style:text-properties style:text-position="0% 100%" officeooo:rsid="11149b3f"/>
    </style:style>
    <style:style style:name="T887" style:family="text">
      <style:text-properties style:text-position="0% 100%" officeooo:rsid="11157d9e"/>
    </style:style>
    <style:style style:name="T888" style:family="text">
      <style:text-properties style:text-position="0% 100%" officeooo:rsid="11173b62"/>
    </style:style>
    <style:style style:name="T889" style:family="text">
      <style:text-properties style:text-position="0% 100%" officeooo:rsid="11194a71"/>
    </style:style>
    <style:style style:name="T890" style:family="text">
      <style:text-properties style:text-position="0% 100%" officeooo:rsid="111add45"/>
    </style:style>
    <style:style style:name="T891" style:family="text">
      <style:text-properties style:text-position="0% 100%" officeooo:rsid="111cbd63"/>
    </style:style>
    <style:style style:name="T892" style:family="text">
      <style:text-properties style:text-position="0% 100%" officeooo:rsid="111ea416"/>
    </style:style>
    <style:style style:name="T893" style:family="text">
      <style:text-properties style:text-position="0% 100%" officeooo:rsid="11202a3b"/>
    </style:style>
    <style:style style:name="T894" style:family="text">
      <style:text-properties style:text-position="0% 100%" officeooo:rsid="1120a692"/>
    </style:style>
    <style:style style:name="T895" style:family="text">
      <style:text-properties style:text-position="0% 100%" officeooo:rsid="1121791d"/>
    </style:style>
    <style:style style:name="T896" style:family="text">
      <style:text-properties style:text-position="0% 100%" officeooo:rsid="11243920"/>
    </style:style>
    <style:style style:name="T897" style:family="text">
      <style:text-properties style:text-position="0% 100%" officeooo:rsid="1124e400"/>
    </style:style>
    <style:style style:name="T898" style:family="text">
      <style:text-properties style:text-position="0% 100%" officeooo:rsid="1125d11c"/>
    </style:style>
    <style:style style:name="T899" style:family="text">
      <style:text-properties style:text-position="0% 100%" officeooo:rsid="1127bcea"/>
    </style:style>
    <style:style style:name="T900" style:family="text">
      <style:text-properties style:text-position="0% 100%" officeooo:rsid="11286bab"/>
    </style:style>
    <style:style style:name="T901" style:family="text">
      <style:text-properties style:text-position="0% 100%" officeooo:rsid="1128b0ca"/>
    </style:style>
    <style:style style:name="T902" style:family="text">
      <style:text-properties style:text-position="0% 100%" officeooo:rsid="112a0b64"/>
    </style:style>
    <style:style style:name="T903" style:family="text">
      <style:text-properties style:text-position="0% 100%" officeooo:rsid="112bc5e1"/>
    </style:style>
    <style:style style:name="T904" style:family="text">
      <style:text-properties style:text-position="0% 100%" officeooo:rsid="112d7fc2"/>
    </style:style>
    <style:style style:name="T905" style:family="text">
      <style:text-properties style:text-position="0% 100%" officeooo:rsid="112e31cf"/>
    </style:style>
    <style:style style:name="T906" style:family="text">
      <style:text-properties style:text-position="0% 100%" officeooo:rsid="11302608"/>
    </style:style>
    <style:style style:name="T907" style:family="text">
      <style:text-properties style:text-position="0% 100%" officeooo:rsid="11321ed0"/>
    </style:style>
    <style:style style:name="T908" style:family="text">
      <style:text-properties style:text-position="0% 100%" officeooo:rsid="1134171c"/>
    </style:style>
    <style:style style:name="T909" style:family="text">
      <style:text-properties style:text-position="0% 100%" officeooo:rsid="11352591"/>
    </style:style>
    <style:style style:name="T910" style:family="text">
      <style:text-properties style:text-position="0% 100%" officeooo:rsid="11363fa5"/>
    </style:style>
    <style:style style:name="T911" style:family="text">
      <style:text-properties style:text-position="0% 100%" officeooo:rsid="1137e449"/>
    </style:style>
    <style:style style:name="T912" style:family="text">
      <style:text-properties style:text-position="0% 100%" officeooo:rsid="11390de9"/>
    </style:style>
    <style:style style:name="T913" style:family="text">
      <style:text-properties style:text-position="0% 100%" officeooo:rsid="11392db6"/>
    </style:style>
    <style:style style:name="T914" style:family="text">
      <style:text-properties style:text-position="0% 100%" officeooo:rsid="1139fa4e"/>
    </style:style>
    <style:style style:name="T915" style:family="text">
      <style:text-properties style:text-position="0% 100%" officeooo:rsid="113a8d57"/>
    </style:style>
    <style:style style:name="T916" style:family="text">
      <style:text-properties style:text-position="0% 100%" officeooo:rsid="113b2d12"/>
    </style:style>
    <style:style style:name="T917" style:family="text">
      <style:text-properties style:text-position="0% 100%" officeooo:rsid="113d16d3"/>
    </style:style>
    <style:style style:name="T918" style:family="text">
      <style:text-properties style:text-position="0% 100%" officeooo:rsid="113e57f4"/>
    </style:style>
    <style:style style:name="T919" style:family="text">
      <style:text-properties style:text-position="0% 100%" officeooo:rsid="113fec8d"/>
    </style:style>
    <style:style style:name="T920" style:family="text">
      <style:text-properties style:text-position="0% 100%" officeooo:rsid="114165bc"/>
    </style:style>
    <style:style style:name="T921" style:family="text">
      <style:text-properties style:text-position="0% 100%" officeooo:rsid="11420f5f"/>
    </style:style>
    <style:style style:name="T922" style:family="text">
      <style:text-properties style:text-position="0% 100%" officeooo:rsid="114397bb"/>
    </style:style>
    <style:style style:name="T923" style:family="text">
      <style:text-properties style:text-position="0% 100%" officeooo:rsid="114577ec"/>
    </style:style>
    <style:style style:name="T924" style:family="text">
      <style:text-properties style:text-position="0% 100%" officeooo:rsid="1145e7cc"/>
    </style:style>
    <style:style style:name="T925" style:family="text">
      <style:text-properties style:text-position="0% 100%" officeooo:rsid="114608fc"/>
    </style:style>
    <style:style style:name="T926" style:family="text">
      <style:text-properties style:text-position="0% 100%" officeooo:rsid="1146810b"/>
    </style:style>
    <style:style style:name="T927" style:family="text">
      <style:text-properties style:text-position="0% 100%" officeooo:rsid="1148191d"/>
    </style:style>
    <style:style style:name="T928" style:family="text">
      <style:text-properties style:text-position="0% 100%" officeooo:rsid="1148731e"/>
    </style:style>
    <style:style style:name="T929" style:family="text">
      <style:text-properties style:text-position="0% 100%" officeooo:rsid="1149dc21"/>
    </style:style>
    <style:style style:name="T930" style:family="text">
      <style:text-properties style:text-position="0% 100%" officeooo:rsid="114bbf6f"/>
    </style:style>
    <style:style style:name="T931" style:family="text">
      <style:text-properties style:text-position="0% 100%" officeooo:rsid="114d7a80"/>
    </style:style>
    <style:style style:name="T932" style:family="text">
      <style:text-properties style:text-position="0% 100%" officeooo:rsid="114e6250"/>
    </style:style>
    <style:style style:name="T933" style:family="text">
      <style:text-properties style:text-position="0% 100%" officeooo:rsid="1152c2aa"/>
    </style:style>
    <style:style style:name="T934" style:family="text">
      <style:text-properties style:text-position="0% 100%" officeooo:rsid="11533c41"/>
    </style:style>
    <style:style style:name="T935" style:family="text">
      <style:text-properties style:text-position="0% 100%" officeooo:rsid="1154ede8"/>
    </style:style>
    <style:style style:name="T936" style:family="text">
      <style:text-properties style:text-position="0% 100%" officeooo:rsid="11566b4a"/>
    </style:style>
    <style:style style:name="T937" style:family="text">
      <style:text-properties style:text-position="0% 100%" officeooo:rsid="11581b95"/>
    </style:style>
    <style:style style:name="T938" style:family="text">
      <style:text-properties style:text-position="0% 100%" officeooo:rsid="1159d76a"/>
    </style:style>
    <style:style style:name="T939" style:family="text">
      <style:text-properties style:text-position="0% 100%" officeooo:rsid="115b6e42"/>
    </style:style>
    <style:style style:name="T940" style:family="text">
      <style:text-properties style:text-position="0% 100%" officeooo:rsid="115e1a13"/>
    </style:style>
    <style:style style:name="T941" style:family="text">
      <style:text-properties style:text-position="0% 100%" officeooo:rsid="115fae3e"/>
    </style:style>
    <style:style style:name="T942" style:family="text">
      <style:text-properties style:text-position="0% 100%" officeooo:rsid="115fb3b6"/>
    </style:style>
    <style:style style:name="T943" style:family="text">
      <style:text-properties style:text-position="0% 100%" officeooo:rsid="1160dbcb"/>
    </style:style>
    <style:style style:name="T944" style:family="text">
      <style:text-properties style:text-position="0% 100%" officeooo:rsid="116234a8"/>
    </style:style>
    <style:style style:name="T945" style:family="text">
      <style:text-properties style:text-position="0% 100%" officeooo:rsid="1162d8d0"/>
    </style:style>
    <style:style style:name="T946" style:family="text">
      <style:text-properties style:text-position="0% 100%" officeooo:rsid="1164a990"/>
    </style:style>
    <style:style style:name="T947" style:family="text">
      <style:text-properties style:text-position="0% 100%" officeooo:rsid="1164d4db"/>
    </style:style>
    <style:style style:name="T948" style:family="text">
      <style:text-properties style:text-position="0% 100%" officeooo:rsid="11664e88"/>
    </style:style>
    <style:style style:name="T949" style:family="text">
      <style:text-properties style:text-position="0% 100%" officeooo:rsid="1167a95a"/>
    </style:style>
    <style:style style:name="T950" style:family="text">
      <style:text-properties style:text-position="0% 100%" officeooo:rsid="1168f664"/>
    </style:style>
    <style:style style:name="T951" style:family="text">
      <style:text-properties officeooo:rsid="034652c9"/>
    </style:style>
    <style:style style:name="T952" style:family="text">
      <style:text-properties officeooo:rsid="03483b58"/>
    </style:style>
    <style:style style:name="T953" style:family="text">
      <style:text-properties officeooo:rsid="034be8d4"/>
    </style:style>
    <style:style style:name="T954" style:family="text">
      <style:text-properties officeooo:rsid="034cde68"/>
    </style:style>
    <style:style style:name="T955" style:family="text">
      <style:text-properties officeooo:rsid="034eec9e"/>
    </style:style>
    <style:style style:name="T956" style:family="text">
      <style:text-properties officeooo:rsid="034f2a10"/>
    </style:style>
    <style:style style:name="T957" style:family="text">
      <style:text-properties officeooo:rsid="034f538c"/>
    </style:style>
    <style:style style:name="T958" style:family="text">
      <style:text-properties officeooo:rsid="034fbbf3"/>
    </style:style>
    <style:style style:name="T959" style:family="text">
      <style:text-properties officeooo:rsid="035134fa"/>
    </style:style>
    <style:style style:name="T960" style:family="text">
      <style:text-properties officeooo:rsid="0357f60c"/>
    </style:style>
    <style:style style:name="T961" style:family="text">
      <style:text-properties officeooo:rsid="0359230b"/>
    </style:style>
    <style:style style:name="T962" style:family="text">
      <style:text-properties officeooo:rsid="03595d21"/>
    </style:style>
    <style:style style:name="T963" style:family="text">
      <style:text-properties officeooo:rsid="035992e7"/>
    </style:style>
    <style:style style:name="T964" style:family="text">
      <style:text-properties officeooo:rsid="035b1908"/>
    </style:style>
    <style:style style:name="T965" style:family="text">
      <style:text-properties officeooo:rsid="035eb01d"/>
    </style:style>
    <style:style style:name="T966" style:family="text">
      <style:text-properties officeooo:rsid="035f6d65"/>
    </style:style>
    <style:style style:name="T967" style:family="text">
      <style:text-properties officeooo:rsid="03612f9b"/>
    </style:style>
    <style:style style:name="T968" style:family="text">
      <style:text-properties officeooo:rsid="0361bfeb"/>
    </style:style>
    <style:style style:name="T969" style:family="text">
      <style:text-properties officeooo:rsid="0367a1e9"/>
    </style:style>
    <style:style style:name="T970" style:family="text">
      <style:text-properties officeooo:rsid="0369303e"/>
    </style:style>
    <style:style style:name="T971" style:family="text">
      <style:text-properties officeooo:rsid="036a3fe7"/>
    </style:style>
    <style:style style:name="T972" style:family="text">
      <style:text-properties officeooo:rsid="036b428e"/>
    </style:style>
    <style:style style:name="T973" style:family="text">
      <style:text-properties officeooo:rsid="036bd4c5"/>
    </style:style>
    <style:style style:name="T974" style:family="text">
      <style:text-properties officeooo:rsid="036c53cb"/>
    </style:style>
    <style:style style:name="T975" style:family="text">
      <style:text-properties officeooo:rsid="038084f8"/>
    </style:style>
    <style:style style:name="T976" style:family="text">
      <style:text-properties officeooo:rsid="03848413"/>
    </style:style>
    <style:style style:name="T977" style:family="text">
      <style:text-properties officeooo:rsid="038c6041"/>
    </style:style>
    <style:style style:name="T978" style:family="text">
      <style:text-properties officeooo:rsid="03962d27"/>
    </style:style>
    <style:style style:name="T979" style:family="text">
      <style:text-properties officeooo:rsid="0396d0fc"/>
    </style:style>
    <style:style style:name="T980" style:family="text">
      <style:text-properties officeooo:rsid="03980e34"/>
    </style:style>
    <style:style style:name="T981" style:family="text">
      <style:text-properties officeooo:rsid="039a3595"/>
    </style:style>
    <style:style style:name="T982" style:family="text">
      <style:text-properties officeooo:rsid="03bd94ee"/>
    </style:style>
    <style:style style:name="T983" style:family="text">
      <style:text-properties officeooo:rsid="03c09961"/>
    </style:style>
    <style:style style:name="T984" style:family="text">
      <style:text-properties officeooo:rsid="03c17397"/>
    </style:style>
    <style:style style:name="T985" style:family="text">
      <style:text-properties officeooo:rsid="03c3d23c"/>
    </style:style>
    <style:style style:name="T986" style:family="text">
      <style:text-properties officeooo:rsid="03c6e892"/>
    </style:style>
    <style:style style:name="T987" style:family="text">
      <style:text-properties officeooo:rsid="03d2ab13"/>
    </style:style>
    <style:style style:name="T988" style:family="text">
      <style:text-properties officeooo:rsid="03d4374a"/>
    </style:style>
    <style:style style:name="T989" style:family="text">
      <style:text-properties officeooo:rsid="03d5efff"/>
    </style:style>
    <style:style style:name="T990" style:family="text">
      <style:text-properties officeooo:rsid="03d79fe5"/>
    </style:style>
    <style:style style:name="T991" style:family="text">
      <style:text-properties officeooo:rsid="03d971a8"/>
    </style:style>
    <style:style style:name="T992" style:family="text">
      <style:text-properties officeooo:rsid="03e14bdb"/>
    </style:style>
    <style:style style:name="T993" style:family="text">
      <style:text-properties officeooo:rsid="03e2fa00"/>
    </style:style>
    <style:style style:name="T994" style:family="text">
      <style:text-properties officeooo:rsid="03e4cbfe"/>
    </style:style>
    <style:style style:name="T995" style:family="text">
      <style:text-properties officeooo:rsid="03ec2232"/>
    </style:style>
    <style:style style:name="T996" style:family="text">
      <style:text-properties officeooo:rsid="03ec41ae"/>
    </style:style>
    <style:style style:name="T997" style:family="text">
      <style:text-properties officeooo:rsid="03ef3e45"/>
    </style:style>
    <style:style style:name="T998" style:family="text">
      <style:text-properties officeooo:rsid="03f45b8c"/>
    </style:style>
    <style:style style:name="T999" style:family="text">
      <style:text-properties officeooo:rsid="0402ef49"/>
    </style:style>
    <style:style style:name="T1000" style:family="text">
      <style:text-properties officeooo:rsid="04054cf0"/>
    </style:style>
    <style:style style:name="T1001" style:family="text">
      <style:text-properties officeooo:rsid="040e86ef"/>
    </style:style>
    <style:style style:name="T1002" style:family="text">
      <style:text-properties officeooo:rsid="04101f5f"/>
    </style:style>
    <style:style style:name="T1003" style:family="text">
      <style:text-properties officeooo:rsid="0410246e"/>
    </style:style>
    <style:style style:name="T1004" style:family="text">
      <style:text-properties officeooo:rsid="04123990"/>
    </style:style>
    <style:style style:name="T1005" style:family="text">
      <style:text-properties officeooo:rsid="0412785f"/>
    </style:style>
    <style:style style:name="T1006" style:family="text">
      <style:text-properties officeooo:rsid="0413896f"/>
    </style:style>
    <style:style style:name="T1007" style:family="text">
      <style:text-properties officeooo:rsid="04151d71"/>
    </style:style>
    <style:style style:name="T1008" style:family="text">
      <style:text-properties officeooo:rsid="0415532c"/>
    </style:style>
    <style:style style:name="T1009" style:family="text">
      <style:text-properties officeooo:rsid="0415e672"/>
    </style:style>
    <style:style style:name="T1010" style:family="text">
      <style:text-properties officeooo:rsid="0417e312"/>
    </style:style>
    <style:style style:name="T1011" style:family="text">
      <style:text-properties officeooo:rsid="041899ac"/>
    </style:style>
    <style:style style:name="T1012" style:family="text">
      <style:text-properties officeooo:rsid="041a472b"/>
    </style:style>
    <style:style style:name="T1013" style:family="text">
      <style:text-properties officeooo:rsid="041c97a5"/>
    </style:style>
    <style:style style:name="T1014" style:family="text">
      <style:text-properties officeooo:rsid="041e1e64"/>
    </style:style>
    <style:style style:name="T1015" style:family="text">
      <style:text-properties officeooo:rsid="0421a646"/>
    </style:style>
    <style:style style:name="T1016" style:family="text">
      <style:text-properties officeooo:rsid="0422619a"/>
    </style:style>
    <style:style style:name="T1017" style:family="text">
      <style:text-properties officeooo:rsid="043213f8"/>
    </style:style>
    <style:style style:name="T1018" style:family="text">
      <style:text-properties officeooo:rsid="043297dd"/>
    </style:style>
    <style:style style:name="T1019" style:family="text">
      <style:text-properties officeooo:rsid="04329c6c"/>
    </style:style>
    <style:style style:name="T1020" style:family="text">
      <style:text-properties officeooo:rsid="04342d68"/>
    </style:style>
    <style:style style:name="T1021" style:family="text">
      <style:text-properties officeooo:rsid="04388b4b"/>
    </style:style>
    <style:style style:name="T1022" style:family="text">
      <style:text-properties officeooo:rsid="04395a63"/>
    </style:style>
    <style:style style:name="T1023" style:family="text">
      <style:text-properties officeooo:rsid="043c60f3"/>
    </style:style>
    <style:style style:name="T1024" style:family="text">
      <style:text-properties officeooo:rsid="0448f389"/>
    </style:style>
    <style:style style:name="T1025" style:family="text">
      <style:text-properties officeooo:rsid="044acda9"/>
    </style:style>
    <style:style style:name="T1026" style:family="text">
      <style:text-properties officeooo:rsid="044ad065"/>
    </style:style>
    <style:style style:name="T1027" style:family="text">
      <style:text-properties officeooo:rsid="044c8933"/>
    </style:style>
    <style:style style:name="T1028" style:family="text">
      <style:text-properties officeooo:rsid="0450d767"/>
    </style:style>
    <style:style style:name="T1029" style:family="text">
      <style:text-properties officeooo:rsid="04542831"/>
    </style:style>
    <style:style style:name="T1030" style:family="text">
      <style:text-properties officeooo:rsid="0455d2ed"/>
    </style:style>
    <style:style style:name="T1031" style:family="text">
      <style:text-properties officeooo:rsid="045aec61"/>
    </style:style>
    <style:style style:name="T1032" style:family="text">
      <style:text-properties officeooo:rsid="04604fee"/>
    </style:style>
    <style:style style:name="T1033" style:family="text">
      <style:text-properties fo:font-variant="normal" fo:text-transform="none"/>
    </style:style>
    <style:style style:name="T1034" style:family="text">
      <style:text-properties fo:font-variant="normal" fo:text-transform="none" officeooo:rsid="0466e4ca"/>
    </style:style>
    <style:style style:name="T1035" style:family="text">
      <style:text-properties fo:font-variant="normal" fo:text-transform="none" officeooo:rsid="0468257d"/>
    </style:style>
    <style:style style:name="T1036" style:family="text">
      <style:text-properties fo:font-variant="normal" fo:text-transform="none" officeooo:rsid="0468c12d"/>
    </style:style>
    <style:style style:name="T1037" style:family="text">
      <style:text-properties fo:font-variant="normal" fo:text-transform="none" fo:font-style="italic" officeooo:rsid="0468c12d" style:font-style-asian="italic" style:font-style-complex="italic"/>
    </style:style>
    <style:style style:name="T1038" style:family="text">
      <style:text-properties fo:font-variant="normal" fo:text-transform="none" officeooo:rsid="0469c7bc"/>
    </style:style>
    <style:style style:name="T1039" style:family="text">
      <style:text-properties fo:font-variant="normal" fo:text-transform="none" officeooo:rsid="046a5f82"/>
    </style:style>
    <style:style style:name="T1040" style:family="text">
      <style:text-properties fo:font-variant="normal" fo:text-transform="none" officeooo:rsid="046b4c00"/>
    </style:style>
    <style:style style:name="T1041" style:family="text">
      <style:text-properties fo:font-variant="normal" fo:text-transform="none" officeooo:rsid="046d1df1"/>
    </style:style>
    <style:style style:name="T1042" style:family="text">
      <style:text-properties fo:font-variant="normal" fo:text-transform="none" officeooo:rsid="046f8d76"/>
    </style:style>
    <style:style style:name="T1043" style:family="text">
      <style:text-properties fo:font-variant="normal" fo:text-transform="none" officeooo:rsid="04707d16"/>
    </style:style>
    <style:style style:name="T1044" style:family="text">
      <style:text-properties fo:font-variant="normal" fo:text-transform="none" officeooo:rsid="04716461"/>
    </style:style>
    <style:style style:name="T1045" style:family="text">
      <style:text-properties fo:font-variant="normal" fo:text-transform="none" officeooo:rsid="04734696"/>
    </style:style>
    <style:style style:name="T1046" style:family="text">
      <style:text-properties fo:font-variant="normal" fo:text-transform="none" officeooo:rsid="0474b7f5"/>
    </style:style>
    <style:style style:name="T1047" style:family="text">
      <style:text-properties fo:font-variant="normal" fo:text-transform="none" officeooo:rsid="0476b616"/>
    </style:style>
    <style:style style:name="T1048" style:family="text">
      <style:text-properties fo:font-variant="normal" fo:text-transform="none" officeooo:rsid="04787405"/>
    </style:style>
    <style:style style:name="T1049" style:family="text">
      <style:text-properties fo:font-variant="normal" fo:text-transform="none" officeooo:rsid="0019f43d"/>
    </style:style>
    <style:style style:name="T1050" style:family="text">
      <style:text-properties fo:font-variant="normal" fo:text-transform="none" officeooo:rsid="047900c3"/>
    </style:style>
    <style:style style:name="T1051" style:family="text">
      <style:text-properties fo:font-variant="normal" fo:text-transform="none" officeooo:rsid="0479f5d8"/>
    </style:style>
    <style:style style:name="T1052" style:family="text">
      <style:text-properties fo:font-variant="normal" fo:text-transform="none" officeooo:rsid="047af956"/>
    </style:style>
    <style:style style:name="T1053" style:family="text">
      <style:text-properties fo:font-variant="normal" fo:text-transform="none" officeooo:rsid="047bb2fd"/>
    </style:style>
    <style:style style:name="T1054" style:family="text">
      <style:text-properties fo:font-variant="normal" fo:text-transform="none" officeooo:rsid="047d1794"/>
    </style:style>
    <style:style style:name="T1055" style:family="text">
      <style:text-properties fo:font-variant="normal" fo:text-transform="none" officeooo:rsid="047e708e"/>
    </style:style>
    <style:style style:name="T1056" style:family="text">
      <style:text-properties fo:font-variant="normal" fo:text-transform="none" officeooo:rsid="047e70c7"/>
    </style:style>
    <style:style style:name="T1057" style:family="text">
      <style:text-properties fo:font-variant="normal" fo:text-transform="none" officeooo:rsid="047fba77"/>
    </style:style>
    <style:style style:name="T1058" style:family="text">
      <style:text-properties fo:font-variant="normal" fo:text-transform="none" officeooo:rsid="0480f3c5"/>
    </style:style>
    <style:style style:name="T1059" style:family="text">
      <style:text-properties fo:font-variant="normal" fo:text-transform="none" officeooo:rsid="04823726"/>
    </style:style>
    <style:style style:name="T1060" style:family="text">
      <style:text-properties fo:font-variant="normal" fo:text-transform="none" officeooo:rsid="04824fb9"/>
    </style:style>
    <style:style style:name="T1061" style:family="text">
      <style:text-properties fo:font-variant="normal" fo:text-transform="none" officeooo:rsid="0482777f"/>
    </style:style>
    <style:style style:name="T1062" style:family="text">
      <style:text-properties fo:font-variant="normal" fo:text-transform="none" officeooo:rsid="048301d2"/>
    </style:style>
    <style:style style:name="T1063" style:family="text">
      <style:text-properties fo:font-variant="normal" fo:text-transform="none" officeooo:rsid="0484c5a0"/>
    </style:style>
    <style:style style:name="T1064" style:family="text">
      <style:text-properties fo:font-variant="normal" fo:text-transform="none" officeooo:rsid="04865053"/>
    </style:style>
    <style:style style:name="T1065" style:family="text">
      <style:text-properties fo:font-variant="normal" fo:text-transform="none" officeooo:rsid="04871d5c"/>
    </style:style>
    <style:style style:name="T1066" style:family="text">
      <style:text-properties fo:font-variant="normal" fo:text-transform="none" officeooo:rsid="04878bb0"/>
    </style:style>
    <style:style style:name="T1067" style:family="text">
      <style:text-properties fo:font-variant="normal" fo:text-transform="none" officeooo:rsid="0487d5da"/>
    </style:style>
    <style:style style:name="T1068" style:family="text">
      <style:text-properties fo:font-variant="normal" fo:text-transform="none" officeooo:rsid="048871f3"/>
    </style:style>
    <style:style style:name="T1069" style:family="text">
      <style:text-properties fo:font-variant="normal" fo:text-transform="none" officeooo:rsid="04898ed4"/>
    </style:style>
    <style:style style:name="T1070" style:family="text">
      <style:text-properties fo:font-variant="normal" fo:text-transform="none" officeooo:rsid="048b2a09"/>
    </style:style>
    <style:style style:name="T1071" style:family="text">
      <style:text-properties fo:font-variant="normal" fo:text-transform="none" officeooo:rsid="048c446a"/>
    </style:style>
    <style:style style:name="T1072" style:family="text">
      <style:text-properties fo:font-variant="normal" fo:text-transform="none" officeooo:rsid="048dad18"/>
    </style:style>
    <style:style style:name="T1073" style:family="text">
      <style:text-properties fo:font-variant="normal" fo:text-transform="none" officeooo:rsid="048f9228"/>
    </style:style>
    <style:style style:name="T1074" style:family="text">
      <style:text-properties fo:font-variant="normal" fo:text-transform="none" officeooo:rsid="0490c03c"/>
    </style:style>
    <style:style style:name="T1075" style:family="text">
      <style:text-properties fo:font-variant="normal" fo:text-transform="none" officeooo:rsid="04920d36"/>
    </style:style>
    <style:style style:name="T1076" style:family="text">
      <style:text-properties fo:font-variant="normal" fo:text-transform="none" officeooo:rsid="04922ad2"/>
    </style:style>
    <style:style style:name="T1077" style:family="text">
      <style:text-properties fo:font-variant="normal" fo:text-transform="none" officeooo:rsid="049301af"/>
    </style:style>
    <style:style style:name="T1078" style:family="text">
      <style:text-properties fo:font-variant="normal" fo:text-transform="none" officeooo:rsid="0494756f"/>
    </style:style>
    <style:style style:name="T1079" style:family="text">
      <style:text-properties fo:font-variant="normal" fo:text-transform="none" officeooo:rsid="04951726"/>
    </style:style>
    <style:style style:name="T1080" style:family="text">
      <style:text-properties fo:font-variant="normal" fo:text-transform="none" officeooo:rsid="049708a9"/>
    </style:style>
    <style:style style:name="T1081" style:family="text">
      <style:text-properties fo:font-variant="normal" fo:text-transform="none" officeooo:rsid="04977e77"/>
    </style:style>
    <style:style style:name="T1082" style:family="text">
      <style:text-properties fo:font-variant="normal" fo:text-transform="none" officeooo:rsid="0498d178"/>
    </style:style>
    <style:style style:name="T1083" style:family="text">
      <style:text-properties fo:font-variant="normal" fo:text-transform="none" officeooo:rsid="04990e29"/>
    </style:style>
    <style:style style:name="T1084" style:family="text">
      <style:text-properties fo:font-variant="normal" fo:text-transform="none" officeooo:rsid="049a2a42"/>
    </style:style>
    <style:style style:name="T1085" style:family="text">
      <style:text-properties fo:font-variant="normal" fo:text-transform="none" officeooo:rsid="049c033e"/>
    </style:style>
    <style:style style:name="T1086" style:family="text">
      <style:text-properties fo:font-variant="normal" fo:text-transform="none" officeooo:rsid="049d342f"/>
    </style:style>
    <style:style style:name="T1087" style:family="text">
      <style:text-properties fo:font-variant="normal" fo:text-transform="none" officeooo:rsid="04a0720e"/>
    </style:style>
    <style:style style:name="T1088" style:family="text">
      <style:text-properties fo:font-variant="normal" fo:text-transform="none" officeooo:rsid="04a1d32b"/>
    </style:style>
    <style:style style:name="T1089" style:family="text">
      <style:text-properties fo:font-variant="normal" fo:text-transform="none" officeooo:rsid="04a3d072"/>
    </style:style>
    <style:style style:name="T1090" style:family="text">
      <style:text-properties fo:font-variant="normal" fo:text-transform="none" officeooo:rsid="04a5424e"/>
    </style:style>
    <style:style style:name="T1091" style:family="text">
      <style:text-properties fo:font-variant="normal" fo:text-transform="none" officeooo:rsid="04a592f5"/>
    </style:style>
    <style:style style:name="T1092" style:family="text">
      <style:text-properties fo:font-variant="normal" fo:text-transform="none" officeooo:rsid="04a5ed3a"/>
    </style:style>
    <style:style style:name="T1093" style:family="text">
      <style:text-properties fo:font-variant="normal" fo:text-transform="none" officeooo:rsid="04a761fe"/>
    </style:style>
    <style:style style:name="T1094" style:family="text">
      <style:text-properties fo:font-variant="normal" fo:text-transform="none" officeooo:rsid="04a8f05d"/>
    </style:style>
    <style:style style:name="T1095" style:family="text">
      <style:text-properties fo:font-variant="normal" fo:text-transform="none" officeooo:rsid="04a92ea8"/>
    </style:style>
    <style:style style:name="T1096" style:family="text">
      <style:text-properties fo:font-variant="normal" fo:text-transform="none" officeooo:rsid="04a946d8"/>
    </style:style>
    <style:style style:name="T1097" style:family="text">
      <style:text-properties fo:font-variant="normal" fo:text-transform="none" officeooo:rsid="04aa49af"/>
    </style:style>
    <style:style style:name="T1098" style:family="text">
      <style:text-properties fo:font-variant="normal" fo:text-transform="none" officeooo:rsid="04abc92d"/>
    </style:style>
    <style:style style:name="T1099" style:family="text">
      <style:text-properties fo:font-variant="normal" fo:text-transform="none" officeooo:rsid="04ad3eeb"/>
    </style:style>
    <style:style style:name="T1100" style:family="text">
      <style:text-properties fo:font-variant="normal" fo:text-transform="none" officeooo:rsid="04aecb45"/>
    </style:style>
    <style:style style:name="T1101" style:family="text">
      <style:text-properties fo:font-variant="normal" fo:text-transform="none" officeooo:rsid="04aff7c2"/>
    </style:style>
    <style:style style:name="T1102" style:family="text">
      <style:text-properties fo:font-variant="normal" fo:text-transform="none" officeooo:rsid="04b1b482"/>
    </style:style>
    <style:style style:name="T1103" style:family="text">
      <style:text-properties fo:font-variant="normal" fo:text-transform="none" officeooo:rsid="04b39256"/>
    </style:style>
    <style:style style:name="T1104" style:family="text">
      <style:text-properties fo:font-variant="normal" fo:text-transform="none" officeooo:rsid="04b5328e"/>
    </style:style>
    <style:style style:name="T1105" style:family="text">
      <style:text-properties fo:font-variant="normal" fo:text-transform="none" officeooo:rsid="04b75055"/>
    </style:style>
    <style:style style:name="T1106" style:family="text">
      <style:text-properties fo:font-variant="normal" fo:text-transform="none" officeooo:rsid="04b8ec9d"/>
    </style:style>
    <style:style style:name="T1107" style:family="text">
      <style:text-properties fo:font-variant="normal" fo:text-transform="none" officeooo:rsid="04ba73da"/>
    </style:style>
    <style:style style:name="T1108" style:family="text">
      <style:text-properties fo:font-variant="normal" fo:text-transform="none" officeooo:rsid="04bc5c25"/>
    </style:style>
    <style:style style:name="T1109" style:family="text">
      <style:text-properties fo:font-variant="normal" fo:text-transform="none" officeooo:rsid="04be0740"/>
    </style:style>
    <style:style style:name="T1110" style:family="text">
      <style:text-properties fo:font-variant="normal" fo:text-transform="none" fo:color="#000000" style:font-name="FreeSerif" fo:font-size="12pt" fo:background-color="#ffffff" loext:char-shading-value="0" style:font-size-asian="12pt" style:font-size-complex="12pt"/>
    </style:style>
    <style:style style:name="T1111" style:family="text">
      <style:text-properties fo:font-variant="normal" fo:text-transform="none" fo:color="#000000" style:font-name="FreeSerif" fo:font-size="12pt" officeooo:rsid="0d9a397d" fo:background-color="#ffffff" loext:char-shading-value="0" style:font-size-asian="12pt" style:font-size-complex="12pt"/>
    </style:style>
    <style:style style:name="T1112" style:family="text">
      <style:text-properties fo:font-variant="normal" fo:text-transform="none" fo:color="#000000" style:font-name="FreeSerif" fo:font-size="12pt" officeooo:rsid="0d9b860c" fo:background-color="#ffffff" loext:char-shading-value="0" style:font-size-asian="12pt" style:font-size-complex="12pt"/>
    </style:style>
    <style:style style:name="T1113" style:family="text">
      <style:text-properties fo:font-variant="normal" fo:text-transform="none" fo:color="#000000" style:font-name="FreeSerif" fo:font-size="12pt" officeooo:rsid="0d9bf396" fo:background-color="#ffffff" loext:char-shading-value="0" style:font-size-asian="12pt" style:font-size-complex="12pt"/>
    </style:style>
    <style:style style:name="T1114" style:family="text">
      <style:text-properties fo:font-variant="normal" fo:text-transform="none" fo:color="#000000" style:font-name="FreeSerif" fo:font-size="12pt" officeooo:rsid="0defdc5a" fo:background-color="#ffffff" loext:char-shading-value="0" style:font-size-asian="12pt" style:font-size-complex="12pt"/>
    </style:style>
    <style:style style:name="T1115" style:family="text">
      <style:text-properties fo:font-variant="normal" fo:text-transform="none" fo:color="#000000" style:font-name="FreeSerif" fo:font-size="12pt" officeooo:rsid="0df0b14d" fo:background-color="#ffffff" loext:char-shading-value="0" style:font-size-asian="12pt" style:font-size-complex="12pt"/>
    </style:style>
    <style:style style:name="T1116" style:family="text">
      <style:text-properties fo:font-variant="normal" fo:text-transform="none" fo:color="#000000" style:font-name="FreeSerif" fo:font-size="12pt" officeooo:rsid="0df18d2b" fo:background-color="#ffffff" loext:char-shading-value="0" style:font-size-asian="12pt" style:font-size-complex="12pt"/>
    </style:style>
    <style:style style:name="T1117" style:family="text">
      <style:text-properties fo:font-variant="normal" fo:text-transform="none" fo:color="#000000" style:font-name="FreeSerif" fo:font-size="12pt" officeooo:rsid="0deeaf1b" fo:background-color="#ffffff" loext:char-shading-value="0" style:font-size-asian="12pt" style:font-size-complex="12pt"/>
    </style:style>
    <style:style style:name="T1118" style:family="text">
      <style:text-properties fo:font-variant="normal" fo:text-transform="none" fo:color="#000000" style:font-name="FreeSerif" fo:font-size="12pt" officeooo:rsid="0df256a1" fo:background-color="#ffffff" loext:char-shading-value="0" style:font-size-asian="12pt" style:font-size-complex="12pt"/>
    </style:style>
    <style:style style:name="T1119" style:family="text">
      <style:text-properties fo:font-variant="normal" fo:text-transform="none" fo:color="#000000" style:font-name="FreeSerif" fo:font-size="12pt" officeooo:rsid="0df2847c" fo:background-color="#ffffff" loext:char-shading-value="0" style:font-size-asian="12pt" style:font-size-complex="12pt"/>
    </style:style>
    <style:style style:name="T1120" style:family="text">
      <style:text-properties fo:font-variant="normal" fo:text-transform="none" fo:color="#000000" style:font-name="FreeSerif" fo:font-size="12pt" officeooo:rsid="0df28821" fo:background-color="#ffffff" loext:char-shading-value="0" style:font-size-asian="12pt" style:font-size-complex="12pt"/>
    </style:style>
    <style:style style:name="T1121" style:family="text">
      <style:text-properties fo:font-variant="normal" fo:text-transform="none" fo:color="#000000" style:font-name="FreeSerif" fo:font-size="12pt" officeooo:rsid="0df2f7b4" fo:background-color="#ffffff" loext:char-shading-value="0" style:font-size-asian="12pt" style:font-size-complex="12pt"/>
    </style:style>
    <style:style style:name="T1122" style:family="text">
      <style:text-properties fo:font-variant="normal" fo:text-transform="none" fo:color="#000000" style:font-name="FreeSerif" fo:font-size="12pt" officeooo:rsid="0df3a5dd" fo:background-color="#ffffff" loext:char-shading-value="0" style:font-size-asian="12pt" style:font-size-complex="12pt"/>
    </style:style>
    <style:style style:name="T1123" style:family="text">
      <style:text-properties fo:font-variant="normal" fo:text-transform="none" fo:color="#000000" style:font-name="FreeSerif" fo:font-size="12pt" officeooo:rsid="0df43022" fo:background-color="#ffffff" loext:char-shading-value="0" style:font-size-asian="12pt" style:font-size-complex="12pt"/>
    </style:style>
    <style:style style:name="T1124" style:family="text">
      <style:text-properties fo:font-variant="normal" fo:text-transform="none" fo:color="#000000" style:font-name="FreeSerif" fo:font-size="12pt" officeooo:rsid="0df50409" fo:background-color="#ffffff" loext:char-shading-value="0" style:font-size-asian="12pt" style:font-size-complex="12pt"/>
    </style:style>
    <style:style style:name="T1125" style:family="text">
      <style:text-properties fo:font-variant="normal" fo:text-transform="none" fo:color="#000000" style:font-name="FreeSerif" fo:font-size="12pt" officeooo:rsid="0df5936a" fo:background-color="#ffffff" loext:char-shading-value="0" style:font-size-asian="12pt" style:font-size-complex="12pt"/>
    </style:style>
    <style:style style:name="T1126" style:family="text">
      <style:text-properties fo:font-variant="normal" fo:text-transform="none" fo:color="#000000" style:font-name="FreeSerif" fo:font-size="12pt" officeooo:rsid="0df75f65" fo:background-color="#ffffff" loext:char-shading-value="0" style:font-size-asian="12pt" style:font-size-complex="12pt"/>
    </style:style>
    <style:style style:name="T1127" style:family="text">
      <style:text-properties fo:font-variant="normal" fo:text-transform="none" fo:color="#000000" style:font-name="FreeSerif" fo:font-size="12pt" officeooo:rsid="0df7bd9a" fo:background-color="#ffffff" loext:char-shading-value="0" style:font-size-asian="12pt" style:font-size-complex="12pt"/>
    </style:style>
    <style:style style:name="T1128" style:family="text">
      <style:text-properties fo:font-variant="normal" fo:text-transform="none" fo:color="#000000" style:font-name="FreeSerif" fo:font-size="12pt" officeooo:rsid="0df95354" fo:background-color="#ffffff" loext:char-shading-value="0" style:font-size-asian="12pt" style:font-size-complex="12pt"/>
    </style:style>
    <style:style style:name="T1129" style:family="text">
      <style:text-properties fo:font-variant="normal" fo:text-transform="none" fo:color="#000000" style:font-name="FreeSerif" fo:font-size="12pt" officeooo:rsid="0dfa38b3" fo:background-color="#ffffff" loext:char-shading-value="0" style:font-size-asian="12pt" style:font-size-complex="12pt"/>
    </style:style>
    <style:style style:name="T1130" style:family="text">
      <style:text-properties fo:font-variant="normal" fo:text-transform="none" fo:color="#000000" style:font-name="FreeSerif" fo:font-size="12pt" officeooo:rsid="0dfc2b7d" fo:background-color="#ffffff" loext:char-shading-value="0" style:font-size-asian="12pt" style:font-size-complex="12pt"/>
    </style:style>
    <style:style style:name="T1131" style:family="text">
      <style:text-properties fo:font-variant="normal" fo:text-transform="none" fo:color="#000000" style:font-name="FreeSerif" fo:font-size="12pt" officeooo:rsid="0019f43d" fo:background-color="#ffffff" loext:char-shading-value="0" style:font-size-asian="12pt" style:font-size-complex="12pt"/>
    </style:style>
    <style:style style:name="T1132" style:family="text">
      <style:text-properties fo:font-variant="normal" fo:text-transform="none" fo:color="#000000" style:font-name="FreeSerif" fo:font-size="12pt" officeooo:rsid="0dfd43b0" fo:background-color="#ffffff" loext:char-shading-value="0" style:font-size-asian="12pt" style:font-size-complex="12pt"/>
    </style:style>
    <style:style style:name="T1133" style:family="text">
      <style:text-properties fo:font-variant="normal" fo:text-transform="none" fo:color="#000000" style:font-name="FreeSerif" fo:font-size="12pt" officeooo:rsid="0dfdbcb4" fo:background-color="#ffffff" loext:char-shading-value="0" style:font-size-asian="12pt" style:font-size-complex="12pt"/>
    </style:style>
    <style:style style:name="T1134" style:family="text">
      <style:text-properties fo:font-variant="normal" fo:text-transform="none" fo:color="#000000" style:font-name="FreeSerif" fo:font-size="12pt" officeooo:rsid="0dff801e" fo:background-color="#ffffff" loext:char-shading-value="0" style:font-size-asian="12pt" style:font-size-complex="12pt"/>
    </style:style>
    <style:style style:name="T1135" style:family="text">
      <style:text-properties fo:font-variant="normal" fo:text-transform="none" fo:color="#000000" style:font-name="FreeSerif" fo:font-size="12pt" officeooo:rsid="0e017abc" fo:background-color="#ffffff" loext:char-shading-value="0" style:font-size-asian="12pt" style:font-size-complex="12pt"/>
    </style:style>
    <style:style style:name="T1136" style:family="text">
      <style:text-properties fo:font-variant="normal" fo:text-transform="none" fo:color="#000000" style:font-name="FreeSerif" fo:font-size="12pt" officeooo:rsid="0e024696" fo:background-color="#ffffff" loext:char-shading-value="0" style:font-size-asian="12pt" style:font-size-complex="12pt"/>
    </style:style>
    <style:style style:name="T1137" style:family="text">
      <style:text-properties fo:font-variant="normal" fo:text-transform="none" fo:color="#000000" style:font-name="FreeSerif" fo:font-size="12pt" officeooo:rsid="0e0329d6" fo:background-color="#ffffff" loext:char-shading-value="0" style:font-size-asian="12pt" style:font-size-complex="12pt"/>
    </style:style>
    <style:style style:name="T1138" style:family="text">
      <style:text-properties fo:font-variant="normal" fo:text-transform="none" fo:color="#000000" style:font-name="FreeSerif" fo:font-size="12pt" officeooo:rsid="0e03504f" fo:background-color="#ffffff" loext:char-shading-value="0" style:font-size-asian="12pt" style:font-size-complex="12pt"/>
    </style:style>
    <style:style style:name="T1139" style:family="text">
      <style:text-properties fo:font-variant="normal" fo:text-transform="none" fo:color="#000000" style:font-name="FreeSerif" fo:font-size="12pt" officeooo:rsid="0e04b0d0" fo:background-color="#ffffff" loext:char-shading-value="0" style:font-size-asian="12pt" style:font-size-complex="12pt"/>
    </style:style>
    <style:style style:name="T1140" style:family="text">
      <style:text-properties fo:font-variant="normal" fo:text-transform="none" fo:color="#000000" style:font-name="FreeSerif" fo:font-size="12pt" officeooo:rsid="0e04f3f3" fo:background-color="#ffffff" loext:char-shading-value="0" style:font-size-asian="12pt" style:font-size-complex="12pt"/>
    </style:style>
    <style:style style:name="T1141"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142"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143"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144"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145"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146"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147"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148"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149"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150" style:family="text">
      <style:text-properties fo:font-variant="normal" fo:text-transform="none" style:font-name="FreeSerif" fo:background-color="#ffffff" loext:char-shading-value="0"/>
    </style:style>
    <style:style style:name="T1151" style:family="text">
      <style:text-properties officeooo:rsid="04c1dc8a"/>
    </style:style>
    <style:style style:name="T1152" style:family="text">
      <style:text-properties officeooo:rsid="04f6b75c"/>
    </style:style>
    <style:style style:name="T1153" style:family="text">
      <style:text-properties officeooo:rsid="04f9255a"/>
    </style:style>
    <style:style style:name="T1154" style:family="text">
      <style:text-properties officeooo:rsid="0503e1c6"/>
    </style:style>
    <style:style style:name="T1155" style:family="text">
      <style:text-properties officeooo:rsid="05072d9f"/>
    </style:style>
    <style:style style:name="T1156" style:family="text">
      <style:text-properties officeooo:rsid="050a84a3"/>
    </style:style>
    <style:style style:name="T1157" style:family="text">
      <style:text-properties officeooo:rsid="0517ebfe"/>
    </style:style>
    <style:style style:name="T1158" style:family="text">
      <style:text-properties officeooo:rsid="055329a3"/>
    </style:style>
    <style:style style:name="T1159" style:family="text">
      <style:text-properties officeooo:rsid="055404c7"/>
    </style:style>
    <style:style style:name="T1160" style:family="text">
      <style:text-properties officeooo:rsid="055e9943"/>
    </style:style>
    <style:style style:name="T1161" style:family="text">
      <style:text-properties officeooo:rsid="0570af78"/>
    </style:style>
    <style:style style:name="T1162" style:family="text">
      <style:text-properties officeooo:rsid="058d46e9"/>
    </style:style>
    <style:style style:name="T1163" style:family="text">
      <style:text-properties officeooo:rsid="0602ec88"/>
    </style:style>
    <style:style style:name="T1164" style:family="text">
      <style:text-properties officeooo:rsid="06090f51"/>
    </style:style>
    <style:style style:name="T1165" style:family="text">
      <style:text-properties officeooo:rsid="060c370c"/>
    </style:style>
    <style:style style:name="T1166" style:family="text">
      <style:text-properties officeooo:rsid="060da6f6"/>
    </style:style>
    <style:style style:name="T1167" style:family="text">
      <style:text-properties officeooo:rsid="060e6cf1"/>
    </style:style>
    <style:style style:name="T1168" style:family="text">
      <style:text-properties officeooo:rsid="0617ca7b"/>
    </style:style>
    <style:style style:name="T1169" style:family="text">
      <style:text-properties officeooo:rsid="061a33da"/>
    </style:style>
    <style:style style:name="T1170" style:family="text">
      <style:text-properties officeooo:rsid="061b1985"/>
    </style:style>
    <style:style style:name="T1171" style:family="text">
      <style:text-properties officeooo:rsid="061c3d19"/>
    </style:style>
    <style:style style:name="T1172" style:family="text">
      <style:text-properties officeooo:rsid="061d4602"/>
    </style:style>
    <style:style style:name="T1173" style:family="text">
      <style:text-properties officeooo:rsid="061f347e"/>
    </style:style>
    <style:style style:name="T1174" style:family="text">
      <style:text-properties officeooo:rsid="061f8a61"/>
    </style:style>
    <style:style style:name="T1175" style:family="text">
      <style:text-properties officeooo:rsid="061fe589"/>
    </style:style>
    <style:style style:name="T1176" style:family="text">
      <style:text-properties officeooo:rsid="0631a996"/>
    </style:style>
    <style:style style:name="T1177" style:family="text">
      <style:text-properties officeooo:rsid="063570fb"/>
    </style:style>
    <style:style style:name="T1178" style:family="text">
      <style:text-properties officeooo:rsid="063a8985"/>
    </style:style>
    <style:style style:name="T1179" style:family="text">
      <style:text-properties officeooo:rsid="063bf5bb"/>
    </style:style>
    <style:style style:name="T1180" style:family="text">
      <style:text-properties officeooo:rsid="069adef1"/>
    </style:style>
    <style:style style:name="T1181" style:family="text">
      <style:text-properties officeooo:rsid="069d7812"/>
    </style:style>
    <style:style style:name="T1182" style:family="text">
      <style:text-properties officeooo:rsid="06a0356e"/>
    </style:style>
    <style:style style:name="T1183" style:family="text">
      <style:text-properties officeooo:rsid="06adf9b7"/>
    </style:style>
    <style:style style:name="T1184" style:family="text">
      <style:text-properties officeooo:rsid="06aeeece"/>
    </style:style>
    <style:style style:name="T1185" style:family="text">
      <style:text-properties officeooo:rsid="06b7e540"/>
    </style:style>
    <style:style style:name="T1186" style:family="text">
      <style:text-properties officeooo:rsid="06b824d0"/>
    </style:style>
    <style:style style:name="T1187" style:family="text">
      <style:text-properties officeooo:rsid="06ba03cb"/>
    </style:style>
    <style:style style:name="T1188" style:family="text">
      <style:text-properties officeooo:rsid="06ba5d42"/>
    </style:style>
    <style:style style:name="T1189" style:family="text">
      <style:text-properties officeooo:rsid="06c00843"/>
    </style:style>
    <style:style style:name="T1190" style:family="text">
      <style:text-properties officeooo:rsid="06d879c0"/>
    </style:style>
    <style:style style:name="T1191" style:family="text">
      <style:text-properties officeooo:rsid="06d9b297"/>
    </style:style>
    <style:style style:name="T1192" style:family="text">
      <style:text-properties officeooo:rsid="06da7596"/>
    </style:style>
    <style:style style:name="T1193" style:family="text">
      <style:text-properties officeooo:rsid="06da7824"/>
    </style:style>
    <style:style style:name="T1194" style:family="text">
      <style:text-properties officeooo:rsid="0702aabd"/>
    </style:style>
    <style:style style:name="T1195" style:family="text">
      <style:text-properties officeooo:rsid="070428b6"/>
    </style:style>
    <style:style style:name="T1196" style:family="text">
      <style:text-properties officeooo:rsid="0705f132"/>
    </style:style>
    <style:style style:name="T1197" style:family="text">
      <style:text-properties officeooo:rsid="070970b2"/>
    </style:style>
    <style:style style:name="T1198" style:family="text">
      <style:text-properties officeooo:rsid="070a578d"/>
    </style:style>
    <style:style style:name="T1199" style:family="text">
      <style:text-properties officeooo:rsid="070eda28"/>
    </style:style>
    <style:style style:name="T1200" style:family="text">
      <style:text-properties officeooo:rsid="0714ef4f"/>
    </style:style>
    <style:style style:name="T1201" style:family="text">
      <style:text-properties officeooo:rsid="071ba51b"/>
    </style:style>
    <style:style style:name="T1202" style:family="text">
      <style:text-properties officeooo:rsid="071c0d77"/>
    </style:style>
    <style:style style:name="T1203" style:family="text">
      <style:text-properties officeooo:rsid="0720d177"/>
    </style:style>
    <style:style style:name="T1204" style:family="text">
      <style:text-properties officeooo:rsid="0724114f"/>
    </style:style>
    <style:style style:name="T1205" style:family="text">
      <style:text-properties officeooo:rsid="07253056"/>
    </style:style>
    <style:style style:name="T1206" style:family="text">
      <style:text-properties officeooo:rsid="07260b2a"/>
    </style:style>
    <style:style style:name="T1207" style:family="text">
      <style:text-properties officeooo:rsid="07299fc5"/>
    </style:style>
    <style:style style:name="T1208" style:family="text">
      <style:text-properties officeooo:rsid="072e9adf"/>
    </style:style>
    <style:style style:name="T1209" style:family="text">
      <style:text-properties officeooo:rsid="07307a01"/>
    </style:style>
    <style:style style:name="T1210" style:family="text">
      <style:text-properties officeooo:rsid="07308a63"/>
    </style:style>
    <style:style style:name="T1211" style:family="text">
      <style:text-properties officeooo:rsid="0734aca1"/>
    </style:style>
    <style:style style:name="T1212" style:family="text">
      <style:text-properties officeooo:rsid="073bf243"/>
    </style:style>
    <style:style style:name="T1213" style:family="text">
      <style:text-properties officeooo:rsid="073f1e9f"/>
    </style:style>
    <style:style style:name="T1214" style:family="text">
      <style:text-properties officeooo:rsid="073fca12"/>
    </style:style>
    <style:style style:name="T1215" style:family="text">
      <style:text-properties officeooo:rsid="07423cd9"/>
    </style:style>
    <style:style style:name="T1216" style:family="text">
      <style:text-properties officeooo:rsid="0744deac"/>
    </style:style>
    <style:style style:name="T1217" style:family="text">
      <style:text-properties officeooo:rsid="07476af5"/>
    </style:style>
    <style:style style:name="T1218" style:family="text">
      <style:text-properties officeooo:rsid="074a0cc1"/>
    </style:style>
    <style:style style:name="T1219" style:family="text">
      <style:text-properties officeooo:rsid="074eb604"/>
    </style:style>
    <style:style style:name="T1220" style:family="text">
      <style:text-properties officeooo:rsid="075a4d91"/>
    </style:style>
    <style:style style:name="T1221" style:family="text">
      <style:text-properties officeooo:rsid="076455d5"/>
    </style:style>
    <style:style style:name="T1222" style:family="text">
      <style:text-properties officeooo:rsid="07669a6e"/>
    </style:style>
    <style:style style:name="T1223" style:family="text">
      <style:text-properties officeooo:rsid="0768a266"/>
    </style:style>
    <style:style style:name="T1224" style:family="text">
      <style:text-properties officeooo:rsid="076a18fa"/>
    </style:style>
    <style:style style:name="T1225" style:family="text">
      <style:text-properties officeooo:rsid="076c9f93"/>
    </style:style>
    <style:style style:name="T1226" style:family="text">
      <style:text-properties officeooo:rsid="076d063a"/>
    </style:style>
    <style:style style:name="T1227" style:family="text">
      <style:text-properties officeooo:rsid="077662b5"/>
    </style:style>
    <style:style style:name="T1228" style:family="text">
      <style:text-properties officeooo:rsid="077825bd"/>
    </style:style>
    <style:style style:name="T1229" style:family="text">
      <style:text-properties officeooo:rsid="077e4daf"/>
    </style:style>
    <style:style style:name="T1230" style:family="text">
      <style:text-properties officeooo:rsid="0787ef6f"/>
    </style:style>
    <style:style style:name="T1231" style:family="text">
      <style:text-properties officeooo:rsid="078d22e8"/>
    </style:style>
    <style:style style:name="T1232" style:family="text">
      <style:text-properties officeooo:rsid="07964edb"/>
    </style:style>
    <style:style style:name="T1233" style:family="text">
      <style:text-properties officeooo:rsid="0797606e"/>
    </style:style>
    <style:style style:name="T1234" style:family="text">
      <style:text-properties officeooo:rsid="0799ef3e"/>
    </style:style>
    <style:style style:name="T1235" style:family="text">
      <style:text-properties officeooo:rsid="079a7f05"/>
    </style:style>
    <style:style style:name="T1236" style:family="text">
      <style:text-properties style:text-line-through-style="solid" style:text-line-through-type="single" officeooo:rsid="079a7f05"/>
    </style:style>
    <style:style style:name="T1237" style:family="text">
      <style:text-properties style:text-line-through-style="solid" style:text-line-through-type="single" officeooo:rsid="08053c3f"/>
    </style:style>
    <style:style style:name="T1238" style:family="text">
      <style:text-properties style:text-line-through-style="none" style:text-line-through-type="none"/>
    </style:style>
    <style:style style:name="T1239" style:family="text">
      <style:text-properties style:text-line-through-style="none" style:text-line-through-type="none" officeooo:rsid="079a7f05"/>
    </style:style>
    <style:style style:name="T1240" style:family="text">
      <style:text-properties style:text-line-through-style="none" style:text-line-through-type="none" officeooo:rsid="07a3e91c"/>
    </style:style>
    <style:style style:name="T1241" style:family="text">
      <style:text-properties style:text-line-through-style="none" style:text-line-through-type="none" officeooo:rsid="07a3fc3b"/>
    </style:style>
    <style:style style:name="T1242" style:family="text">
      <style:text-properties style:text-line-through-style="none" style:text-line-through-type="none" officeooo:rsid="07a4adb2"/>
    </style:style>
    <style:style style:name="T1243" style:family="text">
      <style:text-properties style:text-line-through-style="none" style:text-line-through-type="none" officeooo:rsid="07a640de"/>
    </style:style>
    <style:style style:name="T1244" style:family="text">
      <style:text-properties style:text-line-through-style="none" style:text-line-through-type="none" officeooo:rsid="07a73426"/>
    </style:style>
    <style:style style:name="T1245" style:family="text">
      <style:text-properties style:text-line-through-style="none" style:text-line-through-type="none" officeooo:rsid="07a8ee6f"/>
    </style:style>
    <style:style style:name="T1246" style:family="text">
      <style:text-properties style:text-line-through-style="none" style:text-line-through-type="none" officeooo:rsid="07aa3224"/>
    </style:style>
    <style:style style:name="T1247" style:family="text">
      <style:text-properties style:text-line-through-style="none" style:text-line-through-type="none" officeooo:rsid="07ab0450"/>
    </style:style>
    <style:style style:name="T1248" style:family="text">
      <style:text-properties style:text-line-through-style="none" style:text-line-through-type="none" officeooo:rsid="07ac053e"/>
    </style:style>
    <style:style style:name="T1249" style:family="text">
      <style:text-properties style:text-line-through-style="none" style:text-line-through-type="none" officeooo:rsid="07addd75"/>
    </style:style>
    <style:style style:name="T1250" style:family="text">
      <style:text-properties style:text-line-through-style="none" style:text-line-through-type="none" officeooo:rsid="07af6429"/>
    </style:style>
    <style:style style:name="T1251" style:family="text">
      <style:text-properties style:text-line-through-style="none" style:text-line-through-type="none" officeooo:rsid="07af997c"/>
    </style:style>
    <style:style style:name="T1252" style:family="text">
      <style:text-properties style:text-line-through-style="none" style:text-line-through-type="none" officeooo:rsid="07b105e7"/>
    </style:style>
    <style:style style:name="T1253" style:family="text">
      <style:text-properties style:text-line-through-style="none" style:text-line-through-type="none" fo:font-style="italic" officeooo:rsid="07b105e7" style:font-style-asian="italic" style:font-style-complex="italic"/>
    </style:style>
    <style:style style:name="T1254" style:family="text">
      <style:text-properties style:text-line-through-style="none" style:text-line-through-type="none" fo:font-style="italic" officeooo:rsid="07d63faf" style:font-style-asian="italic" style:font-style-complex="italic"/>
    </style:style>
    <style:style style:name="T1255" style:family="text">
      <style:text-properties style:text-line-through-style="none" style:text-line-through-type="none" fo:font-style="italic" officeooo:rsid="07e078c6" style:font-style-asian="italic" style:font-style-complex="italic"/>
    </style:style>
    <style:style style:name="T1256" style:family="text">
      <style:text-properties style:text-line-through-style="none" style:text-line-through-type="none" fo:font-style="italic" officeooo:rsid="0829e54b" style:font-style-asian="italic" style:font-style-complex="italic"/>
    </style:style>
    <style:style style:name="T1257" style:family="text">
      <style:text-properties style:text-line-through-style="none" style:text-line-through-type="none" officeooo:rsid="07b25b38"/>
    </style:style>
    <style:style style:name="T1258" style:family="text">
      <style:text-properties style:text-line-through-style="none" style:text-line-through-type="none" officeooo:rsid="07b260ee"/>
    </style:style>
    <style:style style:name="T1259" style:family="text">
      <style:text-properties style:text-line-through-style="none" style:text-line-through-type="none" officeooo:rsid="07b395c8"/>
    </style:style>
    <style:style style:name="T1260" style:family="text">
      <style:text-properties style:text-line-through-style="none" style:text-line-through-type="none" officeooo:rsid="07b4b567"/>
    </style:style>
    <style:style style:name="T1261" style:family="text">
      <style:text-properties style:text-line-through-style="none" style:text-line-through-type="none" officeooo:rsid="07b5ec21"/>
    </style:style>
    <style:style style:name="T1262" style:family="text">
      <style:text-properties style:text-line-through-style="none" style:text-line-through-type="none" officeooo:rsid="07b6edf9"/>
    </style:style>
    <style:style style:name="T1263" style:family="text">
      <style:text-properties style:text-line-through-style="none" style:text-line-through-type="none" officeooo:rsid="07b7653e"/>
    </style:style>
    <style:style style:name="T1264" style:family="text">
      <style:text-properties style:text-line-through-style="none" style:text-line-through-type="none" officeooo:rsid="07b774ea"/>
    </style:style>
    <style:style style:name="T1265" style:family="text">
      <style:text-properties style:text-line-through-style="none" style:text-line-through-type="none" officeooo:rsid="07ba2dd8"/>
    </style:style>
    <style:style style:name="T1266" style:family="text">
      <style:text-properties style:text-line-through-style="none" style:text-line-through-type="none" officeooo:rsid="07bc0b02"/>
    </style:style>
    <style:style style:name="T1267" style:family="text">
      <style:text-properties style:text-line-through-style="none" style:text-line-through-type="none" officeooo:rsid="07bc1cee"/>
    </style:style>
    <style:style style:name="T1268" style:family="text">
      <style:text-properties style:text-line-through-style="none" style:text-line-through-type="none" officeooo:rsid="07bd497e"/>
    </style:style>
    <style:style style:name="T1269" style:family="text">
      <style:text-properties style:text-line-through-style="none" style:text-line-through-type="none" officeooo:rsid="07bd96de"/>
    </style:style>
    <style:style style:name="T1270" style:family="text">
      <style:text-properties style:text-line-through-style="none" style:text-line-through-type="none" officeooo:rsid="07bef47d"/>
    </style:style>
    <style:style style:name="T1271" style:family="text">
      <style:text-properties style:text-line-through-style="none" style:text-line-through-type="none" officeooo:rsid="07c016b7"/>
    </style:style>
    <style:style style:name="T1272" style:family="text">
      <style:text-properties style:text-line-through-style="none" style:text-line-through-type="none" officeooo:rsid="0019f43d"/>
    </style:style>
    <style:style style:name="T1273" style:family="text">
      <style:text-properties style:text-line-through-style="none" style:text-line-through-type="none" officeooo:rsid="07c1f61f"/>
    </style:style>
    <style:style style:name="T1274" style:family="text">
      <style:text-properties style:text-line-through-style="none" style:text-line-through-type="none" officeooo:rsid="07c38d5d"/>
    </style:style>
    <style:style style:name="T1275" style:family="text">
      <style:text-properties style:text-line-through-style="none" style:text-line-through-type="none" officeooo:rsid="07c3c06e"/>
    </style:style>
    <style:style style:name="T1276" style:family="text">
      <style:text-properties style:text-line-through-style="none" style:text-line-through-type="none" officeooo:rsid="07c59155"/>
    </style:style>
    <style:style style:name="T1277" style:family="text">
      <style:text-properties style:text-line-through-style="none" style:text-line-through-type="none" officeooo:rsid="07c6233c"/>
    </style:style>
    <style:style style:name="T1278" style:family="text">
      <style:text-properties style:text-line-through-style="none" style:text-line-through-type="none" officeooo:rsid="07c7d562"/>
    </style:style>
    <style:style style:name="T1279" style:family="text">
      <style:text-properties style:text-line-through-style="none" style:text-line-through-type="none" officeooo:rsid="07c7e2a0"/>
    </style:style>
    <style:style style:name="T1280" style:family="text">
      <style:text-properties style:text-line-through-style="none" style:text-line-through-type="none" officeooo:rsid="07c94c85"/>
    </style:style>
    <style:style style:name="T1281" style:family="text">
      <style:text-properties style:text-line-through-style="none" style:text-line-through-type="none" officeooo:rsid="07cad842"/>
    </style:style>
    <style:style style:name="T1282" style:family="text">
      <style:text-properties style:text-line-through-style="none" style:text-line-through-type="none" officeooo:rsid="07cbcd7e"/>
    </style:style>
    <style:style style:name="T1283" style:family="text">
      <style:text-properties style:text-line-through-style="none" style:text-line-through-type="none" officeooo:rsid="07cdba70"/>
    </style:style>
    <style:style style:name="T1284" style:family="text">
      <style:text-properties style:text-line-through-style="none" style:text-line-through-type="none" officeooo:rsid="07cf7c48"/>
    </style:style>
    <style:style style:name="T1285" style:family="text">
      <style:text-properties style:text-line-through-style="none" style:text-line-through-type="none" officeooo:rsid="07cfcc51"/>
    </style:style>
    <style:style style:name="T1286" style:family="text">
      <style:text-properties style:text-line-through-style="none" style:text-line-through-type="none" officeooo:rsid="07d1b488"/>
    </style:style>
    <style:style style:name="T1287" style:family="text">
      <style:text-properties style:text-line-through-style="none" style:text-line-through-type="none" officeooo:rsid="07d2dc05"/>
    </style:style>
    <style:style style:name="T1288" style:family="text">
      <style:text-properties style:text-line-through-style="none" style:text-line-through-type="none" officeooo:rsid="07d46e30"/>
    </style:style>
    <style:style style:name="T1289" style:family="text">
      <style:text-properties style:text-line-through-style="none" style:text-line-through-type="none" officeooo:rsid="07d63faf"/>
    </style:style>
    <style:style style:name="T1290" style:family="text">
      <style:text-properties style:text-line-through-style="none" style:text-line-through-type="none" officeooo:rsid="07d7abbc"/>
    </style:style>
    <style:style style:name="T1291" style:family="text">
      <style:text-properties style:text-line-through-style="none" style:text-line-through-type="none" officeooo:rsid="07d99475"/>
    </style:style>
    <style:style style:name="T1292" style:family="text">
      <style:text-properties style:text-line-through-style="none" style:text-line-through-type="none" officeooo:rsid="07d9b6d8"/>
    </style:style>
    <style:style style:name="T1293" style:family="text">
      <style:text-properties style:text-line-through-style="none" style:text-line-through-type="none" officeooo:rsid="07daaac8"/>
    </style:style>
    <style:style style:name="T1294" style:family="text">
      <style:text-properties style:text-line-through-style="none" style:text-line-through-type="none" officeooo:rsid="07dad2d7"/>
    </style:style>
    <style:style style:name="T1295" style:family="text">
      <style:text-properties style:text-line-through-style="none" style:text-line-through-type="none" officeooo:rsid="07dbc136"/>
    </style:style>
    <style:style style:name="T1296" style:family="text">
      <style:text-properties style:text-line-through-style="none" style:text-line-through-type="none" officeooo:rsid="07dd1067"/>
    </style:style>
    <style:style style:name="T1297" style:family="text">
      <style:text-properties style:text-line-through-style="none" style:text-line-through-type="none" officeooo:rsid="07ddd54c"/>
    </style:style>
    <style:style style:name="T1298" style:family="text">
      <style:text-properties style:text-line-through-style="none" style:text-line-through-type="none" officeooo:rsid="07de160f"/>
    </style:style>
    <style:style style:name="T1299" style:family="text">
      <style:text-properties style:text-line-through-style="none" style:text-line-through-type="none" officeooo:rsid="07dfe42d"/>
    </style:style>
    <style:style style:name="T1300" style:family="text">
      <style:text-properties style:text-line-through-style="none" style:text-line-through-type="none" officeooo:rsid="07e078c6"/>
    </style:style>
    <style:style style:name="T1301" style:family="text">
      <style:text-properties style:text-line-through-style="none" style:text-line-through-type="none" officeooo:rsid="07e23f2c"/>
    </style:style>
    <style:style style:name="T1302" style:family="text">
      <style:text-properties style:text-line-through-style="none" style:text-line-through-type="none" officeooo:rsid="07e3dbaa"/>
    </style:style>
    <style:style style:name="T1303" style:family="text">
      <style:text-properties style:text-line-through-style="none" style:text-line-through-type="none" officeooo:rsid="07e3f57c"/>
    </style:style>
    <style:style style:name="T1304" style:family="text">
      <style:text-properties style:text-line-through-style="none" style:text-line-through-type="none" officeooo:rsid="07e47d4b"/>
    </style:style>
    <style:style style:name="T1305" style:family="text">
      <style:text-properties style:text-line-through-style="none" style:text-line-through-type="none" officeooo:rsid="07e49091"/>
    </style:style>
    <style:style style:name="T1306" style:family="text">
      <style:text-properties style:text-line-through-style="none" style:text-line-through-type="none" officeooo:rsid="07e60e89"/>
    </style:style>
    <style:style style:name="T1307" style:family="text">
      <style:text-properties style:text-line-through-style="none" style:text-line-through-type="none" officeooo:rsid="07e780d7"/>
    </style:style>
    <style:style style:name="T1308" style:family="text">
      <style:text-properties style:text-line-through-style="none" style:text-line-through-type="none" officeooo:rsid="07e7aa36"/>
    </style:style>
    <style:style style:name="T1309" style:family="text">
      <style:text-properties style:text-line-through-style="none" style:text-line-through-type="none" officeooo:rsid="07e88cf8"/>
    </style:style>
    <style:style style:name="T1310" style:family="text">
      <style:text-properties style:text-line-through-style="none" style:text-line-through-type="none" officeooo:rsid="07e90f9b"/>
    </style:style>
    <style:style style:name="T1311" style:family="text">
      <style:text-properties style:text-line-through-style="none" style:text-line-through-type="none" officeooo:rsid="07e94c8c"/>
    </style:style>
    <style:style style:name="T1312" style:family="text">
      <style:text-properties style:text-line-through-style="none" style:text-line-through-type="none" officeooo:rsid="07e98fa0"/>
    </style:style>
    <style:style style:name="T1313" style:family="text">
      <style:text-properties style:text-line-through-style="none" style:text-line-through-type="none" officeooo:rsid="07eb1e25"/>
    </style:style>
    <style:style style:name="T1314" style:family="text">
      <style:text-properties style:text-line-through-style="none" style:text-line-through-type="none" officeooo:rsid="07eb3b3a"/>
    </style:style>
    <style:style style:name="T1315" style:family="text">
      <style:text-properties style:text-line-through-style="none" style:text-line-through-type="none" officeooo:rsid="07eb9415"/>
    </style:style>
    <style:style style:name="T1316" style:family="text">
      <style:text-properties style:text-line-through-style="none" style:text-line-through-type="none" officeooo:rsid="07eca5b3"/>
    </style:style>
    <style:style style:name="T1317" style:family="text">
      <style:text-properties style:text-line-through-style="none" style:text-line-through-type="none" officeooo:rsid="07edba16"/>
    </style:style>
    <style:style style:name="T1318" style:family="text">
      <style:text-properties style:text-line-through-style="none" style:text-line-through-type="none" officeooo:rsid="07edd183"/>
    </style:style>
    <style:style style:name="T1319" style:family="text">
      <style:text-properties style:text-line-through-style="none" style:text-line-through-type="none" officeooo:rsid="07edda04"/>
    </style:style>
    <style:style style:name="T1320" style:family="text">
      <style:text-properties style:text-line-through-style="none" style:text-line-through-type="none" officeooo:rsid="07ef3365"/>
    </style:style>
    <style:style style:name="T1321" style:family="text">
      <style:text-properties style:text-line-through-style="none" style:text-line-through-type="none" officeooo:rsid="07ef4033"/>
    </style:style>
    <style:style style:name="T1322" style:family="text">
      <style:text-properties style:text-line-through-style="none" style:text-line-through-type="none" officeooo:rsid="07ef9e8d"/>
    </style:style>
    <style:style style:name="T1323" style:family="text">
      <style:text-properties style:text-line-through-style="none" style:text-line-through-type="none" officeooo:rsid="07f07611"/>
    </style:style>
    <style:style style:name="T1324" style:family="text">
      <style:text-properties style:text-line-through-style="none" style:text-line-through-type="none" officeooo:rsid="07f0a18f"/>
    </style:style>
    <style:style style:name="T1325" style:family="text">
      <style:text-properties style:text-line-through-style="none" style:text-line-through-type="none" officeooo:rsid="07f16049"/>
    </style:style>
    <style:style style:name="T1326" style:family="text">
      <style:text-properties style:text-line-through-style="none" style:text-line-through-type="none" officeooo:rsid="07f23b68"/>
    </style:style>
    <style:style style:name="T1327" style:family="text">
      <style:text-properties style:text-line-through-style="none" style:text-line-through-type="none" officeooo:rsid="07f28f32"/>
    </style:style>
    <style:style style:name="T1328" style:family="text">
      <style:text-properties style:text-line-through-style="none" style:text-line-through-type="none" officeooo:rsid="07f373e8"/>
    </style:style>
    <style:style style:name="T1329" style:family="text">
      <style:text-properties style:text-line-through-style="none" style:text-line-through-type="none" officeooo:rsid="07f4e2d9"/>
    </style:style>
    <style:style style:name="T1330" style:family="text">
      <style:text-properties style:text-line-through-style="none" style:text-line-through-type="none" officeooo:rsid="07f62253"/>
    </style:style>
    <style:style style:name="T1331" style:family="text">
      <style:text-properties style:text-line-through-style="none" style:text-line-through-type="none" officeooo:rsid="07f78d60"/>
    </style:style>
    <style:style style:name="T1332" style:family="text">
      <style:text-properties style:text-line-through-style="none" style:text-line-through-type="none" officeooo:rsid="07f888c0"/>
    </style:style>
    <style:style style:name="T1333" style:family="text">
      <style:text-properties style:text-line-through-style="none" style:text-line-through-type="none" officeooo:rsid="07f8ca62"/>
    </style:style>
    <style:style style:name="T1334" style:family="text">
      <style:text-properties style:text-line-through-style="none" style:text-line-through-type="none" officeooo:rsid="07f9d4e2"/>
    </style:style>
    <style:style style:name="T1335" style:family="text">
      <style:text-properties style:text-line-through-style="none" style:text-line-through-type="none" officeooo:rsid="07fb0db4"/>
    </style:style>
    <style:style style:name="T1336" style:family="text">
      <style:text-properties style:text-line-through-style="none" style:text-line-through-type="none" officeooo:rsid="07fb2a19"/>
    </style:style>
    <style:style style:name="T1337" style:family="text">
      <style:text-properties style:text-line-through-style="none" style:text-line-through-type="none" officeooo:rsid="07fcd160"/>
    </style:style>
    <style:style style:name="T1338" style:family="text">
      <style:text-properties style:text-line-through-style="none" style:text-line-through-type="none" officeooo:rsid="07fe9cdd"/>
    </style:style>
    <style:style style:name="T1339" style:family="text">
      <style:text-properties style:text-line-through-style="none" style:text-line-through-type="none" officeooo:rsid="07ffc14d"/>
    </style:style>
    <style:style style:name="T1340" style:family="text">
      <style:text-properties style:text-line-through-style="none" style:text-line-through-type="none" officeooo:rsid="0800ad21"/>
    </style:style>
    <style:style style:name="T1341" style:family="text">
      <style:text-properties style:text-line-through-style="none" style:text-line-through-type="none" officeooo:rsid="0800c24a"/>
    </style:style>
    <style:style style:name="T1342" style:family="text">
      <style:text-properties style:text-line-through-style="none" style:text-line-through-type="none" officeooo:rsid="08010146"/>
    </style:style>
    <style:style style:name="T1343" style:family="text">
      <style:text-properties style:text-line-through-style="none" style:text-line-through-type="none" officeooo:rsid="0802032a"/>
    </style:style>
    <style:style style:name="T1344" style:family="text">
      <style:text-properties style:text-line-through-style="none" style:text-line-through-type="none" officeooo:rsid="08022221"/>
    </style:style>
    <style:style style:name="T1345" style:family="text">
      <style:text-properties style:text-line-through-style="none" style:text-line-through-type="none" officeooo:rsid="08038b65"/>
    </style:style>
    <style:style style:name="T1346" style:family="text">
      <style:text-properties style:text-line-through-style="none" style:text-line-through-type="none" officeooo:rsid="0803eeef"/>
    </style:style>
    <style:style style:name="T1347" style:family="text">
      <style:text-properties style:text-line-through-style="none" style:text-line-through-type="none" officeooo:rsid="0804b51f"/>
    </style:style>
    <style:style style:name="T1348" style:family="text">
      <style:text-properties style:text-line-through-style="none" style:text-line-through-type="none" officeooo:rsid="08053c3f"/>
    </style:style>
    <style:style style:name="T1349" style:family="text">
      <style:text-properties style:text-line-through-style="none" style:text-line-through-type="none" officeooo:rsid="0805df0e"/>
    </style:style>
    <style:style style:name="T1350" style:family="text">
      <style:text-properties style:text-line-through-style="none" style:text-line-through-type="none" officeooo:rsid="08064c1d"/>
    </style:style>
    <style:style style:name="T1351" style:family="text">
      <style:text-properties style:text-line-through-style="none" style:text-line-through-type="none" officeooo:rsid="0808461c"/>
    </style:style>
    <style:style style:name="T1352" style:family="text">
      <style:text-properties style:text-line-through-style="none" style:text-line-through-type="none" officeooo:rsid="0809e5f2"/>
    </style:style>
    <style:style style:name="T1353" style:family="text">
      <style:text-properties style:text-line-through-style="none" style:text-line-through-type="none" officeooo:rsid="080d5233"/>
    </style:style>
    <style:style style:name="T1354" style:family="text">
      <style:text-properties style:text-line-through-style="none" style:text-line-through-type="none" officeooo:rsid="080d99be"/>
    </style:style>
    <style:style style:name="T1355" style:family="text">
      <style:text-properties style:text-line-through-style="none" style:text-line-through-type="none" officeooo:rsid="080dfdc8"/>
    </style:style>
    <style:style style:name="T1356" style:family="text">
      <style:text-properties style:text-line-through-style="none" style:text-line-through-type="none" officeooo:rsid="080e35dc"/>
    </style:style>
    <style:style style:name="T1357" style:family="text">
      <style:text-properties style:text-line-through-style="none" style:text-line-through-type="none" officeooo:rsid="080f80f4"/>
    </style:style>
    <style:style style:name="T1358" style:family="text">
      <style:text-properties style:text-line-through-style="none" style:text-line-through-type="none" officeooo:rsid="08118f1b"/>
    </style:style>
    <style:style style:name="T1359" style:family="text">
      <style:text-properties style:text-line-through-style="none" style:text-line-through-type="none" officeooo:rsid="08124eb0"/>
    </style:style>
    <style:style style:name="T1360" style:family="text">
      <style:text-properties style:text-line-through-style="none" style:text-line-through-type="none" officeooo:rsid="0812d96e"/>
    </style:style>
    <style:style style:name="T1361" style:family="text">
      <style:text-properties style:text-line-through-style="none" style:text-line-through-type="none" officeooo:rsid="08135a1c"/>
    </style:style>
    <style:style style:name="T1362" style:family="text">
      <style:text-properties style:text-line-through-style="none" style:text-line-through-type="none" officeooo:rsid="08143d7f"/>
    </style:style>
    <style:style style:name="T1363" style:family="text">
      <style:text-properties style:text-line-through-style="none" style:text-line-through-type="none" officeooo:rsid="0815de25"/>
    </style:style>
    <style:style style:name="T1364" style:family="text">
      <style:text-properties style:text-line-through-style="none" style:text-line-through-type="none" officeooo:rsid="0817d3a4"/>
    </style:style>
    <style:style style:name="T1365" style:family="text">
      <style:text-properties style:text-line-through-style="none" style:text-line-through-type="none" officeooo:rsid="0818c451"/>
    </style:style>
    <style:style style:name="T1366" style:family="text">
      <style:text-properties style:text-line-through-style="none" style:text-line-through-type="none" officeooo:rsid="0819f124"/>
    </style:style>
    <style:style style:name="T1367" style:family="text">
      <style:text-properties style:text-line-through-style="none" style:text-line-through-type="none" officeooo:rsid="081bef3e"/>
    </style:style>
    <style:style style:name="T1368" style:family="text">
      <style:text-properties style:text-line-through-style="none" style:text-line-through-type="none" officeooo:rsid="081da997"/>
    </style:style>
    <style:style style:name="T1369" style:family="text">
      <style:text-properties style:text-line-through-style="none" style:text-line-through-type="none" officeooo:rsid="081e30b0"/>
    </style:style>
    <style:style style:name="T1370" style:family="text">
      <style:text-properties style:text-line-through-style="none" style:text-line-through-type="none" officeooo:rsid="081f1b81"/>
    </style:style>
    <style:style style:name="T1371" style:family="text">
      <style:text-properties style:text-line-through-style="none" style:text-line-through-type="none" officeooo:rsid="0820c890"/>
    </style:style>
    <style:style style:name="T1372" style:family="text">
      <style:text-properties style:text-line-through-style="none" style:text-line-through-type="none" officeooo:rsid="08227d39"/>
    </style:style>
    <style:style style:name="T1373" style:family="text">
      <style:text-properties style:text-line-through-style="none" style:text-line-through-type="none" officeooo:rsid="08239c89"/>
    </style:style>
    <style:style style:name="T1374" style:family="text">
      <style:text-properties style:text-line-through-style="none" style:text-line-through-type="none" officeooo:rsid="08242fa2"/>
    </style:style>
    <style:style style:name="T1375" style:family="text">
      <style:text-properties style:text-line-through-style="none" style:text-line-through-type="none" officeooo:rsid="0825f8bd"/>
    </style:style>
    <style:style style:name="T1376" style:family="text">
      <style:text-properties style:text-line-through-style="none" style:text-line-through-type="none" officeooo:rsid="0827d9c9"/>
    </style:style>
    <style:style style:name="T1377" style:family="text">
      <style:text-properties style:text-line-through-style="none" style:text-line-through-type="none" officeooo:rsid="082889dc"/>
    </style:style>
    <style:style style:name="T1378" style:family="text">
      <style:text-properties style:text-line-through-style="none" style:text-line-through-type="none" officeooo:rsid="0829e54b"/>
    </style:style>
    <style:style style:name="T1379" style:family="text">
      <style:text-properties style:text-line-through-style="none" style:text-line-through-type="none" officeooo:rsid="082a5f4e"/>
    </style:style>
    <style:style style:name="T1380" style:family="text">
      <style:text-properties style:text-line-through-style="none" style:text-line-through-type="none" officeooo:rsid="082afdb8"/>
    </style:style>
    <style:style style:name="T1381" style:family="text">
      <style:text-properties style:text-line-through-style="none" style:text-line-through-type="none" officeooo:rsid="0847b1d8"/>
    </style:style>
    <style:style style:name="T1382" style:family="text">
      <style:text-properties style:text-line-through-style="none" style:text-line-through-type="none" officeooo:rsid="08631740"/>
    </style:style>
    <style:style style:name="T1383" style:family="text">
      <style:text-properties officeooo:rsid="082d3ec3"/>
    </style:style>
    <style:style style:name="T1384" style:family="text">
      <style:text-properties officeooo:rsid="08382aad"/>
    </style:style>
    <style:style style:name="T1385" style:family="text">
      <style:text-properties officeooo:rsid="0839671f"/>
    </style:style>
    <style:style style:name="T1386" style:family="text">
      <style:text-properties officeooo:rsid="083b8757"/>
    </style:style>
    <style:style style:name="T1387" style:family="text">
      <style:text-properties officeooo:rsid="083b8ff8"/>
    </style:style>
    <style:style style:name="T1388" style:family="text">
      <style:text-properties officeooo:rsid="083d6786"/>
    </style:style>
    <style:style style:name="T1389" style:family="text">
      <style:text-properties officeooo:rsid="08403ad2"/>
    </style:style>
    <style:style style:name="T1390" style:family="text">
      <style:text-properties officeooo:rsid="08411dd3"/>
    </style:style>
    <style:style style:name="T1391" style:family="text">
      <style:text-properties officeooo:rsid="084239b4"/>
    </style:style>
    <style:style style:name="T1392" style:family="text">
      <style:text-properties officeooo:rsid="0843a7a1"/>
    </style:style>
    <style:style style:name="T1393" style:family="text">
      <style:text-properties officeooo:rsid="0844a758"/>
    </style:style>
    <style:style style:name="T1394" style:family="text">
      <style:text-properties officeooo:rsid="08462442"/>
    </style:style>
    <style:style style:name="T1395" style:family="text">
      <style:text-properties officeooo:rsid="0847b8e9"/>
    </style:style>
    <style:style style:name="T1396" style:family="text">
      <style:text-properties officeooo:rsid="0847fe4a"/>
    </style:style>
    <style:style style:name="T1397" style:family="text">
      <style:text-properties officeooo:rsid="087ef663"/>
    </style:style>
    <style:style style:name="T1398" style:family="text">
      <style:text-properties officeooo:rsid="0894cb8f"/>
    </style:style>
    <style:style style:name="T1399" style:family="text">
      <style:text-properties officeooo:rsid="089f9be2"/>
    </style:style>
    <style:style style:name="T1400" style:family="text">
      <style:text-properties officeooo:rsid="08a65f76"/>
    </style:style>
    <style:style style:name="T1401" style:family="text">
      <style:text-properties officeooo:rsid="08a80c4a"/>
    </style:style>
    <style:style style:name="T1402" style:family="text">
      <style:text-properties officeooo:rsid="08aab712"/>
    </style:style>
    <style:style style:name="T1403" style:family="text">
      <style:text-properties officeooo:rsid="08af7ced"/>
    </style:style>
    <style:style style:name="T1404" style:family="text">
      <style:text-properties officeooo:rsid="08b68ac8"/>
    </style:style>
    <style:style style:name="T1405" style:family="text">
      <style:text-properties officeooo:rsid="08c1e529"/>
    </style:style>
    <style:style style:name="T1406" style:family="text">
      <style:text-properties officeooo:rsid="08e0bad7"/>
    </style:style>
    <style:style style:name="T1407" style:family="text">
      <style:text-properties officeooo:rsid="08ff1a47"/>
    </style:style>
    <style:style style:name="T1408" style:family="text">
      <style:text-properties officeooo:rsid="0906efde"/>
    </style:style>
    <style:style style:name="T1409" style:family="text">
      <style:text-properties officeooo:rsid="09165277"/>
    </style:style>
    <style:style style:name="T1410" style:family="text">
      <style:text-properties officeooo:rsid="091da918"/>
    </style:style>
    <style:style style:name="T1411" style:family="text">
      <style:text-properties officeooo:rsid="091f8041"/>
    </style:style>
    <style:style style:name="T1412" style:family="text">
      <style:text-properties officeooo:rsid="0924f2ff"/>
    </style:style>
    <style:style style:name="T1413" style:family="text">
      <style:text-properties officeooo:rsid="0928bc34"/>
    </style:style>
    <style:style style:name="T1414" style:family="text">
      <style:text-properties officeooo:rsid="092bd3af"/>
    </style:style>
    <style:style style:name="T1415" style:family="text">
      <style:text-properties officeooo:rsid="092cd439"/>
    </style:style>
    <style:style style:name="T1416" style:family="text">
      <style:text-properties officeooo:rsid="092d90e3"/>
    </style:style>
    <style:style style:name="T1417" style:family="text">
      <style:text-properties officeooo:rsid="092ec505"/>
    </style:style>
    <style:style style:name="T1418" style:family="text">
      <style:text-properties officeooo:rsid="0934bd76"/>
    </style:style>
    <style:style style:name="T1419" style:family="text">
      <style:text-properties officeooo:rsid="09387174"/>
    </style:style>
    <style:style style:name="T1420" style:family="text">
      <style:text-properties officeooo:rsid="0938c201"/>
    </style:style>
    <style:style style:name="T1421" style:family="text">
      <style:text-properties officeooo:rsid="093a6f2d"/>
    </style:style>
    <style:style style:name="T1422" style:family="text">
      <style:text-properties officeooo:rsid="093ac2fb"/>
    </style:style>
    <style:style style:name="T1423" style:family="text">
      <style:text-properties officeooo:rsid="093ae0ae"/>
    </style:style>
    <style:style style:name="T1424" style:family="text">
      <style:text-properties officeooo:rsid="093cb02b"/>
    </style:style>
    <style:style style:name="T1425" style:family="text">
      <style:text-properties officeooo:rsid="093cc3e7"/>
    </style:style>
    <style:style style:name="T1426" style:family="text">
      <style:text-properties officeooo:rsid="0940e73d"/>
    </style:style>
    <style:style style:name="T1427" style:family="text">
      <style:text-properties officeooo:rsid="0941ac29"/>
    </style:style>
    <style:style style:name="T1428" style:family="text">
      <style:text-properties officeooo:rsid="09432b04"/>
    </style:style>
    <style:style style:name="T1429" style:family="text">
      <style:text-properties officeooo:rsid="09471cdd"/>
    </style:style>
    <style:style style:name="T1430" style:family="text">
      <style:text-properties officeooo:rsid="09475400"/>
    </style:style>
    <style:style style:name="T1431" style:family="text">
      <style:text-properties officeooo:rsid="09475d4f"/>
    </style:style>
    <style:style style:name="T1432" style:family="text">
      <style:text-properties officeooo:rsid="094fc29a"/>
    </style:style>
    <style:style style:name="T1433" style:family="text">
      <style:text-properties officeooo:rsid="09502862"/>
    </style:style>
    <style:style style:name="T1434" style:family="text">
      <style:text-properties officeooo:rsid="095153a9"/>
    </style:style>
    <style:style style:name="T1435" style:family="text">
      <style:text-properties officeooo:rsid="09546733"/>
    </style:style>
    <style:style style:name="T1436" style:family="text">
      <style:text-properties officeooo:rsid="095bc70a"/>
    </style:style>
    <style:style style:name="T1437" style:family="text">
      <style:text-properties officeooo:rsid="09639f3d"/>
    </style:style>
    <style:style style:name="T1438" style:family="text">
      <style:text-properties officeooo:rsid="09661c22"/>
    </style:style>
    <style:style style:name="T1439" style:family="text">
      <style:text-properties officeooo:rsid="096838d2"/>
    </style:style>
    <style:style style:name="T1440" style:family="text">
      <style:text-properties officeooo:rsid="0968ac47"/>
    </style:style>
    <style:style style:name="T1441" style:family="text">
      <style:text-properties officeooo:rsid="097018d7"/>
    </style:style>
    <style:style style:name="T1442" style:family="text">
      <style:text-properties officeooo:rsid="097cd398"/>
    </style:style>
    <style:style style:name="T1443" style:family="text">
      <style:text-properties officeooo:rsid="0985da68"/>
    </style:style>
    <style:style style:name="T1444" style:family="text">
      <style:text-properties officeooo:rsid="0991ab2a"/>
    </style:style>
    <style:style style:name="T1445" style:family="text">
      <style:text-properties officeooo:rsid="0999c1ed"/>
    </style:style>
    <style:style style:name="T1446" style:family="text">
      <style:text-properties officeooo:rsid="09b76969"/>
    </style:style>
    <style:style style:name="T1447" style:family="text">
      <style:text-properties officeooo:rsid="09bd6575"/>
    </style:style>
    <style:style style:name="T1448" style:family="text">
      <style:text-properties officeooo:rsid="09c7ba71"/>
    </style:style>
    <style:style style:name="T1449" style:family="text">
      <style:text-properties officeooo:rsid="09f0764b"/>
    </style:style>
    <style:style style:name="T1450" style:family="text">
      <style:text-properties officeooo:rsid="0a03825a"/>
    </style:style>
    <style:style style:name="T1451" style:family="text">
      <style:text-properties officeooo:rsid="0a129d2a"/>
    </style:style>
    <style:style style:name="T1452" style:family="text">
      <style:text-properties officeooo:rsid="0a198e92"/>
    </style:style>
    <style:style style:name="T1453" style:family="text">
      <style:text-properties officeooo:rsid="0a1e3531"/>
    </style:style>
    <style:style style:name="T1454" style:family="text">
      <style:text-properties officeooo:rsid="0a20a438"/>
    </style:style>
    <style:style style:name="T1455" style:family="text">
      <style:text-properties officeooo:rsid="0a292781"/>
    </style:style>
    <style:style style:name="T1456" style:family="text">
      <style:text-properties officeooo:rsid="0a29e361"/>
    </style:style>
    <style:style style:name="T1457" style:family="text">
      <style:text-properties officeooo:rsid="0a343ea9"/>
    </style:style>
    <style:style style:name="T1458" style:family="text">
      <style:text-properties officeooo:rsid="0a347aa4"/>
    </style:style>
    <style:style style:name="T1459" style:family="text">
      <style:text-properties officeooo:rsid="0a3b84a9"/>
    </style:style>
    <style:style style:name="T1460" style:family="text">
      <style:text-properties officeooo:rsid="0a4b0c12"/>
    </style:style>
    <style:style style:name="T1461" style:family="text">
      <style:text-properties officeooo:rsid="0a5279ed"/>
    </style:style>
    <style:style style:name="T1462" style:family="text">
      <style:text-properties officeooo:rsid="0a53fee0"/>
    </style:style>
    <style:style style:name="T1463" style:family="text">
      <style:text-properties officeooo:rsid="0a54869b"/>
    </style:style>
    <style:style style:name="T1464" style:family="text">
      <style:text-properties officeooo:rsid="0a590f91"/>
    </style:style>
    <style:style style:name="T1465" style:family="text">
      <style:text-properties officeooo:rsid="0a594308"/>
    </style:style>
    <style:style style:name="T1466" style:family="text">
      <style:text-properties officeooo:rsid="0a5ac7b6"/>
    </style:style>
    <style:style style:name="T1467" style:family="text">
      <style:text-properties officeooo:rsid="0a5d083a"/>
    </style:style>
    <style:style style:name="T1468" style:family="text">
      <style:text-properties officeooo:rsid="0a5eaae8"/>
    </style:style>
    <style:style style:name="T1469" style:family="text">
      <style:text-properties officeooo:rsid="0a615c6a"/>
    </style:style>
    <style:style style:name="T1470" style:family="text">
      <style:text-properties officeooo:rsid="0a6dffd8"/>
    </style:style>
    <style:style style:name="T1471" style:family="text">
      <style:text-properties officeooo:rsid="0a70c7dd"/>
    </style:style>
    <style:style style:name="T1472" style:family="text">
      <style:text-properties officeooo:rsid="0a70f87b"/>
    </style:style>
    <style:style style:name="T1473" style:family="text">
      <style:text-properties officeooo:rsid="0a779aa6"/>
    </style:style>
    <style:style style:name="T1474" style:family="text">
      <style:text-properties officeooo:rsid="0a7a3042"/>
    </style:style>
    <style:style style:name="T1475" style:family="text">
      <style:text-properties officeooo:rsid="0a851463"/>
    </style:style>
    <style:style style:name="T1476" style:family="text">
      <style:text-properties officeooo:rsid="0a85b046"/>
    </style:style>
    <style:style style:name="T1477" style:family="text">
      <style:text-properties officeooo:rsid="0a884148"/>
    </style:style>
    <style:style style:name="T1478" style:family="text">
      <style:text-properties officeooo:rsid="0a9270de"/>
    </style:style>
    <style:style style:name="T1479" style:family="text">
      <style:text-properties officeooo:rsid="0a95ce93"/>
    </style:style>
    <style:style style:name="T1480" style:family="text">
      <style:text-properties officeooo:rsid="0a991cde"/>
    </style:style>
    <style:style style:name="T1481" style:family="text">
      <style:text-properties officeooo:rsid="0a993e5e"/>
    </style:style>
    <style:style style:name="T1482" style:family="text">
      <style:text-properties officeooo:rsid="0a995460"/>
    </style:style>
    <style:style style:name="T1483" style:family="text">
      <style:text-properties officeooo:rsid="0a9bdb93"/>
    </style:style>
    <style:style style:name="T1484" style:family="text">
      <style:text-properties officeooo:rsid="0a9cffd4"/>
    </style:style>
    <style:style style:name="T1485" style:family="text">
      <style:text-properties officeooo:rsid="0aa0e815"/>
    </style:style>
    <style:style style:name="T1486" style:family="text">
      <style:text-properties officeooo:rsid="0aa138fa"/>
    </style:style>
    <style:style style:name="T1487" style:family="text">
      <style:text-properties officeooo:rsid="0aa27677"/>
    </style:style>
    <style:style style:name="T1488" style:family="text">
      <style:text-properties officeooo:rsid="0aa35f8f"/>
    </style:style>
    <style:style style:name="T1489" style:family="text">
      <style:text-properties officeooo:rsid="0aa6664c"/>
    </style:style>
    <style:style style:name="T1490" style:family="text">
      <style:text-properties officeooo:rsid="0aa71dd9"/>
    </style:style>
    <style:style style:name="T1491" style:family="text">
      <style:text-properties officeooo:rsid="0aa91e8e"/>
    </style:style>
    <style:style style:name="T1492" style:family="text">
      <style:text-properties officeooo:rsid="0aac800b"/>
    </style:style>
    <style:style style:name="T1493" style:family="text">
      <style:text-properties officeooo:rsid="0abec003"/>
    </style:style>
    <style:style style:name="T1494" style:family="text">
      <style:text-properties officeooo:rsid="0ac6b93e"/>
    </style:style>
    <style:style style:name="T1495" style:family="text">
      <style:text-properties officeooo:rsid="0ac7daea"/>
    </style:style>
    <style:style style:name="T1496" style:family="text">
      <style:text-properties officeooo:rsid="0ac8e7dc"/>
    </style:style>
    <style:style style:name="T1497" style:family="text">
      <style:text-properties officeooo:rsid="0ac9b1dd"/>
    </style:style>
    <style:style style:name="T1498" style:family="text">
      <style:text-properties officeooo:rsid="0acb3beb"/>
    </style:style>
    <style:style style:name="T1499" style:family="text">
      <style:text-properties officeooo:rsid="0acb7890"/>
    </style:style>
    <style:style style:name="T1500" style:family="text">
      <style:text-properties officeooo:rsid="0acc5d42"/>
    </style:style>
    <style:style style:name="T1501" style:family="text">
      <style:text-properties officeooo:rsid="0acd1d84"/>
    </style:style>
    <style:style style:name="T1502" style:family="text">
      <style:text-properties officeooo:rsid="0ad406b7"/>
    </style:style>
    <style:style style:name="T1503" style:family="text">
      <style:text-properties officeooo:rsid="0ad4bc66"/>
    </style:style>
    <style:style style:name="T1504" style:family="text">
      <style:text-properties officeooo:rsid="0ad6467c"/>
    </style:style>
    <style:style style:name="T1505" style:family="text">
      <style:text-properties officeooo:rsid="0ad74a1a"/>
    </style:style>
    <style:style style:name="T1506" style:family="text">
      <style:text-properties officeooo:rsid="0ad92926"/>
    </style:style>
    <style:style style:name="T1507" style:family="text">
      <style:text-properties officeooo:rsid="0ad9d0b6"/>
    </style:style>
    <style:style style:name="T1508" style:family="text">
      <style:text-properties officeooo:rsid="0ada4257"/>
    </style:style>
    <style:style style:name="T1509" style:family="text">
      <style:text-properties officeooo:rsid="0adc2860"/>
    </style:style>
    <style:style style:name="T1510" style:family="text">
      <style:text-properties officeooo:rsid="0ade3523"/>
    </style:style>
    <style:style style:name="T1511" style:family="text">
      <style:text-properties officeooo:rsid="0ae5af65"/>
    </style:style>
    <style:style style:name="T1512" style:family="text">
      <style:text-properties officeooo:rsid="0ae6e521"/>
    </style:style>
    <style:style style:name="T1513" style:family="text">
      <style:text-properties officeooo:rsid="0afae74f"/>
    </style:style>
    <style:style style:name="T1514" style:family="text">
      <style:text-properties officeooo:rsid="0b0bbfc0"/>
    </style:style>
    <style:style style:name="T1515" style:family="text">
      <style:text-properties officeooo:rsid="0b0d02fb"/>
    </style:style>
    <style:style style:name="T1516" style:family="text">
      <style:text-properties officeooo:rsid="0b0f43a2"/>
    </style:style>
    <style:style style:name="T1517" style:family="text">
      <style:text-properties officeooo:rsid="0b139de0"/>
    </style:style>
    <style:style style:name="T1518" style:family="text">
      <style:text-properties officeooo:rsid="0b13af21"/>
    </style:style>
    <style:style style:name="T1519" style:family="text">
      <style:text-properties officeooo:rsid="0b1ce609"/>
    </style:style>
    <style:style style:name="T1520" style:family="text">
      <style:text-properties officeooo:rsid="0b1d232c"/>
    </style:style>
    <style:style style:name="T1521" style:family="text">
      <style:text-properties officeooo:rsid="0b26710a"/>
    </style:style>
    <style:style style:name="T1522" style:family="text">
      <style:text-properties officeooo:rsid="0b26a0f9"/>
    </style:style>
    <style:style style:name="T1523" style:family="text">
      <style:text-properties officeooo:rsid="0b31beca"/>
    </style:style>
    <style:style style:name="T1524" style:family="text">
      <style:text-properties officeooo:rsid="0b342e9c"/>
    </style:style>
    <style:style style:name="T1525" style:family="text">
      <style:text-properties officeooo:rsid="0b354054"/>
    </style:style>
    <style:style style:name="T1526" style:family="text">
      <style:text-properties officeooo:rsid="0b3f2a8d"/>
    </style:style>
    <style:style style:name="T1527" style:family="text">
      <style:text-properties officeooo:rsid="0b451901"/>
    </style:style>
    <style:style style:name="T1528" style:family="text">
      <style:text-properties officeooo:rsid="0b5fde0d"/>
    </style:style>
    <style:style style:name="T1529" style:family="text">
      <style:text-properties officeooo:rsid="0b6a0477"/>
    </style:style>
    <style:style style:name="T1530" style:family="text">
      <style:text-properties officeooo:rsid="0b6b6be3"/>
    </style:style>
    <style:style style:name="T1531" style:family="text">
      <style:text-properties officeooo:rsid="0b6d9f25"/>
    </style:style>
    <style:style style:name="T1532" style:family="text">
      <style:text-properties officeooo:rsid="0b789233"/>
    </style:style>
    <style:style style:name="T1533" style:family="text">
      <style:text-properties officeooo:rsid="0b7cc40d"/>
    </style:style>
    <style:style style:name="T1534" style:family="text">
      <style:text-properties officeooo:rsid="0b85b74a"/>
    </style:style>
    <style:style style:name="T1535" style:family="text">
      <style:text-properties officeooo:rsid="0b898d12"/>
    </style:style>
    <style:style style:name="T1536" style:family="text">
      <style:text-properties officeooo:rsid="0b8a5607"/>
    </style:style>
    <style:style style:name="T1537" style:family="text">
      <style:text-properties officeooo:rsid="0b973941"/>
    </style:style>
    <style:style style:name="T1538" style:family="text">
      <style:text-properties officeooo:rsid="0bb57552"/>
    </style:style>
    <style:style style:name="T1539" style:family="text">
      <style:text-properties officeooo:rsid="0be5b930"/>
    </style:style>
    <style:style style:name="T1540" style:family="text">
      <style:text-properties officeooo:rsid="0bf128e4"/>
    </style:style>
    <style:style style:name="T1541" style:family="text">
      <style:text-properties officeooo:rsid="0c4282df"/>
    </style:style>
    <style:style style:name="T1542" style:family="text">
      <style:text-properties officeooo:rsid="0c5c5959"/>
    </style:style>
    <style:style style:name="T1543" style:family="text">
      <style:text-properties officeooo:rsid="0c6fea84"/>
    </style:style>
    <style:style style:name="T1544" style:family="text">
      <style:text-properties officeooo:rsid="0c805e28"/>
    </style:style>
    <style:style style:name="T1545" style:family="text">
      <style:text-properties officeooo:rsid="0c8ed065"/>
    </style:style>
    <style:style style:name="T1546" style:family="text">
      <style:text-properties officeooo:rsid="0c9b9a97"/>
    </style:style>
    <style:style style:name="T1547" style:family="text">
      <style:text-properties officeooo:rsid="0c9c1720"/>
    </style:style>
    <style:style style:name="T1548" style:family="text">
      <style:text-properties officeooo:rsid="0ca3a391"/>
    </style:style>
    <style:style style:name="T1549" style:family="text">
      <style:text-properties officeooo:rsid="0cae3497"/>
    </style:style>
    <style:style style:name="T1550" style:family="text">
      <style:text-properties officeooo:rsid="0cae8287"/>
    </style:style>
    <style:style style:name="T1551" style:family="text">
      <style:text-properties officeooo:rsid="0cb201c8"/>
    </style:style>
    <style:style style:name="T1552" style:family="text">
      <style:text-properties officeooo:rsid="0cb89107"/>
    </style:style>
    <style:style style:name="T1553" style:family="text">
      <style:text-properties officeooo:rsid="0cde1e12"/>
    </style:style>
    <style:style style:name="T1554" style:family="text">
      <style:text-properties officeooo:rsid="0cf7c521"/>
    </style:style>
    <style:style style:name="T1555" style:family="text">
      <style:text-properties officeooo:rsid="0cf8491b"/>
    </style:style>
    <style:style style:name="T1556" style:family="text">
      <style:text-properties officeooo:rsid="0cfc828e"/>
    </style:style>
    <style:style style:name="T1557" style:family="text">
      <style:text-properties officeooo:rsid="0d045ced"/>
    </style:style>
    <style:style style:name="T1558" style:family="text">
      <style:text-properties officeooo:rsid="0d054618"/>
    </style:style>
    <style:style style:name="T1559" style:family="text">
      <style:text-properties officeooo:rsid="0d08797a"/>
    </style:style>
    <style:style style:name="T1560" style:family="text">
      <style:text-properties officeooo:rsid="0d09ccb7"/>
    </style:style>
    <style:style style:name="T1561" style:family="text">
      <style:text-properties officeooo:rsid="0d163240"/>
    </style:style>
    <style:style style:name="T1562" style:family="text">
      <style:text-properties officeooo:rsid="0d163767"/>
    </style:style>
    <style:style style:name="T1563" style:family="text">
      <style:text-properties officeooo:rsid="0d17217f"/>
    </style:style>
    <style:style style:name="T1564" style:family="text">
      <style:text-properties officeooo:rsid="0d18d86e"/>
    </style:style>
    <style:style style:name="T1565" style:family="text">
      <style:text-properties officeooo:rsid="0d1b6cc2"/>
    </style:style>
    <style:style style:name="T1566" style:family="text">
      <style:text-properties officeooo:rsid="0d25f785"/>
    </style:style>
    <style:style style:name="T1567" style:family="text">
      <style:text-properties officeooo:rsid="0d3c64b4"/>
    </style:style>
    <style:style style:name="T1568" style:family="text">
      <style:text-properties officeooo:rsid="0d3fd1c1"/>
    </style:style>
    <style:style style:name="T1569" style:family="text">
      <style:text-properties officeooo:rsid="0d41b137"/>
    </style:style>
    <style:style style:name="T1570" style:family="text">
      <style:text-properties officeooo:rsid="0d4635d0"/>
    </style:style>
    <style:style style:name="T1571" style:family="text">
      <style:text-properties officeooo:rsid="0d468b00"/>
    </style:style>
    <style:style style:name="T1572" style:family="text">
      <style:text-properties officeooo:rsid="0d47ed5f"/>
    </style:style>
    <style:style style:name="T1573" style:family="text">
      <style:text-properties officeooo:rsid="0d4a8582"/>
    </style:style>
    <style:style style:name="T1574" style:family="text">
      <style:text-properties officeooo:rsid="0d4a87ac"/>
    </style:style>
    <style:style style:name="T1575" style:family="text">
      <style:text-properties officeooo:rsid="0d4af74a"/>
    </style:style>
    <style:style style:name="T1576" style:family="text">
      <style:text-properties officeooo:rsid="0d4ef25f"/>
    </style:style>
    <style:style style:name="T1577" style:family="text">
      <style:text-properties officeooo:rsid="0d5144f3"/>
    </style:style>
    <style:style style:name="T1578" style:family="text">
      <style:text-properties officeooo:rsid="0d5264cf"/>
    </style:style>
    <style:style style:name="T1579" style:family="text">
      <style:text-properties officeooo:rsid="0d5b2f1b"/>
    </style:style>
    <style:style style:name="T1580" style:family="text">
      <style:text-properties officeooo:rsid="0d5f3504"/>
    </style:style>
    <style:style style:name="T1581" style:family="text">
      <style:text-properties officeooo:rsid="0d6df2df"/>
    </style:style>
    <style:style style:name="T1582" style:family="text">
      <style:text-properties officeooo:rsid="0d6fa144"/>
    </style:style>
    <style:style style:name="T1583" style:family="text">
      <style:text-properties officeooo:rsid="0d722094"/>
    </style:style>
    <style:style style:name="T1584" style:family="text">
      <style:text-properties officeooo:rsid="0d7b6861"/>
    </style:style>
    <style:style style:name="T1585" style:family="text">
      <style:text-properties officeooo:rsid="0d7f044e"/>
    </style:style>
    <style:style style:name="T1586" style:family="text">
      <style:text-properties officeooo:rsid="0d82e406"/>
    </style:style>
    <style:style style:name="T1587" style:family="text">
      <style:text-properties officeooo:rsid="0d876d7b"/>
    </style:style>
    <style:style style:name="T1588" style:family="text">
      <style:text-properties officeooo:rsid="0d893f7f"/>
    </style:style>
    <style:style style:name="T1589" style:family="text">
      <style:text-properties officeooo:rsid="0d8b3c80"/>
    </style:style>
    <style:style style:name="T1590" style:family="text">
      <style:text-properties officeooo:rsid="0d8de107"/>
    </style:style>
    <style:style style:name="T1591" style:family="text">
      <style:text-properties officeooo:rsid="0d8e494a"/>
    </style:style>
    <style:style style:name="T1592" style:family="text">
      <style:text-properties officeooo:rsid="0d965795"/>
    </style:style>
    <style:style style:name="T1593" style:family="text">
      <style:text-properties officeooo:rsid="0d989b54"/>
    </style:style>
    <style:style style:name="T1594" style:family="text">
      <style:text-properties officeooo:rsid="0d9a397d"/>
    </style:style>
    <style:style style:name="T1595" style:family="text">
      <style:text-properties officeooo:rsid="0d9c12b0"/>
    </style:style>
    <style:style style:name="T1596" style:family="text">
      <style:text-properties officeooo:rsid="0d9cd828"/>
    </style:style>
    <style:style style:name="T1597" style:family="text">
      <style:text-properties officeooo:rsid="0d9dc3f0"/>
    </style:style>
    <style:style style:name="T1598" style:family="text">
      <style:text-properties officeooo:rsid="0d9f72ba"/>
    </style:style>
    <style:style style:name="T1599" style:family="text">
      <style:text-properties officeooo:rsid="0dafadaa"/>
    </style:style>
    <style:style style:name="T1600" style:family="text">
      <style:text-properties officeooo:rsid="0db8d453"/>
    </style:style>
    <style:style style:name="T1601" style:family="text">
      <style:text-properties officeooo:rsid="0dc4d5e6"/>
    </style:style>
    <style:style style:name="T1602" style:family="text">
      <style:text-properties officeooo:rsid="0dc76b06"/>
    </style:style>
    <style:style style:name="T1603" style:family="text">
      <style:text-properties officeooo:rsid="0dc8ef6f"/>
    </style:style>
    <style:style style:name="T1604" style:family="text">
      <style:text-properties officeooo:rsid="0dc98e70"/>
    </style:style>
    <style:style style:name="T1605" style:family="text">
      <style:text-properties officeooo:rsid="0dc9f466"/>
    </style:style>
    <style:style style:name="T1606" style:family="text">
      <style:text-properties officeooo:rsid="0dceb8dd"/>
    </style:style>
    <style:style style:name="T1607" style:family="text">
      <style:text-properties officeooo:rsid="0dd04e59"/>
    </style:style>
    <style:style style:name="T1608" style:family="text">
      <style:text-properties officeooo:rsid="0dd21831"/>
    </style:style>
    <style:style style:name="T1609" style:family="text">
      <style:text-properties officeooo:rsid="0dd2560e"/>
    </style:style>
    <style:style style:name="T1610" style:family="text">
      <style:text-properties officeooo:rsid="0dd3386d"/>
    </style:style>
    <style:style style:name="T1611" style:family="text">
      <style:text-properties officeooo:rsid="0dd9d39d"/>
    </style:style>
    <style:style style:name="T1612" style:family="text">
      <style:text-properties officeooo:rsid="0de07497"/>
    </style:style>
    <style:style style:name="T1613" style:family="text">
      <style:text-properties officeooo:rsid="0de1f2d0"/>
    </style:style>
    <style:style style:name="T1614" style:family="text">
      <style:text-properties officeooo:rsid="0de3be36"/>
    </style:style>
    <style:style style:name="T1615" style:family="text">
      <style:text-properties officeooo:rsid="0de6b4f1"/>
    </style:style>
    <style:style style:name="T1616" style:family="text">
      <style:text-properties officeooo:rsid="0de8dc99"/>
    </style:style>
    <style:style style:name="T1617" style:family="text">
      <style:text-properties officeooo:rsid="0dea5631"/>
    </style:style>
    <style:style style:name="T1618" style:family="text">
      <style:text-properties officeooo:rsid="0dee9f0a"/>
    </style:style>
    <style:style style:name="T1619" style:family="text">
      <style:text-properties officeooo:rsid="0deeaf1b"/>
    </style:style>
    <style:style style:name="T1620" style:family="text">
      <style:text-properties officeooo:rsid="0defdc5a"/>
    </style:style>
    <style:style style:name="T1621" style:family="text">
      <style:text-properties officeooo:rsid="0e07a54b"/>
    </style:style>
    <style:style style:name="T1622" style:family="text">
      <style:text-properties officeooo:rsid="0e083318"/>
    </style:style>
    <style:style style:name="T1623" style:family="text">
      <style:text-properties officeooo:rsid="0e0a9f92"/>
    </style:style>
    <style:style style:name="T1624" style:family="text">
      <style:text-properties officeooo:rsid="0e0af591"/>
    </style:style>
    <style:style style:name="T1625" style:family="text">
      <style:text-properties officeooo:rsid="0e0cc87b"/>
    </style:style>
    <style:style style:name="T1626" style:family="text">
      <style:text-properties officeooo:rsid="0e121fa2"/>
    </style:style>
    <style:style style:name="T1627" style:family="text">
      <style:text-properties officeooo:rsid="0e1280ed"/>
    </style:style>
    <style:style style:name="T1628" style:family="text">
      <style:text-properties officeooo:rsid="0e2561b3"/>
    </style:style>
    <style:style style:name="T1629" style:family="text">
      <style:text-properties officeooo:rsid="0e2ffce4"/>
    </style:style>
    <style:style style:name="T1630" style:family="text">
      <style:text-properties officeooo:rsid="0e429899"/>
    </style:style>
    <style:style style:name="T1631" style:family="text">
      <style:text-properties officeooo:rsid="0e45b175"/>
    </style:style>
    <style:style style:name="T1632" style:family="text">
      <style:text-properties officeooo:rsid="0e5556a0"/>
    </style:style>
    <style:style style:name="T1633" style:family="text">
      <style:text-properties officeooo:rsid="0e59ea46"/>
    </style:style>
    <style:style style:name="T1634" style:family="text">
      <style:text-properties officeooo:rsid="0e5ef724"/>
    </style:style>
    <style:style style:name="T1635" style:family="text">
      <style:text-properties officeooo:rsid="0e735c1b"/>
    </style:style>
    <style:style style:name="T1636" style:family="text">
      <style:text-properties officeooo:rsid="0e76ca7a"/>
    </style:style>
    <style:style style:name="T1637" style:family="text">
      <style:text-properties officeooo:rsid="0e76d693"/>
    </style:style>
    <style:style style:name="T1638" style:family="text">
      <style:text-properties officeooo:rsid="0e7a5147"/>
    </style:style>
    <style:style style:name="T1639" style:family="text">
      <style:text-properties officeooo:rsid="0e82411c"/>
    </style:style>
    <style:style style:name="T1640" style:family="text">
      <style:text-properties officeooo:rsid="0e83fa2b"/>
    </style:style>
    <style:style style:name="T1641" style:family="text">
      <style:text-properties officeooo:rsid="0e892b1f"/>
    </style:style>
    <style:style style:name="T1642" style:family="text">
      <style:text-properties officeooo:rsid="0e8f1d8c"/>
    </style:style>
    <style:style style:name="T1643" style:family="text">
      <style:text-properties officeooo:rsid="0e9035e0"/>
    </style:style>
    <style:style style:name="T1644" style:family="text">
      <style:text-properties officeooo:rsid="0e92aabe"/>
    </style:style>
    <style:style style:name="T1645" style:family="text">
      <style:text-properties officeooo:rsid="0e93ae87"/>
    </style:style>
    <style:style style:name="T1646" style:family="text">
      <style:text-properties officeooo:rsid="0e95669f"/>
    </style:style>
    <style:style style:name="T1647" style:family="text">
      <style:text-properties officeooo:rsid="0e982e51"/>
    </style:style>
    <style:style style:name="T1648" style:family="text">
      <style:text-properties officeooo:rsid="0e9c0c5a"/>
    </style:style>
    <style:style style:name="T1649" style:family="text">
      <style:text-properties officeooo:rsid="0e9c2eb3"/>
    </style:style>
    <style:style style:name="T1650" style:family="text">
      <style:text-properties officeooo:rsid="0e9d4edf"/>
    </style:style>
    <style:style style:name="T1651" style:family="text">
      <style:text-properties officeooo:rsid="0e9e2115"/>
    </style:style>
    <style:style style:name="T1652" style:family="text">
      <style:text-properties officeooo:rsid="0e9f8df3"/>
    </style:style>
    <style:style style:name="T1653" style:family="text">
      <style:text-properties officeooo:rsid="0ea0a5f3"/>
    </style:style>
    <style:style style:name="T1654" style:family="text">
      <style:text-properties officeooo:rsid="0ea1ed86"/>
    </style:style>
    <style:style style:name="T1655" style:family="text">
      <style:text-properties officeooo:rsid="0eb5b29b"/>
    </style:style>
    <style:style style:name="T1656" style:family="text">
      <style:text-properties officeooo:rsid="0eb5bd09"/>
    </style:style>
    <style:style style:name="T1657" style:family="text">
      <style:text-properties officeooo:rsid="0eb614b8"/>
    </style:style>
    <style:style style:name="T1658" style:family="text">
      <style:text-properties officeooo:rsid="0eb6bb58"/>
    </style:style>
    <style:style style:name="T1659" style:family="text">
      <style:text-properties officeooo:rsid="0eb7ec65"/>
    </style:style>
    <style:style style:name="T1660" style:family="text">
      <style:text-properties officeooo:rsid="0eb99a95"/>
    </style:style>
    <style:style style:name="T1661" style:family="text">
      <style:text-properties officeooo:rsid="0ebaeb78"/>
    </style:style>
    <style:style style:name="T1662" style:family="text">
      <style:text-properties officeooo:rsid="0ebd9cd5"/>
    </style:style>
    <style:style style:name="T1663" style:family="text">
      <style:text-properties officeooo:rsid="0ec0c799"/>
    </style:style>
    <style:style style:name="T1664" style:family="text">
      <style:text-properties officeooo:rsid="0ec11ac4"/>
    </style:style>
    <style:style style:name="T1665" style:family="text">
      <style:text-properties officeooo:rsid="0ec3525f"/>
    </style:style>
    <style:style style:name="T1666" style:family="text">
      <style:text-properties officeooo:rsid="0ec4de6f"/>
    </style:style>
    <style:style style:name="T1667" style:family="text">
      <style:text-properties officeooo:rsid="0ec5c7af"/>
    </style:style>
    <style:style style:name="T1668" style:family="text">
      <style:text-properties officeooo:rsid="0ec7644c"/>
    </style:style>
    <style:style style:name="T1669" style:family="text">
      <style:text-properties officeooo:rsid="0ec86a0d"/>
    </style:style>
    <style:style style:name="T1670" style:family="text">
      <style:text-properties officeooo:rsid="0ecaa185"/>
    </style:style>
    <style:style style:name="T1671" style:family="text">
      <style:text-properties officeooo:rsid="0ecff853"/>
    </style:style>
    <style:style style:name="T1672" style:family="text">
      <style:text-properties officeooo:rsid="0ed06862"/>
    </style:style>
    <style:style style:name="T1673" style:family="text">
      <style:text-properties officeooo:rsid="0ed2b947"/>
    </style:style>
    <style:style style:name="T1674" style:family="text">
      <style:text-properties officeooo:rsid="0ed42e56"/>
    </style:style>
    <style:style style:name="T1675" style:family="text">
      <style:text-properties officeooo:rsid="0eea4c48"/>
    </style:style>
    <style:style style:name="T1676" style:family="text">
      <style:text-properties officeooo:rsid="0f021478"/>
    </style:style>
    <style:style style:name="T1677" style:family="text">
      <style:text-properties officeooo:rsid="0f026fa5"/>
    </style:style>
    <style:style style:name="T1678" style:family="text">
      <style:text-properties officeooo:rsid="0f055234"/>
    </style:style>
    <style:style style:name="T1679" style:family="text">
      <style:text-properties officeooo:rsid="0f0634e2"/>
    </style:style>
    <style:style style:name="T1680" style:family="text">
      <style:text-properties officeooo:rsid="0f0780b4"/>
    </style:style>
    <style:style style:name="T1681" style:family="text">
      <style:text-properties officeooo:rsid="0f0d369b"/>
    </style:style>
    <style:style style:name="T1682" style:family="text">
      <style:text-properties officeooo:rsid="0f0e84e8"/>
    </style:style>
    <style:style style:name="T1683" style:family="text">
      <style:text-properties officeooo:rsid="0f11fea9"/>
    </style:style>
    <style:style style:name="T1684" style:family="text">
      <style:text-properties officeooo:rsid="0f1996ba"/>
    </style:style>
    <style:style style:name="T1685" style:family="text">
      <style:text-properties officeooo:rsid="0f1b7c46"/>
    </style:style>
    <style:style style:name="T1686" style:family="text">
      <style:text-properties officeooo:rsid="0f29f63e"/>
    </style:style>
    <style:style style:name="T1687" style:family="text">
      <style:text-properties officeooo:rsid="0f2df68e"/>
    </style:style>
    <style:style style:name="T1688" style:family="text">
      <style:text-properties officeooo:rsid="0f2fdcb0"/>
    </style:style>
    <style:style style:name="T1689" style:family="text">
      <style:text-properties officeooo:rsid="0f32506b"/>
    </style:style>
    <style:style style:name="T1690" style:family="text">
      <style:text-properties officeooo:rsid="0f3edb54"/>
    </style:style>
    <style:style style:name="T1691" style:family="text">
      <style:text-properties officeooo:rsid="0f4296a5"/>
    </style:style>
    <style:style style:name="T1692" style:family="text">
      <style:text-properties officeooo:rsid="0f44f213"/>
    </style:style>
    <style:style style:name="T1693" style:family="text">
      <style:text-properties officeooo:rsid="0f48e0ab"/>
    </style:style>
    <style:style style:name="T1694" style:family="text">
      <style:text-properties officeooo:rsid="0f4d6d69"/>
    </style:style>
    <style:style style:name="T1695" style:family="text">
      <style:text-properties officeooo:rsid="0f4d891d"/>
    </style:style>
    <style:style style:name="T1696" style:family="text">
      <style:text-properties officeooo:rsid="0f4e72bd"/>
    </style:style>
    <style:style style:name="T1697" style:family="text">
      <style:text-properties officeooo:rsid="0f506265"/>
    </style:style>
    <style:style style:name="T1698" style:family="text">
      <style:text-properties officeooo:rsid="0f57c665"/>
    </style:style>
    <style:style style:name="T1699" style:family="text">
      <style:text-properties officeooo:rsid="0f5bd22f"/>
    </style:style>
    <style:style style:name="T1700" style:family="text">
      <style:text-properties officeooo:rsid="0f5d3275"/>
    </style:style>
    <style:style style:name="T1701" style:family="text">
      <style:text-properties officeooo:rsid="0f5dbd52"/>
    </style:style>
    <style:style style:name="T1702" style:family="text">
      <style:text-properties officeooo:rsid="0f5e869f"/>
    </style:style>
    <style:style style:name="T1703" style:family="text">
      <style:text-properties officeooo:rsid="0f5fa945"/>
    </style:style>
    <style:style style:name="T1704" style:family="text">
      <style:text-properties officeooo:rsid="0f644f9b"/>
    </style:style>
    <style:style style:name="T1705" style:family="text">
      <style:text-properties officeooo:rsid="0f6578d1"/>
    </style:style>
    <style:style style:name="T1706" style:family="text">
      <style:text-properties officeooo:rsid="0f66a1e2"/>
    </style:style>
    <style:style style:name="T1707" style:family="text">
      <style:text-properties officeooo:rsid="0f67b135"/>
    </style:style>
    <style:style style:name="T1708" style:family="text">
      <style:text-properties officeooo:rsid="0f68169d"/>
    </style:style>
    <style:style style:name="T1709" style:family="text">
      <style:text-properties officeooo:rsid="0f69c884"/>
    </style:style>
    <style:style style:name="T1710" style:family="text">
      <style:text-properties officeooo:rsid="0f6b0827"/>
    </style:style>
    <style:style style:name="T1711" style:family="text">
      <style:text-properties officeooo:rsid="0f749e62"/>
    </style:style>
    <style:style style:name="T1712" style:family="text">
      <style:text-properties officeooo:rsid="0f769fcf"/>
    </style:style>
    <style:style style:name="T1713" style:family="text">
      <style:text-properties officeooo:rsid="0f7b203b"/>
    </style:style>
    <style:style style:name="T1714" style:family="text">
      <style:text-properties officeooo:rsid="0f81037b"/>
    </style:style>
    <style:style style:name="T1715" style:family="text">
      <style:text-properties officeooo:rsid="0f813660"/>
    </style:style>
    <style:style style:name="T1716" style:family="text">
      <style:text-properties officeooo:rsid="0f8daf70"/>
    </style:style>
    <style:style style:name="T1717" style:family="text">
      <style:text-properties officeooo:rsid="0f8f2783"/>
    </style:style>
    <style:style style:name="T1718" style:family="text">
      <style:text-properties officeooo:rsid="0f8ff995"/>
    </style:style>
    <style:style style:name="T1719" style:family="text">
      <style:text-properties officeooo:rsid="0f927871"/>
    </style:style>
    <style:style style:name="T1720" style:family="text">
      <style:text-properties officeooo:rsid="0f9eb8f6"/>
    </style:style>
    <style:style style:name="T1721" style:family="text">
      <style:text-properties officeooo:rsid="0faa9c71"/>
    </style:style>
    <style:style style:name="T1722" style:family="text">
      <style:text-properties officeooo:rsid="0fbe4ba9"/>
    </style:style>
    <style:style style:name="T1723" style:family="text">
      <style:text-properties officeooo:rsid="0fc0c51a"/>
    </style:style>
    <style:style style:name="T1724" style:family="text">
      <style:text-properties officeooo:rsid="0fc68672"/>
    </style:style>
    <style:style style:name="T1725" style:family="text">
      <style:text-properties officeooo:rsid="0fcac347"/>
    </style:style>
    <style:style style:name="T1726" style:family="text">
      <style:text-properties officeooo:rsid="0fcd9567"/>
    </style:style>
    <style:style style:name="T1727" style:family="text">
      <style:text-properties officeooo:rsid="0fe1f36a"/>
    </style:style>
    <style:style style:name="T1728" style:family="text">
      <style:text-properties officeooo:rsid="0fee37ab"/>
    </style:style>
    <style:style style:name="T1729" style:family="text">
      <style:text-properties officeooo:rsid="0ff1747f"/>
    </style:style>
    <style:style style:name="T1730" style:family="text">
      <style:text-properties officeooo:rsid="0ff1c76f"/>
    </style:style>
    <style:style style:name="T1731" style:family="text">
      <style:text-properties officeooo:rsid="0ff2c007"/>
    </style:style>
    <style:style style:name="T1732" style:family="text">
      <style:text-properties officeooo:rsid="0ff2e205"/>
    </style:style>
    <style:style style:name="T1733" style:family="text">
      <style:text-properties officeooo:rsid="0ff432f6"/>
    </style:style>
    <style:style style:name="T1734" style:family="text">
      <style:text-properties officeooo:rsid="0ff70779"/>
    </style:style>
    <style:style style:name="T1735" style:family="text">
      <style:text-properties officeooo:rsid="0ff8d2a0"/>
    </style:style>
    <style:style style:name="T1736" style:family="text">
      <style:text-properties officeooo:rsid="0ff95304"/>
    </style:style>
    <style:style style:name="T1737" style:family="text">
      <style:text-properties officeooo:rsid="0ffd77a6"/>
    </style:style>
    <style:style style:name="T1738" style:family="text">
      <style:text-properties officeooo:rsid="0ffef091"/>
    </style:style>
    <style:style style:name="T1739" style:family="text">
      <style:text-properties officeooo:rsid="0fff5acf"/>
    </style:style>
    <style:style style:name="T1740" style:family="text">
      <style:text-properties officeooo:rsid="1001531d"/>
    </style:style>
    <style:style style:name="T1741" style:family="text">
      <style:text-properties officeooo:rsid="100223f2"/>
    </style:style>
    <style:style style:name="T1742" style:family="text">
      <style:text-properties officeooo:rsid="10033dd1"/>
    </style:style>
    <style:style style:name="T1743" style:family="text">
      <style:text-properties officeooo:rsid="1004506e"/>
    </style:style>
    <style:style style:name="T1744" style:family="text">
      <style:text-properties officeooo:rsid="10046e02"/>
    </style:style>
    <style:style style:name="T1745" style:family="text">
      <style:text-properties officeooo:rsid="10090d0c"/>
    </style:style>
    <style:style style:name="T1746" style:family="text">
      <style:text-properties officeooo:rsid="100af2d6"/>
    </style:style>
    <style:style style:name="T1747" style:family="text">
      <style:text-properties officeooo:rsid="100b8f4d"/>
    </style:style>
    <style:style style:name="T1748" style:family="text">
      <style:text-properties officeooo:rsid="10104c75"/>
    </style:style>
    <style:style style:name="T1749" style:family="text">
      <style:text-properties officeooo:rsid="10107a31"/>
    </style:style>
    <style:style style:name="T1750" style:family="text">
      <style:text-properties officeooo:rsid="101112a4"/>
    </style:style>
    <style:style style:name="T1751" style:family="text">
      <style:text-properties officeooo:rsid="101286f6"/>
    </style:style>
    <style:style style:name="T1752" style:family="text">
      <style:text-properties officeooo:rsid="101d3661"/>
    </style:style>
    <style:style style:name="T1753" style:family="text">
      <style:text-properties officeooo:rsid="101d8b80"/>
    </style:style>
    <style:style style:name="T1754" style:family="text">
      <style:text-properties officeooo:rsid="101f2f26"/>
    </style:style>
    <style:style style:name="T1755" style:family="text">
      <style:text-properties officeooo:rsid="10203f39"/>
    </style:style>
    <style:style style:name="T1756" style:family="text">
      <style:text-properties officeooo:rsid="10211388"/>
    </style:style>
    <style:style style:name="T1757" style:family="text">
      <style:text-properties officeooo:rsid="10257e0e"/>
    </style:style>
    <style:style style:name="T1758" style:family="text">
      <style:text-properties officeooo:rsid="1025f857"/>
    </style:style>
    <style:style style:name="T1759" style:family="text">
      <style:text-properties officeooo:rsid="102a56d7"/>
    </style:style>
    <style:style style:name="T1760" style:family="text">
      <style:text-properties officeooo:rsid="102b87b0"/>
    </style:style>
    <style:style style:name="T1761" style:family="text">
      <style:text-properties officeooo:rsid="102cc26f"/>
    </style:style>
    <style:style style:name="T1762" style:family="text">
      <style:text-properties officeooo:rsid="102e3897"/>
    </style:style>
    <style:style style:name="T1763" style:family="text">
      <style:text-properties officeooo:rsid="1031bc84"/>
    </style:style>
    <style:style style:name="T1764" style:family="text">
      <style:text-properties officeooo:rsid="1033769f"/>
    </style:style>
    <style:style style:name="T1765" style:family="text">
      <style:text-properties officeooo:rsid="1037cb07"/>
    </style:style>
    <style:style style:name="T1766" style:family="text">
      <style:text-properties officeooo:rsid="103c9a0e"/>
    </style:style>
    <style:style style:name="T1767" style:family="text">
      <style:text-properties officeooo:rsid="103e06d8"/>
    </style:style>
    <style:style style:name="T1768" style:family="text">
      <style:text-properties officeooo:rsid="103ffe01"/>
    </style:style>
    <style:style style:name="T1769" style:family="text">
      <style:text-properties officeooo:rsid="104210e2"/>
    </style:style>
    <style:style style:name="T1770" style:family="text">
      <style:text-properties officeooo:rsid="10432e63"/>
    </style:style>
    <style:style style:name="T1771" style:family="text">
      <style:text-properties officeooo:rsid="10447d0a"/>
    </style:style>
    <style:style style:name="T1772" style:family="text">
      <style:text-properties officeooo:rsid="1046bb81"/>
    </style:style>
    <style:style style:name="T1773" style:family="text">
      <style:text-properties officeooo:rsid="1049b504"/>
    </style:style>
    <style:style style:name="T1774" style:family="text">
      <style:text-properties officeooo:rsid="104c505f"/>
    </style:style>
    <style:style style:name="T1775" style:family="text">
      <style:text-properties officeooo:rsid="104e006c"/>
    </style:style>
    <style:style style:name="T1776" style:family="text">
      <style:text-properties officeooo:rsid="104ea95d"/>
    </style:style>
    <style:style style:name="T1777" style:family="text">
      <style:text-properties officeooo:rsid="10506f4a"/>
    </style:style>
    <style:style style:name="T1778" style:family="text">
      <style:text-properties officeooo:rsid="10524070"/>
    </style:style>
    <style:style style:name="T1779" style:family="text">
      <style:text-properties officeooo:rsid="10530e52"/>
    </style:style>
    <style:style style:name="T1780" style:family="text">
      <style:text-properties officeooo:rsid="1056818c"/>
    </style:style>
    <style:style style:name="T1781" style:family="text">
      <style:text-properties officeooo:rsid="10577e0f"/>
    </style:style>
    <style:style style:name="T1782" style:family="text">
      <style:text-properties officeooo:rsid="1067b138"/>
    </style:style>
    <style:style style:name="T1783" style:family="text">
      <style:text-properties officeooo:rsid="10717297"/>
    </style:style>
    <style:style style:name="T1784" style:family="text">
      <style:text-properties officeooo:rsid="10726313"/>
    </style:style>
    <style:style style:name="T1785" style:family="text">
      <style:text-properties officeooo:rsid="10751705"/>
    </style:style>
    <style:style style:name="T1786" style:family="text">
      <style:text-properties officeooo:rsid="107ba50c"/>
    </style:style>
    <style:style style:name="T1787" style:family="text">
      <style:text-properties officeooo:rsid="1080fd39"/>
    </style:style>
    <style:style style:name="T1788" style:family="text">
      <style:text-properties officeooo:rsid="108133b7"/>
    </style:style>
    <style:style style:name="T1789" style:family="text">
      <style:text-properties officeooo:rsid="10819a72"/>
    </style:style>
    <style:style style:name="T1790" style:family="text">
      <style:text-properties officeooo:rsid="108863c7"/>
    </style:style>
    <style:style style:name="T1791" style:family="text">
      <style:text-properties officeooo:rsid="1089bee9"/>
    </style:style>
    <style:style style:name="T1792" style:family="text">
      <style:text-properties officeooo:rsid="108b0ee5"/>
    </style:style>
    <style:style style:name="T1793" style:family="text">
      <style:text-properties officeooo:rsid="108c390d"/>
    </style:style>
    <style:style style:name="T1794" style:family="text">
      <style:text-properties officeooo:rsid="108ca726"/>
    </style:style>
    <style:style style:name="T1795" style:family="text">
      <style:text-properties officeooo:rsid="108d32d6"/>
    </style:style>
    <style:style style:name="T1796" style:family="text">
      <style:text-properties officeooo:rsid="1092c034"/>
    </style:style>
    <style:style style:name="T1797" style:family="text">
      <style:text-properties officeooo:rsid="109bf72b"/>
    </style:style>
    <style:style style:name="T1798" style:family="text">
      <style:text-properties officeooo:rsid="109d0ca6"/>
    </style:style>
    <style:style style:name="T1799" style:family="text">
      <style:text-properties officeooo:rsid="109d9a24"/>
    </style:style>
    <style:style style:name="T1800" style:family="text">
      <style:text-properties officeooo:rsid="10a08974"/>
    </style:style>
    <style:style style:name="T1801" style:family="text">
      <style:text-properties officeooo:rsid="10a1551b"/>
    </style:style>
    <style:style style:name="T1802" style:family="text">
      <style:text-properties officeooo:rsid="10a2ad5c"/>
    </style:style>
    <style:style style:name="T1803" style:family="text">
      <style:text-properties officeooo:rsid="10a3adcc"/>
    </style:style>
    <style:style style:name="T1804" style:family="text">
      <style:text-properties officeooo:rsid="10a4b24d"/>
    </style:style>
    <style:style style:name="T1805" style:family="text">
      <style:text-properties officeooo:rsid="10a59203"/>
    </style:style>
    <style:style style:name="T1806" style:family="text">
      <style:text-properties officeooo:rsid="10a7c9e5"/>
    </style:style>
    <style:style style:name="T1807" style:family="text">
      <style:text-properties officeooo:rsid="10ae0ccb"/>
    </style:style>
    <style:style style:name="T1808" style:family="text">
      <style:text-properties officeooo:rsid="10b3c980"/>
    </style:style>
    <style:style style:name="T1809" style:family="text">
      <style:text-properties officeooo:rsid="10b4d510"/>
    </style:style>
    <style:style style:name="T1810" style:family="text">
      <style:text-properties officeooo:rsid="10b6771d"/>
    </style:style>
    <style:style style:name="T1811" style:family="text">
      <style:text-properties officeooo:rsid="10bb03e6"/>
    </style:style>
    <style:style style:name="T1812" style:family="text">
      <style:text-properties officeooo:rsid="10bd087d"/>
    </style:style>
    <style:style style:name="T1813" style:family="text">
      <style:text-properties officeooo:rsid="10cd4909"/>
    </style:style>
    <style:style style:name="T1814" style:family="text">
      <style:text-properties officeooo:rsid="10e33f33"/>
    </style:style>
    <style:style style:name="T1815" style:family="text">
      <style:text-properties officeooo:rsid="10eca923"/>
    </style:style>
    <style:style style:name="T1816" style:family="text">
      <style:text-properties officeooo:rsid="10ee7e78"/>
    </style:style>
    <style:style style:name="T1817" style:family="text">
      <style:text-properties officeooo:rsid="11007fac"/>
    </style:style>
    <style:style style:name="T1818" style:family="text">
      <style:text-properties officeooo:rsid="11029618"/>
    </style:style>
    <style:style style:name="T1819" style:family="text">
      <style:text-properties style:text-position="sub 58%" fo:font-weight="bold" officeooo:rsid="11029618" style:font-weight-asian="bold" style:font-weight-complex="bold"/>
    </style:style>
    <style:style style:name="T1820" style:family="text">
      <style:text-properties style:text-position="sub 58%" fo:font-weight="bold" officeooo:rsid="1128b0ca" style:font-weight-asian="bold" style:font-weight-complex="bold"/>
    </style:style>
    <style:style style:name="T1821" style:family="text">
      <style:text-properties style:text-position="sub 58%" fo:font-weight="bold" officeooo:rsid="112d7fc2" style:font-weight-asian="bold" style:font-weight-complex="bold"/>
    </style:style>
    <style:style style:name="T1822" style:family="text">
      <style:text-properties style:text-position="sub 58%" fo:font-weight="bold" officeooo:rsid="11302608" style:font-weight-asian="bold" style:font-weight-complex="bold"/>
    </style:style>
    <style:style style:name="T1823" style:family="text">
      <style:text-properties officeooo:rsid="1169fb87"/>
    </style:style>
    <style:style style:name="T1824" style:family="text">
      <style:text-properties officeooo:rsid="117171f1"/>
    </style:style>
    <style:style style:name="T1825" style:family="text">
      <style:text-properties officeooo:rsid="117272b4"/>
    </style:style>
    <style:style style:name="T1826" style:family="text">
      <style:text-properties officeooo:rsid="117583d5"/>
    </style:style>
    <style:style style:name="T1827" style:family="text">
      <style:text-properties officeooo:rsid="11770f6d"/>
    </style:style>
    <style:style style:name="T1828" style:family="text">
      <style:text-properties officeooo:rsid="117795fe"/>
    </style:style>
    <style:style style:name="T1829" style:family="text">
      <style:text-properties officeooo:rsid="117d9623"/>
    </style:style>
    <style:style style:name="T1830" style:family="text">
      <style:text-properties officeooo:rsid="117e8ca2"/>
    </style:style>
    <style:style style:name="T1831" style:family="text">
      <style:text-properties officeooo:rsid="1180741d"/>
    </style:style>
    <style:style style:name="T1832" style:family="text">
      <style:text-properties officeooo:rsid="119381fa"/>
    </style:style>
    <style:style style:name="T1833" style:family="text">
      <style:text-properties officeooo:rsid="119f7eb2"/>
    </style:style>
    <style:style style:name="T1834" style:family="text">
      <style:text-properties officeooo:rsid="11ac66af"/>
    </style:style>
    <style:style style:name="T1835" style:family="text">
      <style:text-properties officeooo:rsid="11adf444"/>
    </style:style>
    <style:style style:name="T1836" style:family="text">
      <style:text-properties officeooo:rsid="11b3b09a"/>
    </style:style>
    <style:style style:name="T1837" style:family="text">
      <style:text-properties fo:language="ru" fo:country="RU"/>
    </style:style>
    <style:style style:name="T1838" style:family="text">
      <style:text-properties fo:language="ru" fo:country="RU" officeooo:rsid="0019f43d"/>
    </style:style>
    <style:style style:name="T1839" style:family="text">
      <style:text-properties fo:language="ru" fo:country="RU" officeooo:rsid="122f6623"/>
    </style:style>
    <style:style style:name="T1840" style:family="text">
      <style:text-properties officeooo:rsid="11cb1965"/>
    </style:style>
    <style:style style:name="T1841" style:family="text">
      <style:text-properties officeooo:rsid="11e3029a"/>
    </style:style>
    <style:style style:name="T1842" style:family="text">
      <style:text-properties officeooo:rsid="11f35610"/>
    </style:style>
    <style:style style:name="T1843" style:family="text">
      <style:text-properties officeooo:rsid="1203a641"/>
    </style:style>
    <style:style style:name="T1844" style:family="text">
      <style:text-properties officeooo:rsid="1217e85e"/>
    </style:style>
    <style:style style:name="T1845" style:family="text">
      <style:text-properties officeooo:rsid="121e41ee"/>
    </style:style>
    <style:style style:name="T1846" style:family="text">
      <style:text-properties officeooo:rsid="1226cbc7"/>
    </style:style>
    <style:style style:name="T1847" style:family="text">
      <style:text-properties officeooo:rsid="122aed56"/>
    </style:style>
    <style:style style:name="T1848" style:family="text">
      <style:text-properties officeooo:rsid="12309529"/>
    </style:style>
    <style:style style:name="T1849" style:family="text">
      <style:text-properties officeooo:rsid="1230e668"/>
    </style:style>
    <style:style style:name="T1850" style:family="text">
      <style:text-properties officeooo:rsid="1232f239"/>
    </style:style>
    <style:style style:name="T1851" style:family="text">
      <style:text-properties officeooo:rsid="1236dacc"/>
    </style:style>
    <style:style style:name="T1852" style:family="text">
      <style:text-properties officeooo:rsid="124134e1"/>
    </style:style>
    <style:style style:name="T1853" style:family="text">
      <style:text-properties officeooo:rsid="12441088"/>
    </style:style>
    <style:style style:name="T1854" style:family="text">
      <style:text-properties officeooo:rsid="124aa287"/>
    </style:style>
    <style:style style:name="T1855" style:family="text">
      <style:text-properties officeooo:rsid="12693bdf"/>
    </style:style>
    <style:style style:name="T1856" style:family="text">
      <style:text-properties style:font-name="Liberation Serif1" officeooo:rsid="12693bdf"/>
    </style:style>
    <style:style style:name="T1857" style:family="text">
      <style:text-properties style:font-name="Liberation Serif"/>
    </style:style>
    <style:style style:name="T1858" style:family="text">
      <style:text-properties style:font-name="Liberation Serif" officeooo:rsid="12693bdf"/>
    </style:style>
    <style:style style:name="T1859" style:family="text">
      <style:text-properties style:font-name="Liberation Serif" officeooo:rsid="1271d674"/>
    </style:style>
    <style:style style:name="T1860" style:family="text">
      <style:text-properties style:font-name="Liberation Serif" officeooo:rsid="12721e72"/>
    </style:style>
    <style:style style:name="T1861" style:family="text">
      <style:text-properties style:font-name="Liberation Serif" officeooo:rsid="1273cad4"/>
    </style:style>
    <style:style style:name="T1862" style:family="text">
      <style:text-properties style:font-name="Liberation Serif" officeooo:rsid="1274d08f"/>
    </style:style>
    <style:style style:name="T1863" style:family="text">
      <style:text-properties style:font-name="Liberation Serif" officeooo:rsid="1275682a"/>
    </style:style>
    <style:style style:name="T1864" style:family="text">
      <style:text-properties style:font-name="Liberation Serif" officeooo:rsid="1276d988"/>
    </style:style>
    <style:style style:name="T1865" style:family="text">
      <style:text-properties style:font-name="Liberation Serif" officeooo:rsid="1278cb47"/>
    </style:style>
    <style:style style:name="T1866" style:family="text">
      <style:text-properties style:font-name="Liberation Serif" officeooo:rsid="0019f43d"/>
    </style:style>
    <style:style style:name="T1867" style:family="text">
      <style:text-properties style:font-name="Liberation Serif" officeooo:rsid="127adf35"/>
    </style:style>
    <style:style style:name="T1868" style:family="text">
      <style:text-properties style:font-name="Liberation Serif" officeooo:rsid="127c2211"/>
    </style:style>
    <style:style style:name="T1869" style:family="text">
      <style:text-properties style:font-name="Liberation Serif" officeooo:rsid="127d00ea"/>
    </style:style>
    <style:style style:name="T1870" style:family="text">
      <style:text-properties style:font-name="Liberation Serif" fo:font-style="italic" officeooo:rsid="127d00ea" style:font-style-asian="italic" style:font-style-complex="italic"/>
    </style:style>
    <style:style style:name="T1871" style:family="text">
      <style:text-properties style:font-name="Liberation Serif" fo:font-style="italic" officeooo:rsid="12830ca6" style:font-style-asian="italic" style:font-style-complex="italic"/>
    </style:style>
    <style:style style:name="T1872" style:family="text">
      <style:text-properties style:font-name="Liberation Serif" fo:font-style="italic" officeooo:rsid="129a1402" style:font-style-asian="italic" style:font-style-complex="italic"/>
    </style:style>
    <style:style style:name="T1873" style:family="text">
      <style:text-properties style:font-name="Liberation Serif" fo:font-style="italic" officeooo:rsid="12ac343f" style:font-style-asian="italic" style:font-style-complex="italic"/>
    </style:style>
    <style:style style:name="T1874" style:family="text">
      <style:text-properties style:font-name="Liberation Serif" fo:font-style="italic" officeooo:rsid="12ae2bc2" style:font-style-asian="italic" style:font-style-complex="italic"/>
    </style:style>
    <style:style style:name="T1875" style:family="text">
      <style:text-properties style:font-name="Liberation Serif" fo:font-style="italic" officeooo:rsid="12af223b" style:font-style-asian="italic" style:font-style-complex="italic"/>
    </style:style>
    <style:style style:name="T1876" style:family="text">
      <style:text-properties style:font-name="Liberation Serif" fo:font-style="italic" officeooo:rsid="12b6f606" style:font-style-asian="italic" style:font-style-complex="italic"/>
    </style:style>
    <style:style style:name="T1877" style:family="text">
      <style:text-properties style:font-name="Liberation Serif" fo:font-style="italic" officeooo:rsid="12cfda21" style:font-style-asian="italic" style:font-style-complex="italic"/>
    </style:style>
    <style:style style:name="T1878" style:family="text">
      <style:text-properties style:font-name="Liberation Serif" officeooo:rsid="127e3b10"/>
    </style:style>
    <style:style style:name="T1879" style:family="text">
      <style:text-properties style:font-name="Liberation Serif" officeooo:rsid="127e5b89"/>
    </style:style>
    <style:style style:name="T1880" style:family="text">
      <style:text-properties style:font-name="Liberation Serif" officeooo:rsid="127e7163"/>
    </style:style>
    <style:style style:name="T1881" style:family="text">
      <style:text-properties style:font-name="Liberation Serif" officeooo:rsid="127e90a8"/>
    </style:style>
    <style:style style:name="T1882" style:family="text">
      <style:text-properties style:font-name="Liberation Serif" officeooo:rsid="127ed8f6"/>
    </style:style>
    <style:style style:name="T1883" style:family="text">
      <style:text-properties style:font-name="Liberation Serif" officeooo:rsid="127f1dca"/>
    </style:style>
    <style:style style:name="T1884" style:family="text">
      <style:text-properties style:font-name="Liberation Serif" officeooo:rsid="128115c7"/>
    </style:style>
    <style:style style:name="T1885" style:family="text">
      <style:text-properties style:font-name="Liberation Serif" officeooo:rsid="1281f793"/>
    </style:style>
    <style:style style:name="T1886" style:family="text">
      <style:text-properties style:font-name="Liberation Serif" officeooo:rsid="12830ca6"/>
    </style:style>
    <style:style style:name="T1887" style:family="text">
      <style:text-properties style:font-name="Liberation Serif" officeooo:rsid="1284afd7"/>
    </style:style>
    <style:style style:name="T1888" style:family="text">
      <style:text-properties style:font-name="Liberation Serif" officeooo:rsid="1285265f"/>
    </style:style>
    <style:style style:name="T1889" style:family="text">
      <style:text-properties style:font-name="Liberation Serif" officeooo:rsid="12878eec"/>
    </style:style>
    <style:style style:name="T1890" style:family="text">
      <style:text-properties style:font-name="Liberation Serif" officeooo:rsid="1287fa73"/>
    </style:style>
    <style:style style:name="T1891" style:family="text">
      <style:text-properties style:font-name="Liberation Serif" officeooo:rsid="1288409a"/>
    </style:style>
    <style:style style:name="T1892" style:family="text">
      <style:text-properties style:font-name="Liberation Serif" officeooo:rsid="12885462"/>
    </style:style>
    <style:style style:name="T1893" style:family="text">
      <style:text-properties style:font-name="Liberation Serif" officeooo:rsid="128c2ae4"/>
    </style:style>
    <style:style style:name="T1894" style:family="text">
      <style:text-properties style:font-name="Liberation Serif" officeooo:rsid="128d565f"/>
    </style:style>
    <style:style style:name="T1895" style:family="text">
      <style:text-properties style:font-name="Liberation Serif" officeooo:rsid="128de783"/>
    </style:style>
    <style:style style:name="T1896" style:family="text">
      <style:text-properties style:font-name="Liberation Serif" officeooo:rsid="12906e3d"/>
    </style:style>
    <style:style style:name="T1897" style:family="text">
      <style:text-properties style:font-name="Liberation Serif" officeooo:rsid="12923d98"/>
    </style:style>
    <style:style style:name="T1898" style:family="text">
      <style:text-properties style:font-name="Liberation Serif" officeooo:rsid="1293c95c"/>
    </style:style>
    <style:style style:name="T1899" style:family="text">
      <style:text-properties style:font-name="Liberation Serif" officeooo:rsid="12940ead"/>
    </style:style>
    <style:style style:name="T1900" style:family="text">
      <style:text-properties style:font-name="Liberation Serif" officeooo:rsid="1297a2cd"/>
    </style:style>
    <style:style style:name="T1901" style:family="text">
      <style:text-properties style:font-name="Liberation Serif" officeooo:rsid="129a1402"/>
    </style:style>
    <style:style style:name="T1902" style:family="text">
      <style:text-properties style:font-name="Liberation Serif" officeooo:rsid="129a42be"/>
    </style:style>
    <style:style style:name="T1903" style:family="text">
      <style:text-properties style:font-name="Liberation Serif" officeooo:rsid="129bcac2"/>
    </style:style>
    <style:style style:name="T1904" style:family="text">
      <style:text-properties style:font-name="Liberation Serif" officeooo:rsid="129c7533"/>
    </style:style>
    <style:style style:name="T1905" style:family="text">
      <style:text-properties style:font-name="Liberation Serif" officeooo:rsid="129cfa18"/>
    </style:style>
    <style:style style:name="T1906" style:family="text">
      <style:text-properties style:font-name="Liberation Serif" officeooo:rsid="12a004b9"/>
    </style:style>
    <style:style style:name="T1907" style:family="text">
      <style:text-properties style:font-name="Liberation Serif" officeooo:rsid="12a07853"/>
    </style:style>
    <style:style style:name="T1908" style:family="text">
      <style:text-properties style:font-name="Liberation Serif" officeooo:rsid="12a2ce93"/>
    </style:style>
    <style:style style:name="T1909" style:family="text">
      <style:text-properties style:font-name="Liberation Serif" officeooo:rsid="12a2dd8c"/>
    </style:style>
    <style:style style:name="T1910" style:family="text">
      <style:text-properties style:font-name="Liberation Serif" officeooo:rsid="12a389e5"/>
    </style:style>
    <style:style style:name="T1911" style:family="text">
      <style:text-properties style:font-name="Liberation Serif" officeooo:rsid="12a3de35"/>
    </style:style>
    <style:style style:name="T1912" style:family="text">
      <style:text-properties style:font-name="Liberation Serif" officeooo:rsid="12a5d043"/>
    </style:style>
    <style:style style:name="T1913" style:family="text">
      <style:text-properties style:font-name="Liberation Serif" officeooo:rsid="12a74b74"/>
    </style:style>
    <style:style style:name="T1914" style:family="text">
      <style:text-properties style:font-name="Liberation Serif" officeooo:rsid="12aa909a"/>
    </style:style>
    <style:style style:name="T1915" style:family="text">
      <style:text-properties style:font-name="Liberation Serif" officeooo:rsid="12ac343f"/>
    </style:style>
    <style:style style:name="T1916" style:family="text">
      <style:text-properties style:font-name="Liberation Serif" officeooo:rsid="12ae2bc2"/>
    </style:style>
    <style:style style:name="T1917" style:family="text">
      <style:text-properties style:font-name="Liberation Serif" officeooo:rsid="12ae5e20"/>
    </style:style>
    <style:style style:name="T1918" style:family="text">
      <style:text-properties style:font-name="Liberation Serif" officeooo:rsid="12af223b"/>
    </style:style>
    <style:style style:name="T1919" style:family="text">
      <style:text-properties style:font-name="Liberation Serif" officeooo:rsid="12b0b2d3"/>
    </style:style>
    <style:style style:name="T1920" style:family="text">
      <style:text-properties style:font-name="Liberation Serif" officeooo:rsid="12b1c0a5"/>
    </style:style>
    <style:style style:name="T1921" style:family="text">
      <style:text-properties style:font-name="Liberation Serif" officeooo:rsid="12b2b455"/>
    </style:style>
    <style:style style:name="T1922" style:family="text">
      <style:text-properties style:font-name="Liberation Serif" officeooo:rsid="12b3de45"/>
    </style:style>
    <style:style style:name="T1923" style:family="text">
      <style:text-properties style:font-name="Liberation Serif" officeooo:rsid="12b56a2b"/>
    </style:style>
    <style:style style:name="T1924" style:family="text">
      <style:text-properties style:font-name="Liberation Serif" officeooo:rsid="12b6f606"/>
    </style:style>
    <style:style style:name="T1925" style:family="text">
      <style:text-properties style:font-name="Liberation Serif" officeooo:rsid="12b76333"/>
    </style:style>
    <style:style style:name="T1926" style:family="text">
      <style:text-properties style:font-name="Liberation Serif" officeooo:rsid="12b875e9"/>
    </style:style>
    <style:style style:name="T1927" style:family="text">
      <style:text-properties style:font-name="Liberation Serif" officeooo:rsid="12b9039d"/>
    </style:style>
    <style:style style:name="T1928" style:family="text">
      <style:text-properties style:font-name="Liberation Serif" officeooo:rsid="12ba134b"/>
    </style:style>
    <style:style style:name="T1929" style:family="text">
      <style:text-properties style:font-name="Liberation Serif" officeooo:rsid="12baa081"/>
    </style:style>
    <style:style style:name="T1930" style:family="text">
      <style:text-properties style:font-name="Liberation Serif" officeooo:rsid="12bb4b83"/>
    </style:style>
    <style:style style:name="T1931" style:family="text">
      <style:text-properties style:font-name="Liberation Serif" officeooo:rsid="12bbfad4"/>
    </style:style>
    <style:style style:name="T1932" style:family="text">
      <style:text-properties style:font-name="Liberation Serif" officeooo:rsid="12bd1bd6"/>
    </style:style>
    <style:style style:name="T1933" style:family="text">
      <style:text-properties style:font-name="Liberation Serif" officeooo:rsid="12be4b42"/>
    </style:style>
    <style:style style:name="T1934" style:family="text">
      <style:text-properties style:font-name="Liberation Serif" officeooo:rsid="12beb8a8"/>
    </style:style>
    <style:style style:name="T1935" style:family="text">
      <style:text-properties style:font-name="Liberation Serif" officeooo:rsid="12c01274"/>
    </style:style>
    <style:style style:name="T1936" style:family="text">
      <style:text-properties style:font-name="Liberation Serif" officeooo:rsid="12c12343"/>
    </style:style>
    <style:style style:name="T1937" style:family="text">
      <style:text-properties style:font-name="Liberation Serif" officeooo:rsid="12c3cb70"/>
    </style:style>
    <style:style style:name="T1938" style:family="text">
      <style:text-properties style:font-name="Liberation Serif" officeooo:rsid="12c46f51"/>
    </style:style>
    <style:style style:name="T1939" style:family="text">
      <style:text-properties style:font-name="Liberation Serif" officeooo:rsid="12c66171"/>
    </style:style>
    <style:style style:name="T1940" style:family="text">
      <style:text-properties style:font-name="Liberation Serif" officeooo:rsid="12c825a1"/>
    </style:style>
    <style:style style:name="T1941" style:family="text">
      <style:text-properties style:font-name="Liberation Serif" officeooo:rsid="12c93131"/>
    </style:style>
    <style:style style:name="T1942" style:family="text">
      <style:text-properties style:font-name="Liberation Serif" officeooo:rsid="12ca8f66"/>
    </style:style>
    <style:style style:name="T1943" style:family="text">
      <style:text-properties style:font-name="Liberation Serif" officeooo:rsid="12cbe103"/>
    </style:style>
    <style:style style:name="T1944" style:family="text">
      <style:text-properties style:font-name="Liberation Serif" officeooo:rsid="12cc0163"/>
    </style:style>
    <style:style style:name="T1945" style:family="text">
      <style:text-properties style:font-name="Liberation Serif" officeooo:rsid="12cd1e6f"/>
    </style:style>
    <style:style style:name="T1946" style:family="text">
      <style:text-properties style:font-name="Liberation Serif" officeooo:rsid="12cee112"/>
    </style:style>
    <style:style style:name="T1947" style:family="text">
      <style:text-properties style:font-name="Liberation Serif" officeooo:rsid="12cee660"/>
    </style:style>
    <style:style style:name="T1948" style:family="text">
      <style:text-properties style:font-name="Liberation Serif" officeooo:rsid="12cfda21"/>
    </style:style>
    <style:style style:name="T1949" style:family="text">
      <style:text-properties style:font-name="Liberation Serif" officeooo:rsid="12cff5b4"/>
    </style:style>
    <style:style style:name="T1950" style:family="text">
      <style:text-properties style:font-name="Liberation Serif" officeooo:rsid="12d0a881"/>
    </style:style>
    <style:style style:name="T1951" style:family="text">
      <style:text-properties style:font-name="Liberation Serif" officeooo:rsid="12d15e95"/>
    </style:style>
    <style:style style:name="T1952" style:family="text">
      <style:text-properties style:font-name="Liberation Serif" officeooo:rsid="12d22f85"/>
    </style:style>
    <style:style style:name="T1953" style:family="text">
      <style:text-properties style:font-name="Liberation Serif" officeooo:rsid="12d26711"/>
    </style:style>
    <style:style style:name="T1954" style:family="text">
      <style:text-properties style:font-name="Liberation Serif" officeooo:rsid="12d27293"/>
    </style:style>
    <style:style style:name="T1955" style:family="text">
      <style:text-properties style:font-name="Liberation Serif" officeooo:rsid="12dd1223"/>
    </style:style>
    <style:style style:name="T1956" style:family="text">
      <style:text-properties style:font-name="Liberation Serif" officeooo:rsid="12dda6e8"/>
    </style:style>
    <style:style style:name="T1957" style:family="text">
      <style:text-properties style:font-name="Liberation Serif" officeooo:rsid="144a3661"/>
    </style:style>
    <style:style style:name="T1958" style:family="text">
      <style:text-properties officeooo:rsid="12d65e3c"/>
    </style:style>
    <style:style style:name="T1959" style:family="text">
      <style:text-properties officeooo:rsid="12df4c19"/>
    </style:style>
    <style:style style:name="T1960" style:family="text">
      <style:text-properties officeooo:rsid="12e1963f"/>
    </style:style>
    <style:style style:name="T1961" style:family="text">
      <style:text-properties officeooo:rsid="12e68199"/>
    </style:style>
    <style:style style:name="T1962" style:family="text">
      <style:text-properties officeooo:rsid="12e77ced"/>
    </style:style>
    <style:style style:name="T1963" style:family="text">
      <style:text-properties officeooo:rsid="12e83d70"/>
    </style:style>
    <style:style style:name="T1964" style:family="text">
      <style:text-properties officeooo:rsid="12e88889"/>
    </style:style>
    <style:style style:name="T1965" style:family="text">
      <style:text-properties officeooo:rsid="12ea8792"/>
    </style:style>
    <style:style style:name="T1966" style:family="text">
      <style:text-properties officeooo:rsid="12ebf9c5"/>
    </style:style>
    <style:style style:name="T1967" style:family="text">
      <style:text-properties officeooo:rsid="12eeee31"/>
    </style:style>
    <style:style style:name="T1968" style:family="text">
      <style:text-properties officeooo:rsid="12f051b3"/>
    </style:style>
    <style:style style:name="T1969" style:family="text">
      <style:text-properties officeooo:rsid="12f13b88"/>
    </style:style>
    <style:style style:name="T1970" style:family="text">
      <style:text-properties officeooo:rsid="12f4d61d"/>
    </style:style>
    <style:style style:name="T1971" style:family="text">
      <style:text-properties officeooo:rsid="12f64ffa"/>
    </style:style>
    <style:style style:name="T1972" style:family="text">
      <style:text-properties officeooo:rsid="12f97fc3"/>
    </style:style>
    <style:style style:name="T1973" style:family="text">
      <style:text-properties officeooo:rsid="12f9a7bf"/>
    </style:style>
    <style:style style:name="T1974" style:family="text">
      <style:text-properties officeooo:rsid="12f9da52"/>
    </style:style>
    <style:style style:name="T1975" style:family="text">
      <style:text-properties officeooo:rsid="12fc660a"/>
    </style:style>
    <style:style style:name="T1976" style:family="text">
      <style:text-properties officeooo:rsid="12fcae2b"/>
    </style:style>
    <style:style style:name="T1977" style:family="text">
      <style:text-properties officeooo:rsid="12ff9aac"/>
    </style:style>
    <style:style style:name="T1978" style:family="text">
      <style:text-properties officeooo:rsid="130160bc"/>
    </style:style>
    <style:style style:name="T1979" style:family="text">
      <style:text-properties officeooo:rsid="1302c61c"/>
    </style:style>
    <style:style style:name="T1980" style:family="text">
      <style:text-properties officeooo:rsid="130412ab"/>
    </style:style>
    <style:style style:name="T1981" style:family="text">
      <style:text-properties officeooo:rsid="13068dd1"/>
    </style:style>
    <style:style style:name="T1982" style:family="text">
      <style:text-properties officeooo:rsid="130838e4"/>
    </style:style>
    <style:style style:name="T1983" style:family="text">
      <style:text-properties officeooo:rsid="130e1663"/>
    </style:style>
    <style:style style:name="T1984" style:family="text">
      <style:text-properties officeooo:rsid="1310e49e"/>
    </style:style>
    <style:style style:name="T1985" style:family="text">
      <style:text-properties officeooo:rsid="131701c7"/>
    </style:style>
    <style:style style:name="T1986" style:family="text">
      <style:text-properties officeooo:rsid="13187d44"/>
    </style:style>
    <style:style style:name="T1987" style:family="text">
      <style:text-properties officeooo:rsid="131aeb3c"/>
    </style:style>
    <style:style style:name="T1988" style:family="text">
      <style:text-properties officeooo:rsid="131c1298"/>
    </style:style>
    <style:style style:name="T1989" style:family="text">
      <style:text-properties officeooo:rsid="131fcc28"/>
    </style:style>
    <style:style style:name="T1990" style:family="text">
      <style:text-properties officeooo:rsid="1326d2ae"/>
    </style:style>
    <style:style style:name="T1991" style:family="text">
      <style:text-properties officeooo:rsid="13286d96"/>
    </style:style>
    <style:style style:name="T1992" style:family="text">
      <style:text-properties officeooo:rsid="132dd06b"/>
    </style:style>
    <style:style style:name="T1993" style:family="text">
      <style:text-properties officeooo:rsid="132fab52"/>
    </style:style>
    <style:style style:name="T1994" style:family="text">
      <style:text-properties officeooo:rsid="132ffd85"/>
    </style:style>
    <style:style style:name="T1995" style:family="text">
      <style:text-properties officeooo:rsid="13332aab"/>
    </style:style>
    <style:style style:name="T1996" style:family="text">
      <style:text-properties officeooo:rsid="13381401"/>
    </style:style>
    <style:style style:name="T1997" style:family="text">
      <style:text-properties officeooo:rsid="13420555"/>
    </style:style>
    <style:style style:name="T1998" style:family="text">
      <style:text-properties officeooo:rsid="134f79c3"/>
    </style:style>
    <style:style style:name="T1999" style:family="text">
      <style:text-properties officeooo:rsid="1354dd76"/>
    </style:style>
    <style:style style:name="T2000" style:family="text">
      <style:text-properties officeooo:rsid="1356b3d8"/>
    </style:style>
    <style:style style:name="T2001" style:family="text">
      <style:text-properties officeooo:rsid="13583c16"/>
    </style:style>
    <style:style style:name="T2002" style:family="text">
      <style:text-properties officeooo:rsid="13599e87"/>
    </style:style>
    <style:style style:name="T2003" style:family="text">
      <style:text-properties officeooo:rsid="1359c8c4"/>
    </style:style>
    <style:style style:name="T2004" style:family="text">
      <style:text-properties officeooo:rsid="135dc4e9"/>
    </style:style>
    <style:style style:name="T2005" style:family="text">
      <style:text-properties officeooo:rsid="135e1b8f"/>
    </style:style>
    <style:style style:name="T2006" style:family="text">
      <style:text-properties officeooo:rsid="135f7a6d"/>
    </style:style>
    <style:style style:name="T2007" style:family="text">
      <style:text-properties officeooo:rsid="13663c8c"/>
    </style:style>
    <style:style style:name="T2008" style:family="text">
      <style:text-properties officeooo:rsid="136795d3"/>
    </style:style>
    <style:style style:name="T2009" style:family="text">
      <style:text-properties officeooo:rsid="13698fbb"/>
    </style:style>
    <style:style style:name="T2010" style:family="text">
      <style:text-properties officeooo:rsid="136a3cba"/>
    </style:style>
    <style:style style:name="T2011" style:family="text">
      <style:text-properties officeooo:rsid="136b7e91"/>
    </style:style>
    <style:style style:name="T2012" style:family="text">
      <style:text-properties officeooo:rsid="136dba1a"/>
    </style:style>
    <style:style style:name="T2013" style:family="text">
      <style:text-properties officeooo:rsid="136f5ca5"/>
    </style:style>
    <style:style style:name="T2014" style:family="text">
      <style:text-properties officeooo:rsid="136f918b"/>
    </style:style>
    <style:style style:name="T2015" style:family="text">
      <style:text-properties officeooo:rsid="1381e657"/>
    </style:style>
    <style:style style:name="T2016" style:family="text">
      <style:text-properties officeooo:rsid="1382f38e"/>
    </style:style>
    <style:style style:name="T2017" style:family="text">
      <style:text-properties officeooo:rsid="138334d1"/>
    </style:style>
    <style:style style:name="T2018" style:family="text">
      <style:text-properties officeooo:rsid="139002eb"/>
    </style:style>
    <style:style style:name="T2019" style:family="text">
      <style:text-properties officeooo:rsid="1399891b"/>
    </style:style>
    <style:style style:name="T2020" style:family="text">
      <style:text-properties officeooo:rsid="13a5ec76"/>
    </style:style>
    <style:style style:name="T2021" style:family="text">
      <style:text-properties officeooo:rsid="13a5ef1a"/>
    </style:style>
    <style:style style:name="T2022" style:family="text">
      <style:text-properties officeooo:rsid="13a74f43"/>
    </style:style>
    <style:style style:name="T2023" style:family="text">
      <style:text-properties officeooo:rsid="13a7d750"/>
    </style:style>
    <style:style style:name="T2024" style:family="text">
      <style:text-properties officeooo:rsid="13a9b38e"/>
    </style:style>
    <style:style style:name="T2025" style:family="text">
      <style:text-properties officeooo:rsid="13ad7a5c"/>
    </style:style>
    <style:style style:name="T2026" style:family="text">
      <style:text-properties officeooo:rsid="13ae146a"/>
    </style:style>
    <style:style style:name="T2027" style:family="text">
      <style:text-properties officeooo:rsid="13ae5b1f"/>
    </style:style>
    <style:style style:name="T2028" style:family="text">
      <style:text-properties officeooo:rsid="13afaa70"/>
    </style:style>
    <style:style style:name="T2029" style:family="text">
      <style:text-properties officeooo:rsid="13b16ff9"/>
    </style:style>
    <style:style style:name="T2030" style:family="text">
      <style:text-properties officeooo:rsid="13b2bba2"/>
    </style:style>
    <style:style style:name="T2031" style:family="text">
      <style:text-properties officeooo:rsid="13b9c294"/>
    </style:style>
    <style:style style:name="T2032" style:family="text">
      <style:text-properties officeooo:rsid="13baa9c0"/>
    </style:style>
    <style:style style:name="T2033" style:family="text">
      <style:text-properties officeooo:rsid="13baf1eb"/>
    </style:style>
    <style:style style:name="T2034" style:family="text">
      <style:text-properties officeooo:rsid="13c031d7"/>
    </style:style>
    <style:style style:name="T2035" style:family="text">
      <style:text-properties officeooo:rsid="13c1fb30"/>
    </style:style>
    <style:style style:name="T2036" style:family="text">
      <style:text-properties officeooo:rsid="13c3a22e"/>
    </style:style>
    <style:style style:name="T2037" style:family="text">
      <style:text-properties officeooo:rsid="13c4ec1d"/>
    </style:style>
    <style:style style:name="T2038" style:family="text">
      <style:text-properties officeooo:rsid="13c87d8b"/>
    </style:style>
    <style:style style:name="T2039" style:family="text">
      <style:text-properties officeooo:rsid="13d05d3b"/>
    </style:style>
    <style:style style:name="T2040" style:family="text">
      <style:text-properties officeooo:rsid="13d259d7"/>
    </style:style>
    <style:style style:name="T2041" style:family="text">
      <style:text-properties officeooo:rsid="13d55dde"/>
    </style:style>
    <style:style style:name="T2042" style:family="text">
      <style:text-properties officeooo:rsid="13d58ddc"/>
    </style:style>
    <style:style style:name="T2043" style:family="text">
      <style:text-properties officeooo:rsid="13d7899b"/>
    </style:style>
    <style:style style:name="T2044" style:family="text">
      <style:text-properties officeooo:rsid="13db24df"/>
    </style:style>
    <style:style style:name="T2045" style:family="text">
      <style:text-properties officeooo:rsid="13e39bbf"/>
    </style:style>
    <style:style style:name="T2046" style:family="text">
      <style:text-properties officeooo:rsid="13ea236a"/>
    </style:style>
    <style:style style:name="T2047" style:family="text">
      <style:text-properties officeooo:rsid="13eaaffe"/>
    </style:style>
    <style:style style:name="T2048" style:family="text">
      <style:text-properties officeooo:rsid="13ef86c5"/>
    </style:style>
    <style:style style:name="T2049" style:family="text">
      <style:text-properties officeooo:rsid="13f0e509"/>
    </style:style>
    <style:style style:name="T2050" style:family="text">
      <style:text-properties officeooo:rsid="13fda005"/>
    </style:style>
    <style:style style:name="T2051" style:family="text">
      <style:text-properties officeooo:rsid="1407543c"/>
    </style:style>
    <style:style style:name="T2052" style:family="text">
      <style:text-properties officeooo:rsid="1415dcf4"/>
    </style:style>
    <style:style style:name="T2053" style:family="text">
      <style:text-properties officeooo:rsid="1416eecc"/>
    </style:style>
    <style:style style:name="T2054" style:family="text">
      <style:text-properties officeooo:rsid="1418749c"/>
    </style:style>
    <style:style style:name="T2055" style:family="text">
      <style:text-properties officeooo:rsid="141a0865"/>
    </style:style>
    <style:style style:name="T2056" style:family="text">
      <style:text-properties officeooo:rsid="14234f7b"/>
    </style:style>
    <style:style style:name="T2057" style:family="text">
      <style:text-properties officeooo:rsid="1428619b"/>
    </style:style>
    <style:style style:name="T2058" style:family="text">
      <style:text-properties officeooo:rsid="1429595d"/>
    </style:style>
    <style:style style:name="T2059" style:family="text">
      <style:text-properties officeooo:rsid="14356d2b"/>
    </style:style>
    <style:style style:name="T2060" style:family="text">
      <style:text-properties officeooo:rsid="144925a4"/>
    </style:style>
    <style:style style:name="T2061" style:family="text">
      <style:text-properties officeooo:rsid="1454b196"/>
    </style:style>
    <style:style style:name="T2062" style:family="text">
      <style:text-properties officeooo:rsid="1457dc2f"/>
    </style:style>
    <style:style style:name="T2063" style:family="text">
      <style:text-properties officeooo:rsid="145928bb"/>
    </style:style>
    <style:style style:name="T2064" style:family="text">
      <style:text-properties officeooo:rsid="145a005d"/>
    </style:style>
    <style:style style:name="T2065" style:family="text">
      <style:text-properties officeooo:rsid="145cac29"/>
    </style:style>
    <style:style style:name="T2066" style:family="text">
      <style:text-properties officeooo:rsid="14614a13"/>
    </style:style>
    <style:style style:name="T2067" style:family="text">
      <style:text-properties officeooo:rsid="146494d5"/>
    </style:style>
    <style:style style:name="T2068" style:family="text">
      <style:text-properties officeooo:rsid="1467ffdc"/>
    </style:style>
    <style:style style:name="T2069" style:family="text">
      <style:text-properties officeooo:rsid="146bf3f4"/>
    </style:style>
    <style:style style:name="T2070" style:family="text">
      <style:text-properties officeooo:rsid="14736c5e"/>
    </style:style>
    <style:style style:name="T2071" style:family="text">
      <style:text-properties officeooo:rsid="14771aa5"/>
    </style:style>
    <style:style style:name="T2072" style:family="text">
      <style:text-properties officeooo:rsid="1481b33d"/>
    </style:style>
    <style:style style:name="T2073" style:family="text">
      <style:text-properties officeooo:rsid="1481f038"/>
    </style:style>
    <style:style style:name="T2074" style:family="text">
      <style:text-properties officeooo:rsid="1488f3a5"/>
    </style:style>
    <style:style style:name="T2075" style:family="text">
      <style:text-properties officeooo:rsid="14a0b1d8"/>
    </style:style>
    <style:style style:name="T2076" style:family="text">
      <style:text-properties officeooo:rsid="14aa6688"/>
    </style:style>
    <style:style style:name="T2077" style:family="text">
      <style:text-properties officeooo:rsid="14ad76bf"/>
    </style:style>
    <style:style style:name="T2078" style:family="text">
      <style:text-properties officeooo:rsid="14ae5dc6"/>
    </style:style>
    <style:style style:name="T2079" style:family="text">
      <style:text-properties officeooo:rsid="14afb2bb"/>
    </style:style>
    <style:style style:name="T2080" style:family="text">
      <style:text-properties officeooo:rsid="14b01452"/>
    </style:style>
    <style:style style:name="T2081" style:family="text">
      <style:text-properties officeooo:rsid="14b28a4a"/>
    </style:style>
    <style:style style:name="T2082" style:family="text">
      <style:text-properties officeooo:rsid="14bcf76c"/>
    </style:style>
    <style:style style:name="T2083" style:family="text">
      <style:text-properties officeooo:rsid="14c16ad4"/>
    </style:style>
    <style:style style:name="T2084" style:family="text">
      <style:text-properties officeooo:rsid="14c76b6e"/>
    </style:style>
    <style:style style:name="T2085" style:family="text">
      <style:text-properties officeooo:rsid="14c88951"/>
    </style:style>
    <style:style style:name="T2086" style:family="text">
      <style:text-properties officeooo:rsid="1513a2a1"/>
    </style:style>
    <style:style style:name="T2087" style:family="text">
      <style:text-properties officeooo:rsid="151701d9"/>
    </style:style>
    <style:style style:name="T2088" style:family="text">
      <style:text-properties officeooo:rsid="15181e86"/>
    </style:style>
    <style:style style:name="T2089" style:family="text">
      <style:text-properties officeooo:rsid="151ec0b9"/>
    </style:style>
    <style:style style:name="T2090" style:family="text">
      <style:text-properties officeooo:rsid="151ff790"/>
    </style:style>
    <style:style style:name="T2091" style:family="text">
      <style:text-properties officeooo:rsid="15214ca3"/>
    </style:style>
    <style:style style:name="T2092" style:family="text">
      <style:text-properties officeooo:rsid="1523a7cb"/>
    </style:style>
    <style:style style:name="T2093" style:family="text">
      <style:text-properties officeooo:rsid="1531491a"/>
    </style:style>
    <style:style style:name="T2094" style:family="text">
      <style:text-properties officeooo:rsid="155fbcf4"/>
    </style:style>
    <style:style style:name="T2095" style:family="text">
      <style:text-properties officeooo:rsid="156259bc"/>
    </style:style>
    <style:style style:name="T2096" style:family="text">
      <style:text-properties officeooo:rsid="15752385"/>
    </style:style>
    <style:style style:name="T2097" style:family="text">
      <style:text-properties officeooo:rsid="158a8cef"/>
    </style:style>
    <style:style style:name="T2098" style:family="text">
      <style:text-properties officeooo:rsid="158da38b"/>
    </style:style>
    <style:style style:name="T2099" style:family="text">
      <style:text-properties officeooo:rsid="158e0dd4"/>
    </style:style>
    <style:style style:name="T2100" style:family="text">
      <style:text-properties officeooo:rsid="158e5b2a"/>
    </style:style>
    <style:style style:name="T2101" style:family="text">
      <style:text-properties officeooo:rsid="158fd139"/>
    </style:style>
    <style:style style:name="T2102" style:family="text">
      <style:text-properties officeooo:rsid="1593945d"/>
    </style:style>
    <style:style style:name="T2103" style:family="text">
      <style:text-properties officeooo:rsid="15942cef"/>
    </style:style>
    <style:style style:name="T2104" style:family="text">
      <style:text-properties officeooo:rsid="159583b6"/>
    </style:style>
    <style:style style:name="T2105" style:family="text">
      <style:text-properties officeooo:rsid="15985a25"/>
    </style:style>
    <style:style style:name="T2106" style:family="text">
      <style:text-properties officeooo:rsid="159e65df"/>
    </style:style>
    <style:style style:name="T2107" style:family="text">
      <style:text-properties officeooo:rsid="15a9be57"/>
    </style:style>
    <style:style style:name="T2108" style:family="text">
      <style:text-properties officeooo:rsid="15ab2a26"/>
    </style:style>
    <style:style style:name="T2109" style:family="text">
      <style:text-properties officeooo:rsid="15ae8f20"/>
    </style:style>
    <style:style style:name="T2110" style:family="text">
      <style:text-properties officeooo:rsid="15b06283"/>
    </style:style>
    <style:style style:name="T2111" style:family="text">
      <style:text-properties officeooo:rsid="15b0818b"/>
    </style:style>
    <style:style style:name="T2112" style:family="text">
      <style:text-properties officeooo:rsid="15b6f586"/>
    </style:style>
    <style:style style:name="T2113" style:family="text">
      <style:text-properties officeooo:rsid="15b8fd72"/>
    </style:style>
    <style:style style:name="T2114" style:family="text">
      <style:text-properties officeooo:rsid="15ba0c49"/>
    </style:style>
    <style:style style:name="T2115" style:family="text">
      <style:text-properties officeooo:rsid="15bad9e6"/>
    </style:style>
    <style:style style:name="T2116" style:family="text">
      <style:text-properties officeooo:rsid="15bd7e3f"/>
    </style:style>
    <style:style style:name="T2117" style:family="text">
      <style:text-properties officeooo:rsid="15cc5c49"/>
    </style:style>
    <style:style style:name="T2118" style:family="text">
      <style:text-properties officeooo:rsid="15ce1777"/>
    </style:style>
    <style:style style:name="T2119" style:family="text">
      <style:text-properties officeooo:rsid="15ceac2e"/>
    </style:style>
    <style:style style:name="T2120" style:family="text">
      <style:text-properties officeooo:rsid="15cf23fe"/>
    </style:style>
    <style:style style:name="T2121" style:family="text">
      <style:text-properties officeooo:rsid="15d10c0b"/>
    </style:style>
    <style:style style:name="T2122" style:family="text">
      <style:text-properties officeooo:rsid="15d76dd2"/>
    </style:style>
    <style:style style:name="T2123" style:family="text">
      <style:text-properties officeooo:rsid="15d7a588"/>
    </style:style>
    <style:style style:name="T2124" style:family="text">
      <style:text-properties officeooo:rsid="15d9e03d"/>
    </style:style>
    <style:style style:name="T2125" style:family="text">
      <style:text-properties officeooo:rsid="15dbde36"/>
    </style:style>
    <style:style style:name="T2126" style:family="text">
      <style:text-properties officeooo:rsid="15dcc141"/>
    </style:style>
    <style:style style:name="T2127" style:family="text">
      <style:text-properties officeooo:rsid="15de7f54"/>
    </style:style>
    <style:style style:name="T2128" style:family="text">
      <style:text-properties officeooo:rsid="15e1230a"/>
    </style:style>
    <style:style style:name="T2129" style:family="text">
      <style:text-properties officeooo:rsid="15f85afc"/>
    </style:style>
    <style:style style:name="T2130" style:family="text">
      <style:text-properties officeooo:rsid="15f93f0c"/>
    </style:style>
    <style:style style:name="T2131" style:family="text">
      <style:text-properties officeooo:rsid="15fa94c4"/>
    </style:style>
    <style:style style:name="T2132" style:family="text">
      <style:text-properties officeooo:rsid="15fdf6c5"/>
    </style:style>
    <style:style style:name="T2133" style:family="text">
      <style:text-properties officeooo:rsid="1602b801"/>
    </style:style>
    <style:style style:name="T2134" style:family="text">
      <style:text-properties officeooo:rsid="1605b1bd"/>
    </style:style>
    <style:style style:name="T2135" style:family="text">
      <style:text-properties officeooo:rsid="1606c4db"/>
    </style:style>
    <style:style style:name="T2136" style:family="text">
      <style:text-properties officeooo:rsid="1608a752"/>
    </style:style>
    <style:style style:name="T2137" style:family="text">
      <style:text-properties officeooo:rsid="1609c480"/>
    </style:style>
    <style:style style:name="T2138" style:family="text">
      <style:text-properties officeooo:rsid="160c572f"/>
    </style:style>
    <style:style style:name="T2139" style:family="text">
      <style:text-properties officeooo:rsid="160cc026"/>
    </style:style>
    <style:style style:name="T2140" style:family="text">
      <style:text-properties officeooo:rsid="161107a7"/>
    </style:style>
    <style:style style:name="T2141" style:family="text">
      <style:text-properties officeooo:rsid="161231ea"/>
    </style:style>
    <style:style style:name="T2142" style:family="text">
      <style:text-properties officeooo:rsid="1612fa4d"/>
    </style:style>
    <style:style style:name="T2143" style:family="text">
      <style:text-properties officeooo:rsid="161701dd"/>
    </style:style>
    <style:style style:name="T2144" style:family="text">
      <style:text-properties officeooo:rsid="1617c2f3"/>
    </style:style>
    <style:style style:name="T2145" style:family="text">
      <style:text-properties officeooo:rsid="161ac0c6"/>
    </style:style>
    <style:style style:name="T2146" style:family="text">
      <style:text-properties officeooo:rsid="161be3c4"/>
    </style:style>
    <style:style style:name="T2147" style:family="text">
      <style:text-properties officeooo:rsid="161ea796"/>
    </style:style>
    <style:style style:name="T2148" style:family="text">
      <style:text-properties officeooo:rsid="16265a15"/>
    </style:style>
    <style:style style:name="T2149" style:family="text">
      <style:text-properties officeooo:rsid="16274299"/>
    </style:style>
    <style:style style:name="T2150" style:family="text">
      <style:text-properties officeooo:rsid="16420d4f"/>
    </style:style>
    <style:style style:name="T2151" style:family="text">
      <style:text-properties officeooo:rsid="1651f805"/>
    </style:style>
    <style:style style:name="T2152" style:family="text">
      <style:text-properties officeooo:rsid="165d7cb1"/>
    </style:style>
    <style:style style:name="T2153" style:family="text">
      <style:text-properties officeooo:rsid="165f10c1"/>
    </style:style>
    <style:style style:name="T2154" style:family="text">
      <style:text-properties officeooo:rsid="166051da"/>
    </style:style>
    <style:style style:name="T2155" style:family="text">
      <style:text-properties officeooo:rsid="166058fb"/>
    </style:style>
    <style:style style:name="T2156" style:family="text">
      <style:text-properties officeooo:rsid="1664427a"/>
    </style:style>
    <style:style style:name="T2157" style:family="text">
      <style:text-properties officeooo:rsid="16689839"/>
    </style:style>
    <style:style style:name="T2158" style:family="text">
      <style:text-properties officeooo:rsid="1677d4a0"/>
    </style:style>
    <style:style style:name="T2159" style:family="text">
      <style:text-properties officeooo:rsid="1679209a"/>
    </style:style>
    <style:style style:name="T2160" style:family="text">
      <style:text-properties officeooo:rsid="16798d03"/>
    </style:style>
    <style:style style:name="T2161" style:family="text">
      <style:text-properties officeooo:rsid="167ec98c"/>
    </style:style>
    <style:style style:name="T2162" style:family="text">
      <style:text-properties officeooo:rsid="16805b56"/>
    </style:style>
    <style:style style:name="T2163" style:family="text">
      <style:text-properties officeooo:rsid="16830182"/>
    </style:style>
    <style:style style:name="T2164" style:family="text">
      <style:text-properties officeooo:rsid="16867e00"/>
    </style:style>
    <style:style style:name="T2165" style:family="text">
      <style:text-properties officeooo:rsid="168af081"/>
    </style:style>
    <style:style style:name="T2166" style:family="text">
      <style:text-properties officeooo:rsid="168bfeff"/>
    </style:style>
    <style:style style:name="T2167" style:family="text">
      <style:text-properties officeooo:rsid="168faa63"/>
    </style:style>
    <style:style style:name="T2168" style:family="text">
      <style:text-properties officeooo:rsid="1690a491"/>
    </style:style>
    <style:style style:name="T2169" style:family="text">
      <style:text-properties officeooo:rsid="1691b616"/>
    </style:style>
    <style:style style:name="T2170" style:family="text">
      <style:text-properties officeooo:rsid="16933548"/>
    </style:style>
    <style:style style:name="T2171" style:family="text">
      <style:text-properties officeooo:rsid="1694cca9"/>
    </style:style>
    <style:style style:name="T2172" style:family="text">
      <style:text-properties officeooo:rsid="16954868"/>
    </style:style>
    <style:style style:name="T2173" style:family="text">
      <style:text-properties officeooo:rsid="1696419a"/>
    </style:style>
    <style:style style:name="T2174" style:family="text">
      <style:text-properties officeooo:rsid="16967518"/>
    </style:style>
    <style:style style:name="T2175" style:family="text">
      <style:text-properties officeooo:rsid="16969b4f"/>
    </style:style>
    <style:style style:name="T2176" style:family="text">
      <style:text-properties officeooo:rsid="169a3703"/>
    </style:style>
    <style:style style:name="T2177" style:family="text">
      <style:text-properties officeooo:rsid="169bca07"/>
    </style:style>
    <style:style style:name="T2178" style:family="text">
      <style:text-properties officeooo:rsid="169c675d"/>
    </style:style>
    <style:style style:name="T2179" style:family="text">
      <style:text-properties officeooo:rsid="169e9e46"/>
    </style:style>
    <style:style style:name="T2180" style:family="text">
      <style:text-properties officeooo:rsid="16a03710"/>
    </style:style>
    <style:style style:name="T2181" style:family="text">
      <style:text-properties officeooo:rsid="16a269b3"/>
    </style:style>
    <style:style style:name="T2182" style:family="text">
      <style:text-properties officeooo:rsid="16a55eec"/>
    </style:style>
    <style:style style:name="T2183" style:family="text">
      <style:text-properties officeooo:rsid="16ad013f"/>
    </style:style>
    <style:style style:name="T2184" style:family="text">
      <style:text-properties officeooo:rsid="16bd754e"/>
    </style:style>
    <style:style style:name="T2185" style:family="text">
      <style:text-properties officeooo:rsid="16beaaa9"/>
    </style:style>
    <style:style style:name="T2186" style:family="text">
      <style:text-properties officeooo:rsid="16bf45f2"/>
    </style:style>
    <style:style style:name="T2187" style:family="text">
      <style:text-properties officeooo:rsid="16c33d33"/>
    </style:style>
    <style:style style:name="T2188" style:family="text">
      <style:text-properties officeooo:rsid="16cbfab6"/>
    </style:style>
    <style:style style:name="T2189" style:family="text">
      <style:text-properties officeooo:rsid="16cde18c"/>
    </style:style>
    <style:style style:name="T2190" style:family="text">
      <style:text-properties officeooo:rsid="16ee0362"/>
    </style:style>
    <style:style style:name="T2191" style:family="text">
      <style:text-properties officeooo:rsid="16f335ed"/>
    </style:style>
    <style:style style:name="T2192" style:family="text">
      <style:text-properties officeooo:rsid="16f7b068"/>
    </style:style>
    <style:style style:name="T2193" style:family="text">
      <style:text-properties officeooo:rsid="16f8073a"/>
    </style:style>
    <style:style style:name="T2194" style:family="text">
      <style:text-properties officeooo:rsid="16fad103"/>
    </style:style>
    <style:style style:name="T2195" style:family="text">
      <style:text-properties officeooo:rsid="170165de"/>
    </style:style>
    <style:style style:name="T2196" style:family="text">
      <style:text-properties officeooo:rsid="1726e559"/>
    </style:style>
    <style:style style:name="T2197" style:family="text">
      <style:text-properties officeooo:rsid="172a6c5c"/>
    </style:style>
    <style:style style:name="T2198" style:family="text">
      <style:text-properties officeooo:rsid="172bbba7"/>
    </style:style>
    <style:style style:name="T2199" style:family="text">
      <style:text-properties officeooo:rsid="1730adf9"/>
    </style:style>
    <style:style style:name="T2200" style:family="text">
      <style:text-properties officeooo:rsid="1735d334"/>
    </style:style>
    <style:style style:name="T2201" style:family="text">
      <style:text-properties officeooo:rsid="17375944"/>
    </style:style>
    <style:style style:name="T2202" style:family="text">
      <style:text-properties officeooo:rsid="173eeab0"/>
    </style:style>
    <style:style style:name="T2203" style:family="text">
      <style:text-properties officeooo:rsid="173f66ea"/>
    </style:style>
    <style:style style:name="T2204" style:family="text">
      <style:text-properties officeooo:rsid="174455d8"/>
    </style:style>
    <style:style style:name="T2205" style:family="text">
      <style:text-properties officeooo:rsid="1749f3e1"/>
    </style:style>
    <style:style style:name="T2206" style:family="text">
      <style:text-properties officeooo:rsid="17774d43"/>
    </style:style>
    <style:style style:name="T2207" style:family="text">
      <style:text-properties officeooo:rsid="17a8aa30"/>
    </style:style>
    <style:style style:name="T2208" style:family="text">
      <style:text-properties officeooo:rsid="17b8d53f"/>
    </style:style>
    <style:style style:name="T2209" style:family="text">
      <style:text-properties officeooo:rsid="17c47831"/>
    </style:style>
    <style:style style:name="T2210" style:family="text">
      <style:text-properties officeooo:rsid="17d94977"/>
    </style:style>
    <style:style style:name="T2211" style:family="text">
      <style:text-properties officeooo:rsid="17d9ee1a"/>
    </style:style>
    <style:style style:name="T2212" style:family="text">
      <style:text-properties officeooo:rsid="1327ae62"/>
    </style:style>
    <style:style style:name="T2213" style:family="text">
      <style:text-properties officeooo:rsid="17dbcb42"/>
    </style:style>
    <style:style style:name="T2214" style:family="text">
      <style:text-properties officeooo:rsid="17dcb181"/>
    </style:style>
    <style:style style:name="T2215" style:family="text">
      <style:text-properties officeooo:rsid="17de7b94"/>
    </style:style>
    <style:style style:name="T2216" style:family="text">
      <style:text-properties officeooo:rsid="17e6544d"/>
    </style:style>
    <style:style style:name="T2217" style:family="text">
      <style:text-properties officeooo:rsid="17eb9850"/>
    </style:style>
    <style:style style:name="T2218" style:family="text">
      <style:text-properties officeooo:rsid="17ecca87"/>
    </style:style>
    <style:style style:name="T2219" style:family="text">
      <style:text-properties officeooo:rsid="17ef06c2"/>
    </style:style>
    <style:style style:name="T2220" style:family="text">
      <style:text-properties officeooo:rsid="17f14a36"/>
    </style:style>
    <style:style style:name="T2221" style:family="text">
      <style:text-properties officeooo:rsid="17f662fb"/>
    </style:style>
    <style:style style:name="T2222" style:family="text">
      <style:text-properties officeooo:rsid="17f84ce5"/>
    </style:style>
    <style:style style:name="T2223" style:family="text">
      <style:text-properties officeooo:rsid="181a3432"/>
    </style:style>
    <style:style style:name="T2224" style:family="text">
      <style:text-properties officeooo:rsid="181e9f66"/>
    </style:style>
    <style:style style:name="T2225" style:family="text">
      <style:text-properties officeooo:rsid="18263780"/>
    </style:style>
    <style:style style:name="T2226" style:family="text">
      <style:text-properties officeooo:rsid="182b834e"/>
    </style:style>
    <style:style style:name="T2227" style:family="text">
      <style:text-properties officeooo:rsid="182e86b9"/>
    </style:style>
    <style:style style:name="T2228" style:family="text">
      <style:text-properties officeooo:rsid="1830266f"/>
    </style:style>
    <style:style style:name="T2229" style:family="text">
      <style:text-properties officeooo:rsid="18333127"/>
    </style:style>
    <style:style style:name="T2230" style:family="text">
      <style:text-properties officeooo:rsid="183a154b"/>
    </style:style>
    <style:style style:name="T2231" style:family="text">
      <style:text-properties officeooo:rsid="183b4cc9"/>
    </style:style>
    <style:style style:name="T2232" style:family="text">
      <style:text-properties officeooo:rsid="183cc366"/>
    </style:style>
    <style:style style:name="T2233" style:family="text">
      <style:text-properties officeooo:rsid="183fabcb"/>
    </style:style>
    <style:style style:name="T2234" style:family="text">
      <style:text-properties officeooo:rsid="1851979c"/>
    </style:style>
    <style:style style:name="T2235" style:family="text">
      <style:text-properties officeooo:rsid="18630b23"/>
    </style:style>
    <style:style style:name="T2236" style:family="text">
      <style:text-properties officeooo:rsid="18677baa"/>
    </style:style>
    <style:style style:name="T2237" style:family="text">
      <style:text-properties officeooo:rsid="186b098f"/>
    </style:style>
    <style:style style:name="T2238" style:family="text">
      <style:text-properties officeooo:rsid="18981ab1"/>
    </style:style>
    <style:style style:name="T2239" style:family="text">
      <style:text-properties officeooo:rsid="18e1fec7"/>
    </style:style>
    <style:style style:name="T2240" style:family="text">
      <style:text-properties officeooo:rsid="18eaf734"/>
    </style:style>
    <style:style style:name="T2241" style:family="text">
      <style:text-properties officeooo:rsid="18ec5fb3"/>
    </style:style>
    <style:style style:name="T2242" style:family="text">
      <style:text-properties officeooo:rsid="18ec9e44"/>
    </style:style>
    <style:style style:name="T2243" style:family="text">
      <style:text-properties officeooo:rsid="18ee405c"/>
    </style:style>
    <style:style style:name="T2244" style:family="text">
      <style:text-properties officeooo:rsid="18f00812"/>
    </style:style>
    <style:style style:name="T2245" style:family="text">
      <style:text-properties officeooo:rsid="18f098a1"/>
    </style:style>
    <style:style style:name="T2246"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7"><text:span text:style-name="T358"/></text:p>
      <text:p text:style-name="P113">По возвращении в Берлин, под грандиозной грозой извергающейся на город, Маргрет<text:span text:style-name="T739">а</text:span> привела Слотропа в покосившийся домик рядом со Шпрее, в Руссом секторе. <text:span text:style-name="T737">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14">Внутри летучие мыши гнездятся под стропилами, <text:span text:style-name="T738">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1">der feind hört zu</text:span><text:span text:style-name="T738">. Вода каплет сквозь них в полудесятке мест.</text:span></text:p>
      <text:p text:style-name="P115">Грета <text:span text:style-name="T740">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16">Ладно, найти того Кислоту Бумера, отдать тому его гашиш. <text:span text:style-name="T741">А</text:span> дальше что? <text:span text:style-name="T742">Слотроп и S-Gerät, а также загадка Джампф/Imipolex</text:span> <text:span text:style-name="T742">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крыш, уязвимый, утративший центр как и он, и только картонные изображения Подслушивающего Врага остались между ним и мокрым небом. </text:span></text:p>
      <text:p text:style-name="P117">Либо Они завели его сюда по какой-то причине, или же он тут просто так. <text:span text:style-name="T743">Он не уверен, хочется ли ему, на самом деле, чтобы была этому </text:span><text:span text:style-name="T11">причина</text:span><text:span text:style-name="T743">….</text:span></text:p>
      <text:p text:style-name="P118">В полночь дождь прекращается. <text:span text:style-name="T744">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12">Tägliche Rundschau</text:span><text:span text:style-name="T744">,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text:span><text:soft-page-break/><text:span text:style-name="T744">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2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19">– <text:span text:style-name="T745">Не знаем такого.</text:span></text:p>
      <text:p text:style-name="P120">– <text:span text:style-name="T746">Могу я оставить сообщение для него?</text:span></text:p>
      <text:p text:style-name="P121">– <text:span text:style-name="T746">Его тут нет.</text:span>– <text:span text:style-name="T747">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13">Fickt nicht mit dem </text:span><text:span text:style-name="T6">Raketemensch!», </text:span><text:span text:style-name="T748">чтобы знали, типа </text:span><text:span text:style-name="T14">н-но, Сильвер! </text:span><text:span text:style-name="T748">тут</text:span><text:span text:style-name="T14">,</text:span><text:span text:style-name="T748"> он смывается в тени, между грудами обломков брёвен, камней и земли.</text:span></text:p>
      <text:p text:style-name="P123">Он выбирает тропу, по которой, как ему кажется, Кислота вёл их в ту ночь<text:span text:style-name="T259">—</text:span>часто теряет её, <text:span text:style-name="T749">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15">Сатердей Ивнинг Пост, </text:span><text:span text:style-name="T750">только уже не простецкие, а явно зловещие… да это точно Субботняя Вечерняя </text:span><text:span text:style-name="T16">Почта</text:span><text:span text:style-name="T750">: это лица посыльных в шляпах-треуголках приходящие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24">Уходит час, чтобы найти погреб Кислоты. <text:span text:style-name="T751">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17">пальцами</text:span><text:span text:style-name="T751"> по отдельности, не пошиты, однако, а </text:span><text:span text:style-name="T17">отлиты</text:span><text:span text:style-name="T751">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17">вида</text:span><text:span text:style-name="T751"> эта пластмасса, парень!</text:span></text:p>
      <text:p text:style-name="P125">Вот конский череп: полые глазницы уходят вглубь основания. <text:span text:style-name="T752">Внутри одной из них туго скрученная папиросная бумажка с посланием от Кислоты. «</text:span><text:span text:style-name="T18">Raketemensch</text:span><text:span text:style-name="T752">! Дер Шпрингер просит </text:span><text:soft-page-break/><text:span text:style-name="T752">меня передать тебе это, его символ. Держи при себе, по нему он тебя опознает. Я на Якобиштрассе, 12, 3</text:span><text:span text:style-name="T260">-й </text:span><text:span text:style-name="T759">двор, </text:span><text:span text:style-name="T760">номер 7. Как и В/4» В общем, «Как и Би-фор» </text:span><text:span text:style-name="T761"><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26"><text:span text:style-name="T761">К</text:span><text:span text:style-name="T753">ислота приложил карту-</text:span><text:span text:style-name="T762">план как туда добираться. </text:span><text:span text:style-name="T763">Это прямо обратно в Британский сектор. </text:span><text:span text:style-name="T764">Со стоном, Слотроп двигает обратно в грязь и раннее утро. Вблизи Брандербургских </text:span><text:span text:style-name="T765">В</text:span><text:span text:style-name="T764">орот, снова начинает слегка накрапывать. </text:span><text:span text:style-name="T765">Куски Ворот всё ещё валяются </text:span><text:span text:style-name="T766">на</text:span><text:span text:style-name="T765"> <text:s/>улиц</text:span><text:span text:style-name="T766">е</text:span><text:span text:style-name="T767">—</text:span><text:span text:style-name="T766">упираются, отёсанные снарядами, в дождливое небо, их молчание колоссально, призрачно, пока он </text:span><text:span text:style-name="T768">топает </text:span><text:span text:style-name="T766">огиба</text:span><text:span text:style-name="T768">я</text:span><text:span text:style-name="T766"> их, </text:span><text:span text:style-name="T768">Колесн</text:span><text:span text:style-name="T769">и</text:span><text:span text:style-name="T768">ца </text:span><text:span text:style-name="T769">отблескивает как уголь, </text:span><text:span text:style-name="T770">мчит и неподвижна, это 30-е столетие </text:span><text:span text:style-name="T771">и безрассудный Ракетмэн </text:span><text:span text:style-name="T772">толлько что приземлился </text:span><text:span text:style-name="T773">тут </text:span><text:span text:style-name="T772">обследовать руины, </text:span><text:span text:style-name="T773">следы в высокогорной пустыне древнего Европейского уклада….</text:span></text:p>
      <text:p text:style-name="P127"><text:span text:style-name="T773">Я</text:span><text:span text:style-name="T753">коби штрассе и большая часть её квартала, </text:span><text:span text:style-name="T774">трущобы, пережила уличные бои в неприкосновенности, </text:span><text:span text:style-name="T775">вместе со своей темнотой внутри, </text:span><text:span text:style-name="T776">кладка теней нерушима независимо от того высоко ли солнце или низко. Номер 12 это целый блок квартир </text:span><text:span text:style-name="T777">рождённый ещё до Инфляции, </text:span><text:span text:style-name="T778">пять или шесть этажей и мансарда, пять или шесть Hinterhöfe угнездившихся один внутри другого</text:span><text:span text:style-name="T767">—</text:span><text:span text:style-name="T779">коробки от подарка хохмача, </text:span><text:span text:style-name="T780">в самой последней </text:span><text:span text:style-name="T781">ничего, кроме последнего пустого двора пахнущего одинаковой жра</text:span><text:span text:style-name="T785">тв</text:span><text:span text:style-name="T781">ой </text:span><text:span text:style-name="T782">и</text:span><text:span text:style-name="T781"> мусором </text:span><text:span text:style-name="T782">и мочой </text:span><text:span text:style-name="T784">изливавшейся</text:span><text:span text:style-name="T783"> </text:span><text:span text:style-name="T782">десятилет</text:span><text:span text:style-name="T783">иями. Ха, ха!</text:span></text:p>
      <text:p text:style-name="P128"><text:span text:style-name="T783">С</text:span><text:span text:style-name="T753">лотроп приближается к первому арочному проходу. </text:span><text:span text:style-name="T786">Уличный свет пробрасывает его тень в накидке вперёд сквозь череду этих арок, </text:span><text:span text:style-name="T787">каждая обозначена своим именем выцветшей краской, </text:span><text:span text:style-name="T754">Erster-Hof, Zweiter-Hof, Dritter-Hof u.s.w., </text:span><text:span text:style-name="T788">такой же формы, как вход в Миттельверке, параболичной, но больше похожа на рот и г</text:span><text:span text:style-name="T789">лотку, </text:span><text:span text:style-name="T790">суставы хряща отступают </text:span><text:span text:style-name="T791">в </text:span><text:span text:style-name="T790">ожида</text:span><text:span text:style-name="T791">нии</text:span><text:span text:style-name="T790">, ожидая проглотить… </text:span><text:span text:style-name="T792">надо ртом два оквадраченных глаза, белки органди, зрачки черны как смола, уставились на него… </text:span><text:span text:style-name="T793">оно хохочет как и все эти годы без остановки, </text:span><text:span text:style-name="T794">утробный гулкий хохот, </text:span><text:span text:style-name="T795">как увесистый фарфор покатывающий или постукивающий под водой в раковине. </text:span><text:span text:style-name="T796">Безмозглые хаханьки, просто большое старое геометричное оно, </text:span><text:span text:style-name="T797">чё ты нервничишь, заваливай дывай…. </text:span><text:span text:style-name="T798">Но боль, двадцать, двадцать пять лет боли вот уже застывшей в этой глотке… </text:span><text:span text:style-name="T799">старый пария, пассивный, уже зависимость к выживанию, ждёт годы напролёт, дожидается ранимых лохов как </text:span><text:span text:style-name="T800">этот</text:span><text:span text:style-name="T799"> Слотроп, </text:span><text:span text:style-name="T800">чтоб подставились, </text:span><text:span text:style-name="T801">хохоча и плача и всё молчком… </text:span><text:span text:style-name="T802">краска облупливается с Лица, </text:span><text:span text:style-name="T804">обожжённого</text:span><text:span text:style-name="T803">, больного, </text:span><text:span text:style-name="T804">издавна сдыхающего, и как только Слотроп может входить в такую шизоидную глотку? </text:span><text:span text:style-name="T805">Чего тут не ясно, потому что этого хочет от него </text:span><text:span text:style-name="T806">спонсирующая и мощная Студия, </text:span><text:span text:style-name="T755">natürlich</text:span><text:span text:style-name="T806">: </text:span><text:span text:style-name="T807">Слотроп герой юноша в этот вечер: что держало его в движении всю ночь, его и </text:span><text:span text:style-name="T808">одиночных </text:span><text:span text:style-name="T807">Берлинцев, </text:span><text:span text:style-name="T808">которые выходят только лишь в эти пустые часы, </text:span><text:span text:style-name="T809">ничему не принадлежа и идя никуда конкретно, так это Их не объяснённая потребность </text:span><text:span text:style-name="T810">держать некое маргинальное население в этих </text:span><text:span text:style-name="T811">изнурённых </text:span><text:span text:style-name="T812">и обойдённых местах, </text:span><text:span text:style-name="T813">определённо по экономическим, впрочем, как знать, </text:span><text:span text:style-name="T814">возможно эмоциональным соображением тоже….</text:span></text:p>
      <text:p text:style-name="P130"><text:span text:style-name="T814">К</text:span><text:span text:style-name="T753">ислота в движении тоже, хотя внутреннем, обирает свои сны. </text:span><text:span text:style-name="T815">Это выглядит как одна большая комната, </text:span><text:span text:style-name="T816">тёмная, полная табачного и косячного дыма, осыпавшихся гребней штукатурки там, где <text:s/></text:span><text:span text:style-name="T817">стены были вышиблены, </text:span><text:span text:style-name="T818">соломенные тюфяки по всему полу, </text:span><text:span text:style-name="T819">парочка на одном делят позднюю, тихую сигарету, </text:span><text:span text:style-name="T820">кто-то храпит на соседнем… </text:span><text:span text:style-name="T821">лоснящийся концертный рояль Bosendorfer Imperial, на который </text:span><text:span text:style-name="T822">Труди, одетая в одну только лишь армейскую рубаху, </text:span><text:span text:style-name="T821">оп</text:span><text:span text:style-name="T823">ирается, отчаявшаяся муза, голые ноги длинны и вытянуты, «</text:span><text:span text:style-name="T756">Пожалуйста</text:span><text:span text:style-name="T824">, иди на постель, Густав, скоро станет светло». Единственным ответом злостное бряканье в басовых струнах. </text:span><text:span text:style-name="T825">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826">золотым светом в конце дня на ипподром</text:span><text:span text:style-name="T827">е</text:span><text:span text:style-name="T826"> Карлс</text:span><text:span text:style-name="T827">хорст</text:span><text:span text:style-name="T826">а, </text:span><text:span text:style-name="T828">ч</text:span><text:span text:style-name="T827">ёрным светом </text:span><text:span text:style-name="T828">от тротуаров на бульварах </text:span><text:span text:style-name="T829">по ночам в мелких морщинках как кожа обтягивающая камень, </text:span><text:span text:style-name="T830">белым светом от </text:span><text:span text:style-name="T831">атласных</text:span><text:span text:style-name="T830"> платьев, </text:span><text:span text:style-name="T831">стаканов, выстроенных сияя, перед зеркалами баров, от угловатых «U» на входах станций подземки, </text:span><text:span text:style-name="T832">указующих в гладком магнетизме в небо, </text:span><text:span text:style-name="T834">за</text:span><text:span text:style-name="T832">влечь ангелов сталь</text:span><text:span text:style-name="T834">ной </text:span><text:soft-page-break/><text:span text:style-name="T834">воспря</text:span><text:span text:style-name="T832">н</text:span><text:span text:style-name="T834">утости</text:span><text:span text:style-name="T832">, </text:span><text:span text:style-name="T834">безвольного подчинения</text:span><text:span text:style-name="T833">—лицо так</text:span><text:span text:style-name="T835">ое</text:span><text:span text:style-name="T833"> жутко старое во сне, </text:span><text:span text:style-name="T835">покинутое в</text:span><text:span text:style-name="T833"> своей городской истории….</text:span></text:p>
      <text:p text:style-name="P603">Его глаза открываются<text:span text:style-name="T259">—</text:span>на секунду Слотроп всего лишь затенённые складки зелёного, <text:span text:style-name="T951">высвеченный шлем, световые значения, которые нужно ещё сложить. Затем приходит сладкая кивающая улыбка, всё окей,</text:span><text:span text:style-name="T19"> ja</text:span><text:span text:style-name="T951">, как ты Ракетмэн, </text:span><text:span text:style-name="T19">was ist los? </text:span><text:span text:style-name="T952">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04">– <text:span text:style-name="T953">Я думал ты передохнёшь или вроде того.</text:span></text:p>
      <text:p text:style-name="P605">Тут же достаётся Марокканская трубочка и Кислота принимается плющить жирную крошку того гашиша, мурлыкая популярную румбу</text:p>
      <text:p text:style-name="P605"/>
      <text:p text:style-name="P875">Из Марокко кой-чего кусочек</text:p>
      <text:p text:style-name="P875">Заверну я в носовой платочек </text:p>
      <text:p text:style-name="P596"/>
      <text:p text:style-name="P10">– <text:span text:style-name="T954">Да. Такие дела, дер Шпрингер настучал про наш фальшивопечатный бизнес. Типа <text:s/>временная заминочка, врубаешься?</text:span></text:p>
      <text:p text:style-name="P11">– <text:span text:style-name="T955">Нет. Я думал вы между собой по братски.</text:span></text:p>
      <text:p text:style-name="P12">– <text:span text:style-name="T956">Ещё чего. И он движется по верхним орбитам.</text:span>– <text:span text:style-name="T957">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13">– <text:span text:style-name="T958">Но,</text:span>– <text:span text:style-name="T958">грит Слотроп,</text:span>– <text:span text:style-name="T958">но, этта, где мой миллион марок, тогда, Эмиль?</text:span></text:p>
      <text:p text:style-name="P73">Кислота всасывает жёлтое пламя выплывающее поверх чашечки трубки: «Он ушёл туда, где сплетается плющ».<text:span text:style-name="T259">– </text:span>Слово в слово как Джубли Джим Фиск ответил Комиссии Конгресса <text:span text:style-name="T959">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14">– <text:span text:style-name="T960">Ну, я могу продавать унциями из того, что при мне,</text:span>– <text:span text:style-name="T961">прикидывает Слотроп.</text:span>– <text:span text:style-name="T962">За оккупационные сертификаты. Они в цене?</text:span></text:p>
      <text:p text:style-name="P15">– <text:span text:style-name="T963">Ты не злишься. Совсем нет.</text:span></text:p>
      <text:p text:style-name="P15">– <text:span text:style-name="T963">Ракетмэн выше этого дерьма, Эмиль.</text:span></text:p>
      <text:p text:style-name="P16">– <text:span text:style-name="T964">У меня для тебя сюрприз. Я могу достать тебе Schwarzgerät, про который ты спрашивал.</text:span></text:p>
      <text:p text:style-name="P16">– <text:span text:style-name="T964">Ты?</text:span></text:p>
      <text:p text:style-name="P16">– <text:span text:style-name="T964">Шпрингер. Я попросил у него для тебя.</text:span></text:p>
      <text:p text:style-name="P17">– <text:span text:style-name="T965">Не гони. Правда? Охренеть, вот это друг. Как я могу</text:span>—</text:p>
      <text:p text:style-name="P17">– <text:span text:style-name="T966">Десять тысяч фунтов стелингов.</text:span></text:p>
      <text:p text:style-name="P74">Слотроп выкашливает добрую затяжку. «<text:span text:style-name="T967">Спасибо, Эмиль...»– Он рассказывает про междусобойчик с Чичериным и как он видел того Мики Руни.</text:span></text:p>
      <text:p text:style-name="P18">– <text:span text:style-name="T968">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19">– <text:span text:style-name="T969">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20">– <text:span text:style-name="T970">Только про цену на твой прибор, Ракет. Половину суммы вперёд. Говорит, во столько ему сядет один только поиск.</text:span></text:p>
      <text:p text:style-name="P21">– <text:span text:style-name="T971">Так он даже не знает где оно. Блядь, может просто водит за нос, набивает цену, надеется найти дурака, что даст деньгу авансом.</text:span></text:p>
      <text:p text:style-name="P22"><text:soft-page-break/>– <text:span text:style-name="T972">Обычно он держит слово. У тебя не было проблем с тем пропуском, что он подделал?</text:span></text:p>
      <text:p text:style-name="P23">– <text:span text:style-name="T973">Йааахх...</text:span>– <text:span text:style-name="T973">О. О, ух-ты, ага, да, надо было ему спросить тут про эту бумажку с Максом Шлепцигом на ней.</text:span>– <text:span text:style-name="T974">Ну, тогда...</text:span>– <text:span text:style-name="T974">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20">носовая</text:span><text:span text:style-name="T974">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975">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75">Они уснули в комнате полной храпа, <text:span text:style-name="T976">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76">Густав композитор. Который месяц у него гневные дебаты с Кислотой кто лучше, Бетховен или Россини. <text:span text:style-name="T977">Кислота за Россини. «Не то, чтобы я был за Бетховена </text:span><text:span text:style-name="T21">qua</text:span><text:span text:style-name="T977">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24">– <text:span text:style-name="T978">Ну, и?</text:span>– <text:span text:style-name="T978">неизменно отвечал Кислота на это.</text:span>– <text:span text:style-name="T979">А что выбрал бы ты? Главное,</text:span>– <text:span text:style-name="T980">прерывая обычный возмущённый вопль Густава,</text:span>– <text:span text:style-name="T980">что человек </text:span><text:span text:style-name="T22">приятно</text:span><text:span text:style-name="T980">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981">покачивая старым морщинистым пальцем,</text:span>– <text:span text:style-name="T981">этого Возвышенного больше в партии барабана из </text:span><text:span text:style-name="T23">La Gazza Ladra, </text:span><text:span text:style-name="T359">чем во всей Девятой Симфонии. У Россини, основная мысль, что любовники всегда встречаются, отчуждённости преодолена </text:span><text:span text:style-name="T360">и, нравится тебе или нет, в этом единое тысяченожное движение Мира. </text:span><text:span text:style-name="T361">Вопреки ухищрениям жадности, </text:span><text:span text:style-name="T362">мелочности, злоупотребления властью, </text:span><text:span text:style-name="T24">любовь случается.</text:span><text:span text:style-name="T23"> </text:span><text:span text:style-name="T362">Всё дерьмо превращается в золото. </text:span><text:span text:style-name="T363">Стены пробиты, балконы покорены</text:span><text:span text:style-name="T262">—</text:span><text:span text:style-name="T363">слушай!</text:span><text:span text:style-name="T262">– </text:span><text:span text:style-name="T364">Это была ночь в начале мая, шла заключительная бомбардировка Берлина. </text:span><text:span text:style-name="T365">Кислоте приходилось орать не слыша с</text:span><text:span text:style-name="T366">а</text:span><text:span text:style-name="T365">мого себя.</text:span><text:span text:style-name="T262">– </text:span><text:span text:style-name="T366">Итальяночка в Алжире, у Цирюлника тазиков невпроворот, сорок</text:span><text:span text:style-name="T367">а</text:span><text:span text:style-name="T366"> </text:span><text:span text:style-name="T367">крадёт всё, что подвернётся! </text:span><text:span text:style-name="T368">Мир сбегается </text:span><text:span text:style-name="T369">для объятия</text:span><text:span text:style-name="T368">….</text:span></text:p>
      <text:p text:style-name="P77"><text:span text:style-name="T368">Э</text:span><text:span text:style-name="T262">тим дождливым утром, в тишине, </text:span><text:span text:style-name="T370">похоже Германская Диалектика Густава скончалась. До него только что дошло известие, аж из Вены, по какой-то музыкантской цепочке, </text:span><text:span text:style-name="T371">что Антон Веберн </text:span><text:soft-page-break/><text:span text:style-name="T371">мёртв. «</text:span><text:span text:style-name="T372">Застрелен в мае, Американцами. </text:span><text:span text:style-name="T382">Бессмысленно</text:span><text:span text:style-name="T372">, случайно, если веришь в случайности</text:span><text:span text:style-name="T263">—</text:span><text:span text:style-name="T372">какой-то повар столовой из Северной Каролины, недавний новобранец</text:span><text:span text:style-name="T370"> </text:span><text:span text:style-name="T373">с .45, с которым он едва ли знал как обращаться, </text:span><text:span text:style-name="T374">слишком поздно прибыл для Второй Мировой, но не поздно для Веберна. </text:span><text:span text:style-name="T375">Предлогом для обыска в доме стало то, что брат Веберна приторговывал на чёрном рынке. А кто нет? </text:span><text:span text:style-name="T376">Знаешь в какой миф </text:span><text:span text:style-name="T25">это</text:span><text:span text:style-name="T376"> превратится через тысячу лет? Юный варвар является убить Последнего Европейца, </text:span><text:span text:style-name="T377">стоявшего на дальнем краю того, что продолжалось со времён Баха, </text:span><text:span text:style-name="T378">нарастание полиморфного упрямства музыки пока все ноты не стали равны в конце концов…. </text:span><text:span text:style-name="T379">Куда </text:span><text:span text:style-name="T380">же дальше</text:span><text:span text:style-name="T379"> после Веберна? </text:span><text:span text:style-name="T378"><text:s/></text:span><text:span text:style-name="T380">Это был момент </text:span><text:span text:style-name="T381">максимальной</text:span><text:span text:style-name="T380"> свободы. </text:span><text:span text:style-name="T382">Это должны были прекратить. И снова </text:span><text:span text:style-name="T26">Götterdämmerung</text:span><text:span text:style-name="T382">—»</text:span></text:p>
      <text:p text:style-name="P25"><text:span text:style-name="T382">– Юный болван,</text:span><text:span text:style-name="T262">–</text:span><text:span text:style-name="T382"> вступает хмыканьем Кислота только что из Берлина, притарабанив наволочку головок конопли </text:span><text:span text:style-name="T383">прямиком из Северной Африки. </text:span><text:span text:style-name="T384">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85">,</text:span><text:span text:style-name="T384"> </text:span><text:span text:style-name="T385">белые волосы и синяя рубаха перемазаны какой-то зелёной жуткой нечистью.</text:span><text:span text:style-name="T262">– </text:span><text:span text:style-name="T386">Упал в воронку от снаряда. Быстрей, быстрей, сверните из этой.</text:span></text:p>
      <text:p text:style-name="P25"><text:span text:style-name="T262">– </text:span><text:span text:style-name="T386">Ты это про кого <text:s/>«юный болван»?</text:span><text:span text:style-name="T262">– </text:span><text:span text:style-name="T386">вопрошает Густав.</text:span></text:p>
      <text:p text:style-name="P26"><text:span text:style-name="T262">– </text:span><text:span text:style-name="T386">Про тебя и твои основные течения музыки,</text:span><text:span text:style-name="T262">– </text:span><text:span text:style-name="T386">орёт Кислота.</text:span><text:span text:style-name="T262">– </text:span><text:span text:style-name="T387">Кончилось наконец? Или придётся начать </text:span><text:span text:style-name="T27">da capo</text:span><text:span text:style-name="T385"> </text:span><text:span text:style-name="T387">с Карлом Орфом?</text:span></text:p>
      <text:p text:style-name="P27">– <text:span text:style-name="T982">Об этом я вовсе не подумал,</text:span>– <text:span text:style-name="T982">грит Густав, и на мгновение ясно, что Кислота слыхал про Веберна тоже, и старается в своей не навязчивой манере подбодрить Густава.</text:span></text:p>
      <text:p text:style-name="P28">– <text:span text:style-name="T983">А что не так с </text:span><text:span text:style-name="T28">Россини</text:span><text:span text:style-name="T983">?</text:span>– <text:span text:style-name="T983">орёт Кислота, повеселев.</text:span>– <text:span text:style-name="T983">А?</text:span></text:p>
      <text:p text:style-name="P29">– <text:span text:style-name="T983">Угх,</text:span>– <text:span text:style-name="T983">вскрикивает Густав,</text:span>– <text:span text:style-name="T983">угх, угх, Россини,</text:span>– <text:span text:style-name="T983">и они сцепились снова,</text:span>– <text:span text:style-name="T984">ты порочная развалина. Почему никто уже больше не ходит на концерты? Думаешь из-за войны? </text:span><text:span text:style-name="T29">О</text:span><text:span text:style-name="T984"> нет, </text:span><text:span text:style-name="T29">я</text:span><text:span text:style-name="T984"> тебе скажу почему, старик</text:span>—<text:span text:style-name="T985">потому что залы полны таких вот как ты. </text:span><text:span text:style-name="T30">Обожравшихся</text:span><text:span text:style-name="T985"> по полной</text:span><text:span text:style-name="T30">!</text:span><text:span text:style-name="T985">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986">не только на своих, но и на детей </text:span><text:span text:style-name="T31">других людей</text:span><text:span text:style-name="T986">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31">все слушают</text:span><text:span text:style-name="T986">,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сини, кончай уже эту фанфарную показуху, давай переходить к </text:span><text:span text:style-name="T31">настоящим классным мелодиям</text:span><text:span text:style-name="T986">!» Такое же гнусное поведение, как съесть банку сгущёнки одним махом. И вот звучит живая тарантелла из </text:span><text:span text:style-name="T31">Tancredi, </text:span><text:span text:style-name="T388">и они в восторге притопывают ногами, </text:span><text:span text:style-name="T390">щерят зубы и бухают тростями: «Ах, ах! Вот </text:span><text:span text:style-name="T32">это</text:span><text:span text:style-name="T390"> более менее!»</text:span><text:span text:style-name="T389">.</text:span></text:p>
      <text:p text:style-name="P30">– <text:span text:style-name="T987">Это великая мелодия?</text:span>– <text:span text:style-name="T987">Кислота кричит в ответ.</text:span>– <text:span text:style-name="T988">Выкури ещё одну из этих и я тебе её тебе тут сыграю на Bosendorfer.</text:span></text:p>
      <text:p text:style-name="P78">Под <text:span text:style-name="T990">аккомпанемент</text:span> этой тарантеллы, <text:span text:style-name="T989">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79">Густав <text:span text:style-name="T991">строит</text:span> <text:span text:style-name="T991">хаханьки</text:span>, но <text:span text:style-name="T991">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31">– <text:span text:style-name="T992">Такая длинная, правда? Это значит</text:span>—</text:p>
      <text:p text:style-name="P31">– <text:span text:style-name="T992">Длина обычно интенсивность. Не время.</text:span></text:p>
      <text:p text:style-name="P32">– <text:span text:style-name="T993">Кратко, но сладко,</text:span>– <text:span text:style-name="T993">вздыхает Магда.</text:span>– <text:span text:style-name="T6">Fabelhaft, was?– </text:span><text:span text:style-name="T391">Труди подходит обнять её. </text:span><text:span text:style-name="T392">У них амплуа Джефа и Матта, Труди в каблуках почти на полметра выше. </text:span><text:span text:style-name="T393">Они знают как смотрятся, и </text:span><text:soft-page-break/><text:span text:style-name="T393">ходят по городу вместе, </text:span><text:span text:style-name="T394">когда получается, вмешиваясь, пусть хоть и на минуту, в сознание людей.</text:span></text:p>
      <text:p text:style-name="P33">– <text:span text:style-name="T994">Как тебе эта дрянь?</text:span>– <text:span text:style-name="T994">спрашивает Кислота.</text:span></text:p>
      <text:p text:style-name="P33">– <text:span text:style-name="T6">Hübsch,</text:span>– <text:span text:style-name="T994">подхваливает Густав.</text:span>– <text:span text:style-name="T994">немножко </text:span><text:span text:style-name="T33">stahlig</text:span><text:span text:style-name="T994">, и возможно бесконечно крохотный намёк на </text:span><text:span text:style-name="T33">Bodengeschmack </text:span><text:span text:style-name="T395">за своим</text:span><text:span text:style-name="T34"> Körper, </text:span><text:span text:style-name="T395">что </text:span><text:span text:style-name="T396">принято</text:span><text:span text:style-name="T395"> счита</text:span><text:span text:style-name="T396">ть</text:span><text:span text:style-name="T395"> </text:span><text:span text:style-name="T34">süffig.</text:span></text:p>
      <text:p text:style-name="P34"><text:span text:style-name="T34">– </text:span><text:span text:style-name="T395">Я бы сказал скорее</text:span><text:span text:style-name="T34"> spritzig,</text:span><text:span text:style-name="T6">– </text:span><text:span text:style-name="T395">возражает Кислота, если это то, о чём он.</text:span><text:span text:style-name="T262">– </text:span><text:span text:style-name="T396">В общем, более </text:span><text:span text:style-name="T35">bukettreich, </text:span><text:span text:style-name="T396">чем урожай прошлого года, </text:span><text:span text:style-name="T397">что скажешь?</text:span></text:p>
      <text:p text:style-name="P35"><text:span text:style-name="T396">– </text:span><text:span text:style-name="T398">О, для растительности Атласских гор </text:span><text:span text:style-name="T399">тут имеется свой </text:span><text:span text:style-name="T36">Art</text:span><text:span text:style-name="T399">. </text:span><text:span text:style-name="T400">Определённо можно сказать что </text:span><text:span text:style-name="T37">kernig</text:span><text:span text:style-name="T400">, даже</text:span><text:span text:style-name="T262">—</text:span><text:span text:style-name="T400">что можно также сказать про то </text:span><text:span text:style-name="T37">sauber</text:span><text:span text:style-name="T400"> качество преобладающее в районе Квед Нфис—опознаваемо </text:span><text:span text:style-name="T37">pikant</text:span><text:span text:style-name="T400">.</text:span></text:p>
      <text:p text:style-name="P36">– <text:span text:style-name="T995">Фактически, я склонен подозревать происхождение с южного склона Джебел Сарно,</text:span>– <text:span text:style-name="T995">грит Кислота,</text:span>– <text:span text:style-name="T996">отметь, кстати, </text:span><text:span text:style-name="T38">Spiel</text:span><text:span text:style-name="T996">, довольно </text:span><text:span text:style-name="T38">glatt</text:span><text:span text:style-name="T996"> и </text:span><text:span text:style-name="T38">blumig</text:span><text:span text:style-name="T996">, даже предполагает </text:span><text:span text:style-name="T38">Fülle</text:span><text:span text:style-name="T996"> <text:s/>своей </text:span><text:span text:style-name="T38">würzig</text:span><text:span text:style-name="T996"> дерзостью.</text:span></text:p>
      <text:p text:style-name="P80">Правда в том, что они оба так обдолбались, что ни один не понимает что он плетёт, <text:span text:style-name="T997">и это тоже неплохо, потому что в этот момент раздаётся жуткий грохот в дверь и много </text:span><text:span text:style-name="T39">achtung’ов</text:span><text:span text:style-name="T997">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37">– <text:span text:style-name="T998">Предъявите документы!</text:span>– <text:span text:style-name="T998">орёт предводитель рейда.</text:span></text:p>
      <text:p text:style-name="P81">Кислота улыбается и достаёт пачку Зиг-Заг, только что из Парижа.</text:p>
      <text:p text:style-name="P599"><text:span text:style-name="T642">Двадцать минут спустя, где-то в Американском секторе, </text:span><text:span text:style-name="T643">Слотроп прогуливается мимо кабарэ перед которым и внутри <text:s/>слоняются</text:span><text:span text:style-name="T642"> </text:span><text:span text:style-name="T643">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6">Gesellschaft</text:span>!</text:p>
      <text:p text:style-name="P1">– <text:span text:style-name="T999">Тевтоник?</text:span>– <text:span text:style-name="T999">грит подполковник.</text:span>–<text:span text:style-name="T999"> Доминирование? Война закончилась, парень. О чём разговор?</text:span></text:p>
      <text:p text:style-name="P82">Из промокших полей налетает холодная изморось с ветром. <text:span text:style-name="T1000">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38">– <text:span text:style-name="T1001">Был на работе,</text:span>– <text:span text:style-name="T1001">Слотроп шарит по накрытым жестянкам на полке над плитой, находит головки сушёного клевера заварить чай.</text:span></text:p>
      <text:p text:style-name="P39">– <text:span text:style-name="T1002">Но ты бросил меня одну.</text:span>– <text:span text:style-name="T1003">Её волосы взбились седовато-чёрной тучей вокруг её лица. Она добыча сквозняков, которых он даже не чувствовал.</text:span></text:p>
      <text:p text:style-name="P40">– <text:span text:style-name="T1004">Совсем не надолго. Чай будешь?</text:span>–<text:span text:style-name="T1005"> С жестянкой <text:s/>направляется к двери.</text:span></text:p>
      <text:p text:style-name="P40"><text:soft-page-break/>– <text:span text:style-name="T1005">Что значит ненадолго? Боже правый! Ты когда-нибудь оставался один?</text:span></text:p>
      <text:p text:style-name="P41">– <text:span text:style-name="T1005">Конечно.</text:span>– <text:span text:style-name="T1006">Зачерпывает дождевой воды из бочки за дверью. Она лежит, дрожа, лио подёргивается беспомощно.</text:span></text:p>
      <text:p text:style-name="P83">Слотроп ставит жестянку на плиту, вскипятить. «Ты спала очень крепко. <text:span text:style-name="T1007">Разве т</text:span>ут <text:span text:style-name="T1007">не </text:span>безопасно? <text:span text:style-name="T1007">Ты об этом?</text:span></text:p>
      <text:p text:style-name="P42">– <text:span text:style-name="T1007">Безопасно.</text:span>– <text:span text:style-name="T1007">Жуткий хохот, от которого его коробит. Вода начала шуметь.</text:span>– <text:span text:style-name="T1008">Ты знаешь что они со мной делали? Что наваливали мне на груди? Какой </text:span><text:span text:style-name="T40">руганью меня обзывали</text:span><text:span text:style-name="T1008">?</text:span></text:p>
      <text:p text:style-name="P43">– <text:span text:style-name="T1009">Кто, Грета?</text:span></text:p>
      <text:p text:style-name="P43">– <text:span text:style-name="T1009">Когда ты ушёл, я проснулась. Я звала тебя, но ты не возвращался. Когда они убедились, что тебя нет, зашли….</text:span></text:p>
      <text:p text:style-name="P44">– <text:span text:style-name="T1010">Так постаралась бы не засыпать.</text:span></text:p>
      <text:p text:style-name="P45">– <text:span text:style-name="T41">Я не спала</text:span><text:span text:style-name="T1010">!</text:span>– <text:span text:style-name="T1011">Свет солнца, включившись, прорвался внутрь. Она отворачивает лицо прочь от резкого освещения.</text:span></text:p>
      <text:p text:style-name="P84">Пока он готовит чай, она сидит на кровати проклиная его на Немецком и Итальянском, <text:span text:style-name="T1012">голосом что вот-вот прервётся. Он подаёт ей чашку. Она выбивает её из его рук.</text:span></text:p>
      <text:p text:style-name="P46">– <text:span text:style-name="T1013">Слушай, успокойся, ладно?</text:span>– <text:span text:style-name="T1014">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47">– <text:span text:style-name="T1015">Извини, что я оставил тебя одну.</text:span></text:p>
      <text:p text:style-name="P85">Она начинает плакать. <text:span text:style-name="T1016">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42">пора идти…</text:span><text:span text:style-name="T1016">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склоняется над ним, отирая слёзы с его лица кончиками её ногтей. Ногти очень острые и часто застывают при приближении к его глазам.</text:span></text:p>
      <text:p text:style-name="P48">– <text:span text:style-name="T1017">Я боюсь,</text:span>– <text:span text:style-name="T1017">шепчет она.</text:span>– <text:span text:style-name="T1017">Всего. Своего лица в зеркале</text:span>—<text:span text:style-name="T1018">когда я была ребёнком, мне говорили не смотреть в зеркало слишком часто, не то увижу Дьявола позади стекла… и...</text:span>– <text:span text:style-name="T1019">оглянувшись на зеркало в белых цветах позади них,</text:span>– <text:span text:style-name="T1020">надо его прикрыть, пожалуйста, мы ведь можем прикрыть его...</text:span> <text:span text:style-name="T1020">это где они… </text:span><text:span text:style-name="T43">особенно по ночам</text:span>—</text:p>
      <text:p text:style-name="P49">– <text:span text:style-name="T1020">Тише.</text:span>– <text:span text:style-name="T1020">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021">Пожалуйста, успокойся.</text:span>– <text:span text:style-name="T1022">Тому, что овладело ею, требуется прикосновение, ненасытно пить прикосновение.</text:span></text:p>
      <text:p text:style-name="P86">Глубина этого пугает его. Он чувствует себя ответственным за её безопасность и часто попадает в ловушку. <text:span text:style-name="T1023">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text:span><text:soft-page-break/><text:span text:style-name="T1023">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50">– <text:span text:style-name="T1024">Ты должна поесть.</text:span></text:p>
      <text:p text:style-name="P87">Она отворачивает свою голову в сторону, потом в другую.</text:p>
      <text:p text:style-name="P51">– <text:span text:style-name="T1025">О, ну, что за напасть, слушай сюда, пизда, ты не единственная, кто вообще пострадал</text:span>—<text:span text:style-name="T1026">ты давно </text:span><text:span text:style-name="T44">туда</text:span><text:span text:style-name="T1026"> выходила?</text:span></text:p>
      <text:p text:style-name="P51">– <text:span text:style-name="T1026">Конечно. Я постоянно забываю как </text:span><text:span text:style-name="T44">ты</text:span><text:span text:style-name="T1026"> должен был настрадаться.</text:span></text:p>
      <text:p text:style-name="P52">– <text:span text:style-name="T45">Блядь</text:span><text:span text:style-name="T1027">, вы, Немцы, чокнутые, вы </text:span><text:span text:style-name="T45">все</text:span><text:span text:style-name="T1027"> думаете, что мир против вас.</text:span></text:p>
      <text:p text:style-name="P52">– <text:span text:style-name="T1027">Я не Немка,</text:span>– <text:span text:style-name="T1027">только что вспомнив,</text:span>– <text:span text:style-name="T1027">я из Ломбардии.</text:span></text:p>
      <text:p text:style-name="P52">– <text:span text:style-name="T1027">Недалеко ушла, дорогуша.</text:span></text:p>
      <text:p text:style-name="P88">С шипением, раздув ноздри, она хватает столик и швыряет прочь, <text:span text:style-name="T1028">тарелки, вилки-ножи, рыба с лёту </text:span><text:span text:style-name="T46">шмяк</text:span><text:span text:style-name="T1028">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53">– <text:span text:style-name="T1029">Убери.</text:span></text:p>
      <text:p text:style-name="P89">Она прищёлкивает бледный обкусанный ноготь большого пальца об один из её верхних зубов <text:span text:style-name="T1030">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90">Однако, с каждым днём заходит всё дальше, и Слотропу страшно. Он никогда ещё такого не видел. <text:span text:style-name="T1031">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91">Неизвестно что с ней не то, но Слотроп уже заразился. <text:span text:style-name="T1032">Выходя в развалины он видит темень темень по краям всех изломанных очертаний, </text:span><text:span text:style-name="T47">показывается из-за них</text:span><text:span text:style-name="T1032">.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2">сдохни, слотроп. </text:span><text:span text:style-name="T1034">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035">толпа малышни в солдатских пилотках свёрнутых из старых армейских карт сговаривались утопить и принести его в жертву. </text:span><text:span text:style-name="T1036">Он спасся только лишь трижды пробормотав </text:span><text:span text:style-name="T1037">Hauptstufe</text:span><text:span text:style-name="T1036">.</text:span></text:p>
      <text:p text:style-name="P92"><text:span text:style-name="T1036">Д</text:span><text:span text:style-name="T1033">омиу у реки служит заводью, которая действует как пружина-подвеска для дня и погоды, </text:span><text:span text:style-name="T1038">пропуская только плавную смену света и жары, вниз в вечер, </text:span><text:span text:style-name="T1039">снова </text:span><text:span text:style-name="T1038">вверх </text:span><text:span text:style-name="T1040">в утро до пика полудня, </text:span><text:span text:style-name="T1041">но всё приглушено мягким покачиванием землетрясения от окружающего дня.</text:span></text:p>
      <text:p text:style-name="P93"><text:span text:style-name="T1041">К</text:span><text:span text:style-name="T1033">огда Грета слышит выстрелы во всё более отдалённых улицах, </text:span><text:span text:style-name="T1042">ей думается об установках звука в её ранней карьере </text:span><text:span text:style-name="T1043">и воспринимает взрывы как сигналы к равномерному заполнению титанических </text:span><text:span text:style-name="T1044">съёмочных площадок её снов </text:span><text:span text:style-name="T1045">многотысячной массовкой: </text:span><text:span text:style-name="T1046">кроткие, подгоняемые </text:span><text:soft-page-break/><text:span text:style-name="T1046">ружейными выстрелами, </text:span><text:span text:style-name="T1047">взбираются и спускаются, построенные порядками, что </text:span><text:span text:style-name="T1048">устраивают представления Режиссёра о живописности</text:span><text:span text:style-name="T1049">—</text:span><text:span text:style-name="T1050">река лиц загримированных жёлтым с белыми губами из-за несовершенства киноплёнок того периода, </text:span><text:span text:style-name="T1051">исходящие потом жёлтые переселения, убегающие ниоткуда, спасающиеся в никуда…</text:span><text:span text:style-name="T1048">.</text:span></text:p>
      <text:p text:style-name="P94"><text:span text:style-name="T1048">С</text:span><text:span text:style-name="T1033">ейчас раннее утро. </text:span><text:span text:style-name="T1052">Дыхание Слотропа белеет на воздухе. </text:span><text:span text:style-name="T1053">Он только что очнулся ото сна. Часть 1-я поэмы </text:span><text:span text:style-name="T1054">с гравюрами по дереву сопровождающими текст</text:span><text:span text:style-name="T1049">—</text:span><text:span text:style-name="T1055">женщина приходит на выставку собак, где, каким-то образом предоставляются услуги по оплодотворению. </text:span><text:span text:style-name="T1056">Она принесла своего китайского мопсика, который у неё сучка с тошнотворно миленьким именем, Мимси или Гуньгуля или что-то там, </text:span><text:span text:style-name="T1057">туда, </text:span><text:span text:style-name="T1058">чтоб обслужили</text:span><text:span text:style-name="T1057">. </text:span><text:span text:style-name="T1059">Она коротает время в саду, </text:span><text:span text:style-name="T1060">с некоторыми другими дамами среднего класса, как и сама, когда из какой-то загородки неподалёку слышит голос своей суки, кончающей. </text:span><text:span text:style-name="T1061">Звук продолжается и продолжается дольше, чем следовало бы, </text:span><text:span text:style-name="T1062">и она вдруг осознаёт, что это звук её собственного голоса, </text:span><text:span text:style-name="T1063">этот нескончаемый крик сучьего наслаждения. </text:span><text:span text:style-name="T1064">Присутствующие, вежливо, прикидываются, что не замечают. </text:span><text:span text:style-name="T1065">Ей стыдно, но ничего не может поделать, </text:span><text:span text:style-name="T1066">она теперь во власти потребности пойти найти другие животные виды для ебли. </text:span><text:span text:style-name="T1067">Она сосёт член пегого </text:span><text:span text:style-name="T1068">пса дворняжных кровей, который </text:span><text:span text:style-name="T1069">пытался покрыть её на улице. </text:span><text:span text:style-name="T1070">В бесплодном поле рядом с изгородью из колючей проволоки, </text:span><text:span text:style-name="T1071">зимние огни в тучах, высокий конь заставляет её встать на колени, </text:span><text:span text:style-name="T1072">пассивно,</text:span><text:span text:style-name="T1071"> и целовать ему копыта</text:span><text:span text:style-name="T1066">. </text:span><text:span text:style-name="T1073">Коты и песцы, гиены и кролики, ебут её внутри автомобилей, </text:span><text:span text:style-name="T1074">затерянных ночью в лесах, у далёких источников в пуст</text:span><text:span text:style-name="T1075">ы</text:span><text:span text:style-name="T1074">не.</text:span></text:p>
      <text:p text:style-name="P95"><text:span text:style-name="T1033">Начинается <text:s/></text:span><text:span text:style-name="T1074">Ч</text:span><text:span text:style-name="T1033">асть 2-я, она обнаружила, что беременна. </text:span><text:span text:style-name="T1076">Её муж, недалёкий, запанибратский продавец сеточных дверей, </text:span><text:span text:style-name="T1077">заключает с ней соглашение: </text:span><text:span text:style-name="T1078">обещание с её стороны никогда не озвучивается, но взамен, </text:span><text:span text:style-name="T1079"><text:s/>девять месяцев спустя, он </text:span><text:span text:style-name="T1080">отвезёт её куда сама захочет. </text:span><text:span text:style-name="T1081">Так что под конец её срока </text:span><text:span text:style-name="T1082">он на реке, Американская река, в лодке, гребёт вёслами, </text:span><text:span text:style-name="T1083">обеспечивает ей путешествие. Ключев</text:span><text:span text:style-name="T1100">ая гамма</text:span><text:span text:style-name="T1083"> это</text:span><text:span text:style-name="T1100">го</text:span><text:span text:style-name="T1083"> раздел</text:span><text:span text:style-name="T1100">а</text:span><text:span text:style-name="T1083"> фиолетовый.</text:span></text:p>
      <text:p text:style-name="P96"><text:span text:style-name="T1084">Часть 3-я находит её на дне реки. </text:span><text:span text:style-name="T1085">Она утопленница. Но все формы жизни наполняют её </text:span><text:span text:style-name="T1089">лоно</text:span><text:span text:style-name="T1085">. «</text:span><text:span text:style-name="T1086">И использовав её как русалку» (строка 7), они переносят её дальше сквозь эти зелёные речные глубины. «</text:span><text:span text:style-name="T1087">Вглуб</text:span><text:span text:style-name="T1089">ь</text:span><text:span text:style-name="T1087">, и </text:span><text:span text:style-name="T1088">обратно</text:span><text:span text:style-name="T1087">./ </text:span><text:span text:style-name="T1089">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090">ова</text:span><text:span text:style-name="T1089"> фигура с</text:span><text:span text:style-name="T1090">о старым</text:span><text:span text:style-name="T1089"> упокоенным лицом. </text:span><text:span text:style-name="T1091">Из её тела изливается тут потоп различных творений, </text:span><text:span text:style-name="T1092">осьминоги, северные олени, кенгуру. «</text:span><text:span text:style-name="T1093">Кто в силах перечислить жизни все,/ </text:span><text:span text:style-name="T1094">Покинувшие чрево её в тот день?» </text:span><text:span text:style-name="T1095">Сквалидози приметил лишь малую часть изумляющего разлива, пока нёс её обратно на поверхность. </text:span><text:span text:style-name="T1096">Наверху, это тихий залитый солнцем зелёный пруд, или озеро, </text:span><text:span text:style-name="T1097">травянистое по берегам, в сени ив. </text:span><text:span text:style-name="T1098">Насекомые жужжат и зависают. </text:span><text:span text:style-name="T1099">Ключевая гамма </text:span><text:span text:style-name="T1101">теперь</text:span><text:span text:style-name="T1099"> зелёный. «</text:span><text:span text:style-name="T1102">И там, пробившись к солнцу,/ Останки её нашли сон в воде/ И в глубине лета/ </text:span><text:span text:style-name="T1103">Творения разошлись, / Всяк к своей надлежащей любви,/ </text:span><text:span text:style-name="T1104">В самый разгар дня,/ Словно мирная река растеклись….»</text:span></text:p>
      <text:p text:style-name="P97"><text:span text:style-name="T1104">Э</text:span><text:span text:style-name="T1033">тот сон никак не оставляет его. Он наживляет крючок, опускается на корточки на берегу, </text:span><text:span text:style-name="T1105">забрасывает леску в Шпрее. </text:span><text:span text:style-name="T1106">Вскоре он закуривает армейскую сигарету </text:span><text:span text:style-name="T1107">и надолго застывает в неподвижности, пока </text:span><text:span text:style-name="T1108">туман пробирается белея меж речных домиков, </text:span><text:span text:style-name="T1109">а сверху военные самолёты <text:s/>летят гудя куда-то невидимые, и собаки бегают с лаем в проулках.</text:span></text:p>
      <text:p text:style-name="P865"><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98">Когда пустой от людей, интерьер сталисто сер. Переполненным, он зелен, спокойный кислотно зелёный. <text:span text:style-name="T1151">Солнечный свет попадает через иллюминаторы в переборках повыше (у этого </text:span><text:span text:style-name="T48">Rücksichtslos </text:span><text:span text:style-name="T401">постоянный крен в 23° 27′), и ряд </text:span><text:span text:style-name="T402">стальных </text:span><text:span text:style-name="T401">смывных бачков </text:span><text:span text:style-name="T402">протянулся вдоль переборки внизу. </text:span><text:span text:style-name="T403">В конце каждого сортирного под-отсека </text:span><text:span text:style-name="T404">кофейные автоматы и кинетоскопы с прокруткой вручную. </text:span><text:span text:style-name="T405">Ты ивидишь всех подтрёпанных, не таких роскошных женщин не-</text:span><text:soft-page-break/><text:span text:style-name="T405">Тевтонсокого склада в машинах для рядового состава. По настоящему крутые и расово более золотистые томатинки достаются офицерам, </text:span><text:span text:style-name="T49">natürlich</text:span><text:span text:style-name="T405">. </text:span><text:span text:style-name="T406">В этом часть </text:span><text:span text:style-name="T407">того </text:span><text:span text:style-name="T406">Нацистского фанатизма.</text:span></text:p>
      <text:p text:style-name="P99"><text:span text:style-name="T406">С</text:span><text:span text:style-name="T262">ам по себе </text:span><text:span text:style-name="T48">Rücksichtslos </text:span><text:span text:style-name="T262">продукт фанатизма иного рода: </text:span><text:span text:style-name="T408">от </text:span><text:span text:style-name="T262">специали</text:span><text:span text:style-name="T408">ста. Этот корабль один из <text:s/></text:span><text:span text:style-name="T420">Сортиро</text:span><text:span text:style-name="T408">судов, триумфа Германской мании к <text:s/>подраспределению. «Если дом органичен»,</text:span><text:span text:style-name="T263">– </text:span><text:span text:style-name="T408">доказывали на заре </text:span><text:span text:style-name="T420">Сортиро</text:span><text:span text:style-name="T408">судостроения его </text:span><text:span text:style-name="T409">пронырливые </text:span><text:span text:style-name="T408">сторонники,</text:span><text:span text:style-name="T263">– «</text:span><text:span text:style-name="T409">семья живёт в доме, семья органична, </text:span><text:span text:style-name="T410">дом открыты</text:span><text:span text:style-name="T420">й</text:span><text:span text:style-name="T410">-</text:span><text:span text:style-name="T420">читае</text:span><text:span text:style-name="T410">мый знак, понимаете»,</text:span><text:span text:style-name="T263">– </text:span><text:span text:style-name="T410">за </text:span><text:span text:style-name="T411">их</text:span><text:span text:style-name="T410"> тёмными стёклами </text:span><text:span text:style-name="T411">и под их серыми короткими стрижками не веря ни слову этой белиберды, Макиавелианские и молодые, ещё не вполне созрели для паранойи,</text:span><text:span text:style-name="T263">– «</text:span><text:span text:style-name="T412">а если туалетная часть дома—</text:span><text:span text:style-name="T413">дом-сплошь-органика! </text:span><text:span text:style-name="T420">х</text:span><text:span text:style-name="T413">а-хах!»,</text:span><text:span text:style-name="T263">– </text:span><text:span text:style-name="T414">напевая, журя, выговаривая широкому блодино-лицему инженеру, волосы разделены прямым пробором и зализаны назад, </text:span><text:span text:style-name="T415">и впрямь краснеет потупившись на свои </text:span><text:span text:style-name="T416">к</text:span><text:span text:style-name="T415">олени среди </text:span><text:span text:style-name="T416">добродушных улыбчивых зубов своих однокашников технологов, потому что он чуть было не забыл эту деталь </text:span><text:span text:style-name="T417">(Альберт Шпеер, собственной персоной, в сером костюме с пятном от мела на рукаве, в самом конце подбоченившись опирается о стену, </text:span><text:span text:style-name="T418">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419">Потому что Военно-морской флот органичен, мы все знаем это». [Генерал, а может адмирал, сме</text:span><text:span text:style-name="T420">х</text:span><text:span text:style-name="T419">.] </text:span><text:span text:style-name="T50">Rücksichtslos </text:span><text:span text:style-name="T421">должен был стать флагманом целой эскадры Сортиросудов. </text:span><text:span text:style-name="T422">Но квоты стали были начисто перенаправлены от Флота на </text:span><text:span text:style-name="T423">ракетную </text:span><text:span text:style-name="T422">программу А4. </text:span><text:span text:style-name="T423">Да, это кажется необычным, но Дегенколб возглавлял уже Ракетный Комитет тогда, </text:span><text:span text:style-name="T424">не забывайте, и располагал как властью, так и желанием урезать по всем отраслям службы. </text:span><text:span text:style-name="T425">Так что </text:span><text:span text:style-name="T51">Rücksichtslos, </text:span><text:span text:style-name="T425"><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426">Повезло, что не достался Большевикам, а, Чарльз? Чарльз, тем временем, </text:span><text:span text:style-name="T427">делает в своём широком блокноте, <text:s/>похожее на старательные заметки, но на самом деле описание текущей сцены, </text:span><text:span text:style-name="T428">типа, Они все уставились на меня или Лейтенант Ринзо замышляет меня убить, и конечно же неувядаемые Он тоже один из них и </text:span><text:span text:style-name="T429">Я его кончу однажды ночью, </text:span><text:span text:style-name="T430">ну тем временем коллега этого Чарльза, Стив, забыл про Русских </text:span><text:span text:style-name="T431">и прервал своё рассмотрение сливного клапана </text:span><text:span text:style-name="T432">с тем</text:span><text:span text:style-name="T431">, чтобы </text:span><text:span text:style-name="T432">всерьёз присмотреться к этому Чарльзу, </text:span><text:span text:style-name="T433">ты не можешь выбирать себе исследовательскую группу, <text:s/>нет, если ты только что из школы и вот он я в жопе посреди хрен знает чего, </text:span><text:span text:style-name="T434">не больше чем мальчик на побегушках тут</text:span><text:span text:style-name="T263">—</text:span><text:span text:style-name="T434">что он такое, педик? Что я такое? Что хочет ДжЭл, чтоб я был? </text:span><text:span text:style-name="T435">Это как</text:span><text:span text:style-name="T436">ая</text:span><text:span text:style-name="T435">-то <text:s/>неясн</text:span><text:span text:style-name="T436">ая форма</text:span><text:span text:style-name="T435"> наказания в компании, </text:span><text:span text:style-name="T436">даже, Боже правый, вечная ссылка? </text:span><text:span text:style-name="T437">Я простой сотрудник, они могут продержать меня тут 20 лет, </text:span><text:span text:style-name="T438">если захотят, </text:span><text:span text:style-name="T439">и д-никто не узнает, просто будут списывать на накладные расходы. Шейла! Как я скажу Шейле? </text:span><text:span text:style-name="T440">Мы обручены. Это её фото (волосы </text:span><text:span text:style-name="T444">с</text:span><text:span text:style-name="T440"> волна</text:span><text:span text:style-name="T444">ми</text:span><text:span text:style-name="T440"> </text:span><text:span text:style-name="T444">бурного</text:span><text:span text:style-name="T440"> мор</text:span><text:span text:style-name="T444">я</text:span><text:span text:style-name="T440"> спадают в стиле Риты Хейворт, </text:span><text:span text:style-name="T441">глаза что, будь это цветным снимком, </text:span><text:span text:style-name="T442">имели бы жёлтые веки с розовыми краями, </text:span><text:span text:style-name="T443">и рот как раскроенный хот-дог с рекламного щита</text:span><text:span text:style-name="T444">). Прокати её в Бафоло </text:span><text:span text:style-name="T445">Плавни</text:span></text:p>
      <text:p text:style-name="P122"/>
      <text:p text:style-name="P909">Ты прикинь какая хохма<text:span text:style-name="T259">—</text:span></text:p>
      <text:p text:style-name="P909">Сунул старый комарище в плавнях</text:p>
      <text:p text:style-name="P909">Голову прям ей под платье, <text:s/>в лохмы,</text:p>
      <text:p text:style-name="P910">С улыбкой противной и плавной, </text:p>
      <text:p text:style-name="P910"><text:span text:style-name="T1154">В</text:span>ыжить непросто в Баффало Плавнях,</text:p>
      <text:p text:style-name="P912">Эй, Москит,</text:p>
      <text:p text:style-name="P912">Закрой-ка свои глазки ты:</text:p>
      <text:p text:style-name="P912">Йа та, йа та-та, йа та-та, тата</text:p>
      <text:p text:style-name="P912">Ты прикинь какая хохма,</text:p>
      <text:p text:style-name="P912"><text:span text:style-name="T6">Ивв</text:span>-месте!</text:p>
      <text:p text:style-name="P122"/>
      <text:p text:style-name="P131"><text:soft-page-break/>О, са знаешь, когда ты молод и цел [«Ивв-месте» в данном случае <text:span text:style-name="T1152">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153">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52">пусть</text:span><text:span text:style-name="T1153"> как себе хочут в Бафало Плавнях, где моя девушка Шейла вынуждена смотреть на бесчинства этих—нелюдей, и мы позволим им даже </text:span><text:span text:style-name="T52">существовать</text:span><text:span text:style-name="T1153">?</text:span></text:p>
      <text:p text:style-name="P122"/>
      <text:p text:style-name="P911"><text:span text:style-name="T259">—В</text:span>ыжить непросто в Баффало Плавнях,</text:p>
      <text:p text:style-name="P913">Эй, Москит,</text:p>
      <text:p text:style-name="P913">Закрой-ка свои глазки ты,</text:p>
      <text:p text:style-name="P915">Хабба, хабба<text:span text:style-name="T259">—</text:span></text:p>
      <text:p text:style-name="P914">Эй, Москит,</text:p>
      <text:p text:style-name="P914">Закрой-ка свои глазки ты!</text:p>
      <text:p text:style-name="P914"/>
      <text:p text:style-name="P100">Ну, на этом месте просто не можешь не задуматься кто на самом деле больший параноик из двоих. <text:span text:style-name="T1155">У Стива ясное дело немало жёлчных поклёпов на Чарльза таким образом. Среди разбитных надписей от залётных математиков</text:span></text:p>
      <text:p text:style-name="P101"><draw:frame draw:style-name="fr2" draw:name="Image3" text:anchor-type="paragraph" svg:width="6.1874in" svg:height="0.8319in" draw:z-index="1"><draw:image xlink:href="Pictures/10000201000003B00000007FC3A3C2EF99FE1046.png" xlink:type="simple" xlink:show="embed" xlink:actuate="onLoad" loext:mime-type="image/png"/></draw:frame>такие вот дела, они уходят не спеша прочь <text:span text:style-name="T1156">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404">кинетоскоп</text:span><text:span text:style-name="T446">ов, </text:span><text:span text:style-name="T447">ряды зеркал </text:span><text:span text:style-name="T449">лицом к лицу</text:span><text:span text:style-name="T447">, </text:span><text:span text:style-name="T448">отражая друг друга, </text:span><text:span text:style-name="T450">раму за рамой, </text:span><text:span text:style-name="T452">вдоль</text:span><text:span text:style-name="T450"> все</text:span><text:span text:style-name="T452">й кривой</text:span><text:span text:style-name="T450"> </text:span><text:span text:style-name="T451">очень </text:span><text:span text:style-name="T450">большого радиуса. </text:span><text:span text:style-name="T453">Всё снаружи до конца этого сегмента кривой считается пространством </text:span><text:span text:style-name="T53">Rücksichtslos</text:span><text:span text:style-name="T453">. </text:span><text:span text:style-name="T454">Что делает корабль довольно жирным. </text:span><text:span text:style-name="T455">С полагающейся ему полосой отчуждения. «Моральный облик команды»,</text:span><text:span text:style-name="T263">– </text:span><text:span text:style-name="T455">шептали </text:span><text:span text:style-name="T456">лисьи морды на заседаниях Министерства,</text:span><text:span text:style-name="T263">– «</text:span><text:span text:style-name="T456">моряцкие предрассудки. Зеркала посреди полночи. </text:span><text:span text:style-name="T54">Нам-то</text:span><text:span text:style-name="T456"> известно, не так ли?»</text:span></text:p>
      <text:p text:style-name="P102">Офицерские сортиры, по контрасту, отделаны красным бархатом. <text:span text:style-name="T1157">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55">Rücksichtslos</text:span><text:span text:style-name="T1157">, прокладывавшего свой курс от Свинемюнде к Гельголанду, в любое место где была нужда в нём, в камуфляже из оттенков серого, стиль </text:span><text:soft-page-break/><text:span text:style-name="T1157">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55">гигантскими</text:span><text:span text:style-name="T1157">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03">Хороший корабль, хорошая команда, Весёлого Рождества и обращайтесь. Хорст Ахтфаден, последнее место работы Электормек<text:span text:style-name="T1159">а</text:span>нише Верке, Карлс<text:span text:style-name="T1158">хаг</text:span>ен <text:span text:style-name="T1158">(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56">Schwarzkommando</text:span><text:span text:style-name="T1158">, которые насколько ему известно теперь являются своей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04">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160">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57">Эта</text:span><text:span text:style-name="T1160"> шуточка над тобой получше любой обожжённой жопы, будь уверен. Так </text:span><text:span text:style-name="T57">тебе</text:span><text:span text:style-name="T1160"> и надо. Против течения не поплывёшь, во всяком </text:span><text:soft-page-break/><text:span text:style-name="T1160">случае не при таком напоре, всё, что остаётся делать, пронумеруй и </text:span><text:span text:style-name="T57">протерпи</text:span><text:span text:style-name="T1160">,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05">Коэффициенты,<text:span text:style-name="T6"> ja, ja</text:span>. . . . <text:span text:style-name="T1161">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06">Ты приезжаешь<text:span text:style-name="T259">—только что прибыл </text:span><text:s/>в центе Пенемюнде, <text:span text:style-name="T1162">эй, что тута есть для развлечений? Со своим провинциальным чемоданчиком, а там пара рубашек, экземпляр </text:span><text:span text:style-name="T58">Handbuch</text:span><text:span text:style-name="T1162">, может ещё <text:s/></text:span><text:span text:style-name="T58">Lehrbuch der Ballistik </text:span><text:span text:style-name="T1162">Гранца. Ты вызубрил Акерета, Бюзмана, фон Карман и Мора, что-то из отчётов Конгресса Волты. Но ужас не отпускает. Он быстрее, чем </text:span><text:span text:style-name="T58">звук</text:span><text:span text:style-name="T1162">, чем слова, что она произносит в комнате так полной солнечного света, джаз-бенд по радио, когда не можешь заснуть, хриплые </text:span><text:span text:style-name="T58">Heil </text:span><text:span text:style-name="T457">среди тусклых генераторов и переполненных начальством галерей </text:span><text:span text:style-name="T458">над головой… Гомерианские пересвисты в горных ущельях </text:span><text:span text:style-name="T459">(жуткие обрывы, крутизна, сввист просто в пропасть игрушечной деревне лежащей на мили, столетия глубже…</text:span><text:span text:style-name="T460">) </text:span><text:span text:style-name="T461">пока ты сидишь на носу корабля от </text:span><text:span text:style-name="T59">KdF, </text:span><text:span text:style-name="T461">в стороне от хороводных танцев на белой палубе, </text:span><text:span text:style-name="T462">загорелые тела полные пива и </text:span><text:span text:style-name="T463">п</text:span><text:span text:style-name="T462">есен, </text:span><text:span text:style-name="T463">брюха в купальниках </text:span><text:span text:style-name="T464">и плавках, а ты слушал До-Испанский, </text:span><text:span text:style-name="T465">свистом, не голосом, с гор вокруг Чипуда… Гомера был последним кусочком земли, куда приставал Колумб до Америки. </text:span><text:span text:style-name="T466">Слыхал ли он тоже их, в последний вечер? </text:span><text:span text:style-name="T467">Какое послание сообщали они ему? </text:span><text:span text:style-name="T468">Предупреждение? Понимал ли провидческие козьи стада в </text:span><text:span text:style-name="T471">сумерках</text:span><text:span text:style-name="T468">, </text:span><text:span text:style-name="T469">в вышине среди Канарских падубов и мореллы, </text:span><text:span text:style-name="T470">омертвело зелёных в последнем закате Европы</text:span><text:span text:style-name="T468">? </text:span></text:p>
      <text:p text:style-name="P107"><text:span text:style-name="T468">В </text:span><text:span text:style-name="T262">аэродинамике, по</text:span><text:span text:style-name="T472">скольку</text:span><text:span text:style-name="T262"> сперва <text:s/></text:span><text:span text:style-name="T472">наносишь объект на бумагу, </text:span><text:span text:style-name="T473">ты используешь коэффициенты без размеров: соотношения этого с тем</text:span><text:span text:style-name="T263">—</text:span><text:span text:style-name="T474">сантиметры, секунды, граммы все аккуратно снимаются снизу и сверху. </text:span><text:span text:style-name="T475">Это позволяет тебе применять модели, </text:span><text:span text:style-name="T476">направлять поток воздуха </text:span><text:span text:style-name="T477">для замера того, что тебя интересует, </text:span><text:span text:style-name="T478">затем шкалировать </text:span><text:span text:style-name="T479">результаты аэродинамической трубы до реальных размеров, </text:span><text:span text:style-name="T480">не натыкаясь на слишком много неизвестных, потому что эти коэффициенты </text:span><text:span text:style-name="T481">хороши для </text:span><text:span text:style-name="T60">всех</text:span><text:span text:style-name="T481"> размеров. </text:span><text:span text:style-name="T482">По традиции, они названы именами людей—</text:span><text:span text:style-name="T483">Рейнолдс, Прандтл, Пекле, Насселт, Мах—</text:span><text:span text:style-name="T484">и теперь вопрос, </text:span><text:span text:style-name="T485">как насчёт номера Ахтфадена? </text:span><text:span text:style-name="T486">Какие шансы для него?</text:span></text:p>
      <text:p text:style-name="P108"><text:span text:style-name="T486">Н</text:span><text:span text:style-name="T262">е очень велики. Параметры множатся как москиты в плавнях, </text:span><text:span text:style-name="T487">быстрее, чем он успевает их согнать. </text:span><text:span text:style-name="T488">Голод, компромисс, деньги, паранойя, память, комфорт, вина. </text:span><text:span text:style-name="T489">Вина получает впрочем значение со знаком минус у Ахтфадена, </text:span><text:span text:style-name="T490">хотя она становится уже ходким товаром в Зоне. </text:span><text:span text:style-name="T491">Отщепенцы со всего мира вскоре устремятся в Хайдельберг, специализироваться по классу вины. </text:span><text:span text:style-name="T492">Откроются бары и ночные клубы специально для энтузиастов вины. </text:span><text:span text:style-name="T493">Лагеря смерти будут превращены в туристические достопримечательности, </text:span><text:span text:style-name="T494">иностранцы с камерами потянутся толпами, </text:span><text:span text:style-name="T495">возбуждённые до дрожи виной. </text:span><text:span text:style-name="T496">Жаль</text:span><text:span text:style-name="T263">—</text:span><text:span text:style-name="T496">это не для этого Ахтфадена </text:span><text:span text:style-name="T497">пожимающего плечами своих из-зеркала-в-зеркало отражений от левого борта до правого</text:span><text:span text:style-name="T263">—</text:span><text:span text:style-name="T498">он этим занимался лишь до точки, где воздух слишком разреживается, чтобы как-то сказываться. </text:span><text:span text:style-name="T499">За то, что было </text:span><text:soft-page-break/><text:span text:style-name="T499">дальше, он не отвечает. </text:span><text:span text:style-name="T500">Спросите Вайхенштеллера, </text:span><text:span text:style-name="T501">спросите Флаума и Фибеля</text:span><text:span text:style-name="T263">—</text:span><text:span text:style-name="T502">они занимались обратным вхождением. </text:span><text:span text:style-name="T503">Спросите отдел управления полётом, те направляли куда лететь….</text:span></text:p>
      <text:p text:style-name="P54"><text:span text:style-name="T503">– </text:span><text:span text:style-name="T504">Тебе не кажется это малость шизоидным,</text:span><text:span text:style-name="T262">– </text:span><text:span text:style-name="T504">теперь уже вслух ко всем передам и задам Ахтфадена,</text:span><text:span text:style-name="T262">– </text:span><text:span text:style-name="T504">разделять профиль полёта на сегменты ответственности? </text:span><text:span text:style-name="T505">Это была полу-пуля полу-стрела. </text:span><text:span text:style-name="T506">О</text:span><text:span text:style-name="T505">она этого требовала, </text:span><text:span text:style-name="T506">не мы</text:span><text:span text:style-name="T505">. </text:span><text:span text:style-name="T507">Так-то. Может у тебя была винтовка, рация, пишущая машинка. </text:span><text:span text:style-name="T508">Некоторые пишущие машинки в Уайтхолле, </text:span><text:span text:style-name="T509">в</text:span><text:span text:style-name="T508"> Пентагоне, поубивали больше </text:span><text:span text:style-name="T509">гражданских, чем </text:span><text:span text:style-name="T510">наша маленькая А4 могла даже мечтать. </text:span><text:span text:style-name="T511">Ты либо один абсолютно, один на один со своей смертью, либо часть </text:span><text:span text:style-name="T512">более крупного предприятия и участвуешь в смерти других. </text:span><text:span text:style-name="T513">Разве мы не единое целое? </text:span><text:span text:style-name="T514">Что ты выбираешь,</text:span><text:span text:style-name="T262">– </text:span><text:span text:style-name="T514">это уже Фарингер, зудящий плоский звук через фильтры памяти,</text:span><text:span text:style-name="T262">– </text:span><text:span text:style-name="T514">маленькую повозку или большую?</text:span><text:span text:style-name="T262">– </text:span><text:span text:style-name="T514">Чокнутый Фарингер, единственный в клубе Пенемюнде, </text:span><text:span text:style-name="T515">кто отказался носить эксклюзивный знак фазаньего пера за лентой его шляпы, </text:span><text:span text:style-name="T516">потому что он не мог заставить себя убивать, </text:span><text:span text:style-name="T517">которого можно было вечерами видеть на пляже сидящим в полной позе лотоса </text:span><text:span text:style-name="T518">уставясь в заходящее солнце, </text:span><text:span text:style-name="T519">и кто был первым в Пенемюнде попавшимся SS, однажды днём увели в туман</text:span><text:span text:style-name="T520">, его лабораторный халат флажком капитуляции, вскоре заслонённый </text:span><text:span text:style-name="T521">чёрнной униформой, кожей и металлом его сопровождения. </text:span><text:span text:style-name="T522">Оставил после себя пару палочек для благовония, экземпляр </text:span><text:span text:style-name="T61">Chinesische Blätter für Wissenschaft und Kunst</text:span><text:span text:style-name="T522">, </text:span><text:span text:style-name="T523">фото жены и детей, о которых никто и не знал… </text:span><text:span text:style-name="T527">был</text:span><text:span text:style-name="T524"> ли Пенемюнде его горой, его кельей и постом? </text:span><text:span text:style-name="T525">Нашёл ли он свой путь, свободный от вины, </text:span><text:span text:style-name="T526">такой модной вины?</text:span></text:p>
      <text:p text:style-name="P55"><text:span text:style-name="T262">– </text:span><text:span text:style-name="T62">Atmen . . . atmen</text:span><text:span text:style-name="T526"> . . . </text:span><text:span text:style-name="T527">не только дышать, но ещё и душа, дыхание Бога...</text:span><text:span text:style-name="T262">– </text:span><text:span text:style-name="T527">один из пары раз на памяти Ахтфадена, когда он говорил с ним наедине, напрямую,</text:span><text:span text:style-name="T262">– </text:span><text:span text:style-name="T62">atmen </text:span><text:span text:style-name="T528">чисто арийский глагол. Теперь скажи мне про скорость выхлопной струи.</text:span></text:p>
      <text:p text:style-name="P56"><text:span text:style-name="T528">– </text:span><text:span text:style-name="T529">Что тебе надо знать? 6500 футов в секунду.</text:span></text:p>
      <text:p text:style-name="P57"><text:span text:style-name="T529">– </text:span><text:span text:style-name="T530">Скажи как она изменяется.</text:span></text:p>
      <text:p text:style-name="P132">– Остаётся почти неизменной в процессе горения.</text:p>
      <text:p text:style-name="P58"><text:span text:style-name="T530">– </text:span><text:span text:style-name="T531">И всё же относительная скорость воздуха резко меняется, верно? </text:span><text:span text:style-name="T532">От нуля до Мах 6. Понимаешь что происходит?</text:span></text:p>
      <text:p text:style-name="P133">– Нет, Фарингер.</text:p>
      <text:p text:style-name="P59"><text:span text:style-name="T532">– </text:span><text:span text:style-name="T533">Ракета создаёт свой собственный вихрь… </text:span><text:span text:style-name="T534">нет ветра без обеих, Ракеты и атмосферы… </text:span><text:span text:style-name="T535">однако, внутри сопла, дыхание</text:span><text:span text:style-name="T262">—</text:span><text:span text:style-name="T536">яростное полыхающее дыхание</text:span><text:span text:style-name="T262">—</text:span><text:span text:style-name="T537">неужели не понятно?</text:span></text:p>
      <text:p text:style-name="P109"><text:span text:style-name="T262">Галиматья. Или тот коан, что никак не доходит Ахтфадену, </text:span><text:span text:style-name="T538">запредельный пазл, который мог бы привести его к моменту света…</text:span><text:span text:style-name="T262"> </text:span><text:span text:style-name="T539">почти ничем не лучше, чем:</text:span></text:p>
      <text:p text:style-name="P134">—Что летает?</text:p>
      <text:p text:style-name="P110"><text:span text:style-name="T262">—</text:span><text:span text:style-name="T539">Лос!</text:span></text:p>
      <text:p text:style-name="P111"><text:span text:style-name="T539">В</text:span><text:span text:style-name="T262">злетая с Вассеркуппе, реки Улстер и Хауне скатываются по краям в </text:span><text:span text:style-name="T540">формы карты, </text:span><text:span text:style-name="T541">зелёные долины и горы, четверых он оставил внизу, сматывают белые страховочные верёвки, </text:span><text:span text:style-name="T542">только один взглядывает вверх, прикрыв глаза щитком ладони</text:span><text:span text:style-name="T263">—</text:span><text:span text:style-name="T543">Берт Фибель? </text:span><text:span text:style-name="T544">но что значит имя с такой высоты? </text:span><text:span text:style-name="T545">Ахтфаден кружит высматривая грозу</text:span><text:span text:style-name="T263">—</text:span><text:span text:style-name="T546">вниз, сквозь гром исполняет под </text:span><text:span text:style-name="T547">воинственный марш </text:span><text:span text:style-name="T546">в своей голове—</text:span><text:span text:style-name="T548">вскоре громоздится в серых скалах направо, </text:span><text:span text:style-name="T549">штрихи молнии ударяют все горы синим, </text:span><text:span text:style-name="T550">кабина кратко наполнена светом… точно по краю. </text:span><text:span text:style-name="T551">Точно тут, в интерфейсе, воздух будет устремляться вверх. </text:span><text:span text:style-name="T552">Держишься по краю бури, </text:span><text:span text:style-name="T553">и другое чувство</text:span><text:span text:style-name="T263">—</text:span><text:span text:style-name="T553">чувство полёта, </text:span><text:span text:style-name="T554">у которого нет органа,</text:span><text:span text:style-name="T553"> наполняет </text:span><text:span text:style-name="T554">твои нервы… </text:span><text:span text:style-name="T555">пока держишься точно по краю </text:span><text:span text:style-name="T556">между красивыми равнинами </text:span><text:span text:style-name="T557">и безумием Донара, оно тебя не подводит, что уж там летает, </text:span><text:span text:style-name="T558">этот несущий порыв в</text:span><text:span text:style-name="T263">—</text:span><text:span text:style-name="T558">это и </text:span><text:span text:style-name="T63">есть</text:span><text:span text:style-name="T558"> свобода? </text:span><text:span text:style-name="T559">Неужели никто не распознаёт какое рабство гравитация </text:span><text:span text:style-name="T560">пока не достигнет интерфейса грома?</text:span></text:p>
      <text:p text:style-name="P135">Не осталось времени на эти пазлы. Сюда идут <text:span text:style-name="T6">Schwarzkommando</text:span>. <text:span text:style-name="T1163">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136"><text:soft-page-break/>Им нужен <text:span text:style-name="T6">Schwarzgerät</text:span>. <text:span text:style-name="T1164">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137">– <text:span text:style-name="T1165">Мне была поручена только часть. Совсем тривиальная. Правда.</text:span></text:p>
      <text:p text:style-name="P138">– <text:span text:style-name="T1165">Аэродинамика не тривиальна,</text:span>– <text:span text:style-name="T1166">Енцин спокоен, неулыбчив.</text:span></text:p>
      <text:p text:style-name="P138">– <text:span text:style-name="T1167">Там были другие из отдела Геснера. Дизайн механизмов. Я всегда работал в лаборатории Проф.-Д-ра Курцвега.</text:span></text:p>
      <text:p text:style-name="P139">– <text:span text:style-name="T1167">Кто отстальные?</text:span></text:p>
      <text:p text:style-name="P139">– <text:span text:style-name="T1167">Я не помню.</text:span></text:p>
      <text:p text:style-name="P139">– <text:span text:style-name="T1167">Тогда.</text:span></text:p>
      <text:p text:style-name="P139">– <text:span text:style-name="T1167">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140">– <text:span text:style-name="T1168">В чём состояла ваша работа?</text:span></text:p>
      <text:p text:style-name="P140">– <text:span text:style-name="T1168">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141">– <text:span text:style-name="T1169">Номера сборки?</text:span>– <text:span text:style-name="T1169">гаркнул Андреас из-за спины Енцина.</text:span></text:p>
      <text:p text:style-name="P142">– <text:span text:style-name="T1170">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143">– <text:span text:style-name="T1171">Нам это известно.</text:span></text:p>
      <text:p text:style-name="P144">– <text:span text:style-name="T1171">Спросите лучше «Шпёри» или «Хаваша». Они решили эту проблему. Поговорите с Управлением. </text:span><text:span text:style-name="T64">Зачем я сказал</text:span>—</text:p>
      <text:p text:style-name="P144">– <text:span text:style-name="T1172">Зачем ты сказал это?</text:span></text:p>
      <text:p text:style-name="P145">– <text:span text:style-name="T1173">Нет, нет, это не было моей работой, вот и всё, управление, боеголовка, двигатель… Спросите у них. Других спросите.</text:span></text:p>
      <text:p text:style-name="P146">– <text:span text:style-name="T1174">Ты что-то другое хотел сказать. Кто работал по части управления?</text:span></text:p>
      <text:p text:style-name="P147">– <text:span text:style-name="T1174">Я говорил вам, я не знаю ни одного из их имён.</text:span>– <text:s/><text:span text:style-name="T1175">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148">– <text:span text:style-name="T1176">Забить его в трубы сброса отходов,</text:span>– <text:span text:style-name="T1176">предлагает Андреас. Они все такие чёрные, такие уверенные….</text:span></text:p>
      <text:p text:style-name="P379">Я <text:span text:style-name="T1177">должно быть</text:span> последний… <text:span text:style-name="T1177">кто-то уже наверняка поймал его… какая польза этим Африканцам от имени… они могут получит его от кого угодно….</text:span></text:p>
      <text:p text:style-name="P149">– <text:span text:style-name="T1178">Он был моим другом. Мы были знакомы ещё до войны в Дармштадте.</text:span></text:p>
      <text:p text:style-name="P150">– <text:span text:style-name="T1179">Мы не хотим причинить ему вред. Мы не хотим делать тебе больно. Нам нужен S-</text:span>Gerät.</text:p>
      <text:p text:style-name="P586"><text:span text:style-name="T644">– </text:span><text:span text:style-name="T646">Нэриш.</text:span><text:span text:style-name="T1179"> </text:span><text:span text:style-name="T646">Клаус Нэриш.</text:span><text:span text:style-name="T644">– </text:span><text:span text:style-name="T647">Дополнительный параметр теперь для его само-коэффициента: предательство.</text:span></text:p>
      <text:p text:style-name="P589"><text:soft-page-break/><text:span text:style-name="T647">П</text:span><text:span text:style-name="T644">окидая </text:span><text:span text:style-name="T256">Rücksichtslos</text:span><text:span text:style-name="T644">, Ахтфаден слышит за спиной </text:span><text:span text:style-name="T648">металлический, раздающийся из другого мира, прерываемый шумами статики, </text:span><text:span text:style-name="T649">радиоголос: «Полковник Енцин. M’oкаманга. M’oкаманга. M’oкаманга». </text:span><text:span text:style-name="T650">В этом слове срочность и опасность. </text:span><text:span text:style-name="T651">Он стоит на берегу канала, среди стальных обломков и стариков в сумерках, ожидая пока скажут куда идти. </text:span><text:span text:style-name="T652">Но где теперь электрический голос что хоть когда-нибудь позовёт его?</text:span><text:span text:style-name="T651"> </text:span></text:p>
      <text:p text:style-name="P380"><draw:frame draw:style-name="fr1" draw:name="Image4" text:anchor-type="paragraph" svg:width="6.9252in" svg:height="0.3661in" draw:z-index="2"><draw:image xlink:href="Pictures/1000000000000B720000009B428C9716555D8079.png" xlink:type="simple" xlink:show="embed" xlink:actuate="onLoad" loext:mime-type="image/png"/></draw:frame></text:p>
      <text:p text:style-name="P590"><text:span text:style-name="T644">Они </text:span><text:span text:style-name="T654">двинулись</text:span><text:span text:style-name="T644"> </text:span><text:span text:style-name="T653">вдоль Шпрее-Одер Канал</text:span><text:span text:style-name="T654">а, направляясь </text:span><text:span text:style-name="T655">наконец-то в Свинемюнде, </text:span><text:span text:style-name="T656">Слотроп проверить </text:span><text:span text:style-name="T657">куда выведет его намёк Гели </text:span><text:span text:style-name="T658">Трипинг относительно Schwarzgerät, Маргрета для рандеву с полной яхтой беженцев от Люблинского режима, </text:span><text:span text:style-name="T659">среди которых должна быть её дочь Бианка. Какие-то части Канала всё ещё забиты</text:span><text:span text:style-name="T645">—</text:span><text:span text:style-name="T659">по ночам слышно как Русские сапёры взрывают толом остатки затопленных кораблей</text:span><text:span text:style-name="T645">—</text:span><text:span text:style-name="T660">но Слотроп и Грета могут призывать, как фантазёры, плавсредства с осадкой достаточно мелкой, чтобы обходить </text:span><text:span text:style-name="T661">что уж там Война оставила у них на пути. </text:span><text:span text:style-name="T662">От дождя к дождю. Небо начнёт хмурится к полудню, </text:span><text:span text:style-name="T664">н</text:span><text:span text:style-name="T663">абирая цвет мокрого цемента</text:span><text:span text:style-name="T645">—</text:span><text:span text:style-name="T664">затем </text:span><text:span text:style-name="T665">поднимается </text:span><text:span text:style-name="T664">ветер, </text:span><text:span text:style-name="T665">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666">дерева, соломы. В тихие ночи, ночи лягушачьих хоров, </text:span><text:span text:style-name="T667">полосы звёзд и тени вдоль канала доводят до дрожи взгляд путешествующих. </text:span><text:span text:style-name="T668">Ивы тянутся по берегам. </text:span><text:span text:style-name="T669">К полуночи клубы тумана </text:span><text:span text:style-name="T670">собираются заслоняя даже отсвет из трубы баржи, </text:span><text:span text:style-name="T671">далеко выше или ниже, </text:span><text:span text:style-name="T672">зачарованный караван. Эти ночи, пахучие и вьющиеся как трубочный дым, </text:span><text:span text:style-name="T673">спокойны и </text:span><text:span text:style-name="T672">хороши для сна. </text:span><text:span text:style-name="T674">Берлинское безумие миновало, </text:span><text:span text:style-name="T675">страхи Греты словно отступили, </text:span><text:span text:style-name="T676">наверное <text:s/>им просто нужно было двигаться….</text:span></text:p>
      <text:p text:style-name="P591"><text:span text:style-name="T676">Н</text:span><text:span text:style-name="T644">о в один из дней, </text:span><text:span text:style-name="T677">скользя по долгому тихому склону Одера к Балтийскому морю, </text:span><text:span text:style-name="T678">они примечают красный и белый курортный городок, </text:span><text:span text:style-name="T679">исхлёстанный широкими бороздами Войны, </text:span><text:span text:style-name="T680">и она ухватывается за руку Слотропа.</text:span></text:p>
      <text:p text:style-name="P381">– Я была тут…</text:p>
      <text:p text:style-name="P381">– Да?</text:p>
      <text:p text:style-name="P587"><text:span text:style-name="T680">– Как раз перед вторжением в Польшу… </text:span><text:span text:style-name="T681">я была тут с Зигмундом, на </text:span><text:span text:style-name="T682">водах</text:span><text:span text:style-name="T681">…..</text:span></text:p>
      <text:p text:style-name="P592"><text:span text:style-name="T681">Н</text:span><text:span text:style-name="T644">а берегу, за кранами и стальными перилами, подымаются фронтоны того, что когда-то было ресторанами, мастерскими, отелями, </text:span><text:span text:style-name="T683">теперь сожжённые, лишённые окон, припудренные </text:span><text:span text:style-name="T684">собственным нутром. Город называется Бад Карма. Дождь из первой половины дня исполосовал стены, </text:span><text:span text:style-name="T685">пики развалин и булыжники мостовой. </text:span><text:span text:style-name="T686">Дети и старики стоят на берегу готовясь принять швартовые и п</text:span><text:span text:style-name="T687">ри</text:span><text:span text:style-name="T686">тянуть баржу. </text:span><text:span text:style-name="T688">Чёрные клёцки дыма всплывают из трубы </text:span><text:span text:style-name="T689">белого </text:span><text:span text:style-name="T688">речного парохода. </text:span><text:span text:style-name="T690">Корабельные слесаря громыхают внутри его трюма. Грета уставилась на него. </text:span><text:span text:style-name="T691">Жилка пульсирует на её горле. </text:span><text:span text:style-name="T692">Она трясёт головой: «Я думала это корабль Бианки, </text:span><text:span text:style-name="T693">но нет».</text:span></text:p>
      <text:p text:style-name="P593"><text:span text:style-name="T693">П</text:span><text:span text:style-name="T644">одойдя к пристани, они перемахивают на берег ухватываясь за железную лесенку закреплённую в </text:span><text:span text:style-name="T694">старом </text:span><text:span text:style-name="T644">камне ржавыми болтами, </text:span><text:span text:style-name="T695">каждый пачкает стену ниже себя мокрым веером охры. </text:span><text:span text:style-name="T696">На жакете Маргреты розовая гардения начинает подрагивать. Это не ветер. </text:span><text:span text:style-name="T697">Она твердит: «Я </text:span><text:span text:style-name="T698">должна увидеть</text:span><text:span text:style-name="T697">….»</text:span></text:p>
      <text:p text:style-name="P594"><text:span text:style-name="T697">С</text:span><text:span text:style-name="T644">тарики опираются на перила, курят трубки, поглядывая на </text:span><text:span text:style-name="T699">Грету или на реку. </text:span><text:span text:style-name="T700">На них серая одежда, </text:span><text:span text:style-name="T701">широкие штаны, широкополые шляпы с круглыми тульями. </text:span><text:span text:style-name="T702">Рыночная площадь оживлённа и ухожена: </text:span><text:span text:style-name="T703">поблескивают трамвайные пути, </text:span><text:span text:style-name="T704">пахнет свежей поливкой. </text:span><text:span text:style-name="T705">В руинах сирени сочатся своим цветом, своей избыточной жизнью по </text:span><text:span text:style-name="T708">раздроблённым</text:span><text:span text:style-name="T705"> камням </text:span><text:span text:style-name="T706">и</text:span><text:span text:style-name="T705"> кирпичам.</text:span></text:p>
      <text:p text:style-name="P594"><text:span text:style-name="T706">Помимо пары фигур в чёрном, сидящих на солнышке, </text:span><text:span text:style-name="T707">сам Курорт безлюден. </text:span><text:span text:style-name="T708">Маргрета к этому времени издёргана не меньше, чем она была в Берлине. </text:span><text:span text:style-name="T709">Слотроп тащится рядом в своём Ракетмэнском прикиде, чувствует себя подавленным. Sprudelhof </text:span><text:span text:style-name="T710">с одной стороны ограничен </text:span><text:span text:style-name="T711">аркадой песчаного цвета: </text:span><text:span text:style-name="T712">колонны песка и коричневые тени. </text:span><text:span text:style-name="T713">Полоса вплотную к ней отведена </text:span><text:soft-page-break/><text:span text:style-name="T713">кипарисам. Фонтаны скачут в массивных каменных чашах: </text:span><text:span text:style-name="T714">струи 6-метровой высоты, чьи </text:span><text:span text:style-name="T715">тени поперёк гладкой брусчатки двора широки и нервны. </text:span></text:p>
      <text:p text:style-name="P595"><text:span text:style-name="T715">Н</text:span><text:span text:style-name="T644">о кто это стоит там у центрального источника? </text:span><text:span text:style-name="T716">И почему Маргрета обратилась в камень? </text:span><text:span text:style-name="T717">Солнце в небе, другие смотрят, но даже у Слотропа всё дыбится по спине и бокам, </text:span><text:span text:style-name="T718">мороз пробегает волна за волной, под каждым краем его челюсти… </text:span><text:span text:style-name="T719">на женщине чёрное пальто, креповый шарф покрывает её волосы, </text:span><text:span text:style-name="T720">плоть её толстых икр проступающая сквозь чёрные чулки </text:span><text:span text:style-name="T721">почти пурпурна, она лишь опирается над водами </text:span><text:span text:style-name="T722">очень напряжённо и </text:span><text:span text:style-name="T723">наблюдает как они пытаются приблизиться… но </text:span><text:span text:style-name="T257">улыбка</text:span><text:span text:style-name="T723">… </text:span><text:span text:style-name="T724">за десять метров подметённого двора</text:span><text:span text:style-name="T723">, </text:span><text:span text:style-name="T724">улыбка становится уверенной на очень белом лице, </text:span><text:span text:style-name="T725">вся удручённость </text:span><text:span text:style-name="T726">Европы умершей и минувшей </text:span><text:span text:style-name="T727">скопилась в этих глазах столь же чёрных как её одежд</text:span><text:span text:style-name="T728">а, чёрных и безразличных. </text:span><text:span text:style-name="T258">Она знает их</text:span><text:span text:style-name="T727">. </text:span><text:span text:style-name="T729">Грета отвернулась и пытается спрятать своё лицо в плече Слотропа. «</text:span><text:span text:style-name="T730">У колодца»,</text:span><text:span text:style-name="T645">– </text:span><text:span text:style-name="T730">это она шепчет?</text:span><text:span text:style-name="T645">– «</text:span><text:span text:style-name="T730">на закате, эта женщина в чёрном….»</text:span><text:span text:style-name="T727"> </text:span></text:p>
      <text:p text:style-name="P588"><text:span text:style-name="T727">– </text:span><text:span text:style-name="T731">Ладно тебе. Всё хорошо,</text:span><text:span text:style-name="T644">– </text:span><text:span text:style-name="T731">опять пошли Берлинские разговоры.</text:span><text:span text:style-name="T644">– </text:span><text:span text:style-name="T732">Она тут просто для лечения.</text:span><text:span text:style-name="T644">– </text:span><text:span text:style-name="T733">Идиот, идиот</text:span><text:span text:style-name="T644">—</text:span><text:span text:style-name="T734">прежде, чем он успевает её остановить, она вырывается и бежит прочь, </text:span><text:span text:style-name="T735">отчаянное тату высоких каблуков по </text:span><text:span text:style-name="T736">камню, в затенённые арки Kurhaus.</text:span></text:p>
      <text:p text:style-name="P151">– <text:span text:style-name="T1180">Эй,</text:span>– <text:span text:style-name="T1180">Слотроп, чувствуя подкатывающую тошноту, набрасывается на женщину,</text:span>– <text:span text:style-name="T1180">что за дела, леди?</text:span></text:p>
      <text:p text:style-name="P382">Но её лицо уже изменилось, это всего лишь лицо ещё одной женщины из развалин, <text:span text:style-name="T1181">такое он не заметил бы, прошёл мимо. Она улыбается, верно, но с принуждённым и деловым видом, который ему знаком. «</text:span><text:span text:style-name="T65">Zigaretten, bitte?</text:span><text:span text:style-name="T1181">», он отдаёт ей длинный окурок, который приберегал, и отправляется искать Маргрету.</text:span></text:p>
      <text:p text:style-name="P383">Аркада оказывается пустой. <text:span text:style-name="T1182">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66">Анубиса</text:span><text:span text:style-name="T1182">, и это лишь ещё больше его опечалит.</text:span></text:p>
      <text:p text:style-name="P384">Он продолжает искать её пока не опустилась темнота, а он вернулся <text:span text:style-name="T1183">обратно </text:span>вдоль реки. <text:span text:style-name="T1184">Он сидит в кафе на открытом воздухе пронизанном жёлтыми огнями, пьёт пиво, ест </text:span><text:span text:style-name="T67">spaetzle</text:span><text:span text:style-name="T1184"> суп, 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152">– <text:span text:style-name="T1185">Я ходила в обсерваторию,</text:span>– <text:span text:style-name="T1186">вот что она наконец сказала,</text:span>– <text:span text:style-name="T1186">посмотреть вдоль реки. Она уже близко. Я видела корабль на котором она. Осталось не больше километра.</text:span></text:p>
      <text:p text:style-name="P153">– <text:span text:style-name="T1187">Это ещё что?</text:span></text:p>
      <text:p text:style-name="P154">– <text:span text:style-name="T1188">Бианка, моё дитя, и мои друзья. Я думала они уже давно в Синемюнде. Но никто уже не придерживается расписаний….</text:span></text:p>
      <text:p text:style-name="P385">И конечно же. После ещё пары <text:span text:style-name="T1189">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386"><text:soft-page-break/>Корабль подходит к причалу, команда опускает трап. <text:span text:style-name="T1190">Улыбающиеся пассажиры уже на полпути вниз, протягивают обтянутые перчатками, или унизанные кольцами руки к Маргрете.</text:span></text:p>
      <text:p text:style-name="P155">– <text:span text:style-name="T1191">Ну, ты идёшь?</text:span></text:p>
      <text:p text:style-name="P155">– <text:span text:style-name="T1191">А… а надо?</text:span></text:p>
      <text:p text:style-name="P387">Она пожимает плечами, и повернувшись к нему спиной осторожно ступает с причала и на борт, <text:span text:style-name="T1192">юбка натягивается и лоснится секунду в жёлтом свете от кафе</text:span>. <text:span text:style-name="T1193">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61">Świnojśie</text:span><text:span text:style-name="T837">, стараясь держаться подальше от тех винтов. </text:span><text:span text:style-name="T840">По другому борту он замечает конец свисающей верёвки, доплывает и хватается за неё. </text:span><text:span text:style-name="T841">Оркестр на палубе наигрывает польки. Три пьяных дамы в тиарах и жемчужных ожерельях </text:span><text:span text:style-name="T842">маются бездельем у спасательного леера, глядя как Слотроп карабкается по верёвке. «</text:span><text:span text:style-name="T843">Давайте её обрежем»,</text:span><text:span text:style-name="T844">– </text:span><text:span text:style-name="T843">кричит одна из них,</text:span><text:span text:style-name="T844">–</text:span><text:span text:style-name="T843"> «и посмотрим, как он </text:span><text:span text:style-name="T838">снова</text:span><text:span text:style-name="T843"> бултыхнётся!» «Да, давайте!»</text:span><text:span text:style-name="T844">– </text:span><text:span text:style-name="T843">соглашаются её компаньонки. </text:span><text:span text:style-name="T845">Иисусе. Одна из них раздобыла здоровенный тесак для мяса и размахивает им вовсю, под весьма оживлённый смех, </text:span><text:span text:style-name="T846">примерно в этот момент кто-то ухватывает Слотропа за лодыжку. </text:span><text:span text:style-name="T847">Он смотрит вниз, замечает </text:span><text:span text:style-name="T848">протянутые из иллюминатора два тонких запястья </text:span><text:span text:style-name="T849">в серебре и сапфирах, </text:span><text:span text:style-name="T850">подсвеченные изнутри словно лёд, </text:span><text:span text:style-name="T851">и маслянистую реку бурлящую ниже.</text:span></text:p>
      <text:p text:style-name="P156"><text:span text:style-name="T851">– </text:span><text:span text:style-name="T852">Сюда,</text:span><text:span text:style-name="T836">– </text:span><text:span text:style-name="T852">девичий голос. </text:span><text:span text:style-name="T853">Он соскальзывает ниже, пока она дёргает его ступню, и садится верхом в иллюминатор. </text:span><text:span text:style-name="T854">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855">рядом с девушкой около 18 </text:span><text:span text:style-name="T856">в длинном платье с блёстками, </text:span><text:span text:style-name="T857">волосы светлые до белизны, </text:span><text:span text:style-name="T858">и с первыми скулами на памяти Слотропа, , от </text:span><text:span text:style-name="T859">вида </text:span><text:span text:style-name="T858">которых у него встаёт. </text:span><text:span text:style-name="T860">У него определённо уже там мозги сдвинулись, наверняка….</text:span></text:p>
      <text:p text:style-name="P157"><text:span text:style-name="T860">– </text:span><text:span text:style-name="T861">Э…</text:span></text:p>
      <text:p text:style-name="P157"><text:span text:style-name="T861">– Ммм.</text:span><text:span text:style-name="T836">– </text:span><text:span text:style-name="T861">Они смотрят друг на друга пока он продолжает изливаться водой. </text:span><text:span text:style-name="T862">Зовут её, оказывается, Стефания Прокловска. Её муж </text:span><text:span text:style-name="T868">Э</text:span><text:span text:style-name="T862">нтони владелец этого </text:span><text:span text:style-name="T839">Анубиса</text:span><text:span text:style-name="T862">.</text:span></text:p>
      <text:p text:style-name="P388"><text:span text:style-name="T862">Н</text:span><text:span text:style-name="T836">у, муж, ладно. «Т</text:span><text:span text:style-name="T868">ы ж</text:span><text:span text:style-name="T836"> посмотри»,</text:span><text:span text:style-name="T844">– </text:span><text:span text:style-name="T836">грит Слотроп.</text:span><text:span text:style-name="T844">– «</text:span><text:span text:style-name="T863">Я до нитки промок».</text:span></text:p>
      <text:p text:style-name="P158"><text:span text:style-name="T863">– Я заметила. </text:span><text:span text:style-name="T864">Чей-нибудь вечерний костюм должен тебе подойти. </text:span><text:span text:style-name="T865">Обсушись, я выйду посмотрю что можно раздобыть. </text:span><text:span text:style-name="T866">Можешь пользоваться </text:span><text:span text:style-name="T867">туалетом</text:span><text:span text:style-name="T866">, если хочешь, там всё есть.</text:span></text:p>
      <text:p text:style-name="P389">Он стаскивает остатки Ракетмэнова прикида, <text:span text:style-name="T1194">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159">– <text:span text:style-name="T1195">Значит ты с Маргретой.</text:span></text:p>
      <text:p text:style-name="P159">– <text:span text:style-name="T1195">Не совсем уверен насчёт этого «с». Она нашла своего ребёнка?</text:span></text:p>
      <text:p text:style-name="P160">– <text:span text:style-name="T1196">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161">– <text:span text:style-name="T1197">А…</text:span></text:p>
      <text:p text:style-name="P390">Стефания часто пожимает плечами и каждая блёс<text:span text:style-name="T1198">т</text:span>ка её платья пляшет. «<text:span text:style-name="T1198">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162">– <text:span text:style-name="T1199">Макс Шлепциг, или что-то там.</text:span></text:p>
      <text:p text:style-name="P163">– <text:span text:style-name="T1199">Или что-то там, вот именно. Никогда не смотрел </text:span><text:span text:style-name="T68">Alpdrücken</text:span><text:span text:style-name="T1199">?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200">просто волосы дыбом. На каждом мужчине в той сцене чёрный капюшон или маска… у нас в Бидгошче это стала увлекательной </text:span><text:soft-page-break/><text:span text:style-name="T1200">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164">– <text:span text:style-name="T1201">Ага.</text:span>– <text:span text:style-name="T1201">Слотроп приступает к протиранию своего лица лавровишнёвой водой.</text:span></text:p>
      <text:p text:style-name="P165">– <text:span text:style-name="T1202">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203">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166">– <text:span text:style-name="T1204">Танац?</text:span></text:p>
      <text:p text:style-name="P167">– <text:span text:style-name="T1205">Ах, она тебе не сказала.</text:span>– <text:span text:style-name="T1206">Смеётся,</text:span>– <text:span text:style-name="T1206">Миклош Танац, её муж. Они то сходятся, то расходятся. В конце войны разъезжали с гастролями для парней на фронте</text:span>—<text:span text:style-name="T1207">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168">– <text:span text:style-name="T1208">Вон оно как, ну, я не знал.</text:span>– <text:span text:style-name="T1209">Ракетные площадки? Рука Провидения ползёт среди звёзд, протягивает Слотропу палец.</text:span></text:p>
      <text:p text:style-name="P168">– <text:span text:style-name="T1210">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391">Вечерний костюм сидит превосходно. <text:span text:style-name="T1211">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169">– <text:span text:style-name="T1212">Энтони,</text:span>– <text:span text:style-name="T1212">она подвела Слотропа к громадному детине в полевой форме Польской кавалерии со множеством маниакальных зубов.</text:span></text:p>
      <text:p text:style-name="P170">– <text:span text:style-name="T1213">Американец?</text:span>– <text:span text:style-name="T1213">качает руку Слотропа.</text:span>– <text:span text:style-name="T1214">Браво. Ты почти завершаешь набор. Теперь мы кораблю всех наций. У нас даже Японецесть на борту. Экс-представитель из Берлина, которому затруднительно проехать через Россию. Бар найдёшь на следующей палубе. Всё что тут бродит вокруг,</text:span>– <text:span text:style-name="T1215">привлекая к себе Стефанию,</text:span>– <text:span text:style-name="T1215">кроме вот этой, дозволенная дичь.</text:span></text:p>
      <text:p text:style-name="P392">Слотроп козыряет, решает, что тем хочется побыть наедине и находит лестницу в бар. <text:span text:style-name="T1216">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392"/>
      <text:p text:style-name="P867">Добро пожаловать на борт!</text:p>
      <text:p text:style-name="P389"/>
      <text:p text:style-name="P393">Добро пожаловать на борт, эй, это крутая ор-гия,</text:p>
      <text:p text:style-name="P393">Куда ты угодил, мой друг,</text:p>
      <text:p text:style-name="P394">Уже не вспомнить как мы начинали,</text:p>
      <text:p text:style-name="P395">Зато конец один, без вариантов, <text:span text:style-name="T1217">классный</text:span>!</text:p>
      <text:p text:style-name="P396">Ведём себя по скотски, без лишних слов, и плотски,</text:p>
      <text:p text:style-name="P396">Но ты придёшься ко двору,</text:p>
      <text:p text:style-name="P396">Если забудешь этики муру</text:p>
      <text:p text:style-name="P396">И будешь истерично громогласным!</text:p>
      <text:p text:style-name="P396"/>
      <text:p text:style-name="P398">Тут мамочки любовников меняют,</text:p>
      <text:p text:style-name="P398">У дочек ухажёров отбивают.</text:p>
      <text:p text:style-name="P399"><text:soft-page-break/>Большим эрекциям особенная предилекция,</text:p>
      <text:p text:style-name="P399">Ты не поверишь и глазам,</text:p>
      <text:p text:style-name="P399">Хочешь попробуй сам,</text:p>
      <text:p text:style-name="P399"><text:s/><text:span text:style-name="T1218">И подымайся </text:span></text:p>
      <text:p text:style-name="P400">На борт <text:span text:style-name="T6">Титаника,</text:span> где среди праздника </text:p>
      <text:p text:style-name="P400">Трахнет айсберг в трюм,</text:p>
      <text:p text:style-name="P401">Так вем придёт конец, затихнет визг и вой,</text:p>
      <text:p text:style-name="P401">Итак, добро пожаловать на борт, друг мой!</text:p>
      <text:p text:style-name="P401"/>
      <text:p text:style-name="P402">Ну, вон тебе парочки стонут в спасательных шлюпках, <text:span text:style-name="T1219">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69">Mme.</text:span><text:span text:style-name="T1219"> Штип. Всё та же старая херня, что творилась когда-то на вилле Рауля де ля Пирлимпинпин и, насколько Слотроп в курсе, всё та же вечеринка.</text:span></text:p>
      <text:p text:style-name="P403">Он примечает Маргрету с её дочерью, но вокруг них сгрудились оргиасты держа его в удалении. <text:span text:style-name="T1220">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70">Time</text:span><text:span text:style-name="T7">—</text:span><text:span text:style-name="T1221">Умер, Ракетмэн, не достигнув 30, в Зоне, от страсти.</text:span></text:p>
      <text:p text:style-name="P404">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222">Волосы её уложены или стилизованы так, чтобы напоминать определённый срез мяса. Заказ Слотропа, номинально Ирландское виски с водой, прибыл и он придвигается послушать.</text:span></text:p>
      <text:p text:style-name="P171">– <text:span text:style-name="T1223">её Нептун с изъяном. А чей без? спросит кое-кто. Ах. Но как обитатели </text:span><text:span text:style-name="T71">этой</text:span><text:span text:style-name="T1223"> планеты, обычно. Грета жила, <text:s/>большей частью, </text:span><text:span text:style-name="T71">на</text:span><text:span text:style-name="T1223"> Нептуне</text:span>—<text:span text:style-name="T1224">её недуг был более прямым, чистым, ясным, чем известные нам тут.</text:span></text:p>
      <text:p text:style-name="P172"><text:span text:style-name="T1224">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225">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226">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72">они не срабатывают</text:span><text:span text:style-name="T1226">. <text:s/></text:span></text:p>
      <text:p text:style-name="P405">Онейрин Джамф Imipolex A4. . . .</text:p>
      <text:p text:style-name="P173">– <text:span text:style-name="T1227">Эта тупая сука,</text:span>– <text:span text:style-name="T1227">замечает голос у локтя Слотропа,</text:span>– <text:span text:style-name="T1227">с каждым разом рассказывает всё хуже.</text:span></text:p>
      <text:p text:style-name="P174">– <text:span text:style-name="T1228">Прошу прощения?</text:span>– <text:span text:style-name="T1228">Слотроп оборачивается лицом к лицу с Миклошем Танац, борода веником, брови всклочены, как растопыренные концы крыльев ястреба, пьёт абсент из подарочного </text:span><text:soft-page-break/><text:span text:style-name="T1228">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06">Он без проблем заруливается на тему Ракеты. «<text:span text:style-name="T1229">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73">глубоко</text:span><text:span text:style-name="T1229">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73">избрал</text:span><text:span text:style-name="T1229"> бы такую роль. Но с каждым годом, как-то, число их растёт. </text:span></text:p>
      <text:p text:style-name="P407">Но турне с ракетчиками генерала Каммлера, вот о чём Слотроп больше всего извращённо хочет<text:span text:style-name="T259">—</text:span>хочет?<text:span text:style-name="T259">—</text:span>знать: «<text:span text:style-name="T1230">Ну, я был в Нордхаузене, видал куски и части. Но никогда А4 в полном сборе. <text:s/>Это должно быть что-то, а?»</text:span></text:p>
      <text:p text:style-name="P408">Танац протягивает свой бокал для добавки. <text:span text:style-name="T1231">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175">– <text:span text:style-name="T1232">Угу...</text:span></text:p>
      <text:p text:style-name="P176">– <text:span text:style-name="T1233">Хмм, </text:span><text:span text:style-name="T6">ja</text:span>, <text:span text:style-name="T1233">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234">Пьяные воспоминания? Или выдумывает на ходу?</text:span>– «<text:span text:style-name="T1235">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236">Wozzeck </text:span><text:span text:style-name="T1239"><text:s/>, </text:span><text:span text:style-name="T1240">и голос срывался вдруг в самые верхни регистры истерики. </text:span><text:span text:style-name="T1241">Всё разваливало</text:span><text:span text:style-name="T1245">с</text:span><text:span text:style-name="T1241">ь и он вернулся к какой-то бывшей у предков версии самого себя, </text:span><text:span text:style-name="T1242">орал в небо, сидел <text:s/>часами в застылом трансе, с глазами явно закатившимися под лоб.</text:span><text:span text:style-name="T1243"> Без предупреждения <text:s/>впадал в ту безбожную колоратуру. </text:span><text:span text:style-name="T1244">Белые пустые овалы, глаза статуи, </text:span><text:span text:style-name="T1245">с серым дождём позади них. </text:span><text:span text:style-name="T1246">Он оставил 1945, </text:span><text:span text:style-name="T1247">закоротил нервы на землю, по которой мы уб</text:span><text:span text:style-name="T1248">е</text:span><text:span text:style-name="T1247">гали, </text:span><text:span text:style-name="T1248">в Urstoff доисторического Германца, </text:span><text:span text:style-name="T1249">Божье самое нищее и паникующее создание. </text:span><text:span text:style-name="T1250">Мы с тобой возможно </text:span><text:span text:style-name="T1251">стали </text:span><text:span text:style-name="T1250">на протяжении поколений </text:span><text:span text:style-name="T1252">до того</text:span><text:span text:style-name="T1251"> Христианизирова</text:span><text:span text:style-name="T1252">н</text:span><text:span text:style-name="T1251">ными, </text:span><text:span text:style-name="T1252">настолько расслабленными </text:span><text:span text:style-name="T1253">Gesellschaft</text:span><text:span text:style-name="T1252"> </text:span><text:span text:style-name="T1257">нашими обязанностями перед его </text:span><text:span text:style-name="T1258">прославленным «Договором», что никогда не существовал, </text:span><text:span text:style-name="T1259">что мы, даже мы приходим в ужас сталкиваясь с такими рецидивами. </text:span><text:span text:style-name="T1260">Но в глубине, из своего молчания Urstoff пробуждается и поёт… </text:span><text:span text:style-name="T1261">а в последний день… </text:span><text:span text:style-name="T1262">стыдно сказать… весь тот день меня не покидала эрекция… </text:span><text:span text:style-name="T1263">не осуждай… я ничего не мог поделать… </text:span><text:span text:style-name="T1264">всё вышло из-под контроля</text:span><text:span text:style-name="T1238">—</text:span></text:p>
      <text:p text:style-name="P409"><text:span text:style-name="T1238">На этом месте их прервали Маргрета и Бианка играющие театралльную мать и непослушное дитя. </text:span><text:span text:style-name="T1265">Перешёптыванье с дирижёром, любители затей охотно окружают </text:span><text:span text:style-name="T1266">рас</text:span><text:span text:style-name="T1265">чищенное место, </text:span><text:span text:style-name="T1266">где Бианка </text:span><text:span text:style-name="T1267">теперь <text:s/></text:span><text:span text:style-name="T1266">стоит </text:span><text:span text:style-name="T1267">надув губки, </text:span><text:span text:style-name="T1268">красное платьице до середины её стройных ляжек, чёрные кружев</text:span><text:span text:style-name="T1305">а нижней юбки</text:span><text:span text:style-name="T1268"> чуть выглядывают из-под подола, наверняка это будет нечто утончённое, столичное, </text:span><text:span text:style-name="T1269">и порочное, но что это она делает </text:span><text:span text:style-name="T1270">своим пальчиком так вот отставленным от её щ</text:span><text:span text:style-name="T1271">ё</text:span><text:span text:style-name="T1270">чки с ямочкой</text:span><text:span text:style-name="T1272">—</text:span><text:span text:style-name="T1271">как раз тут вступает оркестр, </text:span><text:span text:style-name="T1273">предблёвная слюна </text:span><text:span text:style-name="T1274">начинает переполнять</text:span><text:span text:style-name="T1273"> рот Слотропа,</text:span><text:span text:style-name="T1275">а его мозг жуткое сомнение как он продержится предстоящие несколько минут. </text:span></text:p>
      <text:p text:style-name="P410"><text:soft-page-break/><text:span text:style-name="T1275">Н</text:span><text:span text:style-name="T1238">е только её песенка «На кораблике Леденец», но и сама <text:s/>она </text:span><text:span text:style-name="T1276">сейчас начинает, </text:span><text:span text:style-name="T1277">ни капли стеснения, выстанывать её в точности копируя юную Ширли Темпл</text:span><text:span text:style-name="T1272">—</text:span><text:span text:style-name="T1277">каждую интонацию поросёночка, </text:span><text:span text:style-name="T1278">каждый встрях локона, бездумная улыбка, запинающаяся чечётка… </text:span><text:span text:style-name="T1279">её нежные голые руки начинают </text:span><text:span text:style-name="T1280">толстеть, платьице укорачиваться</text:span><text:span text:style-name="T1272">—</text:span><text:span text:style-name="T1280">кто-то там дурачится с освещением? </text:span><text:span text:style-name="T1281">Но припухлости бесполого младенческого жирка </text:span><text:span text:style-name="T1282">не изменили её глаз: </text:span><text:span text:style-name="T1283">они остались как и были насмешливыми, тёмными, её собственными….</text:span></text:p>
      <text:p text:style-name="P410"><text:span text:style-name="T1284">Много аплодисментов и алкогольный «браво!» когда </text:span><text:span text:style-name="T1285">это всё же кончилось. </text:span><text:span text:style-name="T1286">Танац воздерживается, отечески покачивая головой, </text:span><text:span text:style-name="T1287">огромные брови насуплены: «</text:span><text:span text:style-name="T1288">Ей никогда не стать женщиной, если так и продолжится….»</text:span><text:span text:style-name="T1285"> </text:span><text:span text:style-name="T1277"><text:s/></text:span></text:p>
      <text:p text:style-name="P177"><text:span text:style-name="T1277">– </text:span><text:span text:style-name="T1289">А </text:span><text:span text:style-name="T1254">теперь</text:span><text:span text:style-name="T1289">, </text:span><text:span text:style-name="T1254">liebling</text:span><text:span text:style-name="T1289">,</text:span><text:span text:style-name="T1277">– </text:span><text:span text:style-name="T1289">Маргрета с редкой для неё и чем-то фальшивой улыбкой,</text:span><text:span text:style-name="T1277">– </text:span><text:span text:style-name="T1290">давай послушаем Крекеры-зверушки в Супе у Меня.</text:span></text:p>
      <text:p text:style-name="P180"><text:span text:style-name="T1277">– </text:span><text:span text:style-name="T1294">Супер Звери в Крэке у Меня,</text:span><text:span text:style-name="T1277">– </text:span><text:span text:style-name="T1295">выкрикивает юморист из толпы.</text:span></text:p>
      <text:p text:style-name="P178"><text:span text:style-name="T1277">– </text:span><text:span text:style-name="T1291">Нет,</text:span><text:span text:style-name="T1277">– </text:span><text:span text:style-name="T1291">стонет ребёнок.</text:span></text:p>
      <text:p text:style-name="P179"><text:span text:style-name="T1277">– </text:span><text:span text:style-name="T1292">Бианка</text:span><text:span text:style-name="T1238">—</text:span></text:p>
      <text:p text:style-name="P180"><text:span text:style-name="T1277">– </text:span><text:span text:style-name="T1365">Хватит,</text:span><text:span text:style-name="T1292"> сука!</text:span><text:span text:style-name="T1277">– </text:span><text:span text:style-name="T1293">Высокий каблук звякает о сталь палубы. Это представление.</text:span><text:span text:style-name="T1277">– </text:span><text:span text:style-name="T1296">Мало ты</text:span><text:span text:style-name="T1295"> меня </text:span><text:span text:style-name="T1296">о</text:span><text:span text:style-name="T1295">позори</text:span><text:span text:style-name="T1296">ла</text:span><text:span text:style-name="T1295">?</text:span></text:p>
      <text:p text:style-name="P181"><text:span text:style-name="T1277">– </text:span><text:span text:style-name="T1296">Вижу, что мало,</text:span><text:span text:style-name="T1277">– </text:span><text:span text:style-name="T1297">бросившись к дочери хватает её за волосы </text:span><text:span text:style-name="T1298">и трясёт. Девочка падает на колени, </text:span><text:span text:style-name="T1299">вырываясь, стараясь убежать.</text:span></text:p>
      <text:p text:style-name="P182"><text:span text:style-name="T1277">– </text:span><text:span text:style-name="T1299">О, бесподобно,</text:span><text:span text:style-name="T1277">– </text:span><text:span text:style-name="T1299">кричит дама тесака для мяса.</text:span><text:span text:style-name="T1277">– </text:span><text:span text:style-name="T1299">Грета её накажет.</text:span></text:p>
      <text:p text:style-name="P183"><text:span text:style-name="T1277">– </text:span><text:span text:style-name="T1300">Как бы и </text:span><text:span text:style-name="T1255">мне</text:span><text:span text:style-name="T1300"> хотелось,</text:span><text:span text:style-name="T1277">– </text:span><text:span text:style-name="T1301">бормочет броская девушка мулатка в платье без бретелек, </text:span><text:span text:style-name="T1302">задевая щеку Слотропа длинным мундштуком с бриллиантами пока атласное бедро прошелестало поперёк его ляжки. </text:span><text:span text:style-name="T1303">Кто-то подал Маргрете стальную линейку и эбонитовый Имперский стул. </text:span><text:span text:style-name="T1304">Она валит Бианку себе на колени, вздёргивает платье и </text:span><text:span text:style-name="T1305">нижнюю юбку</text:span><text:span text:style-name="T1304"> повыше, </text:span><text:span text:style-name="T1305">стаскивает белые кружевные панталоны. </text:span><text:span text:style-name="T1306">Прекрасные девчушкины ягодицы восходят как луны. </text:span><text:span text:style-name="T1307">Нежная расселина сжимается и расслабляется, </text:span><text:span text:style-name="T1308">резинки подвязок сдвигаются и растягиваются, </text:span><text:span text:style-name="T1310">на взбрыки ног</text:span><text:span text:style-name="T1308"> Бианки, </text:span><text:span text:style-name="T1309">шёлковые чулки попискиваю друг о друга, </text:span><text:span text:style-name="T1310">эротично и различимо теперь, когда зрители затихли и нашли к чему приложить</text:span><text:span text:style-name="T1311">ся, руки прижались к грудям и пахам, кадыки вздрагивают, языки </text:span><text:span text:style-name="T1312">в </text:span><text:span text:style-name="T1311">пробеж</text:span><text:span text:style-name="T1312">ке</text:span><text:span text:style-name="T1311"> по губам…</text:span><text:span text:style-name="T1304"> </text:span><text:span text:style-name="T1313">где старая мазохистка и статуя, которую Слотроп знал в Берлине! </text:span><text:span text:style-name="T1314">Грета словно изливает теперь всю боль скопившуюся </text:span><text:span text:style-name="T1315">в минувшие недели на </text:span><text:span text:style-name="T1316">обнажённый зад ребёнка, </text:span><text:span text:style-name="T1317">кожа настолько нежно-гладкая, что белая разметка сантиметров и цифры </text:span><text:span text:style-name="T1318">остаются зеркально-обёрнутыми в красных </text:span><text:span text:style-name="T1319">полосах от каждого удара, </text:span><text:span text:style-name="T1320">перекрещиваясь, искажая скошенной матрицей боли </text:span><text:span text:style-name="T1321">плоть</text:span><text:span text:style-name="T1320"> Бианки. </text:span><text:span text:style-name="T1322">Слёзы льются ручьями </text:span><text:span text:style-name="T1323">по её стянувшемуся и красному лицу, смывая косметику, брызгая на бледный ящеричный верх туфлей её матери… </text:span><text:span text:style-name="T1324">волосы её рас</text:span><text:span text:style-name="T1381">сыпались</text:span><text:span text:style-name="T1324"> до палубы, </text:span><text:span text:style-name="T1325">тёмные, с щепоткой семян-жемчуж</text:span><text:span text:style-name="T1326">инок. Девушка мулатка упёрлась спиной о Слотропа, </text:span><text:span text:style-name="T1327">ухватив в пригоршню его вскочивший хуй, который покрыт всего лишь чьими-то брюками </text:span><text:span text:style-name="T1382">со складками</text:span><text:span text:style-name="T1327">. Все тут типа как возбудились, Танац сидит на стойке бара, а его пока ещё не вытащенный член охватывает ртом </text:span><text:span text:style-name="T1328">один из Вендов в белых перчатках. </text:span><text:span text:style-name="T1329">Два официанта, </text:span><text:span text:style-name="T1330">опустившись коленями на палубу </text:span><text:span text:style-name="T1331">вылизывают сочные гениталии блондинки </text:span><text:span text:style-name="T1332">в винном бархатном платье, </text:span><text:span text:style-name="T1333">которая тем временем страстно ёлзает языком </text:span><text:span text:style-name="T1334">по высоким сияющим Французским каблукам пожилой дамы в лимонной органзе </text:span><text:span text:style-name="T1335">занятой застегиванием серебряных наручников с войлочным подбоем на своём спутнике, майоре Югославской артиллерии в парадной форме, </text:span><text:span text:style-name="T1336">что стоит на коленях, уткнув нос и язык между исхлёстанных ягодиц </text:span><text:span text:style-name="T1337">длинноногой </text:span><text:span text:style-name="T1336">балерины из Парижа, </text:span><text:span text:style-name="T1337">которая придерживает своё платье для него покорными кончиками пальцев, </text:span><text:span text:style-name="T1338">а её подружка, высокая Шведская разведёнка в кожаном корсете плотной вязки </text:span><text:span text:style-name="T1339">и в чёрных Русских сапогах, расстёгивает верх её платья и </text:span><text:span text:style-name="T1340">изощрённо </text:span><text:span text:style-name="T1339">начинает </text:span><text:span text:style-name="T1340">сечь </text:span><text:span text:style-name="T1341">её оголённые груди </text:span><text:span text:style-name="T1342">стеблями полдюжины роз, </text:span><text:span text:style-name="T1343">красных, как капельки пробившейся крови, что скоро начинают скапывать с её затверделых сосков </text:span><text:span text:style-name="T1344">в жадный рот второго Ве</text:span><text:span text:style-name="T1345">н</text:span><text:span text:style-name="T1344">да</text:span><text:span text:style-name="T1336">, </text:span><text:span text:style-name="T1345">которого дрочит удалившийся от дел Голландский банкир сидя на палубе, </text:span><text:span text:style-name="T1346">туфли и носки его только что сняты парой миленьких школьниц, </text:span><text:span text:style-name="T1347">близняшек, фактически, </text:span><text:span text:style-name="T1348">в одинаковых платьях цветущей </text:span><text:soft-page-break/><text:span text:style-name="T1237">voile</text:span><text:span text:style-name="T1348">, </text:span><text:span text:style-name="T1349">большой палец каждой его ступни вставлен сейчас в пушистую бороздку, </text:span><text:span text:style-name="T1350">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351">которые недавно, если припоминаешь, выхлёбывали ту сочную блондинку </text:span><text:span text:style-name="T1352">в бархатном платье, <text:s/>по течению реки Одер, где-то </text:span><text:span text:style-name="T1364">ещё </text:span><text:span text:style-name="T1352">там….</text:span></text:p>
      <text:p text:style-name="P411"><text:span text:style-name="T1352">Ч</text:span><text:span text:style-name="T1238">то касается Слотропа, он кончает тем, </text:span><text:span text:style-name="T1353">что кончает между трепещущих грудей девушки из Вены </text:span><text:span text:style-name="T1354">с волосами цвета шкуры львицы </text:span><text:span text:style-name="T1355">и изумрудными глазами с ресницами пушистыми как мех, </text:span><text:span text:style-name="T1356">его сперва всплёскивает до ямки на её выгнутом горле и между всех алмазов её колье, </text:span><text:span text:style-name="T1357">горящих из дали времён сквозь дымку его семени—и такое ощущение, во всяком случае, будто все кончили вместе, хотя как может такое быть?</text:span><text:span text:style-name="T1355"> </text:span><text:span text:style-name="T1358">Он всё же подмечает, что не участвовал </text:span><text:span text:style-name="T1359">похоже</text:span><text:span text:style-name="T1358">, помимо Энтони и Стефании, <text:s/>лишь </text:span><text:span text:style-name="T1359">Японский представитель, </text:span><text:span text:style-name="T1360">сидевший в одиночестве, на верхней палубе, наблюдая. </text:span><text:span text:style-name="T1361">Не мастурбируя или чего-то ещё, а просто наблюдая, наблюдая реку, ночь…. </text:span><text:span text:style-name="T1362">ну, их трудно раскусить, сам знаешь, этих Япо</text:span><text:span text:style-name="T1363">ш</text:span><text:span text:style-name="T1362">ек.</text:span></text:p>
      <text:p text:style-name="P412"><text:span text:style-name="T1295">П</text:span><text:span text:style-name="T1238">роисходит общий отвал от отверстий чуть погодя, выпивка, приём наркотитков и болтовня возобновляются и многие начинают брести прочь </text:span><text:span text:style-name="T1366">поспать. Тут и там остаются подзадержавшиеся парочки и троечки. </text:span><text:span text:style-name="T1367">Саксофонист саксофона-тенора</text:span><text:span text:style-name="T1238"> <text:s/></text:span><text:span text:style-name="T1367">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368">это точно</text:span><text:span text:style-name="T1272">—</text:span><text:span text:style-name="T1368">саксофонист наяривает «</text:span><text:span text:style-name="T1369">Чатануга Чу Чу» </text:span><text:span text:style-name="T1370">и эти вибрации заводят её </text:span><text:span text:style-name="T1371">просто </text:span><text:span text:style-name="T1370">без предела. </text:span><text:span text:style-name="T1372">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373">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12"><text:span text:style-name="T1374">До восхода ещё несколько часов, солнце ещ</text:span><text:span text:style-name="T1375">ё</text:span><text:span text:style-name="T1374"> внизу, за </text:span><text:span text:style-name="T1375">непостижимыми н</text:span><text:span text:style-name="T1374">изинными равнинами </text:span><text:span text:style-name="T1375">Росии. </text:span><text:span text:style-name="T1376">Туман сползается и моторы сбавляют ход. </text:span><text:span text:style-name="T1377">Затону</text:span><text:span text:style-name="T1378">в</text:span><text:span text:style-name="T1377">шие обломки </text:span><text:span text:style-name="T1378">проскальзывают под килем белого корабля. Трупы с весны застрявшие в обломках колышутся и поворачиваются когда </text:span><text:span text:style-name="T1256">Анубис</text:span><text:span text:style-name="T1378"> проплывает сверху. </text:span><text:span text:style-name="T1379">Под бушпритом, золочёный шакал, единственное существо на борту, которому дано видеть сквозь туман, </text:span><text:span text:style-name="T1380">уставился вперёд, вниз по реке, к Свинемюнде.</text:span></text:p>
      <text:p text:style-name="P397"><draw:frame draw:style-name="fr1" draw:name="Image5" text:anchor-type="paragraph" svg:width="6.9252in" svg:height="0.3661in" draw:z-index="3"><draw:image xlink:href="Pictures/1000000000000B720000009B428C9716555D8079.png" xlink:type="simple" xlink:show="embed" xlink:actuate="onLoad" loext:mime-type="image/png"/></draw:frame></text:p>
      <text:p text:style-name="P413">Слотропу тут приснился Ландадно, где он провёл дождливый отпуск <text:span text:style-name="T1383">однажды накачиваясь горьким с дочкой буксирного шкипера. Также где Льюис Кэрол написал </text:span><text:span text:style-name="T74">Алиса в Стране Чудес</text:span><text:span text:style-name="T1383">.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184">– <text:span text:style-name="T1384">Ты не должен говорить Маргрете. Пожалуйста.</text:span>– <text:span text:style-name="T1385">Это Бианка. Её волосы распущены до бёдер, щёки размазаны, глаза горят.</text:span>– <text:span text:style-name="T1386">Она убьёт меня.</text:span></text:p>
      <text:p text:style-name="P185">– <text:span text:style-name="T1387">Который час?</text:span></text:p>
      <text:p text:style-name="P185">– <text:span text:style-name="T1387">Солнце взошло давным-давно. Зачем тебе время?</text:span></text:p>
      <text:p text:style-name="P414">Зачем время. Хмм. Может ещё поспать, тут. «Твоя мать на тебя злится или что?»</text:p>
      <text:p text:style-name="P186">– <text:span text:style-name="T1388">О, она просто с ума сошла, только что обвинила меня в любовной связи с Танацем. </text:span><text:span text:style-name="T75">Сума</text:span><text:span text:style-name="T1388">сшествие, конечно мы добрые </text:span><text:span text:style-name="T75">друзья</text:span><text:span text:style-name="T1388">, но и только… если б она хоть </text:span><text:span text:style-name="T75">чуть-чуть</text:span><text:span text:style-name="T1388"> уделяла мне внимание, то знала бы.</text:span></text:p>
      <text:p text:style-name="P187">– <text:span text:style-name="T1389">Она уж точно уделила там внимание твоей заднице, детка.</text:span></text:p>
      <text:p text:style-name="P188"><text:soft-page-break/>– <text:span text:style-name="T1389"><text:s/>Ой-о-ёй,</text:span>– <text:span text:style-name="T1390">приподнимая своё платье, оборачиваясь так, чтобы следить за Слотропом через плечо.</text:span>– <text:span text:style-name="T1391">Я до сих пор </text:span><text:span text:style-name="T76">чувствую</text:span><text:span text:style-name="T1391">. Следы остались?</text:span></text:p>
      <text:p text:style-name="P189">– <text:span text:style-name="T1392">Тебе придётся подойти поближе.</text:span></text:p>
      <text:p text:style-name="P415">Она движется к нему, улыбаясь, вытягивая ступню на каждый шаг. «<text:span text:style-name="T1393">Я смотрела как ты спишь. Ты очень симпатичный, знаешь. Мать ещё говорила, что ты жестокий».</text:span></text:p>
      <text:p text:style-name="P190">– <text:span text:style-name="T1394">А вот посмотри,</text:span>– <text:span text:style-name="T1394">он склоняется мягко укусить в одну из щёк её зада. Она выкручивается, но не отходит.</text:span></text:p>
      <text:p text:style-name="P191">– <text:span text:style-name="T1395">Мм. Тут этот зиппер, ты бы…</text:span>– <text:span text:style-name="T1396">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16">Тут что-то, э, типа <text:span text:style-name="T6">забавное</text:span> тут происходит. <text:span text:style-name="T1397">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77">внутри его собственного хуя</text:span><text:span text:style-name="T1397">.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77">вылазке…</text:span><text:span text:style-name="T1397"> красная плоть отдаёт эхом… необычайное ощущение </text:span><text:span text:style-name="T77">ожидания взлёта</text:span><text:span text:style-name="T1397">….</text:span></text:p>
      <text:p text:style-name="P417">Она спешит, его прелестная наездница, <text:span text:style-name="T1398">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text:span><text:soft-page-break/><text:span text:style-name="T1398">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18">Где-то в их за<text:span text:style-name="T1399">мершем</text:span> лежании <text:span text:style-name="T1399">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19">Они в объятиях друг друга. Она говорила, что им нужно скрыться.</text:p>
      <text:p text:style-name="P192">– <text:span text:style-name="T1400">Конечно, только нужно выбрать момент, чтобы где-то сойти. Свинемюнде, или ещё где.</text:span></text:p>
      <text:p text:style-name="P193">– <text:span text:style-name="T1401">Нет. Мы можем скрыться. Я ребёнок, я умею прятаться. Я и тебя могу спрятать.</text:span></text:p>
      <text:p text:style-name="P420"><text:span text:style-name="T1402">Он знает, что о</text:span>на может. <text:span text:style-name="T1402">Он знает. Прямо здесь, прямо сейчас, под косметикой и прихотливым нижним, она </text:span><text:span text:style-name="T78">есть</text:span><text:span text:style-name="T1402">, любовь, невидимость…. Для Слотропа это немалое открытие. </text:span></text:p>
      <text:p text:style-name="P421">Но её руки зашевелились у него на шее, <text:span text:style-name="T1403">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22">Поэтому, когда он выпутывается, то делает это нелепо. <text:span text:style-name="T1404">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23">Одна, коленями на крашеной стали, <text:span text:style-name="T1405">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24">Её <text:span text:style-name="T1406">взгляд</text:span> сейчас<text:span text:style-name="T259">—</text:span>эт<text:span text:style-name="T1406">и</text:span> <text:span text:style-name="T1406">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text:span><text:soft-page-break/><text:span text:style-name="T1406">ноты свинга в самое оно между тишью средней точки и следующим битом, </text:span><text:span text:style-name="T79">па</text:span><text:span text:style-name="T1406"> (хм), <text:s/></text:span><text:span text:style-name="T79">па</text:span><text:span text:style-name="T1406"> (хм), </text:span><text:span text:style-name="T79">па</text:span><text:span text:style-name="T1406"> до того в самое оно, что явно же чуть забегает, но </text:span><text:span text:style-name="T79">чувствовалось</text:span><text:span text:style-name="T1406">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79">её</text:span><text:span text:style-name="T1406"> обочины дороги…. </text:span></text:p>
      <text:p text:style-name="P425">Покинула Слотропа с его городскими рефлексами <text:span text:style-name="T1407">и </text:span>в его носках Гарвардской команды<text:span text:style-name="T259">—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26">Отдалены, да эти хорошенько отдалены. Ещё как. <text:span text:style-name="T1408">Чересчур вблизи и становится больно возвращать её. Но существует эта зацикленность на Эвридике, это </text:span><text:span text:style-name="T80">возвращение её обратно из</text:span><text:span text:style-name="T1408">…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27">Из всех её предполагаемых отцов<text:span text:style-name="T259">—</text:span>Макс Шлепциг и массовка в масках <text:span text:style-name="T1409">с одной стороны стрекочущей плёнки, Франц Пёклер и наверняка другие пары рук трудящихся через материал штанов, на том сеансе </text:span><text:span text:style-name="T81">Alpdrücken</text:span><text:span text:style-name="T1409">,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81">знаю я их, </text:span><text:span text:style-name="T1410">пропущен</text:span><text:span text:style-name="T82">, </text:span><text:span text:style-name="T1411">хихикающий</text:span><text:span text:style-name="T83"> так и меня зачтите</text:span><text:span text:style-name="T1411">, не можешь, прикидывающий </text:span><text:span text:style-name="T83">возможно какая-нибудь проститутка</text:span><text:span text:style-name="T1411">… Она выбирает тебя, из всех. Ты никогда её не увидишь. Так что кто-то должен был тебе сказать. </text:span></text:p>
      <text:p text:style-name="P428"><draw:frame draw:style-name="fr1" draw:name="Image6" text:anchor-type="paragraph" svg:width="6.9252in" svg:height="0.3661in" draw:z-index="4"><draw:image xlink:href="Pictures/1000000000000B720000009B428C9716555D8079.png" xlink:type="simple" xlink:show="embed" xlink:actuate="onLoad" loext:mime-type="image/png"/></draw:frame><text:s/><text:span text:style-name="T141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194">– <text:span text:style-name="T1413">А и я...</text:span>– <text:span text:style-name="T1413">с чего это Слотроп заговорил с ковбойской оттяжкой?</text:span>– <text:span text:style-name="T1413">видал тя как смотришь… </text:span><text:span text:style-name="T84">прошлой ночью</text:span><text:span text:style-name="T1413">, мистер….</text:span></text:p>
      <text:p text:style-name="P194">– <text:span text:style-name="T1413">Вы думаете, что я вуайер. Да, думаете. Но это не так. Меня не возбуждает, хочу сказать. Но когда смотрю на людей, мне нетак одиноко.</text:span></text:p>
      <text:p text:style-name="P195">– <text:span text:style-name="T1414">Ну, лады, мичман… дак чё тада ты… не присодиняисся? </text:span><text:span text:style-name="T86">Они</text:span><text:span text:style-name="T1414"> всегда рады… в компании.</text:span></text:p>
      <text:p text:style-name="P196">– <text:span text:style-name="T1415">О, Боже мой,</text:span>– <text:span text:style-name="T1415">лучится одной из тех многогранных Япошных улыбок, как они умеют,</text:span>– <text:span text:style-name="T1416">тогда б мне </text:span><text:span text:style-name="T85">стало</text:span><text:span text:style-name="T1416"> ещё тоскливее.</text:span></text:p>
      <text:p text:style-name="P429"><text:soft-page-break/>Столы и стулья расставлены под оранжево-красными полосами тента на корме <text:span text:style-name="T1417">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430">Стюарт приносит кофе, сливки, кашу и свежие апельсины. <text:span text:style-name="T1418">Слотроп взглядывает на кашу с сомнением. «Я буду»,– Моритури ухватывает тарелку.</text:span></text:p>
      <text:p text:style-name="P197">– <text:span text:style-name="T1419">О, конечно,</text:span>– <text:span text:style-name="T1419">Слотроп теперь замечает какие у этого Йипа широкие усы,</text:span>– <text:span text:style-name="T1420">Ага, ага. Я тя вычислил. Кашелюб! Стыдоба. Скрытый Англофил</text:span>—<text:span text:style-name="T1421">вон как краснеешь.</text:span>– <text:span text:style-name="T1422">Показывает пальцем и орёт ха, ха, ха.</text:span></text:p>
      <text:p text:style-name="P198">– <text:span text:style-name="T1423">Ты меня раскрыл. Да, да. Шесть лет я был не за тех.</text:span></text:p>
      <text:p text:style-name="P199">– <text:span text:style-name="T1424">Ни разу не пробовал переметнуться?</text:span></text:p>
      <text:p text:style-name="P200">– <text:span text:style-name="T1424">И узнать что вы за люди? Чёрт возьми! Что если фил поменялся бы на фоба? Что бы я делал?</text:span>– <text:span text:style-name="T1425">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426">вздыхает он.</text:span>– «<text:span text:style-name="T1427">Так что меня снова послали сюда, через Россию и Швейцарию. На этот раз при Министерстве Пропаганды».</text:span>– <text:span text:style-name="T1428">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429">Всё, что я знаю о Великобритании идёт от тех просмотров.</text:span></text:p>
      <text:p text:style-name="P201">– <text:span text:style-name="T1430">Похоже ты тут не один, кому Германское кино свихнуло мировосприятие.</text:span></text:p>
      <text:p text:style-name="P202">– <text:span text:style-name="T1431">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03">– <text:span text:style-name="T1432">Какие обиды. Я и сам знаю тут творится что-то жуткое.</text:span>– <text:span text:style-name="T1433">Он рассказывает Моритури про случай в Sprudelhof и о бегстве Маргреты от привидения в чёрном.</text:span></text:p>
      <text:p text:style-name="P431">Мичман кивает, угрюмо, подкручивая один ус так, что тот саблей указывает на его глаз. «<text:span text:style-name="T1434">Она не сказала <text:s/>тебе из-за чего? Чёрт, Джек, тебе лучше знать….»</text:span></text:p>
      <text:p text:style-name="P431"/>
      <text:p text:style-name="P868">Рассказ мичмана Моритури</text:p>
      <text:p text:style-name="P432">Войны знают способ опережать дни накануне своего начала. <text:span text:style-name="T1435">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433">Маргрету пробовали уговорить, чтоб перебралась в Голливуд. Она поехала, но неудачно. <text:span text:style-name="T1436">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434">Ролло не был слишком умён. Он хотел как лучше, но через месяц с нею почувствовал, что с него хватит. <text:span text:style-name="T1437">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435">Проблемой с Зигмундом было место где он тогда жил, продуваемое насквозь, зубчатое безобразие над маленьким озером в Баварских Альпах. <text:span text:style-name="T1438">Часть сооружения должно быть датировалось временем падения Рима. Вот куда Зигмунд привёз её.</text:span></text:p>
      <text:p text:style-name="P436">Она где-то подцепила мысль, будто она <text:span text:style-name="T1439">отчасти</text:span> Еврейка. <text:span text:style-name="T1440">Дела в Германии тогда, как всякому известно, обстояли очень плохо. Маргрета была в ужасе что «её найдут». Ей слышалось Гестапо </text:span><text:soft-page-break/><text:span text:style-name="T1440">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437">При всей психогенности <text:span text:style-name="T1441">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87">curanderos</text:span><text:span text:style-name="T1441">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438">Где были все в то лето накануне Войны? В <text:span text:style-name="T1442">снах</text:span>. <text:span text:style-name="T1442">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439">Маргрета и Зигмунд прогуливались по тем же дорожкам в тени магнолий, <text:span text:style-name="T1443">сидели в креслах-качалках на концертах патриотической музыки… в дождь занимали себя карточной игрой в одном из публичных залов их </text:span><text:span text:style-name="T88">Kurhaus</text:span><text:span text:style-name="T1443">’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440">Когда Зигмунд впервые заметил её <text:span text:style-name="T1447">исчезновения</text:span>, или когда они стали для него выходить за рамки обычного? <text:span text:style-name="T1444">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441">Моритури видел их часто. <text:span text:style-name="T1445">При встречах они раскланивались, обменивались </text:span><text:span text:style-name="T89">Heil Hitler</text:span><text:span text:style-name="T1443">’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text:span><text:soft-page-break/><text:span text:style-name="T1443">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442">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446">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443">Моритури, который читал газеты, для которого связь выскочила сразу <text:span text:style-name="T1448">как монстр из шипящих пузырьков в </text:span><text:span text:style-name="T90">Trinkhalle</text:span><text:span text:style-name="T1448">,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90">Весёлой Вдовы</text:span><text:span text:style-name="T1448"> и </text:span><text:span text:style-name="T90">Тайн Сюзанны</text:span><text:span text:style-name="T1448">,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444">На следующий вечер, Моритури следил за ней в последний раз. <text:span text:style-name="T1449">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445">Они вышли на край прудка чёрной грязи: <text:span text:style-name="T1450">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text:span><text:soft-page-break/><text:span text:style-name="T1450">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446">Её голос начал повышаться, <text:span text:style-name="T1451">а у</text:span> мальчик<text:span text:style-name="T1451">а</text:span> дрожа<text:span text:style-name="T1451">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04">– <text:span text:style-name="T1452">Но...</text:span>– <text:span text:style-name="T1452">однако под конец поднимаясь, в дерзком вопросе.</text:span></text:p>
      <text:p text:style-name="P205">– <text:span text:style-name="T1453">Ты знаешь кто я, тоже. Мой дом есть формой Света,</text:span>– <text:span text:style-name="T1454">переходя теперь в бурлеск, с усиленным Еврейским акцентом, актёрски фальшивым,</text:span>–<text:span text:style-name="T1454">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05">– <text:span text:style-name="T91">Нет…</text:span></text:p>
      <text:p text:style-name="P447"><text:span text:style-name="T1455">Т</text:span>ак что мичман Моритури совершил единственный за свою карьеру акт героизма. Он даже не отмечен в его <text:span text:style-name="T1456">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92">шевелились</text:span><text:span text:style-name="T1456">.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448">Маргрета рухнула <text:span text:style-name="T1457">у края широко разлившейся тьмы. </text:span><text:s/><text:span text:style-name="T1458">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449">Она и Зигмунд оставили Бад Карму в ту же ночь. <text:span text:style-name="T1459">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449"/>
      <text:p text:style-name="P450">День потемнел. <text:span text:style-name="T1460">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451">Почёсывая свои боьшущие усы: «Что ты имеешь ввиду? Ты спрашиваешь, можно ли её спасти?»</text:p>
      <text:p text:style-name="P206">– <text:span text:style-name="T1461">О, чик-трак, старый Йип, брось</text:span>—</text:p>
      <text:p text:style-name="P207">– <text:span text:style-name="T1462">Слушай, от чего можешь </text:span><text:span text:style-name="T93">ты</text:span><text:span text:style-name="T1462"> спасти её?</text:span>– <text:span text:style-name="T1463">Пытливый взгляд лишает Слотропа равновесия. Дождь теперь барабанит по тенту, проливаясь ясным кружевом по краям.</text:span></text:p>
      <text:p text:style-name="P208">– <text:span text:style-name="T1464">Но погоди-ка. Та женщина вчера, в том Sprudelhof—</text:span></text:p>
      <text:p text:style-name="P209">– <text:span text:style-name="T1465">Да. И помни, Грета тоже видела как ты вылез из реки. Теперь подумай про весь фольклёр среди этих людей на тему радиоактивности</text:span>—<text:span text:style-name="T1466">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467">вдруг это </text:span><text:span text:style-name="T94">предельное</text:span><text:span text:style-name="T1467"> исцеление?</text:span></text:p>
      <text:p text:style-name="P210">– <text:span text:style-name="T1468">Э...</text:span></text:p>
      <text:p text:style-name="P211"><text:soft-page-break/>– <text:span text:style-name="T1468">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469">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452">Почти над самой головой, <text:span text:style-name="T1470">гром вдруг рвётся слепящим яйцом грохота. Где-то внутри взрыва, Слотроп пробормотал: « Брось дурить».</text:span></text:p>
      <text:p text:style-name="P212">– <text:span text:style-name="T1471">Хочешь рискнуть и убедиться?</text:span></text:p>
      <text:p text:style-name="P453">Кто это вообще, а, ну, конечно, это мичман Япошка <text:span text:style-name="T1472">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13">– <text:span text:style-name="T1473">Мы так и будем всё просто двигаться, только и всего. В конце не имеет значения.</text:span></text:p>
      <text:p text:style-name="P213">– <text:span text:style-name="T1473">Послушай, у тебя ведь дети, как можешь такое говорить? Это всё ,что ты хочешь «просто двигаться»?</text:span></text:p>
      <text:p text:style-name="P214">– <text:span text:style-name="T1474">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454">Но один из тех узлов крепящих <text:span text:style-name="T1475">отягчённый дождём </text:span>тент <text:span text:style-name="T1475">к его раме </text:span>подался, <text:span text:style-name="T1476">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455">Они разделяются в толпе недавно поднявшихся гуляк. <text:span text:style-name="T1477">В голове Слотропа теперь нет ничего кроме мысли найти Бианку. В конце прохода за роем пустых лиц он различает Стефанию в 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15">– <text:span text:style-name="T1478">Можете прикидываться душой праздника,</text:span>–<text:span text:style-name="T1478"> приветствует его Стефания,</text:span>–<text:span text:style-name="T1478"> но меня не проведёшь. Под этой развесёлой маской лицо Ионы.</text:span></text:p>
      <text:p text:style-name="P215">– <text:span text:style-name="T1479">Это вы, э, про, э</text:span>—</text:p>
      <text:p text:style-name="P215">– <text:span text:style-name="T1479">Это я про Маргрету. Она заперлась в туалете. В истерике. Никто не может выманить её.</text:span></text:p>
      <text:p text:style-name="P216">– <text:span text:style-name="T1480">И я вам нужен. Как насчёт Танаца?</text:span></text:p>
      <text:p text:style-name="P217">– <text:span text:style-name="T1481">Танац исчез, и Бианка тоже.</text:span></text:p>
      <text:p text:style-name="P218">– <text:span text:style-name="T1482">О, блядь.</text:span></text:p>
      <text:p text:style-name="P218">– <text:span text:style-name="T1482">Маргрета думает вы с ней убежали.</text:span></text:p>
      <text:p text:style-name="P219">– <text:span text:style-name="T1483">Не я.</text:span>– <text:span text:style-name="T1483">Он вкраце передаёт повесть мичмана Моритури. Часть её пыла, напористости, улеглась. Она прикусывает ноготь.</text:span></text:p>
      <text:p text:style-name="P220">– <text:span text:style-name="T1484">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21">– <text:span text:style-name="T1485">Попробую разобраться.</text:span>– <text:span text:style-name="T1485">Тут его прерывает быстрый пинок в зад.</text:span></text:p>
      <text:p text:style-name="P223">– <text:span text:style-name="T1486">Не повезло тебе,</text:span>– <text:span text:style-name="T1486">крякает голос за спиной,</text:span>– <text:span text:style-name="T1487">только я, из всех кто на борту, умею читать на Нижне-Померанском.</text:span></text:p>
      <text:p text:style-name="P224">– <text:span text:style-name="T1488">Я всего лишь хоть бесплатно добраться в Свинемюнде.</text:span></text:p>
      <text:p text:style-name="P456"><text:soft-page-break/>Но, как замечает Стефания: «Бесплатно отвозят только в одно место. Начинайте отрабатыватьь за свой проезд. <text:span text:style-name="T1489">Идите к Маргрете.</text:span></text:p>
      <text:p text:style-name="P225">– <text:span text:style-name="T1489">Вы хотите, чтобы я</text:span>—<text:span text:style-name="T1489">да, ладно.</text:span></text:p>
      <text:p text:style-name="P225">– <text:span text:style-name="T1490">Мы не хоти, чтоб что-нибудь случилось.</text:span></text:p>
      <text:p text:style-name="P457">Один из Общих Распорядков на этом судне. Ничего не должно случиться. <text:span text:style-name="T1491">Ладно, Слотроп вежливо вставляет остатки своей сигары между губ </text:span><text:span text:style-name="T95">Mme</text:span><text:span text:style-name="T1491">. Прокаловска и оставляет её попыхивать её, с кулаками в вязаных карманах джемпера.</text:span></text:p>
      <text:p text:style-name="P458">Бианки нет в машинном отделении. <text:span text:style-name="T1492">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459">Сплотившимися у двери в туалет, находит он сортимент высокосветских бездельни<text:span text:style-name="T1501">ц</text:span> и пьян<text:span text:style-name="T1501">чуг</text:span>, <text:span text:style-name="T1493">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239">– Убирайся.</text:p>
      <text:p text:style-name="P239">– Тебе не надо выходить. Просто впусти меня.</text:p>
      <text:p text:style-name="P240">– Я знаю кто ты.</text:p>
      <text:p text:style-name="P240">– Пожалуйста.</text:p>
      <text:p text:style-name="P241">– Они очень умные, подослали тебя как бедного Макса. <text:s/>Но тут ничего не выйдет.</text:p>
      <text:p text:style-name="P226">– <text:span text:style-name="T1494">Я <text:s/>больше не с Ними. Клянусь. Ты нужна мне Грета.</text:span>– <text:span text:style-name="T1495">Брехня. Для чего?</text:span></text:p>
      <text:p text:style-name="P227">– <text:span text:style-name="T1496">Они тогда убьют тебя. Убирайся.</text:span></text:p>
      <text:p text:style-name="P228">– <text:span text:style-name="T1497">Я знаю где Бианка.</text:span></text:p>
      <text:p text:style-name="P229">– <text:span text:style-name="T1498">Что ты с ней сделал?</text:span></text:p>
      <text:p text:style-name="P230">– <text:span text:style-name="T1499">Просто</text:span>—<text:span text:style-name="T1499">может всё-таки впустишь?</text:span>– <text:span text:style-name="T1500">После целой минуты молчания, она всё таки открывает.</text:span>– <text:span text:style-name="T1501">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231">– <text:span text:style-name="T1502">Где она?</text:span></text:p>
      <text:p text:style-name="P232">– <text:span text:style-name="T1503">Прячется.</text:span></text:p>
      <text:p text:style-name="P232">– <text:span text:style-name="T1503">От меня?</text:span></text:p>
      <text:p text:style-name="P232">– <text:span text:style-name="T1503">От Них.</text:span></text:p>
      <text:p text:style-name="P460">Быстрый взгляд на него. <text:span text:style-name="T1504">Слишком много зеркал, лезвий, ножниц, огней. Слишком белых.</text:span></text:p>
      <text:p text:style-name="P233">– <text:span text:style-name="T1505">Но </text:span><text:span text:style-name="T96">ты</text:span><text:span text:style-name="T1505"> один из Них.</text:span></text:p>
      <text:p text:style-name="P234">– <text:span text:style-name="T1506">Прекрати, ты знаешь, что нет.</text:span></text:p>
      <text:p text:style-name="P234">– <text:span text:style-name="T1507">Это так. Ты поднялся из реки.</text:span></text:p>
      <text:p text:style-name="P235">– <text:span text:style-name="T1508">Ну, это потому, что я </text:span><text:span text:style-name="T97">туда</text:span><text:span text:style-name="T1508"> упал, Грета.</text:span></text:p>
      <text:p text:style-name="P236">– <text:span text:style-name="T1509">Значит Они сделали тебя.</text:span></text:p>
      <text:p text:style-name="P461">Он смотрит как она поигрывает, нервно, с прядями своих волос. <text:span text:style-name="T98">Анубис</text:span><text:span text:style-name="T1510">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461"><draw:frame draw:style-name="fr1" draw:name="Image7" text:anchor-type="paragraph" svg:width="6.9252in" svg:height="0.3661in" draw:z-index="5"><draw:image xlink:href="Pictures/1000000000000B720000009B428C9716555D8079.png" xlink:type="simple" xlink:show="embed" xlink:actuate="onLoad" loext:mime-type="image/png"/></draw:frame></text:p>
      <text:p text:style-name="P462"><text:soft-page-break/>Мужчинам всегда было просто под<text:span text:style-name="T1511">ойти и сказа</text:span>ть ей <text:span text:style-name="T1511">кем</text:span> она должна <text:span text:style-name="T1511">быть</text:span>. <text:span text:style-name="T1512">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462"/>
      <text:p text:style-name="P463">В <text:span text:style-name="T6">Weisse Sandwüste von Neumexiko</text:span> она играла девушку-ковбоя. <text:span text:style-name="T1513">Е</text:span>ё <text:span text:style-name="T1513">первым делом </text:span>спросили: «Можешь ездить <text:span text:style-name="T1513">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463"/>
      <text:p text:style-name="P585">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p>
      <text:p text:style-name="P237">– <text:span text:style-name="T1514">Расскажи мне как там у вас?</text:span>– <text:span text:style-name="T1514">Что разбудило её? Топот ботинок на улице, ранний паровой экскаватор. Она едва слышала её усталый шепоток.</text:span></text:p>
      <text:p text:style-name="P464">Труп отвечает: «Мы живём очень далеко <text:span text:style-name="T1515">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465">На миг она задумалась<text:span text:style-name="T259">—</text:span>не <text:span text:style-name="T1516">совсем </text:span>словами<text:span text:style-name="T259">—не так ли точно чувствует её податливое сознание под пальцами Тех, кто…</text:span></text:p>
      <text:p text:style-name="P238">– <text:span text:style-name="T1517">Мм, там внизу уютно. Время отвремени можешь разобрать что-то от Них</text:span>—<text:span text:style-name="T1518">отдалённый рокот, предполагаемый силуэт, передавшийся сюда через землю над головой… но ничего, никогда, </text:span><text:span text:style-name="T99">слишком близко</text:span><text:span text:style-name="T1518">. Там настолько темно, что всякая вещь мерцает. Можем летать. Секса нет. Зато есть фантазии, даже такие, что мы привыкли увязывать с сексом</text:span>—<text:span text:style-name="T1519">которыми мы когда-то модулировали его энергию….</text:span></text:p>
      <text:p text:style-name="P237"/>
      <text:p text:style-name="P466">Как ошеломлённая дебютантка Лотта Люстиг, она оказалась во время наводнения, принятая за посудомойку, плывущей вниз по реке в одной ванне с <text:span text:style-name="T1520">богатым</text:span> плейбоем <text:span text:style-name="T1520">Максом Шлепцигом. Мечта каждой девушки. Фильм назывался J</text:span><text:span text:style-name="T100">ugend Herauf</text:span><text:span text:style-name="T1520">!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text:span><text:soft-page-break/><text:span text:style-name="T1520">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00">парик</text:span><text:span text:style-name="T1520">!</text:span></text:p>
      <text:p text:style-name="P467">По реке хлещет дождь: слыш<text:span text:style-name="T1521">атся</text:span> приближающиеся пороги, <text:span text:style-name="T1522">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467"/>
      <text:p text:style-name="P468">Бианка обычно серебряная, или никакого цвета вообще: <text:span text:style-name="T1523">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524">и</text:span> Gundlach Turner-Reichs <text:span text:style-name="T1524">от</text:span> 1895. <text:span text:style-name="T1525">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22"/>
      <text:p text:style-name="P242">– <text:span text:style-name="T1526">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527">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01">справятся</text:span><text:span text:style-name="T1527">, убегут. И за сыпал прежде чем озверение и надежда совсем покидали его. Больше всего она любила его в эти моменты, засыпая, её обратная сторона 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242"/>
      <text:p text:style-name="P477">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469">Недалеко от одной площадки запуска ракет, <text:span text:style-name="T1528">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470">Они держались за руки. <text:s/>Танац был <text:span text:style-name="T1530">одет в старый </text:span>пиджак зелёной замши с накладками на <text:span text:style-name="T1529">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471">Они подошли к оползню, где мого лет назад дорога была смыта. <text:span text:style-name="T1531">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text:span><text:soft-page-break/><text:span text:style-name="T1531">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472">Вдали за деревьями виднелись <text:span text:style-name="T1532">о</text:span>статки домов. <text:span text:style-name="T1532">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473">В тот же миг она и Танац, оба осознали что часами шли <text:span text:style-name="T1533">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02">наблюдающее</text:span><text:span text:style-name="T1533">. Оно говорило: «Ни шагу дальше. На этом всё. Ни одного. Уходите откуда пришли».</text:span></text:p>
      <text:p text:style-name="P474">Невозможно было <text:span text:style-name="T1534">про</text:span>двигаться дальше в это. <text:span text:style-name="T1534">Ужас охватил обоих. Они развернулись, чувствуя <text:s/>спинами </text:span><text:span text:style-name="T103">это</text:span><text:span text:style-name="T1534">, и быстро ушли.</text:span></text:p>
      <text:p text:style-name="P475">Вернувшись на Schußstelle, они нашли Блисеро в крайней стадии его безумия. <text:span text:style-name="T1535">С древесных <text:s/>стволов у холодной полянки ободрана <text:s/>кора, они истекали бисером смолы от ракетных пусков.</text:span></text:p>
      <text:p text:style-name="P243">– <text:span text:style-name="T1536">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476">Мы продвигались в Хит. Там были нефтеносные поля и почернелая почва. <text:span text:style-name="T6">Jabos</text:span> <text:span text:style-name="T1537">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04">Острова</text:span><text:span text:style-name="T1537">: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04">мифическими регионами</text:span><text:span text:style-name="T1537">: там были свои карты, с настоящими горами, реками и цветом. Он продвигался не по Германии. То было его особное пространство. Но он вёл всех </text:span><text:span text:style-name="T104">нас</text:span><text:span text:style-name="T1537"> с собою! Моя пизда набрякала кровью от 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478">Я всё забываю спросить Танаца что случилось с Готфридом. <text:span text:style-name="T1538">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text:span><text:soft-page-break/><text:span text:style-name="T1538">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59">– прошептал он.</text:span></text:p>
      <text:p text:style-name="P244">–<text:span text:style-name="T6"> </text:span><text:span text:style-name="T105">F</text:span><text:span text:style-name="T1538">?</text:span>– <text:span text:style-name="T1539">грит Слотроп.</text:span>–<text:span text:style-name="T1539"> <text:s/>F-Gerät, ты уверена?</text:span></text:p>
      <text:p text:style-name="P244">– <text:span text:style-name="T1539">Какая-то буква.</text:span></text:p>
      <text:p text:style-name="P244">– S?</text:p>
      <text:p text:style-name="P600"><text:span text:style-name="T563">– </text:span><text:span text:style-name="T564">Ну, хорошо, S. Они как дети ещё не умеющие говорить, с этими <text:s/>их <text:s/>словами, что изобретают на каждом шагу. Мне это казалось эктоплазмой</text:span><text:span text:style-name="T563">—</text:span><text:span text:style-name="T565">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563">– </text:span><text:span text:style-name="T566">и начинает изливать передо мной восторги тяжкой чашей из </text:span>метилметакрилат<text:span text:style-name="T1540">а, копией </text:span><text:span text:style-name="T566">Святого Грааля… </text:span><text:span text:style-name="T567">Мы были у башни реактора. </text:span><text:span text:style-name="T568">Сильный запах растворителя пронизывал воздух. </text:span><text:span text:style-name="T569">Прозрачные прутья какого-то пластика с шипением выходили из экструдера </text:span><text:span text:style-name="T570">у подножия башни, в охлаждающие каналы, или в нарезку. </text:span><text:span text:style-name="T571">В помещение было очень жарко. </text:span><text:span text:style-name="T572">Мне представлялось что-то глубокое, чёрное и вязкое, поступающее на это производство. </text:span><text:span text:style-name="T573">Снаружи </text:span><text:span text:style-name="T579">раздавался звук</text:span><text:span text:style-name="T573"> мотор</text:span><text:span text:style-name="T579">ов</text:span><text:span text:style-name="T573">. Они разъезжа</text:span><text:span text:style-name="T579">ются</text:span><text:span text:style-name="T573">? </text:span><text:span text:style-name="T579">Зачем я тут?</text:span><text:span text:style-name="T573"> </text:span><text:span text:style-name="T574">Пластмассовые змии ползли бесконечно влево и вправо. </text:span><text:span text:style-name="T575">Эрекция моих сопровождающих старалась выползти </text:span><text:span text:style-name="T579">в местах распахивания</text:span><text:span text:style-name="T575"> их <text:s/>одежд. Я могла делать что вздумается. </text:span><text:span text:style-name="T576">Чёрные сияющие и глубокие. </text:span><text:span text:style-name="T577">Я опустилась на колени и начала расстёгивать брюки на Дроне. </text:span><text:span text:style-name="T578">Но двое других ухватили меня под руки и потащили в складское отделение. </text:span><text:span text:style-name="T580">Остальные пришли следом, или вошли через другую дверь. </text:span><text:span text:style-name="T581">Огромные занавеси стирола или винила, </text:span><text:span text:style-name="T582">всех цветов, сплошных и прозрачных, свисали ряд за рядом </text:span><text:span text:style-name="T583">над головой. </text:span><text:span text:style-name="T584">Они переливались словно северное сияние. </text:span><text:span text:style-name="T585">Я чувствовала, что где-то за ними присутствуют зрители, </text:span><text:span text:style-name="T586">в ожидании начала чего-то. </text:span><text:span text:style-name="T587">Дроне с людьми растянули меня на неподатливом матрасе из пластика. </text:span><text:span text:style-name="T588">Все вокруг и я, смотрели на ясный обвал <text:s/>воздух</text:span><text:span text:style-name="T589">а, или света. </text:span><text:span text:style-name="T590">Кто-то произнёс «бутадиен», а мне слышалось</text:span><text:span text:style-name="T255"> будто дева…</text:span><text:span text:style-name="T590"> </text:span><text:span text:style-name="T591">Пластик прошелестал и сомкнулся вокруг нас, </text:span><text:span text:style-name="T592">окутывая нас, призрачно белым. </text:span><text:span text:style-name="T593">Они сняли мою одежду и нарядили </text:span><text:span text:style-name="T594">м</text:span><text:span text:style-name="T593">еня в экзотичный </text:span><text:span text:style-name="T594">костюм из </text:span><text:span text:style-name="T593">како</text:span><text:span text:style-name="T594">го</text:span><text:span text:style-name="T593">-то </text:span><text:span text:style-name="T594">чёрного полимера, </text:span><text:span text:style-name="T595">очень тугой в талии, открытый на </text:span><text:span text:style-name="T596">рассохе.</text:span><text:span text:style-name="T595"> </text:span><text:span text:style-name="T596">Казалось он живёт на мне. «</text:span><text:span text:style-name="T597">Забудь про кожу, и про атлас»,</text:span><text:span text:style-name="T563">– </text:span><text:span text:style-name="T597">трепетал Дроне.</text:span><text:span text:style-name="T563">– «</text:span><text:span text:style-name="T598">Это Imipolex, материал будущего». </text:span><text:span text:style-name="T599">Я не могу описать его аромат, или как он ощущался</text:span><text:span text:style-name="T563">—</text:span><text:span text:style-name="T599">сама роскошь. </text:span><text:span text:style-name="T600">Едва коснувшись, он вынудил мои соски встать торчком и молить об укусах. </text:span><text:span text:style-name="T601">Мне хотелось ощутить его своей пиздой. </text:span><text:span text:style-name="T602">Ничто из всего, что я когда-либо одевала, до или после этого, не возбуждало меня настолько, как <text:s/></text:span><text:span text:style-name="T598">Imipolex. </text:span><text:span text:style-name="T603">Они обещали мне лифчики, сорочки, чулки, </text:span><text:span text:style-name="T604">платья из такого же материала. </text:span><text:span text:style-name="T605">Дроне нацепил гигантский член из <text:s/></text:span><text:span text:style-name="T598">Imipolex’</text:span><text:span text:style-name="T605">а поверх собственного. </text:span><text:span text:style-name="T606">Я тёрлась об него лицом, это </text:span><text:span text:style-name="T607">было </text:span><text:span text:style-name="T606">так упоительно…. </text:span><text:span text:style-name="T608">Между ног моих разверзлась пропасть. </text:span><text:span text:style-name="T609">Предметы, воспоминания, </text:span><text:span text:style-name="T610">невозможно уже различить это всё, </text:span><text:span text:style-name="T611">скатывались вниз через мою голову. </text:span><text:span text:style-name="T612">Неудержимый поток. </text:span><text:span text:style-name="T613">Я извергала всё это в некую пустоту… </text:span><text:span text:style-name="T614">из моего омута, извиваясь, ярко расцвеченные галлюцинации </text:span><text:span text:style-name="T615">лились… </text:span><text:span text:style-name="T616">безделушки, обрывки </text:span><text:soft-page-break/><text:span text:style-name="T616">диалогов, </text:span><text:span text:style-name="T617">произведения d’art… я избавлялась от всего </text:span><text:span text:style-name="T618">этого. </text:span><text:span text:style-name="T619">Ничего не удерживала. </text:span><text:span text:style-name="T620">Было это «покорностью», тогда</text:span><text:span text:style-name="T563">—</text:span><text:span text:style-name="T620">избавляться от всего?</text:span></text:p>
      <text:p text:style-name="P601"><text:span text:style-name="T620">Н</text:span><text:span text:style-name="T562">е знаю как долго меня там держали. </text:span><text:span text:style-name="T621">Я засыпала, просыпалась. </text:span><text:span text:style-name="T622">Мужчины появлялись и пропадали. </text:span><text:span text:style-name="T623">Время потеряло значение. </text:span><text:span text:style-name="T624">В одно утро я оказалась снаружи завода, голая, под дождём. </text:span><text:span text:style-name="T625">Там ничего не росло. </text:span><text:span text:style-name="T626">Что-то свалено было огромным расходящимся веером на многие мили.</text:span><text:span text:style-name="T623"> </text:span><text:span text:style-name="T627">Какие-то смолистые отходы. </text:span><text:span text:style-name="T628">Мне при</text:span><text:span text:style-name="T629">ш</text:span><text:span text:style-name="T628">лось прошагать весь путь до пусковой площадки. </text:span><text:span text:style-name="T629">Там было пусто. Танац оставил записку, просил меня попытаться попасть в Свинемюнде. </text:span><text:span text:style-name="T630">Что-то <text:s/>явно случилось на площадке. </text:span><text:span text:style-name="T631">На поляне царила тишь, которую мне случалось почувствовать лишь однажды. Однажды в Мехико. В том году, как я была в Америке. </text:span><text:span text:style-name="T632">Мы были глубоко в джунглях. </text:span><text:span text:style-name="T633">Мы подошли к лестнице из каменных ступеней, </text:span><text:span text:style-name="T634">покрыты лианами, мхом, столетия тления. </text:span><text:span text:style-name="T635">Остальные поднялись на самый верх, </text:span><text:span text:style-name="T636">но</text:span><text:span text:style-name="T635"> я не могла. </text:span><text:span text:style-name="T637">Это было как в тот день с Танацем, </text:span><text:span text:style-name="T638">в сосновом лесу. </text:span><text:span text:style-name="T639">Я чувствовала молчание </text:span><text:span text:style-name="T640">дожидавшееся</text:span><text:span text:style-name="T639"> меня наверху. </text:span><text:span text:style-name="T640">Не их, а только меня одну… </text:span><text:span text:style-name="T641">моя собственная тишь, для меня лично….</text:span></text:p>
      <text:p text:style-name="P480"><draw:frame draw:style-name="fr1" draw:name="Image8" text:anchor-type="paragraph" svg:width="6.9252in" svg:height="0.3661in" draw:z-index="6"><draw:image xlink:href="Pictures/1000000000000B720000009B428C9716555D8079.png" xlink:type="simple" xlink:show="embed" xlink:actuate="onLoad" loext:mime-type="image/png"/></draw:frame></text:p>
      <text:p text:style-name="P479">Наверху, на мостике <text:span text:style-name="T6">Анубиса</text:span>, шторм лупит лапами громко по стеклу, <text:span text:style-name="T1541">большущие мокрые ласты беспорядочно хлещут из ночи </text:span><text:span text:style-name="T106">шлёп!</text:span><text:span text:style-name="T1541">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481">Весь это свет. <text:span text:style-name="T1542">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482"><text:span text:style-name="T1543">Насколько вероятен </text:span><text:span text:style-name="T107">Анубис</text:span><text:span text:style-name="T1543">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text:span><text:soft-page-break/><text:span text:style-name="T1543">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483">В яростной качке, <text:span text:style-name="T6">Анубис</text:span> движется к северу. <text:span text:style-name="T1544">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484">Участники <text:span text:style-name="T1545">развлечения</text:span> шатаются от носа до кормы, <text:span text:style-name="T1545">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08">Imipolectique </text:span><text:span text:style-name="T1547">со своей собственной мощью</text:span><text:span text:style-name="T109"> </text:span><text:span text:style-name="T1546">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10">Что же мне так сильно нужно? </text:span></text:p>
      <text:p text:style-name="P485">Даже месяц назад, пусть и с парой дней мира, он мог проследить путь обратно <text:span text:style-name="T1548">к тому</text:span> сентябрьско<text:span text:style-name="T1548">му</text:span> дн<text:span text:style-name="T1548">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486">Но теперь некое пространство, <text:span text:style-name="T1549">против которого он не может двигаться,</text:span> пролегло позади Слотропа, <text:span text:style-name="T1550">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597">Не получается…</text:p>
      <text:p text:style-name="P487">Обращения Русских врываются с треском по радио <text:span text:style-name="T1551">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11">Анубисе</text:span><text:span text:style-name="T1551">.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488">Белый кораблю, замаскированный <text:span text:style-name="T1552">под </text:span>шторм, <text:span text:style-name="T1552">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12">Анубиса</text:span><text:span text:style-name="T1552">. Патрульных судов в эту ночь не будет. Барашки будут набегать ударяя из темноты, и разбиваться ввысь о нос, и </text:span><text:soft-page-break/><text:span text:style-name="T1552">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12">Да здравствует Смерть</text:span><text:span text:style-name="T1552">,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12">Анубис</text:span><text:span text:style-name="T1552">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12">ёб твою</text:span><text:span text:style-name="T1552">, слёзы, которые ничем не дополнят вспененно белое опустошение, что проносится над Дельтой Одера в эту ночь….</text:span></text:p>
      <text:p text:style-name="P488"><draw:frame draw:style-name="fr1" draw:name="Image9" text:anchor-type="paragraph" svg:width="6.9252in" svg:height="0.3661in" draw:z-index="7"><draw:image xlink:href="Pictures/1000000000000B720000009B428C9716555D8079.png" xlink:type="simple" xlink:show="embed" xlink:actuate="onLoad" loext:mime-type="image/png"/></draw:frame></text:p>
      <text:p text:style-name="P489">Голоса на Немецком. <text:span text:style-name="T1553">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268">–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245">– <text:span text:style-name="T1554">Мать моя,</text:span>– <text:span text:style-name="T1554">розовый парнишка присаживается на корточки рядом со Слотропом с виновато беспомощным видом.</text:span>– <text:span text:style-name="T1555">Гроза открытого моря.</text:span></text:p>
      <text:p text:style-name="P490">Эта яблоко-щёкая дама Фрау Гнаб, а <text:span text:style-name="T1556">имя её сынка</text:span> Отто. <text:span text:style-name="T1556">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246">– <text:span text:style-name="T1557">Знаком вам человек в белом костюме,</text:span>– <text:span text:style-name="T1557">цитируя Гели Трипинг из пары эпох тому назад,</text:span>– <text:span text:style-name="T1558">который вроде бывает на Прибрежном Променаде в том Свинемюнде всегда примерно в полдень?</text:span></text:p>
      <text:p text:style-name="P491">Фрау Гнаб занюхивает щепотку табака и сияет: «<text:span text:style-name="T259">Его все знают. Он рыцарь белого коня на чёрном рынке, а я королева каботажного товарооборота». </text:span></text:p>
      <text:p text:style-name="P247"><text:soft-page-break/>– <text:span text:style-name="T1559">Дер Шпрингер, верно?</text:span></text:p>
      <text:p text:style-name="P247">– <text:span text:style-name="T1559">А кто ж ещё.</text:span></text:p>
      <text:p text:style-name="P492">Больше некому. В кармане штанов Слотропа до сих пор заныкана та шахматная фигурка от старого Кислоты Бумера. <text:span text:style-name="T1560">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248">– <text:span text:style-name="T1561">Чёрный рынок,</text:span>– <text:span text:style-name="T1561">урчит Отто,</text:span>– <text:span text:style-name="T1561">хорошее дело вертеть на нём дела.</text:span></text:p>
      <text:p text:style-name="P249">– <text:span text:style-name="T1562">Я малость занимался….</text:span>– <text:span text:style-name="T1562">О, да и он оставил остатки того Бодвинского гашиша, не так ли, несколько ёбаных унций фактически, на том </text:span><text:span text:style-name="T113">Анубисе, </text:span><text:span text:style-name="T1563">умница. Сиди и облизывайя на воспоминания—</text:span></text:p>
      <text:p text:style-name="P250">– <text:span text:style-name="T1564">Приятное утро,</text:span>– <text:span text:style-name="T1564">замечает Отто.</text:span></text:p>
      <text:p text:style-name="P493">Слотроп натягивает обратно свой вечерний, <text:span text:style-name="T1565">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14">Анубис</text:span><text:span text:style-name="T1565">,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494">Шторм улёгся, <text:span text:style-name="T1566">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495">Как Гели и говорила, <text:span text:style-name="T1567">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251">– <text:span text:style-name="T1568">Герхардт фон Гёль, к вашим услугам.</text:span>–<text:span text:style-name="T1568"> Они обмениваются рукопожатием, хотя у Слотропа в руке неприятное колотье.</text:span></text:p>
      <text:p text:style-name="P496"><text:soft-page-break/>Чайки кричат, волны распрямляются на берегу. «<text:span text:style-name="T1569">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252">– <text:span text:style-name="T1570">Про неё говорили будто она погибла.</text:span>–<text:span text:style-name="T1570"> Он берёт Слотропа под руку и они начинают прогуливаться по променаду.</text:span></text:p>
      <text:p text:style-name="P253">– <text:span text:style-name="T1571">Н-ну, про вас говорили, будто вы кинорежиссёр.</text:span></text:p>
      <text:p text:style-name="P254">– <text:span text:style-name="T1571">Это одно и то же,</text:span>– <text:span text:style-name="T1572">подносит огонь к Американским сигаретам каждого.</text:span>– <text:span text:style-name="T1572">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255">– <text:span text:style-name="T1573">Это по ошибке. Он не виноват.</text:span></text:p>
      <text:p text:style-name="P256">– <text:span text:style-name="T1574">Ха. Конечно, нет. Ошибки тоже часть этого</text:span>—<text:span text:style-name="T1575">всё вписывается. Начинаешь понимать как всё вписывается, </text:span><text:span text:style-name="T115">ja</text:span><text:span text:style-name="T1575">?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576">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16">полёт был дан одному лишь Springer!</text:span><text:span text:style-name="T1576"> </text:span></text:p>
      <text:p text:style-name="P257">– <text:span text:style-name="T1577">Верно, Шпрингер,</text:span>– <text:span text:style-name="T1577">грит Отто.</text:span></text:p>
      <text:p text:style-name="P497">Четвёрка Русских рядовых вышли из навала рухнувших гостиничных фронтонов, пересмеива<text:span text:style-name="T1578">ясь</text:span> <text:span text:style-name="T1578">поперёк</text:span> променада, <text:span text:style-name="T1578">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258">– <text:span text:style-name="T1579">Вы умеете утешить, Шпрингер.</text:span></text:p>
      <text:p text:style-name="P498">Балтика, неутихающий серый Вермахта, шепчет вдоль берега. <text:span text:style-name="T1580">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17">Schwarzkommando</text:span><text:span text:style-name="T1580">,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259">– <text:span text:style-name="T1581">Они сегодня голоднее,</text:span>– <text:span text:style-name="T1581">замечает Нэриш.</text:span></text:p>
      <text:p text:style-name="P260">– <text:span text:style-name="T1581">Верно,</text:span>– <text:span text:style-name="T1581">откликается Шпрингер,</text:span>– <text:span text:style-name="T1582">но сегодня их меньше.</text:span></text:p>
      <text:p text:style-name="P260">– <text:span text:style-name="T1582">Ух,</text:span>– <text:span text:style-name="T1582">доходит до Слотропа,</text:span>– <text:span text:style-name="T1582">гадко говорить такое.</text:span></text:p>
      <text:p text:style-name="P499">Шпрингер пожимает плечами «Сочувствуй. Но не строй фантазий на их счёт. <text:span text:style-name="T1583">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18">in toto</text:span><text:span text:style-name="T1583">. Взвесьте честно посему, <text:s/>молодой человек, на какой изсторон предпочтёте вы быть. Пока они изнывают в вечной сумеречности, тут… всегда—</text:span></text:p>
      <text:p text:style-name="P497"/>
      <text:p text:style-name="P869"><text:span text:style-name="T1584">Прекрасная</text:span> <text:span text:style-name="T1584">Погода</text:span> (Фокс-трот)</text:p>
      <text:p text:style-name="P497"/>
      <text:p text:style-name="P872"><text:soft-page-break/>—<text:span text:style-name="T1584">прекрасная погода для чёрного рын-ка</text:span></text:p>
      <text:p text:style-name="P873">Золото и серебро текут, звенят, <text:s/>блестят!</text:p>
      <text:p text:style-name="P873">От Моря Кораллов до Балтики синей</text:p>
      <text:p text:style-name="P873">Деньги чудеса творят</text:p>
      <text:p text:style-name="P873">Будто луч маяка сверкает этикетка,</text:p>
      <text:p text:style-name="P873">В таком декольте ты будешь как конфетка!</text:p>
      <text:p text:style-name="P874">Зелёное иль алое, неважно, подружка!</text:p>
      <text:p text:style-name="P874">В таком и мамаша, смотрится шлюшкой…</text:p>
      <text:p text:style-name="P874">А и прекрасная погода для чёрного, чёрного ры(ы)нка,</text:p>
      <text:p text:style-name="P874">Найдёшь тут всё: от танкера и до ботинков!</text:p>
      <text:p text:style-name="P500"/>
      <text:p text:style-name="P501">Нэриш и Отта тут тоже вступают в гармонии на три голоса, <text:span text:style-name="T1585">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02">Оставив променад, они пост<text:span text:style-name="T1586">о</text:span>яли на углу улицы, <text:span text:style-name="T1586">пока подразделение Русской пехоты и кавалерии маршируют мимо. «Гля, они так и валят»,– отмечает Отто.– «Где цирк?»</text:span></text:p>
      <text:p text:style-name="P262">– <text:span text:style-name="T1587">Дальше по берегу, пацан,</text:span>– <text:span text:style-name="T1587">грит Нэриш.</text:span></text:p>
      <text:p text:style-name="P262">– <text:span text:style-name="T1587">Что дальше по берегу,</text:span>– <text:span text:style-name="T1587">интересуется Слотроп.</text:span></text:p>
      <text:p text:style-name="P262">–<text:span text:style-name="T6"> </text:span><text:span text:style-name="T119">Осторожней</text:span><text:span text:style-name="T1587">,</text:span>– <text:span text:style-name="T1587">предупреждает Нэриш,</text:span>– <text:span text:style-name="T119">он шпион</text:span><text:span text:style-name="T1587">.</text:span></text:p>
      <text:p text:style-name="P262">– <text:span text:style-name="T1587">Не говори на меня «пацан»,</text:span>– <text:span text:style-name="T1587">окрысивается Отто.</text:span></text:p>
      <text:p text:style-name="P262">– <text:span text:style-name="T1587">Жопа от шпиона,</text:span>– <text:span text:style-name="T1587">грит Слотроп.</text:span></text:p>
      <text:p text:style-name="P263">– <text:span text:style-name="T1588">Он в порядке,</text:span>– <text:span text:style-name="T1588">Шпрингер похлопывает каждого из них по плечу, прям тебе тут Herr Gemütlich,</text:span>– <text:span text:style-name="T1588">об нём уже базарили. Он даже без оружия.</text:span>– <text:span text:style-name="T1589">Обернувшись к Слотропу.</text:span>– <text:span text:style-name="T1590">Добро пожаловать <text:s/>с нами, вдоль берега. Тебе может показаться интересным.</text:span>– <text:span text:style-name="T1590">Но Слотроп не лыком шит. Он замечает позабавленные взгляды от всех тут, включая Шпрингера.</text:span></text:p>
      <text:p text:style-name="P503">Среди груза направляемого вдоль берега шесть девушек хористок, <text:span text:style-name="T1591">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264">– <text:span text:style-name="T1592">Ну,</text:span>– <text:span text:style-name="T1592">невразумительно,</text:span>– <text:span text:style-name="T1592">ему лучше не связываться с моей мамашей.</text:span></text:p>
      <text:p text:style-name="P504">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6">воркуя</text:span> ему: «Deine <text:span text:style-name="T6">Mut</text:span>ter . . .»</text:p>
      <text:p text:style-name="P505"><text:span text:style-name="T259">– Слышь, </text:span><text:span text:style-name="T7">она</text:span><text:span text:style-name="T259">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593">так же ж?</text:span></text:p>
      <text:p text:style-name="P265">– <text:span text:style-name="T1594">Ах, она полный фантаст</text:span><text:span text:style-name="T1111">и́к. Инстинктом знает</text:span><text:span text:style-name="T1110">—</text:span><text:span text:style-name="T1112">как именно оскорбить кого угодно. </text:span><text:span text:style-name="T1113">И неважно живое, или растительное</text:span><text:span text:style-name="T1110">—</text:span><text:span text:style-name="T1113">я даже видел </text:span><text:span text:style-name="T1142">как</text:span><text:span text:style-name="T1113"> она кроет </text:span><text:span text:style-name="T1142">скалу</text:span><text:span text:style-name="T1113"> однажды.</text:span><text:span text:style-name="T1111"> </text:span></text:p>
      <text:p text:style-name="P266">– <text:span text:style-name="T1595">Да, ладно</text:span>—</text:p>
      <text:p text:style-name="P267">– <text:span text:style-name="T1596">Правда! </text:span><text:span text:style-name="T120">Ja</text:span><text:span text:style-name="T1596">. Здоровенная глыба фельзитового выброса, в прошлом году, у берегов Дании, она критиковала,</text:span>– <text:span text:style-name="T1597">вот-вот впадёт в приступ того безрадостного хохота, что мы стараемся сдерживать,</text:span>– <text:span text:style-name="T1597">её </text:span><text:span text:style-name="T121">кристаллическую структуру</text:span><text:span text:style-name="T1597"> двадцать минут без передышки. Невероятно.</text:span></text:p>
      <text:p text:style-name="P506"><text:soft-page-break/>Хористки уже вскрыли один ящик водки. Хафтунг, причёсывая волосы, которые растут лишь в памяти на его темени, бросается туда наорать на них. <text:span text:style-name="T1598">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22">u.s.w.</text:span><text:span text:style-name="T1598">, птичка на каждого ребёнка.</text:span></text:p>
      <text:p text:style-name="P507">Вскоре всё было убрано под палубу, шимпы уснули, музыканты проснулись, <text:span text:style-name="T1599">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08">Боковые течения сносят корабль <text:span text:style-name="T1600">при движении через расширяющуюся воронку Свина, к морю. Всё ещё за волноломом, где пенятся проломы пробомбленные весной </text:span><text:span text:style-name="T123">поберегись</text:span><text:span text:style-name="T1600">,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08"/>
      <text:p text:style-name="P870">Морской Напев</text:p>
      <text:p text:style-name="P509"/>
      <text:p text:style-name="P922">Я Пиратская Царица на волнах<text:span text:style-name="T1601"> </text:span>Балти<text:span text:style-name="T1601">ки</text:span> <text:s/><text:span text:style-name="T1601">всей, со мной не залупайся: не соберёшь костей</text:span></text:p>
      <text:p text:style-name="P923">От <text:span text:style-name="T1604">вс</text:span>ех что <text:span text:style-name="T1604">когда-то </text:span>пытались <text:span text:style-name="T1603">лишь</text:span> черепа на дне остались</text:p>
      <text:p text:style-name="P923">Рыбки как посыльные к ним в глаза заплывают, пес<text:span text:style-name="T1603">е</text:span>н<text:span text:style-name="T1603">к</text:span>и распевают:</text:p>
      <text:p text:style-name="P923">«Теперь догадался, что зря залупался на бизнес Гори Гнаб?»</text:p>
      <text:p text:style-name="P923">Затею битву с крейсером, <text:span text:style-name="T1602">возьму на абордаж</text:span></text:p>
      <text:p text:style-name="P924">При виде моей посудины адмиралы впадают в мандраж</text:p>
      <text:p text:style-name="P924">Встречала я Летучего Голландца, <text:span text:style-name="T1603">он стал послушным как мелкий краб,</text:span></text:p>
      <text:p text:style-name="P925">С тех пор орёт по всем морям: «Не залупайтесь на бизнес Гори Гнаб!»</text:p>
      <text:p text:style-name="P261"/>
      <text:p text:style-name="P510">После чего она ухватывается за своё рулевое колесо и добавляет ходу. <text:span text:style-name="T1605">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269">– <text:span text:style-name="T1606">Она затевает что-то не очень законное,</text:span>– <text:span text:style-name="T1606">Отто минутой позже, переведя дух,</text:span>– <text:span text:style-name="T1607">будьте начеку. Я не знаю что с ней делать.</text:span></text:p>
      <text:p text:style-name="P270">– <text:span text:style-name="T1608">Бедный мальчик,</text:span>– <text:span text:style-name="T1608">улыбается девушка.</text:span></text:p>
      <text:p text:style-name="P271">– <text:span text:style-name="T1609">О,</text:span>– <text:span text:style-name="T1609">грит Отто.</text:span></text:p>
      <text:p text:style-name="P511">Слотроп оставляет их, всегда рад видеть как молодые люди симпатизируют друг другу, <text:span text:style-name="T1610">и присоединяется к фон Гёлю и Нэришу на корме. Фрау Гнаб сделала, уваливая, поворот овештаг </text:span><text:soft-page-break/><text:span text:style-name="T1610">к северо-западу. Вскоре она идут вдоль береговой линии по бело-полосатой соле-пахучей Балтике. </text:span></text:p>
      <text:p text:style-name="P272">– <text:span text:style-name="T1611">Ну. И куда мы теперь, корешки?</text:span>– <text:span text:style-name="T1611">хочет знать повеселевший Слотроп.</text:span></text:p>
      <text:p text:style-name="P512">Нэриш молча уставился. «Это остров Юзедом»,<text:span text:style-name="T259">– </text:span>поясняет фон Гёль, мягко.<text:span text:style-name="T259">–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273">– <text:span text:style-name="T1612">Ладно. Ладно.</text:span></text:p>
      <text:p text:style-name="P273">– <text:span text:style-name="T1612">Мы направляемся вокруг острова Юзедом в место являющееся устьем реки Пене.</text:span></text:p>
      <text:p text:style-name="P274">– <text:span text:style-name="T1613">Попробую угадать… значит то место будет называться Перемюнде, верно?</text:span></text:p>
      <text:p text:style-name="P275">– <text:span text:style-name="T1614">Очень хорошо.</text:span></text:p>
      <text:p text:style-name="P275">– <text:span text:style-name="T1614">Ну и?</text:span>– <text:span text:style-name="T1614">Следует пауза.</text:span>– <text:span text:style-name="T1614">О. О, т</text:span><text:span text:style-name="T124">о самое</text:span><text:span text:style-name="T1614"> Пенемюнде?</text:span></text:p>
      <text:p text:style-name="P513">Нэриш, оказывается, работал <text:span text:style-name="T1615">там. Он в состоянии вынашивать какую-то идею о Русских оккупантах там. </text:span></text:p>
      <text:p text:style-name="P276">–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276">– <text:span text:style-name="T1616">Есть ещё куча ЖК генераторов вокруг Нордхаузен,</text:span>– <text:span text:style-name="T1616">Слотроп старается быть полезным.</text:span></text:p>
      <text:p text:style-name="P277">– <text:span text:style-name="T1617">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278">– <text:span text:style-name="T1631">Охренеть,</text:span>– <text:span text:style-name="T1618">Слотроп-умница на это,</text:span>– <text:span text:style-name="T1619">как по-вашему, они нашли уже тот S-</text:span><text:span text:style-name="T125">Gerät, </text:span><text:span text:style-name="T126">а, </text:span><text:span text:style-name="T1619">мистер фон Гёль?</text:span></text:p>
      <text:p text:style-name="P279">– <text:span text:style-name="T1620">А, умн</text:span><text:span text:style-name="T1114">о́,</text:span><text:span text:style-name="T1110">– </text:span><text:span text:style-name="T1115">сияет этот Шпрингер.</text:span></text:p>
      <text:p text:style-name="P280"><text:span text:style-name="T1115">– </text:span><text:span text:style-name="T1116">Он человек от ОСС,</text:span><text:span text:style-name="T1110">– </text:span><text:span text:style-name="T1116">стонет Нэриш,</text:span><text:span text:style-name="T1110">– </text:span><text:span text:style-name="T1116">говорю тебе, надо от него избавиться.</text:span></text:p>
      <text:p text:style-name="P281"><text:span text:style-name="T1110">– </text:span><text:span text:style-name="T1117">S-Gerät</text:span><text:span text:style-name="T1143"> </text:span><text:span text:style-name="T1118">идёт нынче за</text:span><text:span text:style-name="T1144"> </text:span><text:span text:style-name="T1116">£10,000, </text:span><text:span text:style-name="T1118">половину вперёд. Интересуетесь?</text:span></text:p>
      <text:p text:style-name="P282"><text:span text:style-name="T1118">– </text:span><text:span text:style-name="T1119">Не-а. Но я точно слыхал в Нордхаузене, что он у вас.</text:span></text:p>
      <text:p text:style-name="P866">– Неверный слух.</text:p>
      <text:p text:style-name="P282"><text:span text:style-name="T1119">– Герхардт</text:span><text:span text:style-name="T1110">—</text:span></text:p>
      <text:p text:style-name="P283"><text:span text:style-name="T1119">– Он </text:span><text:span text:style-name="T1145">в порядке</text:span><text:span text:style-name="T1119">, Клаус.– </text:span><text:span text:style-name="T1120">Взгляд с которым Слотроп уже сталкивался, так продавец автомобилей сигналит своим напарникам </text:span><text:span text:style-name="T1146">тут попался полный идиот, Леонард, смотри не спугни его, ладно?</text:span><text:span text:style-name="T1121"> </text:span><text:span text:style-name="T1122">Мы специально распустили этот слух в Штеттине. </text:span><text:span text:style-name="T1123">Убедиться как прореагирует полковник Чичерин.</text:span></text:p>
      <text:p text:style-name="P284"><text:span text:style-name="T1119">– </text:span><text:span text:style-name="T1124">Блядь. Опять он? </text:span><text:span text:style-name="T1125">Этот отреагирует, будьте уверены.</text:span></text:p>
      <text:p text:style-name="P285"><text:span text:style-name="T1119">– </text:span><text:span text:style-name="T1126">Ну, вот это мы и хотим узнать сегодня в Пенемюнде.</text:span></text:p>
      <text:p text:style-name="P286"><text:span text:style-name="T1119">– </text:span><text:span text:style-name="T1127">Ё-моё,</text:span><text:span text:style-name="T1119">– </text:span><text:span text:style-name="T1127">и Слотроп пересказывает о поимке в Потсдаме, </text:span><text:span text:style-name="T1128">и что, по мнению Гели, Чичерина интересует не столько запчасти Ракеты, как расправа с оберстом Енциным. </text:span><text:span text:style-name="T1129">Если это как-то зацепило двух чёрнорыночников, виду они не подали.</text:span></text:p>
      <text:p text:style-name="P514"><text:span text:style-name="T1129">Р</text:span><text:span text:style-name="T1110">азговор перетёк на что-то типа тех вольных, многоимённых пересказов, </text:span><text:span text:style-name="T1130">которыми мать Слотропа Налин любила занять себя во второй половине дня</text:span><text:span text:style-name="T1131">—</text:span><text:span text:style-name="T1132">Хелен Трент, Стелла Даллас, Мэри Благородная Жена за Кулисами….</text:span></text:p>
      <text:p text:style-name="P287"><text:span text:style-name="T1132">– </text:span><text:span text:style-name="T1133">Чичерин сложный человек. Это почти как если… </text:span><text:span text:style-name="T1134">он </text:span><text:span text:style-name="T1135">думает, что</text:span><text:span text:style-name="T1134"> Енцин как бы… </text:span><text:span text:style-name="T1135">другая </text:span><text:span text:style-name="T1147">часть</text:span><text:span text:style-name="T1135"> его</text:span><text:span text:style-name="T1110">—</text:span><text:span text:style-name="T1136">чёрная версия чего-то сидящего внутри него </text:span><text:span text:style-name="T1148">самого…</text:span><text:span text:style-name="T1136"> </text:span><text:span text:style-name="T1137">Что-то, что ему нужно… ликвидировать.</text:span></text:p>
      <text:p text:style-name="P288"><text:span text:style-name="T4">Нэриш</text:span><text:span text:style-name="T1138">: Ты считаешь тут может быть какая-то… какая-то </text:span><text:span text:style-name="T1149">политическая</text:span><text:span text:style-name="T1138"> причина?</text:span></text:p>
      <text:p text:style-name="P515"><text:span text:style-name="T5">Ф</text:span><text:span text:style-name="T3">он Гёль</text:span><text:span text:style-name="T1110">: (покачивая головой) </text:span><text:span text:style-name="T1139">Я просто не знаю, Клаус. После того случая в Центральной Азии</text:span><text:span text:style-name="T1131">—</text:span></text:p>
      <text:p text:style-name="P516"><text:span text:style-name="T4">Нэриш</text:span><text:span text:style-name="T1110">: Ты имеешь ввиду</text:span><text:span text:style-name="T1131">—</text:span></text:p>
      <text:p text:style-name="P516"><text:soft-page-break/><text:span text:style-name="T5">Ф</text:span><text:span text:style-name="T4">он Гёль</text:span><text:span text:style-name="T1110">: Да. Киргизский свет. Знаешь. Забавно, что он никогда </text:span><text:span text:style-name="T1141">не</text:span><text:span text:style-name="T1110"> </text:span><text:span text:style-name="T1141">хотел</text:span><text:span text:style-name="T1110">, </text:span><text:span text:style-name="T1140">чтобы его считали</text:span><text:span text:style-name="T1110"> <text:s/>империалистом</text:span><text:span text:style-name="T1131">—</text:span></text:p>
      <text:p text:style-name="P517"><text:span text:style-name="T4">Нэриш</text:span>: Никто из них не хочет. <text:span text:style-name="T1621">Но эта девушка….</text:span></text:p>
      <text:p text:style-name="P518"><text:span text:style-name="T5">Ф</text:span><text:span text:style-name="T4">он Гёль</text:span> Малышка Гели Трипинг. Та, что считает себя ведьмой.</text:p>
      <text:p text:style-name="P518"><text:span text:style-name="T4">Нэриш</text:span>: Но ты действительно думаешь, что она пойдёт на этот<text:span text:style-name="T259">—</text:span>этот её план, <text:span text:style-name="T1622">найти Чичерина?</text:span></text:p>
      <text:p text:style-name="P519"><text:span text:style-name="T5">Ф</text:span><text:span text:style-name="T4">он Гёль</text:span>: Я думаю… <text:span text:style-name="T6">Они</text:span>… так….</text:p>
      <text:p text:style-name="P520"><text:span text:style-name="T4">Нэриш</text:span>: Но Герхардт, она же его любит.</text:p>
      <text:p text:style-name="P520"><text:span text:style-name="T5">Ф</text:span><text:span text:style-name="T4">он Гёль</text:span>: <text:span text:style-name="T1623">Он не <text:s/>устраивал свиданий с ней, не так ли?</text:span></text:p>
      <text:p text:style-name="P521"><text:span text:style-name="T4">Нэриш</text:span>: Ты же не хочешь сказать, будто<text:span text:style-name="T259">—</text:span></text:p>
      <text:p text:style-name="P289">– <text:span text:style-name="T1623">Слышь,</text:span>– <text:span text:style-name="T1623">взборматывает Слотроп,</text:span>– <text:span text:style-name="T1623">что за околёсицу вы тут </text:span><text:span text:style-name="T127">плетёте</text:span><text:span text:style-name="T1623">, вообще?</text:span></text:p>
      <text:p text:style-name="P290">– <text:span text:style-name="T1623">Паранойя,</text:span>– <text:span text:style-name="T1623">Шпрингер огрызается досадливо ) как люди огрызаются, когда их отрывают от увлекательной игры).</text:span>– <text:span text:style-name="T1624">Тебе этого не понять.</text:span></text:p>
      <text:p text:style-name="P291">– <text:span text:style-name="T1625">Ну ызвиняюсь, надо отойти проблеваться,</text:span>– <text:span text:style-name="T1625">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626">подпевает Слотроп за борт.</text:span></text:p>
      <text:p text:style-name="P522">И так вот их отчаянное предприятие катит вдоль берега Юзедома, под облачно летним небом. <text:span text:style-name="T1627">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523">Прежде чем разглядишь, ты можешь почувствовать место. <text:span text:style-name="T1628">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24">Невысокие, выжженные строения теперь потянулись, пепельные образы маскировочных сетей впеклись в бетон (<text:span text:style-name="T1629">им отпущена всего минута на горение, как шёлковой мантии </text:span><text:span text:style-name="T128">bürger</text:span><text:span text:style-name="T1629">’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text:span><text:soft-page-break/><text:span text:style-name="T1629">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25">Обугленная беспомощная решётка: что было деревянным теперь лишь оседает, обессилено. <text:span text:style-name="T1630">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26">Проплывают сейчас <text:span text:style-name="T1632">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633">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27">Огибая северное закругление полуострова, <text:span text:style-name="T1634">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28">Фрау Гнаб проводит свой кораблю с резким поворотом, через узкий залив к <text:span text:style-name="T1636">пристани</text:span>. <text:span text:style-name="T1635">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637">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529">Чья-то штабная машина, протарахтев из-за угла <text:span text:style-name="T1638">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292">– <text:span text:style-name="T1639">Майор Ждаев,</text:span>– <text:span text:style-name="T1639">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530"><text:soft-page-break/>Точно. Прежде, чем кто-либо успел шевельнутся, они подскочили беря в кордон Ждаева и Шпрингера, оружие наготове. «<text:span text:style-name="T1640">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293">– <text:span text:style-name="T1641">Что за чёрт,</text:span>– <text:span text:style-name="T1695">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294">– <text:span text:style-name="T1642">Блядь,</text:span>– <text:span text:style-name="T1642">призадумался Нэриш.</text:span></text:p>
      <text:p text:style-name="P294">– <text:span text:style-name="T1642">Думаете, всё накрылось?</text:span></text:p>
      <text:p text:style-name="P295">– <text:span text:style-name="T1643">Думаю, Чичерин отреагировал с интересом. Как ты и говорил.</text:span></text:p>
      <text:p text:style-name="P295">– <text:span text:style-name="T1643">А, брось</text:span>—</text:p>
      <text:p text:style-name="P296">– <text:span text:style-name="T1644">Нет, нет,</text:span>– <text:span text:style-name="T1644">рука на рукаве,</text:span>– <text:span text:style-name="T1644">он прав. Ты безвреден.</text:span></text:p>
      <text:p text:style-name="P297">– <text:span text:style-name="T1645">Спасибо.</text:span></text:p>
      <text:p text:style-name="P297">– <text:span text:style-name="T1645">Я предупреждал его, но он только смеялся. ‘Обычный прыжок, Нэриш. Я же должен скакать, верно?’</text:span></text:p>
      <text:p text:style-name="P298">– <text:span text:style-name="T1646">Ну, и что теперь собираешься делать, освободить его?</text:span></text:p>
      <text:p text:style-name="P531">Тут некоторая заварушка посреди судна. Русские сдёрнули брезент <text:span text:style-name="T1647">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299">– <text:span text:style-name="T1648">Так получилось...</text:span>– <text:span text:style-name="T1649">Слотропу </text:span><text:span text:style-name="T129">очень</text:span><text:span text:style-name="T1649"> хочется, чтоб тот перестал говорить в такой манере.</text:span>– <text:span text:style-name="T1650">Я его должник</text:span>—<text:span text:style-name="T130">настолько</text:span><text:span text:style-name="T1650">.</text:span></text:p>
      <text:p text:style-name="P300">– <text:span text:style-name="T1650">Ну, а я нет,</text:span>– <text:span text:style-name="T1650">Слотроп уворачивается от нежданного выплеска жёлтой шимпанзиной рвоты.</text:span>– <text:span text:style-name="T1651">Он должен сам уметь о себе заботиться.</text:span></text:p>
      <text:p text:style-name="P301">– <text:span text:style-name="T1652">Толкует он довольно грандиозно. Но не достаточно параноик, </text:span><text:span text:style-name="T131">в глубине сердца</text:span>—<text:span text:style-name="T1653">для такой работы, это катастрофа.</text:span></text:p>
      <text:p text:style-name="P532">Тут один из шимпов кусает Советского ефрейтора за ногу. <text:span text:style-name="T1654">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02">– <text:span text:style-name="T1655">Слушай,</text:span>– <text:span text:style-name="T1655">Фрау Граб перевешивается через борт.</text:span></text:p>
      <text:p text:style-name="P533">Слотроп подмечает неестественный прищур. «Ты что-то задумала».</text:p>
      <text:p text:style-name="P303">– <text:span text:style-name="T1656">Вам придётся выкинуть диверсионный финт.</text:span></text:p>
      <text:p text:style-name="P303">– <text:span text:style-name="T1656">Что? Что?</text:span></text:p>
      <text:p text:style-name="P303">– <text:span text:style-name="T1656">Шимпы, музыканты, девки канкана. Приманки все разбросаны. Пока вы втроём прошмыгнёте и выхватите дер Шпригера.</text:span></text:p>
      <text:p text:style-name="P304">– <text:span text:style-name="T1657">Можем спрятаться,</text:span>– <text:span text:style-name="T1657">Нэриш озирается гангстерским взором.</text:span>– <text:span text:style-name="T1658">Никто не заметит. </text:span><text:span text:style-name="T132">Ja, ja!</text:span><text:span text:style-name="T1658"> Корабь может отплыть как </text:span><text:span text:style-name="T132">будто мы на борту</text:span><text:span text:style-name="T1658">.</text:span></text:p>
      <text:p text:style-name="P305"><text:soft-page-break/>– <text:span text:style-name="T1659">Я пас,</text:span>– <text:span text:style-name="T1659">грит Слотроп.</text:span></text:p>
      <text:p text:style-name="P305">– <text:span text:style-name="T1659">Ха! Ха!</text:span>– <text:span text:style-name="T1659">грит Фрау Гнаб.</text:span></text:p>
      <text:p text:style-name="P305">– <text:span text:style-name="T1659">Ха! Ха!</text:span>– <text:span text:style-name="T1659">грит Нэриш.</text:span></text:p>
      <text:p text:style-name="P306">– <text:span text:style-name="T1660">Я лягу в дрейф на северо-восточном углу,</text:span>– <text:span text:style-name="T1660">продолжает эта шальная мамаша,</text:span>– <text:span text:style-name="T1660">в проливе между островком и треугольной частью берега.</text:span></text:p>
      <text:p text:style-name="P307">– <text:span text:style-name="T1661">Испытательная Установка Х.</text:span></text:p>
      <text:p text:style-name="P307">– <text:span text:style-name="T1661">Крутое имечко. Думаю, к тому времени прилив начнётся. Разведёте костёр. Отто! Отдать швартовы.</text:span></text:p>
      <text:p text:style-name="P308">– <text:span text:style-name="T6">Zu Befehl, Mutti!</text:span></text:p>
      <text:p text:style-name="P534">Слотроп и Нэриш делают рывок за товарный склад и прячутся в одновм из вагонов на путях. Никто не заметил. <text:span text:style-name="T1662">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09">– <text:span text:style-name="T1663">Ну, Нэриш,</text:span>– <text:span text:style-name="T1663">Слотропу можно уже и спросить,</text:span>– <text:span text:style-name="T1663">куда его отвезут, по-твоему? а?</text:span></text:p>
      <text:p text:style-name="P310">– <text:span text:style-name="T1664">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665">идеально для штаба. На вид неплохо сохранилось, хотя у Рокоссовского был приказ сравнять тут всё с землёй.</text:span></text:p>
      <text:p text:style-name="P311">– <text:span text:style-name="T1666">У тебя пушка есть?</text:span>– <text:span text:style-name="T1667">Нэриш качает головой, отрицательно.</text:span>– <text:span text:style-name="T1667">то ты за делец чёрного рынка, вообще? <text:s/>даже без пушки?</text:span></text:p>
      <text:p text:style-name="P312">– <text:span text:style-name="T1668">Я был по управлению инерционной частью. Ждёшь, что поверну обратно?</text:span></text:p>
      <text:p text:style-name="P312">– <text:span text:style-name="T1668">Н-ну и чем нам стрелять тогда? Своими мозгами?</text:span></text:p>
      <text:p text:style-name="P535">За дощатой стенкой вагона, небо темнеет, облака становятся оранжевыми, мандариновыми, тропическими. <text:span text:style-name="T1669">Отто и его девушка мурлычут в одном из углов. «Распротак его»,– кривит рот Нэриш.– «Пять минут как от мамочки и уже Казанова».</text:span></text:p>
      <text:p text:style-name="P536">Отто всерьёз излагает своё отношение к <text:span text:style-name="T1670">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13">– ‘<text:span text:style-name="T1671">У меня от работы пальцы до костей стёрлись!</text:span>’– <text:span text:style-name="T1672">грит девушка.</text:span></text:p>
      <text:p text:style-name="P314">– <text:span text:style-name="T1672">Точно! И вечно готовила те жуткие кастрюли к-картошки с луком</text:span>—</text:p>
      <text:p text:style-name="P315">– <text:span text:style-name="T1673">И с салом! Маленькие кусочки сала</text:span>—</text:p>
      <text:p text:style-name="P316">– <text:span text:style-name="T1674">Вот видишь, видишь? Такое </text:span><text:span text:style-name="T133">не может</text:span><text:span text:style-name="T1674"> быть случайностью! Они проводят конкурс на Мать Года, кормление грудью, смена пелёнок, </text:span><text:span text:style-name="T133">засекают время</text:span><text:span text:style-name="T1674">, кастрюльные соревнования, </text:span><text:span text:style-name="T133">ja</text:span><text:span text:style-name="T1674">—а ближе к концу начинают пользоваться </text:span><text:span text:style-name="T133">детьми</text:span><text:span text:style-name="T1674">.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674">что только вздумается. Удачи, мой мальчик». Пистолеты заряжены холостыми, </text:span><text:span text:style-name="T133">natürlich</text:span><text:span text:style-name="T1674">,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33">мило</text:span><text:span text:style-name="T1674"> было со стороны Мамочки разрушить твой роман с тем длинноволосым поэтом?» «Как видно, вы с матерью, э, </text:span><text:span text:style-name="T133">очень близки</text:span><text:span text:style-name="T1674">, Герман. Помнишь как она застала тебя </text:span><text:span text:style-name="T133">мастурбирующим в её перчатку</text:span><text:span text:style-name="T1674">?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33">Тристана и Изольду.</text:span></text:p>
      <text:p text:style-name="P598"><draw:frame draw:style-name="fr1" draw:name="Image10" text:anchor-type="paragraph" svg:width="6.9252in" svg:height="0.3661in" draw:z-index="8"><draw:image xlink:href="Pictures/1000000000000B720000009B428C9716555D8079.png" xlink:type="simple" xlink:show="embed" xlink:actuate="onLoad" loext:mime-type="image/png"/></draw:frame><text:soft-page-break/></text:p>
      <text:p text:style-name="P537"><text:s/>Они вышли в остатки сумерек. Просто сонный летний вечер в Пенемюнде. <text:span text:style-name="T1675">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543">Ночь наступила, когда они двинулись. Вглубь острова направляется <text:span text:style-name="T1751">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17">– <text:span text:style-name="T1677">Это по моим обезьянам стреляют?</text:span>– <text:span text:style-name="T1676">заводится Хафтунг.</text:span>– <text:span text:style-name="T1677">Они по 2000 марок за штуку. Как мне вообще получить возмещение?</text:span></text:p>
      <text:p text:style-name="P538">Мышиное семейство стремглав перебегают поперёк путей, ещё и наступили Слотропу на ногу. «<text:span text:style-name="T1678">Я ожидал просто бескрайнее кладбище. Похоже, вряд ли».</text:span> </text:p>
      <text:p text:style-name="P318">– <text:span text:style-name="T1679">Когда мы приехали, то расчистили сколько необходимо,</text:span>– <text:span text:style-name="T1680">вспоминает Нэриш.</text:span>– <text:span text:style-name="T1680">Большая част осталась</text:span>—<text:span text:style-name="T1680">лес, жизнь… тут наверно до сих пор олени водятся, где-нибудь. Такие здоровые с тёмными рогами. И птицы</text:span>—<text:span text:style-name="T1681">бекасы, лысухи, дикие гуси</text:span>—<text:span text:style-name="T1682">шум испытаний отпугивал их к морю, но они всегда возвращались, когда утихнет.</text:span></text:p>
      <text:p text:style-name="P539">Пока они шли к аэродрому пришлось дважды рассыпаться по лесу, <text:span text:style-name="T1683">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540">Через полосу леса, а затем <text:span text:style-name="T1684">осторожно </text:span>на открытое поле аэродрома. <text:span text:style-name="T1685">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541">Они пересекли гудрон до дороги <text:span text:style-name="T1686">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19">– <text:span text:style-name="T1687">Скорее улетает,</text:span>– <text:span text:style-name="T1688">отрезал Нэриш.</text:span>– <text:span text:style-name="T1688">Нам надо поторопиться.</text:span></text:p>
      <text:p text:style-name="P542">Вернувшись в сосновые леса теперь, направляясь по укатанной грунтовке к Испытательно<text:span text:style-name="T1786">й</text:span> <text:span text:style-name="T1786">Установке</text:span> VII, они начали собирать заблудившихся девушек и шимпанзе. <text:span text:style-name="T1689">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text:span><text:soft-page-break/><text:span text:style-name="T1689">майора. И мотор на ходу». </text:span><text:s/><text:span text:style-name="T1690">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20">– <text:span text:style-name="T1691">Кажется так и есть,</text:span>– <text:span text:style-name="T1691">Слотроп немного нервничает.</text:span></text:p>
      <text:p text:style-name="P321">– <text:span text:style-name="T1692">Шш.</text:span>– <text:span text:style-name="T1692">Звук самолёта, одномоторного истребителя, что кружит для захода на посадку низко над соснами. «Времени мало».</text:span>– <text:span text:style-name="T1693">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22">– <text:span text:style-name="T1694">Титьки с жопой,</text:span>– <text:span text:style-name="T1694">бормочут девушки,</text:span>– <text:span text:style-name="T1694">титьки с жопой. Вот и всё зачем мы понадобились.</text:span></text:p>
      <text:p text:style-name="P323">– <text:span text:style-name="T1695">А ну, позатыкались быстро,</text:span>– <text:span text:style-name="T1696">рычит Хафтунг, в своей обычной манере обращения с вспомогательным контингентом.</text:span></text:p>
      <text:p text:style-name="P324">– <text:span text:style-name="T1697">Тем временем,</text:span>– <text:span text:style-name="T1697">продолжает Нэриш,</text:span>– <text:span text:style-name="T1697">Слотроп и я зайдём внутрь за Шпрингером. Когда он будет с нами постараемся вызвать их огонь. Это будет </text:span><text:span text:style-name="T134">вам</text:span><text:span text:style-name="T1697"> сигналом ломиться прочь как от чёрта.</text:span></text:p>
      <text:p text:style-name="P325">–<text:span text:style-name="T1697"> Ну, ещё как откроют огонь,</text:span>– <text:span text:style-name="T1698">грит Слотроп.</text:span>– <text:span text:style-name="T1698">а и как насчёт такого?</text:span>– <text:span text:style-name="T1698">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26">– <text:span text:style-name="T1699">Но это пойло вряд ли даже загорится.</text:span></text:p>
      <text:p text:style-name="P327">– <text:span text:style-name="T1699">Но они-то будут думать, что это бензин,</text:span>– <text:span text:style-name="T1700">начинает ощипывать страусиные перья с костюма ближайшей к нему девушки.</text:span>– <text:span text:style-name="T1701">И только представьте насколько увереннее </text:span><text:span text:style-name="T135">мы</text:span><text:span text:style-name="T1701"> будем себя чувствовать.</text:span></text:p>
      <text:p text:style-name="P328">– <text:span text:style-name="T1702">Феликс,</text:span>– <text:span text:style-name="T1702">кларнетист спрашивает музыканта с тубой.</text:span>– <text:span text:style-name="T1702">Во что мы вляпались?</text:span>– <text:span text:style-name="T1703">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36">Zitz und Arsch,</text:span><text:span text:style-name="T1703"> вниз по склону.</text:span></text:p>
      <text:p text:style-name="P329">– <text:span text:style-name="T1704">Так что мы представляем внушительную угрозу,</text:span>– <text:span text:style-name="T1704">шепчет Нэриш.</text:span>– <text:span text:style-name="T1704">Нужны будут спички. У кого-нибудь есть спички?</text:span></text:p>
      <text:p text:style-name="P330">– <text:span text:style-name="T1705">Не у меня.</text:span></text:p>
      <text:p text:style-name="P330">– <text:span text:style-name="T1705">И у меня нет.</text:span></text:p>
      <text:p text:style-name="P331">– <text:span text:style-name="T1706">От же ж, в зажигалке кремень кончился.</text:span></text:p>
      <text:p text:style-name="P332">– <text:span text:style-name="T6">Kot</text:span>,– <text:span text:style-name="T1707">Нэриш всплескивает руками,</text:span>– <text:s/><text:span text:style-name="T6">Kot,</text:span>– <text:span text:style-name="T1707">отходя между деревьев, где сталкивается с Феликсом и его тубой.</text:span>– <text:span text:style-name="T1707">Ты тоже совсем без спичек.</text:span></text:p>
      <text:p text:style-name="P333">– <text:span text:style-name="T1707">У меня зажигалка Зиппо,</text:span>– <text:span text:style-name="T1708">отвечает Феликс,</text:span>– <text:span text:style-name="T1708">и две сигары Корона, из клуба Американских офицеров в</text:span>—</text:p>
      <text:p text:style-name="P544"><text:span text:style-name="T1709">Минуту спустя</text:span>. <text:span text:style-name="T1710">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545">И вот он Нэриш, что когда-то ракетой управлял. И каждый день в Полдень Ракеты смерть в небо запускал…. <text:span text:style-name="T1711">Хотя Нэришу удалось, в своё время, избежать почти всё это.</text:span></text:p>
      <text:p text:style-name="P546">Фактически, не случалось ещё двум людям с таким неподходящим снаряжением приближаться к <text:s/>пресвятому Центру, <text:span text:style-name="T1712">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547">Подхождение-к-Святому-Центру скоро станет Зонным спортом номер один. <text:span text:style-name="T1713">Его благоуханный расцвет не за горами. Скоро всё больше чемпионов, экспертов, заклинателей всех мастей и </text:span><text:soft-page-break/><text:span text:style-name="T1713">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548">Слотроп, как уже отмечалось, во всяком случае ещё в эру <text:span text:style-name="T6">Анубиса</text:span>, начал редеть, рассеиваться. «<text:span text:style-name="T1714">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549">«<text:span text:style-name="T1715">Ширина темпорального охвата» это ширина твоего настоящего, твоё </text:span><text:span text:style-name="T137">сейчас</text:span><text:span text:style-name="T1715">.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37">тут</text:span><text:span text:style-name="T1715"> делаешь, у подножия этой колоссальной загнутой насыпи….</text:span></text:p>
      <text:p text:style-name="P335">– <text:span text:style-name="T1716">Э,</text:span>– <text:span text:style-name="T1716">развесив губы оборачивается он к Нэришу,</text:span>– <text:span text:style-name="T1716">что мы вообще…</text:span></text:p>
      <text:p text:style-name="P334">– <text:span text:style-name="T1717">Что мы что?</text:span></text:p>
      <text:p text:style-name="P334">– <text:span text:style-name="T1717">Что?</text:span></text:p>
      <text:p text:style-name="P335">– <text:span text:style-name="T1718">Ты сказал <text:s/></text:span>‘<text:span text:style-name="T1718">Что мы вообще...</text:span>’ <text:span text:style-name="T1718">и остановился.</text:span></text:p>
      <text:p text:style-name="P335">– <text:span text:style-name="T1718">О. Так, пошутил.</text:span></text:p>
      <text:p text:style-name="P550">Что касается Нэриша, он слишком поглощён делом. <text:span text:style-name="T1719">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38">самый первый раз</text:span><text:span text:style-name="T1719">, и с той поры это станет абсолютной потребностью, направляющей целью… х-х-х-</text:span><text:span text:style-name="T138">хлысть </text:span><text:span text:style-name="T1720">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551">Нет, но даже это всего лишь пролетает мельком через какую-то часть рельефа Слотропиановской <text:s/>доли мозга <text:span text:style-name="T1721">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39">ой-мне-дошло</text:span><text:span text:style-name="T1721">,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552">Слотроп <text:span text:style-name="T1723">при</text:span>слуш<text:span text:style-name="T1723">ив</text:span>ает<text:span text:style-name="T1723">ся к</text:span> перипатетическую туб<text:span text:style-name="T1723">е</text:span> <text:span text:style-name="T1722">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553">Нэриш, кожаное пугало, стара<text:span text:style-name="T1724">ясь</text:span> игнорировать поведение Слотропа, <text:span text:style-name="T1724">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336">– <text:span text:style-name="T1725">О, да я подумал это бензин, но они ж ведь поддельные, так что это просто водка, правда?</text:span></text:p>
      <text:p text:style-name="P554"><text:soft-page-break/>Но по ту сторону насыпи, внизу на арене, <text:span text:style-name="T1726">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56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555">Они проталкиваются через ветви сосен и снова вниз, <text:span text:style-name="T1727">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556">Они прошли полпути вдоль <text:span text:style-name="T1728">склона</text:span> к <text:span text:style-name="T1728">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337">– <text:span text:style-name="T1729">Прошу прощения,</text:span>– <text:span text:style-name="T1730">хотя это вышло не слишком спокойно.</text:span></text:p>
      <text:p text:style-name="P338">– <text:span text:style-name="T1731">О, ничего страшного,</text:span>– <text:span text:style-name="T1731">с Русским акцентом,</text:span>– <text:span text:style-name="T1732">я не пострадал.</text:span>– <text:span text:style-name="T1733">Он выпроваживает Слотропа обратно, о, </text:span><text:span text:style-name="T145">сволочного</text:span><text:span text:style-name="T1733"> вида младший сержант вам тут, под два метра ростом.</text:span></text:p>
      <text:p text:style-name="P339">– <text:span text:style-name="T1734">Ну, так</text:span>— <text:span text:style-name="T1734">и тут к ним подходит Нэриш.</text:span></text:p>
      <text:p text:style-name="P340">– <text:span text:style-name="T1735">О,</text:span>– <text:span text:style-name="T1735">Нэриш моргая глядит на охрану.</text:span>– <text:span text:style-name="T1736">Сержант, вы не слышите музыку? Почему вы не в Здании для Собраний, со своими товарищами? Там, как понимаю, несколько горячих </text:span><text:span text:style-name="T140">fräuleins</text:span><text:span text:style-name="T1736"> развлекают их,</text:span>– <text:span text:style-name="T1737">подпихивает локотком,</text:span>– <text:span text:style-name="T1737">в самом обворожительном состоянии полуодетости, к тому же.</text:span></text:p>
      <text:p text:style-name="P341">– <text:span text:style-name="T1738">Не сомневаюсь, это всё совершенно божественно,</text:span>– <text:span text:style-name="T1739">отвечает сержант,</text:span>– <text:span text:style-name="T1739">для </text:span><text:span text:style-name="T141">кое-кого</text:span><text:span text:style-name="T1739">.</text:span></text:p>
      <text:p text:style-name="P342">– <text:s/><text:span text:style-name="T6">Kot</text:span>...– <text:span text:style-name="T1740">время тактических манёвров истекло.</text:span></text:p>
      <text:p text:style-name="P342">– <text:span text:style-name="T1741">И к тому же, это уже сверх </text:span><text:span text:style-name="T142">меры</text:span><text:span text:style-name="T1741">.</text:span></text:p>
      <text:p text:style-name="P557">Со вздохом, Нэриш вскидывает свою бутылку и обрушивает её вниз, или ещё выше, <text:span text:style-name="T143">тресь</text:span><text:span text:style-name="T1742"> сержанта по</text:span> затылк<text:span text:style-name="T1742">у, сбивая с него подшлемник, только и всего. «Хулиганьё»– Русский, уже осерчавши, наклоняется подобрать свой головной убор.– «</text:span><text:span text:style-name="T143">Правда</text:span><text:span text:style-name="T1742">, мне следует взять вас </text:span><text:span text:style-name="T143">обоих</text:span><text:span text:style-name="T1742"> под арест».</text:span></text:p>
      <text:p text:style-name="P343">– <text:span text:style-name="T1743">Хватит базарить,</text:span>– <text:span text:style-name="T1743">рычит Слотроп, размахивая сигарой и «коктейлем Молотова»,</text:span>– <text:span text:style-name="T1744">сдавай оружие, Иван, или я из тебя сделаю живую </text:span><text:span text:style-name="T144">сигнальную ракету</text:span><text:span text:style-name="T1744">!</text:span></text:p>
      <text:p text:style-name="P344">– <text:span text:style-name="T1745">Ты, </text:span><text:span text:style-name="T146">сволочь,</text:span><text:span text:style-name="T6">– </text:span><text:span text:style-name="T147">окрысился </text:span><text:span text:style-name="T1746">сержант стаскивая свой ППШ чуть-чуть чересчур быстро</text:span>—<text:span text:style-name="T1747">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748">скулит Русский,</text:span>– «<text:span text:style-name="T1749">о, подлые, жуткие...»</text:span>– <text:span text:style-name="T1749">убегая прочь в обступившую ночь.</text:span></text:p>
      <text:p text:style-name="P345">– <text:span text:style-name="T1750">Две минуты,</text:span>– <text:span text:style-name="T1750">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346"><text:soft-page-break/>– <text:span text:style-name="T1752">Бросай свой карандаш,</text:span>– <text:span text:style-name="T1752">командует Слотроп.</text:span>– <text:span text:style-name="T1752">Молодец, где тот майор Ждаев?</text:span></text:p>
      <text:p text:style-name="P347">– <text:span text:style-name="T1753">Он на совещании. Если вы сообщите своё имя</text:span>—</text:p>
      <text:p text:style-name="P347">– <text:span text:style-name="T1754">Наркотик,</text:span>– <text:span text:style-name="T1754">кричит Нэриш,</text:span>– <text:span text:style-name="T1754">они дали ему какой-то </text:span><text:span text:style-name="T148">наркотик</text:span><text:span text:style-name="T1754">! Герхардт, Герхардт, ответь мне!</text:span></text:p>
      <text:p text:style-name="P558">Слотроп распознаёт симптомы: «<text:span text:style-name="T1755">Это тот Натрий Амитал. Пройдёт. Надо уходить.</text:span></text:p>
      <text:p text:style-name="P559"><text:span text:style-name="T259">–</text:span> <text:span text:style-name="T1756">Майор будет с минуты на минуту. Они наверху в караульном помещении, курят. По какому номеру он сможет позвонить вам?</text:span></text:p>
      <text:p text:style-name="P560">Слотроп проскользнул под одну руку Шпрингера, Нэриш под другую, <text:span text:style-name="T1757">когда снаружи громко забарабанили в дверь.</text:span></text:p>
      <text:p text:style-name="P348">– <text:span text:style-name="T1757">Курят? Что курят?</text:span></text:p>
      <text:p text:style-name="P349">– <text:span text:style-name="T149">Слотроп, нам сюда!</text:span></text:p>
      <text:p text:style-name="P349">– <text:span text:style-name="T1758">О.</text:span>– <text:span text:style-name="T1758">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350">– <text:span text:style-name="T1759">Нам конец,</text:span>– <text:span text:style-name="T1759">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351">– <text:span text:style-name="T1760">Она ни капли не запнётся, гетероскоростная,</text:span>–<text:span text:style-name="T1760"> орёт Герхардт фон Гёль.</text:span></text:p>
      <text:p text:style-name="P352">– <text:span text:style-name="T1761">Попробуй сам идти,</text:span>– <text:span text:style-name="T1761">Слотроп не на шутку пересрал, </text:span>–<text:span text:style-name="T1761">давай, мэн, а то нам </text:span><text:span text:style-name="T150">жопа</text:span><text:span text:style-name="T1761">!</text:span>– <text:span text:style-name="T1762">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763">Чичерин! Привет.</text:span></text:p>
      <text:p text:style-name="P561">Они стоят обернувшись друг к другу, каждый в своём кругу света. <text:span text:style-name="T1764">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353">– <text:span text:style-name="T1765">Ракетмэн!</text:span></text:p>
      <text:p text:style-name="P353">– <text:s/><text:span text:style-name="T1765">Как поживаешь?</text:span></text:p>
      <text:p text:style-name="P353">– <text:span text:style-name="T1765">Что ты делаешь в такой Фашистской униформе?</text:span></text:p>
      <text:p text:style-name="P354">– <text:span text:style-name="T1765">Ты прав. Пожалуй, перейду в Красную Армия,</text:span>– <text:s/><text:span text:style-name="T1771">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354">– <text:span text:style-name="T1766">Так может всё же разденетесь, парни? Слышь, Чичерин, как тебе понравился тот гашиш, между прочим?</text:span></text:p>
      <text:p text:style-name="P355">– <text:span text:style-name="T1767">Ну,</text:span>– <text:span text:style-name="T1767">стаскивая брюки,</text:span>– <text:span text:style-name="T1767">мы щас собрались все там в </text:span><text:span text:style-name="T151">budka</text:span><text:span text:style-name="T1767"> наверху, покурили… Ракетмэн, ты всегда фантастически вовремя. Ждаев, ну, разве он не что-то с чем-то?</text:span></text:p>
      <text:p text:style-name="P562">Слотроп выскальзывает из своего вечернего: «<text:span text:style-name="T1768">Просто смотри, чтоб у тебя не вскочил сейчас, кореш.</text:span></text:p>
      <text:p text:style-name="P563"><text:span text:style-name="T259">–</text:span> <text:span text:style-name="T1769">Я серьёзно. Это твой </text:span><text:span text:style-name="T152">Schwarzphänomen</text:span><text:span text:style-name="T1769">.</text:span></text:p>
      <text:p text:style-name="P356">– <text:span text:style-name="T1770">Брось дурить.</text:span></text:p>
      <text:p text:style-name="P357">– <text:span text:style-name="T1771">Ты даже не догадываешься как. Ты пляшешь под его дудку. Мой постоянно пытается довести меня до погибели. Нам лучше обменяться </text:span><text:span text:style-name="T153">ими</text:span><text:span text:style-name="T1771">, вместо униформы.</text:span></text:p>
      <text:p text:style-name="P358"><text:span text:style-name="T1765"><text:s/>Процесс переодевания усложняется. Китель Ждаева с золото-звездными </text:span><text:span text:style-name="T154">pogoni </text:span><text:span text:style-name="T1772">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773">Слотроп поясняет</text:span>– «<text:span text:style-name="T1774">ты, Чичерин, изображаешь меня, пока майор этот</text:span>—» <text:span text:style-name="T1775">В эту минуту дверь в самом конце коридора разлетается в куски, две фигуры с </text:span><text:soft-page-break/><text:span text:style-name="T1775">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776">бормочет он Чичерину,</text:span>– «<text:span text:style-name="T1776">я в тебя верю сейчас, но учти, у меня очень большой пассивный запас слов, разберу что ты говоришь».</text:span></text:p>
      <text:p text:style-name="P565">Чичерин не против, но сбит с толку: «Так я теперь буду кто?»</text:p>
      <text:p text:style-name="P359">– <text:span text:style-name="T1777">О, блядь… слушай, просто пошли их проверить насосную снаружи, скажи, это срочно.</text:span>– <text:span text:style-name="T1777">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360">– <text:span text:style-name="T1778">Те обезьяны,</text:span>– <text:span text:style-name="T1779">Чичерин трясёт головой.</text:span>– <text:span text:style-name="T1779">Те </text:span><text:span text:style-name="T155">чёрные обезьяны</text:span><text:span text:style-name="T1779">! Как ты мог догадаться, Ракетмэн? Конечно, ты ни при чём, это всё твой </text:span><text:span text:style-name="T155">Schwarzphänomen</text:span><text:span text:style-name="T1779"> нарулил. Отличная деталь. Две из них посмотрели на меня через окно. Тут я подумал</text:span>—<text:span text:style-name="T1780">ну, сам знаешь: я подумал, что ты думал, что я подумаю….</text:span></text:p>
      <text:p text:style-name="P566">Но к этому времени Слотроп уже за пределами слышимости. <text:span text:style-name="T1781">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567">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782">составляемую</text:span> масс<text:span text:style-name="T1782">ой щебечущего</text:span> <text:span text:style-name="T1782">Герхарда</text:span> <text:span text:style-name="T1782">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374">– А, да распроеби твою...– рычит Слотроп.</text:p>
      <text:p text:style-name="P375">– Торчаще зелёный конь планетоида и хуя,– кивает Шпрингер в ответ.</text:p>
      <text:p text:style-name="P568">Музыка и разговоры в Здании Собраний уже стихли, <text:span text:style-name="T1783">их сменила неприятная тишина</text:span>. <text:span text:style-name="T1784">Наконец выбрались наверх и в лес, где Шпрингер притискивает свой лоб к стволу дерева и начинает безудержно блевать.</text:span></text:p>
      <text:p text:style-name="P568"><text:span text:style-name="T259">– Нэриш, и мы подставляем свою жопу ради</text:span><text:span text:style-name="T7"> этого жлоба</text:span><text:span text:style-name="T259">?</text:span></text:p>
      <text:p text:style-name="P569">Однако Нэриш <text:span text:style-name="T1785">занят жимами на живот своего друга: «Герхардт, ты в порядке? Чем тебе помочь?»</text:span></text:p>
      <text:p text:style-name="P376">– Прекрасно,– пёрхает Шпригер, блевотина стекает по подбородку. – Ахх. Какое облегчение!</text:p>
      <text:p text:style-name="P570">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787">й</text:span> Установк<text:span text:style-name="T1787">и</text:span> Х, <text:span text:style-name="T1788">и к морю</text:span>. <text:span text:style-name="T1789">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377">– Мне тоже,– он обнимает её.</text:p>
      <text:p text:style-name="P571">Взрывается адская катавасия<text:span text:style-name="T259">—</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361">– <text:span text:style-name="T1790">Мы захватили один автомат и два пистолета,</text:span>– <text:span text:style-name="T1791">шепчет Нэриш.</text:span>– <text:span text:style-name="T1792">Они подойдут к нам с юга. Одному из нас надо вернуться и задержать их.</text:span>– <text:span text:style-name="T1793">Он кивает и начинает проверять своё снаряжение.</text:span></text:p>
      <text:p text:style-name="P362"><text:soft-page-break/>– <text:span text:style-name="T1794">Ты чокнулся,</text:span>– <text:span text:style-name="T1794">шипит Слотроп,</text:span>– <text:span text:style-name="T1794">они убьют тебя.</text:span>– <text:span text:style-name="T1794">Заваруха теперь повыше Испытательной Установки VII. Фары появляются, пара за парой, на той дороге.</text:span></text:p>
      <text:p text:style-name="P572">Нэриш похлопывает Шпрингера по подбородку. <text:span text:style-name="T1795">Не ясно понимает ли Шпрингер кто это. «</text:span><text:span text:style-name="T156">Lebe wohl</text:span><text:span text:style-name="T1795">»,–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363">– <text:span text:style-name="T1796">Где корабль?</text:span>– <text:span text:style-name="T1796">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573">Выстрелы наверху<text:span text:style-name="T259">—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364">– <text:span text:style-name="T1797">Хмм, СЕЕС,</text:span>– <text:span text:style-name="T1797">предполагает Феликс.</text:span></text:p>
      <text:p text:style-name="P364">– <text:span text:style-name="T1797">Может они не точки,</text:span>– <text:span text:style-name="T1797">грит тенор-саксофонист,</text:span>– <text:span text:style-name="T1797">может они тире.</text:span></text:p>
      <text:p text:style-name="P365">– <text:span text:style-name="T1798">Смешно,</text:span>–<text:span text:style-name="T1798"> грит Отто,</text:span>– <text:span text:style-name="T1798">тогда получается ОТТО.</text:span></text:p>
      <text:p text:style-name="P366">– <text:span text:style-name="T1799">Так тебя зовут,</text:span>– <text:span text:style-name="T1799">грит Хильда.</text:span></text:p>
      <text:p text:style-name="P367">– <text:span text:style-name="T1799">Мать!</text:span>– <text:span text:style-name="T1799">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800">Отто скачет вверх-вниз по топи.</text:span></text:p>
      <text:p text:style-name="P368">– <text:span text:style-name="T1801">Эй, Нэриш,</text:span>– <text:span text:style-name="T1802">Слотроп щурится пытаясь разглядеть того в свете, что всю дорогу был слишком слабым,</text:span>– <text:span text:style-name="T1803">давай. Отходим.</text:span>– <text:span text:style-name="T1803">Нет ответа. Но стрельба усиливается.</text:span></text:p>
      <text:p text:style-name="P574">С потушенными огнями, судно подходит на максимальной скорости, Фрау Граб решила протаранить Пенемюнде? <text:span text:style-name="T1804">нет, теперь она даёт полный назад, визг подшипников, гейзеры пены от винтов, судно разворачивается с остановкой. </text:span></text:p>
      <text:p text:style-name="P369">– <text:span text:style-name="T1805">Всем на борт,</text:span>– <text:span text:style-name="T1805">рявкает она.</text:span></text:p>
      <text:p text:style-name="P575">Слотроп всё кричит Нэришу. Фрау Гнаб жмёт на свой гудок. <text:span text:style-name="T1806">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370">– <text:span text:style-name="T1807">Они убьют нас.</text:span>– <text:span text:style-name="T1807">Отто заталкивает Слотропа через борт, сам переваливается следом. Прожектора нашли и скрестились на них. Огонь усиливается</text:span>—<text:span text:style-name="T1808">взбрызги и взбульки от воды, пули стучат о борт. </text:span></text:p>
      <text:p text:style-name="P371">– <text:span text:style-name="T1809">Все тут?</text:span>– <text:span text:style-name="T1809">клыки Фрау обнажились в ухмылке.</text:span>– <text:span text:style-name="T1810">Отлично!</text:span>– <text:span text:style-name="T1810">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372">– <text:span text:style-name="T1811">Слышь, Феликс,</text:span>– <text:span text:style-name="T1811">грит саксофонист,</text:span>– <text:span text:style-name="T1811">как думаешь, может подвернуться халтура в Свинемюнде?</text:span></text:p>
      <text:p text:style-name="P372"/>
      <text:p text:style-name="P576">Джон Дилинджер, в конце, нашёл пару секунд странн<text:span text:style-name="T1812">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57">пока, Блэки…</text:span><text:span text:style-name="T1812">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text:span><text:soft-page-break/><text:span text:style-name="T1812">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57">ты</text:span><text:span text:style-name="T1812"> таки Гейбл, гордая, блестящая, змеиная голова—помочь Дилинджеру продраться сквозь кусты, и чуть легче в смерть.</text:span></text:p>
      <text:p text:style-name="P577"><text:span text:style-name="T1813">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58">Der Müde Tod</text:span><text:span text:style-name="T1813">.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58">обе</text:span><text:span text:style-name="T1813"> руки?—после бедного линейного Пенемюнде, разве кто-то его осудил бы?</text:span></text:p>
      <text:p text:style-name="P578">Даже не было необходимости знать План целиком… <text:span text:style-name="T1814">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59">полных</text:span><text:span text:style-name="T1814">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59">ja, ja… </text:span><text:span text:style-name="T160">но слишком поздно что-то менять….</text:span></text:p>
      <text:p text:style-name="P579"><text:span text:style-name="T1815">Р</text:span>азве в программе S-Gerät в Нордхаузене был в своё время хоть намёк как много людей, <text:span text:style-name="T1816">держав</text:span>, <text:span text:style-name="T1816">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61">попёрла Удача!</text:span></text:p>
      <text:p text:style-name="P580">Но звонкое яркое <text:span text:style-name="T1817">предвкушенье</text:span> в груди привело его сюда, <text:span text:style-name="T1817">вместо всего: сюда, в эту трубу, не больше как на пригоршню оставшихся минут….</text:span></text:p>
      <text:p text:style-name="P581">Идея была в том, чтоб постоянно держаться<draw:frame draw:style-name="fr3" draw:name="Image11" text:anchor-type="char" svg:x="5.4898in" svg:y="0.7591in" svg:width="0.3346in" svg:height="0.1764in" draw:z-index="9"><draw:image xlink:href="Pictures/10000201000000390000001E89DDC89C2F1EAD69.png" xlink:type="simple" xlink:show="embed" xlink:actuate="onLoad" loext:mime-type="image/png"/></draw:frame> фиксированного количества, А. <text:span text:style-name="T1818">Иногда ты использовал диодный мост настроенный на определённую частоту, A</text:span><text:span text:style-name="T1819">t</text:span><text:span text:style-name="T869">, гудящую, тяжёлую предзнаменованием, </text:span><text:span text:style-name="T870">внутри электронных коридоров… </text:span><text:span text:style-name="T871">пока снаружи, в соответствии с традицией в этих делах, </text:span><text:span text:style-name="T872">где-то будет собираться количество В, нарастать, по мере того как Ракета набирает скорость. </text:span><text:span text:style-name="T873">И так до назначенной для Brennschluss <text:s/>скорости, <text:s text:c="33"/>загнанная как всякая крыса электрошоком в этот узкий лабиринт </text:span><text:span text:style-name="T874">открытого пространства</text:span><text:span text:style-name="T767">—</text:span><text:span text:style-name="T875">да, радиосигналы с земли будут входить в тело Ракеты, </text:span><text:span text:style-name="T876">и следуя рефлексу</text:span><text:span text:style-name="T767">—</text:span><text:span text:style-name="T877">буквально электросигналам пробегающим по рефлекторной дуге</text:span><text:span text:style-name="T767">—</text:span><text:span text:style-name="T877">контрольные поверхности </text:span><text:span text:style-name="T878">прощёлкиваются, </text:span><text:span text:style-name="T879">направить тебя обратно на курс в тот момент, когда </text:span><text:span text:style-name="T880">ты начал отклоняться </text:span><text:span text:style-name="T881">(как мог ты не сместиться, </text:span><text:span text:style-name="T882">на такой высоте, в ту блистающую небрежность, </text:span><text:span text:style-name="T883">покорённый ветром, чисто высотой… </text:span><text:span text:style-name="T884">невообразимым пламенем у тебя под ногами)…</text:span><text:span text:style-name="T881"> </text:span><text:span text:style-name="T885">так что для этого строго контролируемого пролёта, всё держалось </text:span><text:span text:style-name="T886">на острейшем, самом болезненном предчу</text:span><text:span text:style-name="T887">в</text:span><text:span text:style-name="T886">ствии, </text:span><text:span text:style-name="T887">с В постоянно </text:span><text:soft-page-break/><text:span text:style-name="T887">растущим, так ощутимо вздымающимся, как приливная волна, </text:span><text:span text:style-name="T888">что обездвиживает всякое мелкое создание, оттачивая воздух до холодного посвиста…. </text:span><text:span text:style-name="T889">Твоё количество А—</text:span><text:span text:style-name="T890">блистающее, постоянное А, унесённое как должно быть когда-то </text:span><text:span text:style-name="T891">за тридяветь земель среди ночи Грааль, </text:span><text:span text:style-name="T892">со своим давнишним солдафонски оголённым юмором… </text:span><text:span text:style-name="T893">и однажды утром на широкой верхней губе сталист</text:span><text:span text:style-name="T894">о-</text:span><text:span text:style-name="T893">шерст</text:span><text:span text:style-name="T894">яная седина </text:span><text:span text:style-name="T757">двухдневной щетины,</text:span><text:span text:style-name="T894"> роковой, ужасный знак, </text:span><text:span text:style-name="T895">он брился начисто ежесуточно, что означало это </text:span><text:span text:style-name="T758">настал</text:span><text:span text:style-name="T895"> Последний День</text:span><text:span text:style-name="T767">—</text:span><text:span text:style-name="T896">и, опять-таки, только лишь угрюмым шестым чувством, настолько же гадательно, </text:span><text:span text:style-name="T897">как</text:span><text:span text:style-name="T896"> и </text:span><text:span text:style-name="T898">чисто </text:span><text:span text:style-name="T896">восприятием, </text:span><text:span text:style-name="T897">что В с Множествеными Индексами </text:span><text:span text:style-name="T899">уже тут, </text:span><text:span text:style-name="T898">сразу за электро</text:span><text:span text:style-name="T899">н</text:span><text:span text:style-name="T898">ным горизонтом, </text:span><text:span text:style-name="T900">действительно нарастает приближаясь, </text:span><text:span text:style-name="T901">возможно на этот раз как «В</text:span><text:span text:style-name="T1820">iw</text:span><text:span text:style-name="T901">», </text:span><text:span text:style-name="T902">угол прецессии гироскопа, надвигается невидимо, но ощутимо, </text:span><text:span text:style-name="T903">жутко возбуждающе, </text:span><text:span text:style-name="T904">по металлической раме к углу A</text:span><text:span text:style-name="T1821">iw</text:span><text:span text:style-name="T904"> </text:span><text:span text:style-name="T905">(так установлены тебе контакты: </text:span><text:span text:style-name="T906">замыкаться, ты должен понять, именно при таком угловом значении</text:span><text:span text:style-name="T905">). </text:span><text:span text:style-name="T906">Или как «В</text:span><text:span text:style-name="T1822">iL</text:span><text:span text:style-name="T906">», </text:span><text:span text:style-name="T907">другое</text:span><text:span text:style-name="T906"> интегрирование, </text:span><text:span text:style-name="T908">не по значениям гироскопа, но </text:span><text:span text:style-name="T909">по необработанным показателям самого тока, </text:span><text:span text:style-name="T910">истекающего из движимой катушки между полюсами, «</text:span><text:span text:style-name="T911">скованный» маятник… </text:span><text:span text:style-name="T912">им так это представлялось, в Группе Разработки, </text:span><text:span text:style-name="T913">условия </text:span><text:span text:style-name="T915">принуждённости</text:span><text:span text:style-name="T913">, </text:span><text:span text:style-name="T914">запретности… </text:span><text:span text:style-name="T916">отношение к своему аппаратному обеспечению было </text:span><text:span text:style-name="T917">более жестоким и солдафонским, о чём большинство инженеров и помечтать не могли… </text:span><text:span text:style-name="T918">Они и вправду чувствовались как подкованная шипами элита, Дривелинг, и Шмайл, </text:span><text:span text:style-name="T919">с флуоресцентными лампами отблескивающими на его голом лбу ночь за ночью… </text:span><text:span text:style-name="T920">Внутри своих мозгов </text:span><text:span text:style-name="T921">они разделяли общий давний-предавний электро-декор—</text:span><text:span text:style-name="T922">стеклянные переменные конденсаторы, керосин как диэлектрик, медные платы и эбонитовые крышки, </text:span><text:span text:style-name="T923">Цейссовские гальванометры </text:span><text:span text:style-name="T924">с тысячами болтиком мелкой резбы для настройки, </text:span><text:span text:style-name="T925">миллиамперметры от Сименса</text:span><text:span text:style-name="T924"> </text:span><text:span text:style-name="T926">на шиферных основах, </text:span><text:span text:style-name="T927">терминалы с дизайном из </text:span><text:span text:style-name="T928">Р</text:span><text:span text:style-name="T927">имских цифр, </text:span><text:span text:style-name="T928">Стандартные Омметры </text:span><text:span text:style-name="T929">с марганцевой проволокой в смазке, старый Gülcher Thermosäule термо-электрический генератор </text:span><text:span text:style-name="T931">что работал от пара отопления</text:span><text:span text:style-name="T929">, выда</text:span><text:span text:style-name="T931">вал</text:span><text:span text:style-name="T929"> 4 вольта, </text:span><text:span text:style-name="T930">никель и сурьма, </text:span><text:span text:style-name="T932">азбестные воронки сверху, слюдяные трубки….</text:span></text:p>
      <text:p text:style-name="P582"><text:span text:style-name="T932">Р</text:span><text:span text:style-name="T753">азве не была та жизнь приличнее гангстерства? </text:span><text:span text:style-name="T933">Дружба чище… не такая кручёная, во всяком случае…. </text:span><text:span text:style-name="T934">Там мы видели что как сочетается… </text:span><text:span text:style-name="T935">механизмы сами определяли это… </text:span><text:span text:style-name="T936">всё было так ясно тогда, </text:span><text:span text:style-name="T937">паранойя была лишь для врага, </text:span><text:span text:style-name="T938">и </text:span><text:span text:style-name="T937">никогда </text:span><text:span text:style-name="T938">для своих….</text:span></text:p>
      <text:p text:style-name="P373"><text:span text:style-name="T938">– </text:span><text:span text:style-name="T939">А как же SS?</text:span></text:p>
      <text:p text:style-name="P606">– О, они были врагом, я бы сказал… [Смех.]</text:p>
      <text:p text:style-name="P583"><text:span text:style-name="T939">Н</text:span><text:span text:style-name="T753">ет, Клаус, не расслабляйся, пожалуйста, никаких мечтаний о добреньком Советском допросе, что закончится в какой-то горностаевой постели, </text:span><text:span text:style-name="T940">в каком-то водочно-ароматном ступоре, ты знаешь это глупо….</text:span></text:p>
      <text:p text:style-name="P584"><text:span text:style-name="T940">В, </text:span><text:span text:style-name="T753">В-индекс-Н-для Нэриш, </text:span><text:span text:style-name="T941">почти тут</text:span><text:span text:style-name="T767">—</text:span><text:span text:style-name="T942">вот-вот прожгут сквозь последнюю шепчущую ширму </text:span><text:span text:style-name="T943">сравняться с «А»</text:span><text:span text:style-name="T767">—</text:span><text:span text:style-name="T943">сравнять </text:span><text:span text:style-name="T944">единственный кусочек себя с оставленным ими,</text:span><text:span text:style-name="T945">чтобы миновать этот миг, </text:span><text:span text:style-name="T946">минимальная куколка </text:span><text:span text:style-name="T947">Германского стирола, менее подлинная, чем все прежние «я»… </text:span><text:span text:style-name="T948">количество, которым можно пренебречь в этом последнем свете… </text:span><text:span text:style-name="T949">эта дробь сапог охотников, и </text:span><text:span text:style-name="T950">хорошо</text:span><text:span text:style-name="T949"> смазанных </text:span><text:span text:style-name="T950">оружейных затворов</text:span><text:span text:style-name="T949">….</text:span></text:p>
      <text:p text:style-name="P607"><draw:frame draw:style-name="fr1" draw:name="Image12" text:anchor-type="paragraph" svg:width="6.9252in" svg:height="0.3661in" draw:z-index="10"><draw:image xlink:href="Pictures/1000000000000B720000009B428C9716555D8079.png" xlink:type="simple" xlink:show="embed" xlink:actuate="onLoad" loext:mime-type="image/png"/></draw:frame></text:p>
      <text:p text:style-name="P608">И тут Енцин, <text:span text:style-name="T1823">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609">– <text:span text:style-name="T1824">Где она</text:span>—,– <text:span text:style-name="T1825">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610"><text:soft-page-break/>– <text:span text:style-name="T1826">Нам лучше,</text:span>– <text:span text:style-name="T1826">Енцин уже повернулся на выход,</text:span>– <text:span text:style-name="T1826">к её, э... мужу, знаешь….</text:span></text:p>
      <text:p text:style-name="P611">– <text:span text:style-name="T1827">К Павлу.</text:span>– <text:span text:style-name="T1827">Кристиан хочет видеть его глаза, но Енцин не обернулся.</text:span></text:p>
      <text:p text:style-name="P729">У Павла с Марией должен был родиться ребёнок. <text:span text:style-name="T1828">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612">– <text:span text:style-name="T1829">Нефтеочистительный,</text:span>– <text:span text:style-name="T1829">предполагает Андреас Орукамбе.</text:span></text:p>
      <text:p text:style-name="P612">– <text:span text:style-name="T1829">Точно? Он же зарок дал.</text:span></text:p>
      <text:p text:style-name="P613">– <text:span text:style-name="T1830">Теперь, может, и развязал.</text:span>– <text:span text:style-name="T1830">Брат девушки уставился на него играя желваками. Енцин, старый ублюдок, </text:span><text:span text:style-name="T162">тебе уж и впрямь ничего не доходит</text:span><text:span text:style-name="T1830">….</text:span></text:p>
      <text:p text:style-name="P730">Они вновь садятся на свои мотоциклы и снова в путь. <text:span text:style-name="T1831">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63">Schwarzkommando</text:span><text:span text:style-name="T1831"> верхом на мотоциклах без глушителей с рёвом проносятся в эту ночь.</text:span></text:p>
      <text:p text:style-name="P733">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731"><text:span text:style-name="T1832">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64">что</text:span><text:span text:style-name="T1832">? Тут какая-то ошибка, это должно бытьь для другого города….</text:span></text:p>
      <text:p text:style-name="P732"><text:span text:style-name="T6">Фрр</text:span> под нефтяной трубой на опорах <text:span text:style-name="T1833">сбегающих вниз налево к воде теперь, громадные стянутые болтами фланцы над головой смягчённые ржавчиной и промасленной грязью. </text:span><text:span text:style-name="T165">Далеко</text:span><text:span text:style-name="T1833"> по гавани движется нефтяной танкер поколыхивается безмятежно как паутина звёзд... </text:span><text:span text:style-name="T165">Вж</text:span><text:span text:style-name="T166">и</text:span><text:span text:style-name="T165">ик</text:span><text:span text:style-name="T1833">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734">Тут не то, чтобы озар<text:span text:style-name="T1835">ило</text:span>, нет, но <text:span text:style-name="T6">прор</text:span><text:span text:style-name="T167">валось</text:span>, <text:span text:style-name="T1834">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68">вовсе даже не развалина. Тут всё в отличном рабочем состоянии. </text:span><text:span text:style-name="T1836">Лишь в ожидании <text:s/>нужных подключений, и пуска… модифицировано, очень чётко, </text:span><text:span text:style-name="T169">нарочно</text:span><text:span text:style-name="T1836"> бомбардировкой, которая никогда не была враждебной, но частью плана обеих сторон—«</text:span><text:span text:style-name="T169">сторон</text:span><text:span text:style-name="T1836">?»—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text:span><text:soft-page-break/><text:span text:style-name="T1836">по кусочкам, составить аннотации, растолковать и отмастурбировать пока не будет выжат насухо до последней капли… ну мы предположили—</text:span><text:span text:style-name="T169">natürlich</text:span><text:span text:style-name="T1836">!—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735">Но, если я гоню через него, Действительный Текст, <text:span text:style-name="T1840">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70">именно такие руины </text:span><text:span text:style-name="T1840">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736">И следовательно эта Война никак и никогда не была политической, политика просто спектакль, для отвода гла<text:span text:style-name="T1841">з</text:span> народам… <text:span text:style-name="T1841">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71"> вот-вот рассвет</text:span><text:span text:style-name="T172">ёт</text:span><text:span text:style-name="T171">, мне нужна моя порция ночной крови, моё финансирование, финансирование, ахх, ещё, ещё</text:span><text:span text:style-name="T1841">….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737">Да но Технология всего лишь реагирует <text:span text:style-name="T1842">(как часто этот довод повторялся, упрямый и унылый как редукция по Гауссу, среди </text:span><text:span text:style-name="T173">Schwarzkommando</text:span><text:span text:style-name="T1842">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738">Вот где мы должны искать источники власти, <text:span text:style-name="T1843">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739"><text:soft-page-break/>А если это не именно Jamf Ölfabriken Werke? <text:span text:style-name="T1844">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74">стране</text:span><text:span text:style-name="T1844">? ЙАААГГГГХХХХХ!</text:span></text:p>
      <text:p text:style-name="P740">Да, такой вот стимулирующий разговор, <text:span text:style-name="T1845">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941">Типа рояля</text:p>
            <text:p text:style-name="P941">Оджи</text:p>
            <text:p text:style-name="P941">Кармайкла</text:p>
            <text:p text:style-name="P941">слышится </text:p>
            <text:p text:style-name="P941">фоном,</text:p>
            <text:p text:style-name="P941">тут</text:p>
          </table:table-cell>
          <table:table-cell table:style-name="Table1.B1" office:value-type="string">
            <text:p text:style-name="P928">Море по колено, Батя, с Дезокс-ёпфедрин</text:p>
            <text:p text:style-name="P929">У меня в карманах п<text:span text:style-name="T1150">о́</text:span>лно <text:span text:style-name="T1846">щастья без границ,</text:span></text:p>
            <text:p text:style-name="P930">Я по Зоне проношуся, среди диких псов,</text:p>
            <text:p text:style-name="P930">Раздаю задарма клочья своих снов…</text:p>
            <text:p text:style-name="P931"><text:span text:style-name="T1847">Хошь р</text:span>адиолампы мне с приёмника вытаску-уй,</text:p>
            <text:p text:style-name="P932">Мне до лампочки вся эта чип-уха<text:span text:style-name="T1838">—</text:span></text:p>
            <text:p text:style-name="P933"><text:span text:style-name="T1838">Н</text:span><text:span text:style-name="T1837">а госгимны ты меня <text:s/>уж не подсажу-вуй</text:span></text:p>
            <text:p text:style-name="P940">Склепаю сам не хуже, чем вся энта труха….</text:p>
          </table:table-cell>
        </table:table-row>
        <table:table-row>
          <table:table-cell table:style-name="Table1.A1" office:value-type="string">
            <text:p text:style-name="P927"/>
          </table:table-cell>
          <table:table-cell table:style-name="Table1.A1" office:value-type="string">
            <text:p text:style-name="P934"><text:span text:style-name="T1838">Р</text:span><text:span text:style-name="T1837">от не закрыть, хоть слушать некому, </text:span></text:p>
            <text:p text:style-name="P935"><text:span text:style-name="T1837">Трещу без умолку в</text:span><text:span text:style-name="T1839">сякую</text:span><text:span text:style-name="T1837"> муть</text:span><text:span text:style-name="T1838">—</text:span></text:p>
            <text:p text:style-name="P936">И чё пристаю без толку к калекам у</text:p>
            <text:p text:style-name="P936">Кого ботинки не жмуть!</text:p>
            <text:p text:style-name="P936"/>
            <text:p text:style-name="P937">Тебя от меня эфедринит, малышка,</text:p>
            <text:p text:style-name="P938"><text:span text:style-name="T1849">Ты от имени моего</text:span> впадаешь в балдёж</text:p>
            <text:p text:style-name="P939">В комендантский час, когда свет угас,</text:p>
            <text:p text:style-name="P939">Как всякий другой я буду хорош,</text:p>
            <text:p text:style-name="P938"><text:span text:style-name="T1848">(Токо свечку зажги)</text:span> </text:p>
            <text:p text:style-name="P939"><text:span text:style-name="T1849">К</text:span>ак в прошлый раз….</text:p>
            <text:p text:style-name="P937"/>
          </table:table-cell>
        </table:table-row>
      </table:table>
      <text:p text:style-name="P741">Прошлой ночью в сво<text:span text:style-name="T2030">ей тетради</text:span> Енци<text:span text:style-name="T2030">н</text:span> записал: «Рот в последнее время почти не закрывался. Почти ничего, что могло бы пойти кому-нибудь на пользу. <text:span text:style-name="T1850">Оправдания, О, Боже, о, Боже. Но они меня и впрямь достали. Пожалуйста, я не </text:span><text:span text:style-name="T175">желаю</text:span><text:span text:style-name="T1850">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742">Я мог бы уйти хоть завтра. Я научен жить в одиночку. <text:span text:style-name="T1851">Меня это не так пугает, как они. Берут без конца—но они никогда не </text:span><text:span text:style-name="T176">пользуются</text:span><text:span text:style-name="T1851">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76">ничего</text:span><text:span text:style-name="T1851">. Деньги больше не существуют—никто их тут не видел месяцами, нет это не из-за денег… сигареты? Сигарет у меня всегда в обрез….</text:span></text:p>
      <text:p text:style-name="P614">– <text:span text:style-name="T1852">Если я оставлю их, куда бы я мог уйти?</text:span></text:p>
      <text:p text:style-name="P743">Обратно среди резервуаров теперь, в вечерний ветер, заносясь <text:span text:style-name="T1853">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744">Кристиан всё же не заглох, а Павел оказался на месте, типа как бы. <text:span text:style-name="T1854">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text:span><text:soft-page-break/><text:span text:style-name="T1854">приходит нанюхаться <text:s/></text:span><text:span text:style-name="T177">Leunagasolin</text:span><text:span text:style-name="T1854">’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77">нас</text:span><text:span text:style-name="T1854">?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77">Leunahalluzinationen </text:span><text:span text:style-name="T1855">случается зашкаливают в полный хрен разберёшь, охрененнее, чем культурный шок, даже, вот эта вот текущая уже вообще </text:span><text:span text:style-name="T178">мета</text:span><text:span text:style-name="T1855">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1856">½</text:span><text:span text:style-name="T1858"> </text:span><text:span text:style-name="T1859">недели самоистязаний, люди Омбинди поджидали его у обмотанны</text:span><text:span text:style-name="T1860">х</text:span><text:span text:style-name="T1859"> стекло</text:span><text:span text:style-name="T1860">волокном</text:span><text:span text:style-name="T1859"> труб </text:span><text:span text:style-name="T1860">котельной, </text:span><text:span text:style-name="T1861">мужчины и женщины, все стараются приласкать его, склонить с двух сторон Вопроса Самоубийства Племени, </text:span><text:span text:style-name="T1862">Енцин жалуется, слишком впутался в ту Ракету, чересчур вмалинился в свою распрю с Русским, </text:span><text:span text:style-name="T1863">чтобы думать ещё про кого-то кроме самого себя… </text:span><text:span text:style-name="T1864">А этот Павел старался держаться подальше от этого, </text:span><text:span text:style-name="T1865">От дыхания Мукуру, старался просто быть хорошим человеком</text:span><text:span text:style-name="T1866">—</text:span></text:p>
      <text:p text:style-name="P746"><text:span text:style-name="T1866">М</text:span><text:span text:style-name="T1857">оховое Создание шевелится. </text:span><text:span text:style-name="T1867">Оно подползло страшно ближе с прошлого раза как Паваел смотрел. </text:span><text:span text:style-name="T1868">Нежданно обильное истекание вишнёво-красного по склону горы справа от него (</text:span><text:span text:style-name="T1869">тут и горы были? Откуда </text:span><text:span text:style-name="T1870">горы-то</text:span><text:span text:style-name="T1869"> взялись?</text:span><text:span text:style-name="T1868">) </text:span><text:span text:style-name="T1878">и он сразу же понимает, без </text:span><text:span text:style-name="T1879">всяких </text:span><text:span text:style-name="T1878">увёрток и</text:span><text:span text:style-name="T1879">ли</text:span><text:span text:style-name="T1878"> надежды, </text:span><text:span text:style-name="T1880">что он соскользнул в Север, </text:span><text:span text:style-name="T1881">что вдыхание </text:span><text:span text:style-name="T1882">выдоха </text:span><text:span text:style-name="T1881">первого предка </text:span><text:span text:style-name="T1882">перенесло его в жуткий край, </text:span><text:span text:style-name="T1883">а он должен был знать, что так и будет, </text:span><text:span text:style-name="T1884">шаг за шагом, за эти последние годы, </text:span><text:span text:style-name="T1885">повернуть не получится (что значит повернуть? </text:span><text:span text:style-name="T1887">н</text:span><text:span text:style-name="T1886">е знаю куда начать двигаться, не знаю </text:span><text:span text:style-name="T1871">как</text:span><text:span text:style-name="T1886"> двигаться…</text:span><text:span text:style-name="T1887">) </text:span><text:span text:style-name="T1888">слишком поздно, мили и перемены слишком поздно уже.</text:span></text:p>
      <text:p text:style-name="P747"><text:span text:style-name="T1888">И </text:span><text:span text:style-name="T1857">вот его голова на стальной мушке Кристиана </text:span><text:span text:style-name="T1889">за 300 метров. </text:span><text:span text:style-name="T1890">Неожиданно эта ужасная развилка: </text:span><text:span text:style-name="T1891">две возможности уже начавшие разлетаться со скоростью мысли</text:span><text:span text:style-name="T1866">—</text:span><text:span text:style-name="T1892">новая Зона в любом случае, теперь, неважно стреляет Кристиан или сдерживается</text:span><text:span text:style-name="T1866">—</text:span><text:span text:style-name="T1892">прыгни, выбери</text:span><text:span text:style-name="T1866">—</text:span></text:p>
      <text:p text:style-name="P748"><text:span text:style-name="T1866">Е</text:span><text:span text:style-name="T1857">нцин постарался вовсю</text:span><text:span text:style-name="T1866">—</text:span><text:span text:style-name="T1857">отбил ствол в сторону, обменялся парой резких слов с молодым мстителем. </text:span><text:span text:style-name="T1893">Но оба они видели разделившиеся ветви. </text:span><text:span text:style-name="T1894">Зона снова, только что, </text:span><text:span text:style-name="T1895">изменилась и они уже в ней, в новой….</text:span></text:p>
      <text:p text:style-name="P749"><text:span text:style-name="T1895">О</text:span><text:span text:style-name="T1857">ни едут дальше туда, где Павел </text:span><text:span text:style-name="T1896">нюхает синтетический бензин </text:span><text:span text:style-name="T1897">на склоне бежевого холма без фонарей, </text:span><text:span text:style-name="T1898">под резервуарами ползущими бледно как улитки к небу, <text:s/></text:span><text:span text:style-name="T1899">туда, где он, один из счастливейших клиентов IG….</text:span></text:p>
      <text:p text:style-name="P750"><text:soft-page-break/><text:span text:style-name="T1857">Знает ли Павел что-то, о чём никто из нас не догадывается? </text:span><text:span text:style-name="T1900">Если IG хотели сделать это прикрытием для чего-то ещё, то почему не для дыхания Мукуру?</text:span></text:p>
      <text:p text:style-name="P751"><text:span text:style-name="T1900">Е</text:span><text:span text:style-name="T1857">нцин может представить себя </text:span><text:span text:style-name="T1901">в </text:span><text:span text:style-name="T1872">Erdschweinhöhle</text:span><text:span text:style-name="T1901"> </text:span><text:span text:style-name="T1857">начинающим </text:span><text:span text:style-name="T1901">новую жизнь на IG</text:span><text:span text:style-name="T1866">—</text:span><text:span text:style-name="T1902">устроить, чтоб становилась тучней и тучнее с отладкой новых связей, </text:span><text:span text:style-name="T1903">проверка бухгалтерских книг, приходят свидетели</text:span><text:span text:style-name="T1866">—</text:span><text:span text:style-name="T1904">не на переднем плане </text:span><text:span text:style-name="T1905">но сбоку по крайней мере, всегда в тени…. </text:span><text:span text:style-name="T1906">А если окажется, что дело не в Ракете, не в </text:span><text:span text:style-name="T1901">IG? </text:span><text:span text:style-name="T1907">Что ж, тогда ему придётся, так ведь, перейти на что-нибудь ещё</text:span><text:span text:style-name="T1866">—</text:span><text:span text:style-name="T1909">завод</text:span><text:span text:style-name="T1908"> Фольксваген, </text:span><text:span text:style-name="T1909">фармацевтические компании….</text:span><text:span text:style-name="T1902"> </text:span><text:span text:style-name="T1910">А если это даже не в Германии, </text:span><text:span text:style-name="T1911">то ему придётся начинать в Америке, или в России, </text:span><text:span text:style-name="T1912">и если он умрёт прежде, чем найдут Истинный Текст для изучения, </text:span><text:span text:style-name="T1913">то нужен некий механизм, чтоб смогли продолжить другие…. </text:span><text:span text:style-name="T1914">Глянь, крутая идея</text:span><text:span text:style-name="T1866">—</text:span><text:span text:style-name="T1915">созываешь всех сколько есть </text:span><text:span text:style-name="T1873">Erdschweinhöhle, </text:span><text:span text:style-name="T1915">подымаешься </text:span><text:span text:style-name="T1916">там, типа, </text:span><text:span text:style-name="T1874">Мой народ, мне было видение…</text:span><text:span text:style-name="T1916"> </text:span><text:span text:style-name="T1917">нет </text:span><text:span text:style-name="T1918">нет но </text:span><text:span text:style-name="T1875">понадобится</text:span><text:span text:style-name="T1918"> больше штата, </text:span><text:span text:style-name="T1919">если это настолько широк</text:span><text:span text:style-name="T1934">ий</text:span><text:span text:style-name="T1919"> </text:span><text:span text:style-name="T1934">поиск</text:span><text:span text:style-name="T1919">, тихий отвод ресурсов с Ракеты, </text:span><text:span text:style-name="T1920">разнообразить деятельность, </text:span><text:span text:style-name="T1921">чтобы при этом смотрелось органичным ростом… </text:span><text:span text:style-name="T1922">и кого подключить? </text:span><text:span text:style-name="T1923">Кристиан</text:span><text:span text:style-name="T1866">—</text:span><text:span text:style-name="T1923">можно ли использовать парня теперь, <text:s/>гнев Кристиана, воспользуется ли Текст всё равно Кристианом, чтобы одолеть Омбинди… </text:span><text:span text:style-name="T1924">потому что если миссия </text:span><text:span text:style-name="T1876">Schwarzkommando</text:span><text:span text:style-name="T1924"> была истинно открыта только что, </text:span><text:span text:style-name="T1925">то придётся что-то делать с Омбинди, Пустыми, доктриной Полного Нуля. </text:span><text:span text:style-name="T1926">Увеличение штата требует большего числа Иреро Зоны, </text:span><text:span text:style-name="T1927">а не меньшего</text:span><text:span text:style-name="T1866">—</text:span><text:span text:style-name="T1928">для сбора информации большего объёма о противнике, </text:span><text:span text:style-name="T1929">установление более широких связей </text:span><text:span text:style-name="T1930">вызовет рост</text:span><text:span text:style-name="T1929"> угроз</text:span><text:span text:style-name="T1930">ы</text:span><text:span text:style-name="T1929"> народ</text:span><text:span text:style-name="T1930">у, </text:span><text:span text:style-name="T1931">значит число соплеменников должно возрастать. </text:span><text:span text:style-name="T1932">Имеется ли альтернатива? </text:span><text:span text:style-name="T1933">н</text:span><text:span text:style-name="T1932">ет… </text:span><text:span text:style-name="T1933">он бы предпочёл игнорировать Омбинди, </text:span><text:span text:style-name="T1934">но потребности этого нового Поиска </text:span><text:span text:style-name="T1935">такого удовольствия уже не позволят… </text:span><text:span text:style-name="T1936">оиск будет направлять… </text:span></text:p>
      <text:p text:style-name="P752"><text:span text:style-name="T1936">Г</text:span><text:span text:style-name="T1857">де-то, среди пустошей Мира, есть ключ, что </text:span><text:span text:style-name="T1937">приведёт нас обратно, возродит нас для нашей Земли и свободы.</text:span></text:p>
      <text:p text:style-name="P753"><text:span text:style-name="T1937">А</text:span><text:span text:style-name="T1857">ндреас разговорился с Павлом, </text:span><text:span text:style-name="T1938">который всё ещё со своими странно освещёнными приятелями, </text:span><text:span text:style-name="T1939">подкатывая и так и эдак, Вскоре, </text:span><text:span text:style-name="T1956">лаской</text:span><text:span text:style-name="T1939"> и уловками, </text:span><text:span text:style-name="T1940">он получает адрес </text:span><text:span text:style-name="T1956">связанного с</text:span><text:span text:style-name="T1940"> Омбинди </text:span><text:span text:style-name="T1956">медика</text:span><text:span text:style-name="T1940">. </text:span></text:p>
      <text:p text:style-name="P754"><text:span text:style-name="T1940">Е</text:span><text:span text:style-name="T1857">нцин знает кто это. «</text:span><text:span text:style-name="T1957">В Сейнт</text:span><text:span text:style-name="T1941"> Паули. </text:span><text:span text:style-name="T1942">Поехали. </text:span><text:span text:style-name="T1943">Твой мотоцикл немного брыкается, Кристиан?»</text:span></text:p>
      <text:p text:style-name="P615"><text:span text:style-name="T1943">– Не подлизывайся ко мне,</text:span><text:span text:style-name="T1857">– </text:span><text:span text:style-name="T1944">взрывается Кристиан,</text:span><text:span text:style-name="T1857">– </text:span><text:span text:style-name="T1944">тебе наплевать на меня, нплевать на мою сестру, </text:span><text:span text:style-name="T1945">она там где-то умирает, а ты </text:span><text:span text:style-name="T1946">просто </text:span><text:span text:style-name="T1945">вставляешь её в свои уравнения</text:span><text:span text:style-name="T1857">—</text:span><text:span text:style-name="T1946">ты</text:span><text:span text:style-name="T1857">—</text:span><text:span text:style-name="T1946">играешь </text:span><text:span text:style-name="T1947">свою</text:span><text:span text:style-name="T1946"> рутину святого отца </text:span><text:span text:style-name="T1947">и внутри того эго ты даже не ненавидишь нас, тебе наплевать, </text:span><text:span text:style-name="T1948">ты даже уже больше </text:span><text:span text:style-name="T1877">не здесь</text:span><text:span text:style-name="T1857">— </text:span><text:span text:style-name="T1949">Он замахивается кулаком в лицо Енцина. Он плачет.</text:span></text:p>
      <text:p text:style-name="P755"><text:span text:style-name="T1949">Е</text:span><text:span text:style-name="T1857">нцин так и стоит и </text:span><text:span text:style-name="T1950">допускает это</text:span><text:span text:style-name="T1857">. </text:span><text:span text:style-name="T1950">Б</text:span><text:span text:style-name="T1857">ольно. </text:span><text:span text:style-name="T1950">Он </text:span><text:span text:style-name="T1955">терпит</text:span><text:span text:style-name="T1950">. </text:span><text:span text:style-name="T1951">Его кротость не только политика, всё же. </text:span><text:span text:style-name="T1952">Он чувствует </text:span><text:span text:style-name="T1954">немало</text:span><text:span text:style-name="T1952"> правды-матки в том, что сказал Кристиан</text:span><text:span text:style-name="T1866">—</text:span><text:span text:style-name="T1953">может быть не всё, </text:span><text:span text:style-name="T1954">не всё так сразу, но немало.</text:span></text:p>
      <text:p text:style-name="P616">– Вот ты и вернул меня. Может <text:span text:style-name="T1959">уже </text:span>поедем за ней, теперь?</text:p>
      <text:p text:style-name="P745"><draw:frame draw:style-name="fr1" draw:name="Image13" text:anchor-type="paragraph" svg:width="6.9252in" svg:height="0.3661in" draw:z-index="11"><draw:image xlink:href="Pictures/1000000000000B720000009B428C9716555D8079.png" xlink:type="simple" xlink:show="embed" xlink:actuate="onLoad" loext:mime-type="image/png"/></draw:frame><text:s/></text:p>
      <text:p text:style-name="P756">А вот и добрая фрау, склоняется над Слотропом от изножия койки: <text:span text:style-name="T1958">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757">И тут же нога фон Гёля подпихивает Слотропа <text:span text:style-name="T1960">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758">Шпрингер уже опять прежним бодрячком: «Свежие яйца и кфе в рулевой рубке. <text:span text:style-name="T1961">Мы выходим в море через 15 минут».</text:span></text:p>
      <text:p text:style-name="P617">– <text:span text:style-name="T1961">Ну просто убери это «мы», Дружище.</text:span></text:p>
      <text:p text:style-name="P618"><text:soft-page-break/>– <text:span text:style-name="T1962">Но мне нужна твоя помощь.</text:span>– <text:span text:style-name="T1963">На Шпрингере костюм отличного твида в это утро, полный Савил-Роу, отлично сидит</text:span>—</text:p>
      <text:p text:style-name="P618">– <text:span text:style-name="T1964">Нэришу тоже нужна была твоя помошь.</text:span></text:p>
      <text:p text:style-name="P619">– <text:span text:style-name="T1965">Ты сам не знаешь о чём говоришь.</text:span>– <text:s/><text:span text:style-name="T1966">Глаза его сталь клинка, не знающие проигрыша. Смех, с подзаголовком </text:span><text:span text:style-name="T179">Поддержим дурачков</text:span><text:span text:style-name="T1966">, </text:span><text:span text:style-name="T179">Mitteleuropäisch</text:span><text:span text:style-name="T1966"> и безжалостен.</text:span>– <text:span text:style-name="T1967">Хорошо, хорошо. Сколько ты хочешь?</text:span></text:p>
      <text:p text:style-name="P620">– <text:span text:style-name="T1968">На всё есть цена, верно?</text:span>– <text:span text:style-name="T1969">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621">– <text:span text:style-name="T1970">На всё.</text:span></text:p>
      <text:p text:style-name="P622">– <text:span text:style-name="T1971">Что за дело?</text:span></text:p>
      <text:p text:style-name="P623">– <text:span text:style-name="T1971">Мелкое пиратство. Забрать пакет для меня, пока я буду тебя прикрывать.</text:span>– <text:s/><text:span text:style-name="T1972">Он смотрит на часы излишне выразительно.</text:span></text:p>
      <text:p text:style-name="P623">– <text:span text:style-name="T1972">Окей, добудь мне отставку, я пойду с тобой.</text:span></text:p>
      <text:p text:style-name="P624">– <text:span text:style-name="T1973">Что? Отставку? Для </text:span><text:span text:style-name="T180">тебя</text:span><text:span text:style-name="T1973">? Ха! Ха! Ха!</text:span></text:p>
      <text:p text:style-name="P625">– <text:span text:style-name="T1974">Тебе надо чаще смеятся, Шпрингер. Выглядишь очень круто.</text:span></text:p>
      <text:p text:style-name="P626">– <text:span text:style-name="T1975">Отставку </text:span><text:span text:style-name="T182">какого вида</text:span><text:span text:style-name="T1975">, Слотроп? С честью, наверное? Ах, ах-ха! Ха! Ха!</text:span>– <text:s/><text:span text:style-name="T1976">Как и Адольф Гитлер, Шпрингер легко ущекотывается тем, что Немцы называют </text:span><text:span text:style-name="T181">Schadenfreude</text:span><text:span text:style-name="T1976">, чувство радости от несчастья.</text:span></text:p>
      <text:p text:style-name="P627">– <text:span text:style-name="T1977">Брось прикалываться, я серьёзно.</text:span></text:p>
      <text:p text:style-name="P628">– <text:span text:style-name="T1978">Ну, ты-то ещё </text:span><text:span text:style-name="T183">как</text:span><text:span text:style-name="T1978"> серьёзно, Слотроп.</text:span>– <text:span text:style-name="T1979">Снова хаханьки.</text:span></text:p>
      <text:p text:style-name="P759">Слотроп ждёт, смотрит, посасывает яйцо, хотя в это утро чувствует себя далеко не <text:s/>мудрым пронырой. </text:p>
      <text:p text:style-name="P629">– <text:span text:style-name="T1980">Нэриш, понимаешь, должен был пойти со мной сегодня. Теперь у меня остался ты. Ха! Ха! Куда ты хочешь, чтоб доставили эту</text:span>—<text:span text:style-name="T1981">ха</text:span>—<text:span text:style-name="T1981">отставку?</text:span></text:p>
      <text:p text:style-name="P630">– <text:span text:style-name="T1982">Каксхавен.</text:span>– <text:span text:style-name="T1982">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631">– <text:span text:style-name="T1983">Будь в месте, что называется у Путци. Это по дороге на Дорум. Местные деловые тебе объяснят.</text:span></text:p>
      <text:p text:style-name="P760">Так что снова—в путь, мимо мокрого объятия молов, <text:span text:style-name="T1984">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632">– <text:span text:style-name="T1985">Если идут в Копенгаген,</text:span>– <text:span text:style-name="T1986">обветренное лицо Фрау Гнаб, несводимые складки улыбки вокруг её глаз и рта, сияет словно солнце,</text:span>– <text:span text:style-name="T1987">то не больше, чем через час….</text:span></text:p>
      <text:p text:style-name="P761">Видимость в это утро слишком низкая, чтобы различить <text:span text:style-name="T1988">берег Юздома. Шпрингер присоединяется к Слотропу у поручня, что уставился в никуда, вдыхая давящий запах седой погоды.</text:span></text:p>
      <text:p text:style-name="P633">– <text:span text:style-name="T1989">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184">шмайсеров</text:span><text:span text:style-name="T1989"> <text:s/>с предложением для наших конкурентов. Ни царапинки.</text:span></text:p>
      <text:p text:style-name="P634">– <text:span text:style-name="T1990">Шпрингер, он там отвлекал на себя половину армии Русских вчера.</text:span></text:p>
      <text:p text:style-name="P635">– <text:span text:style-name="T185">Эти</text:span><text:span text:style-name="T1991">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1992">боьше, чем у Американцев</text:span>—<text:span text:style-name="T1992">и они позволят ему оставаться в Германиив Пенемёнде или </text:span><text:span text:style-name="T186">Mittelwerke</text:span><text:span text:style-name="T1992">, как <text:s/>он и был. Он даже может сбежать, у нас есть для этого связи</text:span>—</text:p>
      <text:p text:style-name="P635">– <text:span text:style-name="T1993">Но если его всё же застрелили?</text:span></text:p>
      <text:p text:style-name="P635"><text:soft-page-break/>– <text:span text:style-name="T1993">Нет, до этого не должно было дойти.</text:span></text:p>
      <text:p text:style-name="P636">– <text:span text:style-name="T1994">Шпрингер, это тебе уже не ёбаное </text:span><text:span text:style-name="T187">кино</text:span><text:span text:style-name="T1994">, завязывай давай.</text:span></text:p>
      <text:p text:style-name="P637">– <text:span text:style-name="T1995">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188">тогда</text:span><text:span text:style-name="T1995">… вот когда… «</text:span><text:span text:style-name="T188">А теперь по правому борту у нас показался легендарный Рюген</text:span><text:span text:style-name="T1995">. Его меловые утёсы ярче неба. Тонкой дымкой подёрнулись <text:s/>узкие заливы и зелень дубов. Вдоль пляжей плывут жемчужные клочья тумана.</text:span></text:p>
      <text:p text:style-name="P762"><text:span text:style-name="T6">Наш капитан, Фрау Гнаб, направляется в Гра</text:span><text:span text:style-name="T189">йф</text:span><text:span text:style-name="T6">свальде</text:span><text:span text:style-name="T189">р Боден прочесать длинные заливы в поисках намеченной жертвы. Спустя час </text:span><text:span text:style-name="T1996">(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189">потраченный на безрезультатны</text:span><text:span text:style-name="T190">е </text:span><text:span text:style-name="T189">поиск</text:span><text:span text:style-name="T190">и,</text:span><text:span text:style-name="T189"> пираты нашего времени снова в открытом море вдоль восточной береговой линии острова.</text:span></text:p>
      <text:p text:style-name="P763">Поморосил лёгкий дождь. <text:span text:style-name="T1997">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191">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1997">….</text:span></text:p>
      <text:p text:style-name="P638">– <text:span text:style-name="T1998">Вон они!</text:span>– <text:span text:style-name="T1998">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640">–<text:span text:style-name="T1998"> Определи азимут,</text:span>– <text:span text:style-name="T1999">Фрау Гнаб ухватывая руль раскорячивается поустойчивее,</text:span>– <text:span text:style-name="T1999">сегодня у нас </text:span><text:span text:style-name="T192">курс на столкновение!</text:span>– <text:span text:style-name="T2001">Отто крючится у пелоруса, дрожа.</text:span></text:p>
      <text:p text:style-name="P639">– <text:span text:style-name="T2000">Держи, Слотроп.</text:span></text:p>
      <text:p text:style-name="P764">Люгер? Коробка с обоймами? «Что за...»</text:p>
      <text:p text:style-name="P639">– <text:span text:style-name="T2000">Сегодня утром получено с яйцами.</text:span></text:p>
      <text:p text:style-name="P639">– <text:span text:style-name="T2000">Ты не говорил</text:span>—</text:p>
      <text:p text:style-name="P639">– <text:span text:style-name="T2000">Он может немного разозлиться, но он реалист. Твоя знакомая Грета и я знали его в Варшаве, в прежние времена.</text:span></text:p>
      <text:p text:style-name="P641">– <text:span text:style-name="T2002">Шпрингер</text:span>—<text:span text:style-name="T2002">скажи мне, Шпрингер, это вот что за корабль теперь?</text:span>– <text:span text:style-name="T2003">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2004">О…. Кей,</text:span>– <text:span text:style-name="T2004">пытаясь загллянуть сквозь дождь в глаза Шпрингера,</text:span>– <text:span text:style-name="T2005">ты знал, что я был на борту. Ты подставляешь меня теперь, верно?</text:span></text:p>
      <text:p text:style-name="P642">– <text:span text:style-name="T2006">Когда был </text:span><text:span text:style-name="T193">ты</text:span><text:span text:style-name="T2006"> на борту?</text:span></text:p>
      <text:p text:style-name="P642">– <text:span text:style-name="T2006">Брось</text:span>—</text:p>
      <text:p text:style-name="P643">– <text:span text:style-name="T2006">Слушай</text:span>—<text:span text:style-name="T2006">Нэриш должен был идти за пакетом сегодня. Не ты. Мы тебя и </text:span><text:span text:style-name="T193">знать</text:span><text:span text:style-name="T2006"> не знали. Тебе обязательно во всём видеть заговоры? Я не командую Русскими, и я не сдавал его</text:span>—</text:p>
      <text:p text:style-name="P644">– <text:span text:style-name="T2007">Ты в натуре играешь тут невинного сегодня, да?</text:span></text:p>
      <text:p text:style-name="P645">– <text:span text:style-name="T2007">Хватит пререкаться, идиоты,</text:span>– <text:span text:style-name="T2008">орёт Фрау Гнаб,</text:span>– <text:s/><text:span text:style-name="T2009">и по местам</text:span>—<text:span text:style-name="T2009">к </text:span><text:span text:style-name="T194">бою</text:span><text:span text:style-name="T2009">!</text:span></text:p>
      <text:p text:style-name="P765">Лениво и призрачно проваливается меж волн <text:span text:style-name="T6">Анубис</text:span>, не становясь отчётливее, когда они подходят ближе. <text:span text:style-name="T2010">Шпрингер достаёт мегафон из рулевой рубки и кричит: «Добрый день, Прокаловски—разрешите подняться на борт».</text:span></text:p>
      <text:p text:style-name="P766">В ответ пистолетный выстрел. Шпрингер падает на палубу, дождевик полощется жёлтым потоком, <text:span text:style-name="T2011">мегафон направлен вверх, воронка залить дождя ему в рот: «Придётся нам без </text:span><text:soft-page-break/><text:span text:style-name="T2011">разрешения, тогда—» Машет Слотропу приблизиться.– «Приготовься перейти туда»,– Затем Фрау Гнаб,– «Придётся сцепиться».</text:span></text:p>
      <text:p text:style-name="P646">– <text:span text:style-name="T2012">Отлично, но,</text:span>– <text:span text:style-name="T2013">один взгляд на плотоядную ухмылку матери Отто и становится ясным, что сегодня она не ради денег,</text:span>– <text:span text:style-name="T2013">когда ж мне уже </text:span><text:span text:style-name="T195">протаранить</text:span><text:span text:style-name="T2013"> его?</text:span></text:p>
      <text:p text:style-name="P767">Один на один в море с Анубисом. Слотроп начинает <text:span text:style-name="T2014">потеть, неприятно. Зелёные скалы побережья Рюгена им фоном, взлетают и проваливаются в шквале. </text:span><text:span text:style-name="T196">Цонгг</text:span><text:span text:style-name="T2014">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196">Анубиса</text:span><text:span text:style-name="T2014">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196">ja, ja,</text:span><text:span text:style-name="T2014">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196">ja, </text:span><text:span text:style-name="T2014">тихонько, о,</text:span><text:span text:style-name="T196"> ja, </text:span><text:span text:style-name="T2015">тут раздаётся</text:span><text:span text:style-name="T197">—</text:span><text:span text:style-name="T2015">ах</text:span><text:span text:style-name="T197">—</text:span><text:span text:style-name="T2015">тут раздаётся </text:span><text:span text:style-name="T197">раздаётся-тут </text:span><text:span text:style-name="T2016">ТИХОНЬКО—АХХ—</text:span></text:p>
      <text:p text:style-name="P768"><text:span text:style-name="T6">ОТТО</text:span>! шарахает свою посудину в <text:span text:style-name="T6">Анубис</text:span>, <text:s/>самый оглушительный аж чертям тошно <text:span text:style-name="T6">Отто</text:span>….</text:p>
      <text:p text:style-name="P647">– <text:span text:style-name="T2017">Держись вплотную.</text:span>– <text:span text:style-name="T2017">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198">Анубисе</text:span><text:span text:style-name="T2017">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769">Вверх по скользкой лесенке взбегает охальный пиратству<text:span text:style-name="T2018">ю</text:span>щий Слотроп, <text:span text:style-name="T2018">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770"><text:span text:style-name="T201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199">amis</text:span><text:span text:style-name="T2019">, а сам Шпрингер как раз досказывает один из своего неисчерпаемого репертуара Германских сортирных анекдотов. </text:span></text:p>
      <text:p text:style-name="P648">– <text:span text:style-name="T2020">Что за чёрт, Герхардт,</text:span>– <text:span text:style-name="T2021">Прокаловски указывает большим пальцем,</text:span>– <text:span text:style-name="T2021">Красная Армия тоже работает на тебя?</text:span></text:p>
      <text:p text:style-name="P649">– <text:span text:style-name="T2022">И снова здравствуй, Энтони.</text:span>– <text:span text:style-name="T2022">Серебристые звёздочки с каждого <text:s/>его погона подмигивают привет-привет, но бестолку.</text:span></text:p>
      <text:p text:style-name="P650">– <text:span text:style-name="T2023">Я тебя не знаю.</text:span>– <text:span text:style-name="T2024">Обернувшись к Шпрингеру,</text:span>– <text:span text:style-name="T2024">Хорошо. Это в машинном отделении по правому борту, внизу позади генератора,</text:span>– <text:span text:style-name="T2025">что есть намёком Слотропу проваливать.</text:span></text:p>
      <text:p text:style-name="P771">У подножия лестницы он встречает Стефанию, что идёт вдоль <text:span text:style-name="T2028">перил</text:span>.</text:p>
      <text:p text:style-name="P651">– <text:span text:style-name="T2026">Привет. Жаль, что приходиться встречаться таким образом.</text:span></text:p>
      <text:p text:style-name="P652">– <text:span text:style-name="T2026">Привет. Я Стефания,</text:span>– <text:span text:style-name="T2027">выдаёт скорую улыбку на ходу,</text:span>–<text:span text:style-name="T2027"> спиртное на палубу выше, угощайтесь,</text:span>– <text:span text:style-name="T2028">и нет её, исчезла в дожде. Что за?</text:span></text:p>
      <text:p text:style-name="P772"><text:soft-page-break/>Слотроп спускается в люк, начинает карабкаться по лесенке вниз в машинное отделение. <text:span text:style-name="T2029">Где-то над ним трижды бьёт колокол, медленно, чуть глухо, слегка отдаваясь эхом. Уже поздно… </text:span><text:span text:style-name="T200">поздно</text:span><text:span text:style-name="T2029">. Он вспоминает где он.</text:span></text:p>
      <text:p text:style-name="P773">Едва он касается пола, свет гаснет. Воздуходувы с протяжным в<text:span text:style-name="T2031">о</text:span>ем затихают. <text:span text:style-name="T2031">Машинное отделение на один пролёт ниже. Что, ему в темноте придётся?</text:span></text:p>
      <text:p text:style-name="P653">– <text:span text:style-name="T2032">Я не могу,</text:span>– <text:span text:style-name="T2032">вслух.</text:span></text:p>
      <text:p text:style-name="P654">– <text:span text:style-name="T2032">Ты можешь,</text:span>– <text:span text:style-name="T2033">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2034">шепчет голос,</text:span>– «<text:span text:style-name="T2034">чтобы смог спуститься в машинное».</text:span></text:p>
      <text:p text:style-name="P655">– <text:span text:style-name="T2035">Подожди</text:span>— <text:span text:style-name="T2035">такое ощущение будто остроносый бальный туфель возник из ниоткуда и чуть с оттяжкой почёсывает ему под подбородком</text:span>—<text:span text:style-name="T2036">затем бьёт пыром и его зубы сомкнулись на его языке.</text:span></text:p>
      <text:p text:style-name="P774">Боль жуткая. <text:span text:style-name="T2037">Он чувствует вкус крови. Пот заливает глаза.</text:span></text:p>
      <text:p text:style-name="P656">– <text:span text:style-name="T2038">Двигай давай,</text:span>– <text:span text:style-name="T2038">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201">Помнишь</text:span><text:span text:style-name="T2038">?»</text:span>– <text:span text:style-name="T2039">Туфель поднялся, но только затем, чтоб пнуть его подмышку. «Встать, встать».</text:span></text:p>
      <text:p text:style-name="P775">Слотроп нащупывает путь к следующей лестнице, <text:span text:style-name="T2040">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657">– <text:span text:style-name="T2041">Танац?</text:span>–<text:span text:style-name="T2041">Язык Слотропа пронизан болью. Имя насилу выговорилось. Тишина.</text:span>– <text:span text:style-name="T2042">Моритури?</text:span>– <text:span text:style-name="T2042">Нет ответа. Слотроп переставляет ногу на одну перекладину выше.</text:span></text:p>
      <text:p text:style-name="P658">– <text:span text:style-name="T2043">Нет, нет. Я ещё тут.</text:span></text:p>
      <text:p text:style-name="P776">Он движется вниз, дрожа, перекладина за перекладиной, <text:span text:style-name="T2044">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202">я не хочу… как мне… схватить позади снизу… голыми руками… что если</text:span><text:span text:style-name="T2044">... </text:span></text:p>
      <text:p text:style-name="P777">Неожиданный визг справа<text:span text:style-name="T259">—</text:span>что-то механическое<text:span text:style-name="T259">—</text:span>он подпрыгивает, дыхание втягиваясьь леденит зубы, нервы спины и рук ходуном… <text:span text:style-name="T2045">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203">пусжеконч….</text:span><text:span text:style-name="T2045"> Но его руки, скребя по полу, возвращаются к скользкому атласу.</text:span></text:p>
      <text:p text:style-name="P659">– <text:span text:style-name="T2046">Нет.</text:span>– <text:span text:style-name="T2047">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660">– <text:span text:style-name="T204">Нет</text:span><text:span text:style-name="T2048">….</text:span>– <text:span text:style-name="T2049">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205">запах</text:span><text:span text:style-name="T2049">…</text:span></text:p>
      <text:p text:style-name="P778">Когда зажигается свет, Слотроп стоит на коленях, <text:span text:style-name="T2050">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text:span><text:soft-page-break/><text:span text:style-name="T2050">приплясывает смертельно-белым и алым по краям его зрения… а лестницы обратно наверх действительно так пусты какими кажутся?</text:span></text:p>
      <text:p text:style-name="P778"/>
      <text:p text:style-name="P779">Уже на судне Фрау, Шпрингер <text:s/>достаёт бутылку шампанской любез<text:span text:style-name="T2051">н</text:span>ости <text:span text:style-name="T6">Анубиса</text:span>, <text:span text:style-name="T2051">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782">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780">Слотроп думает что там он сойдёт. <text:span text:style-name="T2052">Отправится в тот Каксхавен. «Шпрингер, так по-твоему ты успеешь вовремя приготовить те бумаги?»</text:span></text:p>
      <text:p text:style-name="P661">– <text:span text:style-name="T2053">Я ничего не могу гарантировать,</text:span>– <text:span text:style-name="T2053">отвечает Герхардт фон Гёль.</text:span></text:p>
      <text:p text:style-name="P781">В Штралсунде, на <text:span text:style-name="T2054">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206">auf Wiedersehen </text:span><text:span text:style-name="T2055">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207">пока-пока</text:span><text:span text:style-name="T2055"> греют в карманах его пустые руки…. </text:span></text:p>
      <text:p text:style-name="P756"><draw:frame draw:style-name="fr1" draw:name="Image14" text:anchor-type="paragraph" svg:width="6.9252in" svg:height="0.3661in" draw:z-index="12"><draw:image xlink:href="Pictures/1000000000000B720000009B428C9716555D8079.png" xlink:type="simple" xlink:show="embed" xlink:actuate="onLoad" loext:mime-type="image/png"/></draw:frame></text:p>
      <text:p text:style-name="P876">Где Папа Римский чей посох <text:s/>для меня <text:span text:style-name="T2058">зацвёл бы</text:span>?</text:p>
      <text:p text:style-name="P877">Холм её <text:span text:style-name="T2058">опять</text:span> манит меня шелками, ароматами,</text:p>
      <text:p text:style-name="P877"><text:span text:style-name="T2058">Н</text:span>амащёнными мышцами <text:span text:style-name="T2058">тел её рабынь</text:span>, её <text:span text:style-name="T2058">посулами</text:span></text:p>
      <text:p text:style-name="P877"><text:span text:style-name="T2058">Неспешных, у</text:span>тончённых пыток, что неб<text:span text:style-name="T2058">есам</text:span> сродни,</text:p>
      <text:p text:style-name="P877"/>
      <text:p text:style-name="P878">Чистотою света<text:span text:style-name="T259">—к поющим узам,</text:span></text:p>
      <text:p text:style-name="P879">К хлыстам: <text:span text:style-name="T2058">что</text:span> рассекаю<text:span text:style-name="T2058">т</text:span> спектр в размахе.</text:p>
      <text:p text:style-name="P880"><text:span text:style-name="T2058">И</text:span>грушк<text:span text:style-name="T2058">а утлая</text:span> <text:span text:style-name="T2058">для пасти</text:span> <text:span text:style-name="T2058">не</text:span>погод, <text:span text:style-name="T2058">я </text:span>зов её <text:span text:style-name="T2058">встречаю</text:span></text:p>
      <text:p text:style-name="P880"><text:span text:style-name="T2058">Куда ни повернусь</text:span>, <text:span text:style-name="T2056">в густеющей ночи.</text:span></text:p>
      <text:p text:style-name="P880"/>
      <text:p text:style-name="P881">За мною нет покинутой Лизоры.</text:p>
      <text:p text:style-name="P882">В последней исповеди я преклонил колени,</text:p>
      <text:p text:style-name="P883">Агностик, пред сияньем жемчуга его…</text:p>
      <text:p text:style-name="P884">Тут, в моём последнем расщеплённом вздохе</text:p>
      <text:p text:style-name="P884">Нет песни, как нет похоти, <text:s/>вины, <text:span text:style-name="T2057">воспоминаний</text:span>:</text:p>
      <text:p text:style-name="P885">Ни пентаграмм, ни кубков, ни святого Дурака….</text:p>
      <text:p text:style-name="P783"/>
      <text:p text:style-name="P784">Бригадный генерал Падинг умер ещё в середине июня от тяжёлого кишечно-инфекционногоо заболевания, <text:span text:style-name="T2063">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785"><text:soft-page-break/>Однажды она нашла коробки с плёнкой небрежно сложенные Вебли Сильвернейлом в музыкальной комнате, <text:span text:style-name="T2059">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809">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787">Когда это они<text:span text:style-name="T259">—</text:span>ах, да <text:s/><text:span text:style-name="T2060">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788">Приклеенным в конце всего этого, <text:span text:style-name="T2061">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788"/>
      <text:p text:style-name="P871">Наркоманья Несыть</text:p>
      <text:p text:style-name="P786"/>
      <text:p text:style-name="P756">«<text:span text:style-name="T2062">Мы начинаем с песни Нельсона Эдди, что звучит на заднем фоне:</text:span></text:p>
      <text:p text:style-name="P886"><text:span text:style-name="T2063">Наркоманья несыть</text:span>,</text:p>
      <text:p text:style-name="P887">О, <text:span text:style-name="T2063">наркоманья несыть</text:span>!</text:p>
      <text:p text:style-name="P888">Вселяешься как бесы,</text:p>
      <text:p text:style-name="P888">Самый пушистый кайф ломаешь,</text:p>
      <text:p text:style-name="P888">Меня в свинью ты превращаешь,</text:p>
      <text:p text:style-name="P890">Как всех познавших НАРКОМАНЬЮ НЕСЫТЬ!</text:p>
      <text:p text:style-name="P789"/>
      <text:p text:style-name="P790">Теперь в город въезжают два изнурённые <text:span text:style-name="T2064">в пути</text:span> ковбоя, <text:span text:style-name="T2064">Базил Ратбон и С. З. («Обнимашка») Сакал. На въезде в город, загораживая им дорогу, стоит Карлик, который играл главную роль в </text:span><text:span text:style-name="T208">Уродцах. </text:span><text:span text:style-name="T2065">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791">Ратбон: Это же не может быть <text:span text:style-name="T6">взаправду</text:span>, как думаешь?</text:p>
      <text:p text:style-name="P793">Сакал: Ху, ху! Ишшо как вправду, пропашший ты наркуша, <text:span text:style-name="T2066">пашёл нажевалсси таво </text:span><text:span text:style-name="T209">кайтуса</text:span><text:span text:style-name="T2066">, у дароги, заместа пакурить маёй канопельки, я ж те грил—</text:span></text:p>
      <text:p text:style-name="P810">Ратбон (с его нервической Болезненной Усмешкой): Я тебя умоляю—мне ни к чему Еврейская мамочка. Я и сам вижу что взаправду, а что не взаправду. </text:p>
      <text:p text:style-name="P794">(Карлик, тем временем, принимает позы крутого мачо, и вертит пару гигантский Кольтов).</text:p>
      <text:p text:style-name="P795">Сакал: Када паматаисси с маё по дарогам<text:span text:style-name="T259">—</text:span>и <text:span text:style-name="T6">ты врубаисси про каки я дароги</text:span>, <text:span text:style-name="T2067">ты, салага сопливый—так тада уш дотюпаишь иде взаправдашний шериф карлик, а иде примерещенный.</text:span></text:p>
      <text:p text:style-name="P796">Ратбон: <text:span text:style-name="T2068">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797">Сакал: Ты забыл «ты старый нигадяй».</text:p>
      <text:p text:style-name="P797">Ратбон: Ты старый негодяй.</text:p>
      <text:p text:style-name="P798"><text:soft-page-break/>Они хохочут, выхватывают свои пистолеты <text:span text:style-name="T2069">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799">Сакал: Этта, мы <text:span text:style-name="T6">оба иво видим</text:span>. Значицца взаправдашний.</text:p>
      <text:p text:style-name="P800">Ратбон: Совместные галлюцинации не такая уж невидаль в нашем мире, партнёр.</text:p>
      <text:p text:style-name="P801">Сакал: Кто грит этта <text:span text:style-name="T6">савмесна</text:span> галюцация? Ху, ху! <text:span text:style-name="T2070">Была б этта вапше галюцация—я не грю вот ба—так тока от пейоты. Или жа от бешенава агурца, мазможна…</text:span></text:p>
      <text:p text:style-name="P802">Эта интересная беседа длится полтора часа. <text:span text:style-name="T2071">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811"><text:s/></text:p>
      <text:p text:style-name="P889">Самый пушистый кайф ломаешь,</text:p>
      <text:p text:style-name="P889">Меня в свинью ты превращаешь,</text:p>
      <text:p text:style-name="P891">Как всех познавших НАРКОМАНЬЮ НЕСЫТЬ!</text:p>
      <text:p text:style-name="P792"/>
      <text:p text:style-name="P803">К этому имеется краткий эпилог, <text:span text:style-name="T2072">где Осби пытается пояснить что конечно элемент </text:span><text:span text:style-name="T210">Несыти </text:span><text:span text:style-name="T2073">должен быть включён как-то в сюжетную линию, чтобы оправдать название фильма, но плёнка заканчивается посреди его очередного «э-э...»</text:span></text:p>
      <text:p text:style-name="P804">Катье на этот момент сбита с толку, но она умеет распознать послание, когда видит его. <text:span text:style-name="T2074">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211">играет роль</text:span><text:span text:style-name="T2074">.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805">Осби оказывается дома, во всяком случае, курит косяки, заправляется кокаином. <text:span text:style-name="T2075">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662">– <text:span text:style-name="T2076">Шерлок Холмс. Базил Ратбон. Я был прав,</text:span>– <text:span text:style-name="T2076">дыхание перехватило, она роняет свою сумку.</text:span></text:p>
      <text:p text:style-name="P806">Аура пульсирует, в скромном поклоне. <text:span text:style-name="T2077">Он тоже сталь, сыромятная кожа и пот: «Хорошо, хорошо. Там и сын Франкенштейна есть, тоже. Я и хотел, чтоб мы могли напрямую, но—»</text:span></text:p>
      <text:p text:style-name="P663"><text:soft-page-break/>– <text:span text:style-name="T2078">Где Прентис?</text:span></text:p>
      <text:p text:style-name="P664">– <text:span text:style-name="T2079">Вышел высмотреть кое-какой транспорт.</text:span>– <text:span text:style-name="T2080">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212">Введение </text:span><text:span text:style-name="T213">в</text:span><text:span text:style-name="T212"> Современн</text:span><text:span text:style-name="T213">ый</text:span><text:span text:style-name="T212"> Иреро</text:span><text:span text:style-name="T2080">, истории корпораций, боббины скрытой звукозаписи.</text:span>– <text:span text:style-name="T2081">Тут пока ещё не совсем всё в порядке. Но постепенно, милочка, постепенно.</text:span></text:p>
      <text:p text:style-name="P812">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807">Осби подтащил два раскладных стула, подаёт ей стопку бумаг отпечатанного на мимеографе, довольно толстенькую. «<text:span text:style-name="T2082">Пара-двойка вещей, тут, что тебе следует знать. Нам жутко не хочется тебя торопить. Но лошадиное корыто ждёт».</text:span></text:p>
      <text:p text:style-name="P808">И вскоре, излившись модуляциями по комнатам в великолепной (и поначалу невразумительной) <text:span text:style-name="T2083">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808"><draw:frame draw:style-name="fr1" draw:name="Image15" text:anchor-type="paragraph" svg:width="6.9252in" svg:height="0.3661in" draw:z-index="13"><draw:image xlink:href="Pictures/1000000000000B720000009B428C9716555D8079.png" xlink:type="simple" xlink:show="embed" xlink:actuate="onLoad" loext:mime-type="image/png"/></draw:frame></text:p>
      <text:p text:style-name="P926">Дорогая Мама, я послал пару человек в Ад сегодня….</text:p>
      <text:p text:style-name="P892">—<text:span text:style-name="T2084">Фрагмент, предположительно, из </text:span><text:span text:style-name="T214">Евангелие от Фомы</text:span></text:p>
      <text:p text:style-name="P946">(номер документа в каталоге Папирусов Озиринчаса засекречен)</text:p>
      <text:p text:style-name="P790"/>
      <text:p text:style-name="P813">Кто бы подумал, что их тут столько соберётся? <text:span text:style-name="T2085">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text:span><text:soft-page-break/><text:span text:style-name="T2085">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215">Erdschweinhöhle</text:span><text:span text:style-name="T2085">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814">Сматывая свой клубок ириса, что становится уже довольно громоздким, Пират минует Биверборд-Роу, <text:span text:style-name="T2086">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665">– Конечно<text:span text:style-name="T2087">, вы видите это всё глазами солдата,</text:span>– <text:span text:style-name="T2088">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2089">тянется отщипнуть от его ириса, касаясь при этом его руки.</text:span></text:p>
      <text:p text:style-name="P666">– <text:span text:style-name="T2090">Для вас это всё цветущий сад,</text:span>– <text:span text:style-name="T2090">предполагает он.</text:span></text:p>
      <text:p text:style-name="P666">– <text:span text:style-name="T2090">Да, возможно вы не такой уж сухой <text:s/>пень, в конце концов.</text:span></text:p>
      <text:p text:style-name="P815">Ах, они ещё как его беспокоят, эти <text:span text:style-name="T2091">свободные </text:span>женщины <text:span text:style-name="T2091">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898"/>
            <text:p text:style-name="P898">Послушай, это просто<text:span text:style-name="T1838">—</text:span><text:span text:style-name="T1837">не, </text:span><text:span text:style-name="T1838">—</text:span><text:span text:style-name="T1837">при, </text:span><text:span text:style-name="T1838">—</text:span><text:span text:style-name="T1837">лично,</text:span></text:p>
            <text:p text:style-name="P899"><text:span text:style-name="T1837">Такой подъём, всё</text:span><text:span text:style-name="T1838">—</text:span><text:span text:style-name="T1837">так, </text:span><text:span text:style-name="T1838">—</text:span><text:span text:style-name="T1837">от, </text:span><text:span text:style-name="T1838">—</text:span><text:span text:style-name="T1837">лично,</text:span></text:p>
            <text:p text:style-name="P904">Про возраст свой забыли все…</text:p>
            <text:p text:style-name="P899"><text:span text:style-name="T1837">Пчёлы в ме</text:span><text:span text:style-name="T1838">—</text:span><text:span text:style-name="T1837">ду</text:span></text:p>
            <text:p text:style-name="P899"><text:span text:style-name="T1837">Нам не по</text:span><text:span text:style-name="T1838">—, —</text:span><text:span text:style-name="T1837">ме, </text:span><text:span text:style-name="T1838">—</text:span><text:span text:style-name="T1837">ха,</text:span></text:p>
            <text:p text:style-name="P900"><text:span text:style-name="T1837">И на хо</text:span><text:span text:style-name="T1838">—</text:span><text:span text:style-name="T1837">ду</text:span></text:p>
            <text:p text:style-name="P900"><text:span text:style-name="T1837">Нас качает от</text:span><text:span text:style-name="T1838">—</text:span><text:span text:style-name="T1837">сме, </text:span><text:span text:style-name="T1838">—</text:span><text:span text:style-name="T1837">ха,</text:span></text:p>
            <text:p text:style-name="P905">Весельем бурлим у всех на виду</text:p>
            <text:p text:style-name="P906"/>
          </table:table-cell>
          <table:table-cell table:style-name="Table2.B1" office:value-type="string">
            <text:p text:style-name="P942"/>
            <text:p text:style-name="P942">Откуда взялся оркестр свинга?</text:p>
            <text:p text:style-name="P942"/>
            <text:p text:style-name="P943">Она подскакивает вверх-вниз, </text:p>
            <text:p text:style-name="P945">ей хочется пуститься в джиттербаг, </text:p>
            <text:p text:style-name="P943"><text:span text:style-name="T2092">он видит, что она хочет </text:span><text:span text:style-name="T216">утратить свою гравитацию</text:span><text:span text:style-name="T2092">...</text:span></text:p>
          </table:table-cell>
        </table:table-row>
        <table:table-row>
          <table:table-cell table:style-name="Table2.A1" office:value-type="string">
            <text:p text:style-name="P902"><text:span text:style-name="T1837">На</text:span><text:span text:style-name="T1838">—</text:span><text:span text:style-name="T1837">чхать что тебе</text:span><text:span text:style-name="T1838">—</text:span><text:span text:style-name="T1837">из</text:span><text:span text:style-name="T1838">—</text:span><text:span text:style-name="T1837">твоей</text:span><text:span text:style-name="T1838">—</text:span><text:span text:style-name="T1837">тачки</text:span><text:span text:style-name="T1838">— </text:span><text:span text:style-name="T1837">кричат,</text:span></text:p>
            <text:p text:style-name="P902"><text:span text:style-name="T1837">Не оглянёшься</text:span><text:span text:style-name="T1838">—</text:span><text:span text:style-name="T1837">и</text:span><text:span text:style-name="T1838">—</text:span><text:span text:style-name="T1837">они</text:span><text:span text:style-name="T1838">—</text:span><text:span text:style-name="T1837">замол</text:span><text:span text:style-name="T1838">—</text:span><text:span text:style-name="T1837">чат,</text:span></text:p>
            <text:p text:style-name="P902"><text:span text:style-name="T1837">За</text:span><text:span text:style-name="T1838">—</text:span><text:span text:style-name="T1837">будь, </text:span><text:span text:style-name="T1838">—</text:span><text:span text:style-name="T1837">что,</text:span><text:span text:style-name="T1838">— </text:span><text:span text:style-name="T1837">говорит</text:span><text:span text:style-name="T1838">—</text:span><text:span text:style-name="T1837">твой</text:span><text:span text:style-name="T1838">—</text:span><text:span text:style-name="T1837">ка</text:span><text:span text:style-name="T1838">—</text:span><text:span text:style-name="T1837">лендарь,</text:span></text:p>
            <text:p text:style-name="P902"><text:span text:style-name="T1837">В ладони, словно пуп</text:span><text:span text:style-name="T1838">—</text:span><text:span text:style-name="T1837">сик, </text:span><text:span text:style-name="T1838">—</text:span><text:span text:style-name="T1837">у, </text:span><text:span text:style-name="T1838">—</text:span><text:span text:style-name="T1837">дарь! </text:span></text:p>
            <text:p text:style-name="P908"/>
            <text:p text:style-name="P903"><text:span text:style-name="T1837">Глаза горят</text:span><text:span text:style-name="T1838">—</text:span><text:span text:style-name="T1837">так, </text:span><text:span text:style-name="T1838">—</text:span><text:span text:style-name="T1837">выра, </text:span><text:span text:style-name="T1838">—</text:span><text:span text:style-name="T1837">зительно,</text:span></text:p>
            <text:p text:style-name="P903"><text:span text:style-name="T1837">А смех ей-Бо, </text:span><text:span text:style-name="T1838">—</text:span><text:span text:style-name="T1837">гу, </text:span><text:span text:style-name="T1838">—</text:span><text:span text:style-name="T1837">зара, </text:span><text:span text:style-name="T1838">—</text:span><text:span text:style-name="T1837">зителен,</text:span></text:p>
            <text:p text:style-name="P901"><text:span text:style-name="T1837">Нет сил остаться про</text:span><text:span text:style-name="T1838">—</text:span><text:span text:style-name="T1837">сто, зрителем,</text:span></text:p>
            <text:p text:style-name="P907">Пускаюсь в пляс! </text:p>
          </table:table-cell>
          <table:table-cell table:style-name="Table2.A1" office:value-type="string">
            <text:p text:style-name="P944"/>
          </table:table-cell>
        </table:table-row>
      </table:table>
      <text:p text:style-name="P815"/>
      <text:p text:style-name="P816"><text:soft-page-break/>Единственный офис на Биверборд-Роу, что не связан физически с остальными, <text:span text:style-name="T2093">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217">увязанности</text:span><text:span text:style-name="T2093">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817">Нам остаётся рассматривать возможность, что мы умираем <text:span text:style-name="T6">только лиш</text:span>ь потому, <text:span text:style-name="T2094">что Они хотят этого: потому что для Их существования Им необходим наш ужас. Мы для Них питательная среда….</text:span></text:p>
      <text:p text:style-name="P818">Это должно радикально изменить суть нашей веры. <text:span text:style-name="T2095">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819">Верить, что каждый из Них <text:span text:style-name="T6">умрёт</text:span> лично, означает также верить, <text:span text:style-name="T2096">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text:span><text:soft-page-break/><text:span text:style-name="T2096">следующую дверь доносится плеск воды и исключительно мужское гоготанье, что отдаётся лёгким эхом от кафельных плиток. «А </text:span><text:span text:style-name="T218">теперь</text:span><text:span text:style-name="T2096">»,– слышится торопливый радиодиктор,– «пора что? Поднять—Мыло!» Аплодисменты и вскрики хохота, что продолжается неприятно долгое время.</text:span></text:p>
      <text:p text:style-name="P667">– <text:span text:style-name="T2097">Поднять Мыло?</text:span>– <text:span text:style-name="T2097">Сэмми Гильберт-Шпаес приближается к тонкой разделяющей стенке загянуть в дверной проём.</text:span></text:p>
      <text:p text:style-name="P668">– <text:span text:style-name="T2098">Шумные соседи,</text:span>– <text:span text:style-name="T2098">замечает Немецкий кинорежиссёр Герхардт фон Гёль.</text:span>– <text:span text:style-name="T2099">Они когда-нибудь кончают?</text:span></text:p>
      <text:p text:style-name="P669">– <text:span text:style-name="T2099">Прывет, Прентис,</text:span>– <text:span text:style-name="T2099">кивает чернокожий, которого Пират не узнаёт,</text:span>– <text:span text:style-name="T2099">похоже мы тут представляем старую школу.</text:span>– <text:span text:style-name="T2099">Это что </text:span><text:span text:style-name="T219">за</text:span><text:span text:style-name="T2099">, кто эти все</text:span>— <text:span text:style-name="T2100">Его имя Сент-Жюст Гросаут,</text:span>– <text:span text:style-name="T2101">Большую часть Срока наша Контора пыталась внедрить меня в </text:span><text:span text:style-name="T220">Schwarzkommando</text:span><text:span text:style-name="T2101">. Никто больше этим не интересовался. <text:s/>Звучит немного параноидно, но по-моему я там был один такой….</text:span>– <text:span text:style-name="T2102">От такого вопиющего нарушения секретности, если оно тем и было, Пират малость опешил.</text:span></text:p>
      <text:p text:style-name="P670">– <text:span text:style-name="T2103">Ты бы мог</text:span>—<text:span text:style-name="T2104">ну, ознакомить меня с оперативной сводкой про это всё?</text:span></text:p>
      <text:p text:style-name="P671">– <text:span text:style-name="T2104">О, Джеффри. Бога ради.</text:span>– <text:span text:style-name="T2104">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2105">Джеффри, к тому времени, когда ты получишь </text:span><text:span text:style-name="T221">какой угодно</text:span><text:span text:style-name="T2105">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820">Пират с изумлением видит сэра Стивена Дадсон-Трак в более молодцеватой форме <text:span text:style-name="T2106">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672">– <text:span text:style-name="T2107">О, нет, ты же не дашь, чтоб <text:s/></text:span><text:span text:style-name="T222">этот</text:span><text:span text:style-name="T2107"> навешал тебе лапши?</text:span>– <text:span text:style-name="T2108">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2109">Нет, наш Стивенька не совсем ещё готов причислиться к лику святых, так ведь, дорогуша?</text:span>– <text:span text:style-name="T2110">Отвешивая тому, играючи, оплеухи по щеке.</text:span>– <text:span text:style-name="T2110">А? а? а?</text:span></text:p>
      <text:p text:style-name="P673">– <text:span text:style-name="T2111">Нет, если попаду в шарагу таких как ты,</text:span>– <text:span text:style-name="T2111">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673"/>
      <text:p text:style-name="P893">Помолись за простого <text:span text:style-name="T2112">стукача</text:span>,</text:p>
      <text:p text:style-name="P894">Он вышел из пизды, как и тыыыы<text:span text:style-name="T259">—</text:span></text:p>
      <text:p text:style-name="P895">Не стоит на него ворчать,</text:p>
      <text:p text:style-name="P895">Он пашет как подземные кроты…</text:p>
      <text:p text:style-name="P895">И когда тебе вскряхнётся с удобством,</text:p>
      <text:p text:style-name="P895">Спроси себя: а ему каково?</text:p>
      <text:p text:style-name="P896">Неужто хуже быть проданным </text:p>
      <text:p text:style-name="P896">За пару монет,</text:p>
      <text:p text:style-name="P896">Чем кряхтеть всю жизнь после того?</text:p>
      <text:p text:style-name="P816"/>
      <text:p text:style-name="P674">– <text:span text:style-name="T2113">Не уверен, что мне тут понравиться,</text:span>– <text:span text:style-name="T2113">Пират, с нарастающим внутри подозрением, нервно оглядывается.</text:span></text:p>
      <text:p text:style-name="P675"><text:soft-page-break/>– <text:span text:style-name="T2114">Самая худшая часть это стыд,</text:span>– <text:span text:style-name="T2114">сэр Стивен сообщает ему.</text:span>– <text:span text:style-name="T2115">Преодоление его. Затем твой следующий шаг</text:span>—<text:span text:style-name="T2116">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223">мнения, </text:span><text:span text:style-name="T2116"><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223">дальше</text:span><text:span text:style-name="T2116">? Боже милостивый. Мне не узнать, конечно, пока не справлюсь с этим… Не хочу так сразу вас расхолаживать</text:span>—</text:p>
      <text:p text:style-name="P676">– <text:span text:style-name="T2117">Нет, нет, я думал о другом</text:span>—<text:span text:style-name="T2117">вот все вы тут это моя Группа, или как? Меня сюда </text:span><text:span text:style-name="T224">назнач</text:span><text:span text:style-name="T225">чили</text:span><text:span text:style-name="T2117">?</text:span></text:p>
      <text:p text:style-name="P676">– <text:span text:style-name="T2118">Да. Начинаете догадываться почему?</text:span></text:p>
      <text:p text:style-name="P677">– <text:span text:style-name="T2119">Боюсь, что да.</text:span>– <text:span text:style-name="T2120">Помимо всего прочего, эти присутствующие, в конце концов, такие люди, кто убивает друг друга, и Пират всегда был одним из них.</text:span>– <text:span text:style-name="T2121">Я надеялся на</text:span>—<text:span text:style-name="T2121">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2122">с кем ты пришёл….</text:span></text:p>
      <text:p text:style-name="P678">– <text:span text:style-name="T2123">Прентис, брось, всё нормально,</text:span>– <text:span text:style-name="T2123">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679">– <text:span text:style-name="T2124">Я просто… не могу… то есть если это правда, тогда,</text:span>– <text:span text:style-name="T2125">смешок, который ему трудно вызвать, глубоко в дыхательных путях,</text:span>– <text:span text:style-name="T2126">тогда я ничему не изменил, не так ли? То есть, если я вообще не изменял….</text:span></text:p>
      <text:p text:style-name="P821"><text:span text:style-name="T2127">Извещение настигло его во время правительственного ролика кинохроники. </text:span>ОТ КИНЖАЛА-И-ПЛАЩА К ПРИЗНАНИЯМ НАТОЩАК, <text:span text:style-name="T2128">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680">– <text:span text:style-name="T2129">Там довольно забавно, в общем-то,</text:span>– <text:span text:style-name="T2129">пока камера надвигается для ближнего плана этого индивида,</text:span>– <text:span text:style-name="T2130">всего за неделю мне дошло что и как надо….</text:span></text:p>
      <text:p text:style-name="P680">– <text:span text:style-name="T2130">Появилось ли у вас чувство, что вы тут свой, чего не было по возвращении, или</text:span>—<text:span text:style-name="T2130">вас всё ещё тут не приняли?</text:span></text:p>
      <text:p text:style-name="P681">– <text:span text:style-name="T2131">Они</text:span>—<text:span text:style-name="T2131">о, люди, тут люди просто чудесные. Просто отличные. Нет, </text:span><text:span text:style-name="T226">с этим</text:span><text:span text:style-name="T2131"> никаких проблем вообще.</text:span></text:p>
      <text:p text:style-name="P822">В этот момент с по-еп<text:span text:style-name="T2132">и</text:span>скопски возвышенного сиденья <text:span text:style-name="T2132">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text:span><text:soft-page-break/><text:span text:style-name="T2132">беспорядочной юности. К тому времени, когда он решил оглянуться, впрочем, его посетителя уже не стало. </text:span></text:p>
      <text:p text:style-name="P682">– <text:span text:style-name="T2133">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682">– <text:span text:style-name="T2134">Быть д</text:span>—</text:p>
      <text:p text:style-name="P683">– <text:span text:style-name="T2135">Всё нормально. «Быть д</text:span>—»?</text:p>
      <text:p text:style-name="P684">– <text:span text:style-name="T2136">Быть двойным агентом. «Привыкать»?</text:span>– <text:span text:style-name="T2137">Он присматривается к остальным. Каждый тут смотрится </text:span><text:span text:style-name="T227">как минимум</text:span><text:span text:style-name="T2137"> двойным агентом.</text:span></text:p>
      <text:p text:style-name="P685">– <text:span text:style-name="T2138">Да… ты докатился до этого, докатился к нам сюда,</text:span>– <text:span text:style-name="T2138">шепчет Сэмми.</text:span>– <text:span text:style-name="T2139">Отделайся от своего стыда и своих нюнь, молодой человек, потому что у нас нет привычки </text:span><text:span text:style-name="T228">терпеть</text:span><text:span text:style-name="T2139"> такое слишком долго.</text:span></text:p>
      <text:p text:style-name="P686">– <text:span text:style-name="T2140">Это </text:span><text:span text:style-name="T229">тень</text:span><text:span text:style-name="T2140">,</text:span>– <text:span text:style-name="T2140">кричит Пират,</text:span>– <text:span text:style-name="T2140">это работа в тени, навсегда.</text:span></text:p>
      <text:p text:style-name="P687">– <text:span text:style-name="T2141">Но подумай о свободе?</text:span>– <text:span text:style-name="T2141">грит Милосердый Эванс.</text:span>– <text:span text:style-name="T2142">Я не могу доверять даже себе? Так ведь. Как может человек быть свободнее такого? Если его может продать кто угодно? даже и он </text:span><text:span text:style-name="T230">сам</text:span><text:span text:style-name="T2142"> понимаешь.</text:span></text:p>
      <text:p text:style-name="P688">– <text:span text:style-name="T231">Я не хочу этого</text:span>—</text:p>
      <text:p text:style-name="P689">– <text:span text:style-name="T2143">У тебя нет выбора,</text:span>— <text:span text:style-name="T2144">отвечает Додсон-Трак.</text:span>— <text:span text:style-name="T2144">Конторе отлично известно, что ты прибыл сюда. Они будут ждать полный отчёт от тебя теперь. Либо добровольно, или по-другому.</text:span></text:p>
      <text:p text:style-name="P690">– <text:span text:style-name="T2145">Но я бы… мог никогда им не сказать</text:span>— <text:span text:style-name="T2145">Улыбки, которые они ему сейчас демонстрируют, умышленно жестоки, чтобы чуть-чуть помочь ему.</text:span>– <text:span text:style-name="T2145">Вы совсем, вы что мне вовсе не доверяете?</text:span></text:p>
      <text:p text:style-name="P690">– <text:span text:style-name="T2145">Конечно нет,</text:span>– <text:span text:style-name="T2145">грит Сэмми.</text:span>– <text:span text:style-name="T2145">А ты бы</text:span>—<text:span text:style-name="T2146">на самом деле</text:span>—<text:span text:style-name="T2145">поверил бы кому-нибудь из нас?</text:span></text:p>
      <text:p text:style-name="P691">– <text:span text:style-name="T2147">О, нет,</text:span>– <text:span text:style-name="T2147">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2148">остаться на дне среди Обойдённых, его бедная честь утрачена, ни найти невозможно, ни искупить.</text:span></text:p>
      <text:p text:style-name="P692"><text:span text:style-name="T2149">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2150">Ну»,</text:span>– <text:span text:style-name="T2150">умное старое лицо подающего ему очки с чёрными линзами,</text:span>– «<text:span text:style-name="T2150">вот тебе твоя Бомба….»,</text:span>– <text:span text:style-name="T2150">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text:span><text:soft-page-break/><text:span text:style-name="T2150">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693">– <text:span text:style-name="T2151">А место для покойников найдётся?</text:span>– <text:span text:style-name="T2151">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694">– <text:span text:style-name="T2152">Да ладно,</text:span>– <text:span text:style-name="T2152">с какими ещё идиотскими неприятностями она, по её мнению, сейчас столкнулась,</text:span>– <text:span text:style-name="T2152">ты не покойница. Могу поспорить, что даже и фигурально нет.</text:span></text:p>
      <text:p text:style-name="P695">– <text:span text:style-name="T2153">То есть, позволяется ли мне приносить с собой моих покойников,</text:span>– <text:span text:style-name="T2153">поясняет Катье.</text:span>– <text:span text:style-name="T232">Они</text:span><text:span text:style-name="T2154"> ведь, в конце концов, моё удостоверение.</text:span></text:p>
      <text:p text:style-name="P696">– <text:span text:style-name="T2155">Мне довольно симпатичен Франс ван дер Грув. Ваш предок. Тот специалист по додо.</text:span></text:p>
      <text:p text:style-name="P823">Это не совсем то, что она подразумевала своими покойниками. «<text:span text:style-name="T2156">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697">– <text:span text:style-name="T2157">Уж </text:span><text:span text:style-name="T233">ты</text:span><text:span text:style-name="T2157"> бы рассказала ему кое-что об </text:span><text:span text:style-name="T233">этом</text:span><text:span text:style-name="T2157">,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233">у тебя</text:span><text:span text:style-name="T2157">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824">Ну, он прав. Она <text:span text:style-name="T2158">кладёт</text:span> свою тёплую <text:span text:style-name="T2158">ладонь на руку Пирата и дважды встряхивает головой со смешками <text:s/>смущения: «В любом случае, рада вас видеть, капитан Прентис».</text:span></text:p>
      <text:p text:style-name="P707">– И никто больше. Подумать только.</text:p>
      <text:p text:style-name="P824"><text:span text:style-name="T2159">Она лишь приподымает брови. Не нашёл сказать что-то получше</text:span> <text:span text:style-name="T2160">этого дерьма. Раскаяние, или запоздалое желание остаться чистым, проносится в его крови как наркотик.</text:span></text:p>
      <text:p text:style-name="P698">– <text:span text:style-name="T2161">Но</text:span>— <text:span text:style-name="T2162">изумлён почувствовать, что начинает </text:span><text:span text:style-name="T234">валиться,</text:span><text:span text:style-name="T2162"> как оставленные в пирамидку ружья, у её ног, пойманный её притяжением, расстояния отменяются, волнообразности неизмеримы,</text:span>– <text:span text:style-name="T2163">Катье… </text:span><text:span text:style-name="T235">если бы я мог никогда не предать вас</text:span>—</text:p>
      <text:p text:style-name="P825">Он пал: она утратила свою гладь. Она смотрит на него в изумлении.</text:p>
      <text:p text:style-name="P699">– <text:span text:style-name="T2164">Будь даже ценой... предательства других, унижения… или убийства других</text:span>—<text:span text:style-name="T2165">не важно кого, или сколько, нет, лишь бы служить вам защитой, Катье, вашей совершенной</text:span>—</text:p>
      <text:p text:style-name="P700">– <text:span text:style-name="T2166">Но это всё грехи, которые могут никогда <text:s/>и не случиться.</text:span>– <text:span text:style-name="T2167">Пожалуйста, они торгуются как пара сутенёров. Они хоть представляют как это звучит со стороны?</text:span>– <text:span text:style-name="T2168">Такое довольно просто обещать, не стоит вам ничего.</text:span></text:p>
      <text:p text:style-name="P701">– <text:span text:style-name="T2169">Тогда даже совершённые мною грехи,</text:span>– <text:span text:style-name="T2170">возражает он,</text:span>– <text:span text:style-name="T2170">да я совершил бы их заново</text:span>—</text:p>
      <text:p text:style-name="P701">– <text:span text:style-name="T2171">Но это вам также не под силу</text:span>—<text:span text:style-name="T2172">так что вы довольно дёшево отделываетесь. Мм?</text:span></text:p>
      <text:p text:style-name="P702">– <text:span text:style-name="T2173">Я могу повторять способы,</text:span>– <text:span text:style-name="T2173">угрюмее, чем она хотела бы от него.</text:span></text:p>
      <text:p text:style-name="P703">– <text:span text:style-name="T2174">О, подумайте...</text:span>– <text:span text:style-name="T2174">её пальцы легонечко в его волосах,</text:span>– <text:span text:style-name="T236">подумайте</text:span><text:span text:style-name="T2175"> о том, что вы делали. Подумайте о всех ваших «удостоверениях» и обо всех моих</text:span>—</text:p>
      <text:p text:style-name="P704"><text:soft-page-break/>– <text:span text:style-name="T2176">Но это единственное средство </text:span><text:span text:style-name="T237">оставшееся</text:span><text:span text:style-name="T2176"> нам теперь,</text:span>– <text:span text:style-name="T2177">вскрикивает он,</text:span>– <text:span text:style-name="T2178">наш дар быть неверными. С его помощью мы должны всё создать… делиться им, как прокуроры уделяют вам вашу свободу.</text:span></text:p>
      <text:p text:style-name="P705">– <text:span text:style-name="T2179">Философ.</text:span>– <text:span text:style-name="T2179">Она улыбается.</text:span>– <text:span text:style-name="T2179">Вы никогда таким не были.</text:span></text:p>
      <text:p text:style-name="P706">– <text:span text:style-name="T2180">Должно быть потому, что всегда был в движении. Я никогда не ощущал </text:span><text:span text:style-name="T238">эту неподвижност</text:span><text:span text:style-name="T239">ь</text:span><text:span text:style-name="T2180">….</text:span>– <text:span text:style-name="T2181">Они соприкасаются сейчас, без нужды, и всё ж, ни один из них, не избавился полностью от удивления....</text:span>– <text:span text:style-name="T2182">Мой младший брат,</text:span>– <text:span text:style-name="T2182">(Пират понимает установленную ею связь),</text:span>– <text:span text:style-name="T2182">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2183">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826">Ну, да, Пират сам по себе часовня. «<text:span text:style-name="T2184">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708">– <text:span text:style-name="T2185">У вас и этого никогда не было, не так ли.</text:span>– <text:span text:style-name="T2185">Она и вправду смотрела </text:span><text:span text:style-name="T240">на него</text:span><text:span text:style-name="T2185">.</text:span>– <text:span text:style-name="T2186">никаких чудесных оправданий. </text:span><text:span text:style-name="T241">Нам всё пришлось делать самим</text:span><text:span text:style-name="T2186">.</text:span></text:p>
      <text:p text:style-name="P827">Нет, от стыда всё-таки не отделаться<text:span text:style-name="T259">—только не тут—он должен быть проглочен уродливый и режущий, и с ним придётся жить, в боли, каждый день.</text:span></text:p>
      <text:p text:style-name="P828">Без раздумий, он оказывается в её объятиях. <text:span text:style-name="T2187">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709">– <text:span text:style-name="T2188">Там ничего нет. Пустошь. Дни напролёт я высматривала признаки жизни. Потом услыхала всех вас тут.</text:span>– <text:span text:style-name="T2189">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242">Любовь к Людям</text:span><text:span text:style-name="T2189">: </text:span><text:span text:style-name="T242">Что Довело Меня до </text:span><text:span text:style-name="T244">Э</text:span><text:span text:style-name="T243">того</text:span><text:span text:style-name="T242">. </text:span><text:span text:style-name="T2189">«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text:span><text:soft-page-break/><text:span text:style-name="T2189">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2190">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245">Мира</text:span>—<text:span text:style-name="T2191">и что когда каждый, каким-то чудесным образом, будет наконец учтён, </text:span><text:span text:style-name="T246">это</text:span><text:span text:style-name="T2191"> и станет приблизительным определением «любви к Людям».</text:span></text:p>
      <text:p text:style-name="P710">– <text:span text:style-name="T2192">Получите, ваши мошенства в Филиалах,</text:span>– <text:span text:style-name="T2193">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711">– <text:span text:style-name="T2194">Но Люди никогда не полюбят тебя,</text:span>– <text:span text:style-name="T2194">шепчет она,</text:span>– <text:span text:style-name="T2194">или меня. Неважно насколько плохо или хорошо устроить для них, мы </text:span><text:span text:style-name="T247">всегда</text:span><text:span text:style-name="T2194"> будем плохими. Понимаешь в каком мы положении?</text:span></text:p>
      <text:p text:style-name="P829">Он всё же улыбается, как человек ломающий театр <text:span text:style-name="T2195">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248">все на улице увидели это тоже…</text:span><text:span text:style-name="T2195">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701"/>
      <text:p text:style-name="P916">И весь мир занят <text:span text:style-name="T2200">чем-то</text:span>, эт<text:span text:style-name="T2196">о</text:span> сумерки!</text:p>
      <text:p text:style-name="P917">Кто знает какие улицы поутру знали наши ботинки?</text:p>
      <text:p text:style-name="P918">Кто знает, сколько друзей, мы покинули, <text:span text:style-name="T2197">в одиночестве </text:span>плакать?</text:p>
      <text:p text:style-name="P919">Какой-то момент мы вместе,</text:p>
      <text:p text:style-name="P919"><text:span text:style-name="T2198">Мотив этот б</text:span>удем мурлыкать <text:s/>весь день…</text:p>
      <text:p text:style-name="P920">Каждый танцует, в сумерки,</text:p>
      <text:p text:style-name="P921">Оттанцевать плохой сон прочь….</text:p>
      <text:p text:style-name="P831"/>
      <text:p text:style-name="P832">И они действительно танцуют: <text:span text:style-name="T2199">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832"><draw:frame draw:style-name="fr1" draw:name="Image16" text:anchor-type="paragraph" svg:width="6.9252in" svg:height="0.3661in" draw:z-index="14"><draw:image xlink:href="Pictures/1000000000000B720000009B428C9716555D8079.png" xlink:type="simple" xlink:show="embed" xlink:actuate="onLoad" loext:mime-type="image/png"/></draw:frame></text:p>
      <text:p text:style-name="P833"><text:soft-page-break/>Туман густеет в глотках узких улочек. В воздухе пахнет солёной водой. <text:span text:style-name="T2201">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834">Он подтягивает Чичеринские штаны и направляется <text:span text:style-name="T2202">вон </text:span>из города, <text:span text:style-name="T2203">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835">В это утро всё видится таким, как должны были видеть Викинги, <text:span text:style-name="T2204">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836">Народы в движении. <text:span text:style-name="T2205">Идёт великий, не знающий границ, поток. </text:span><text:span text:style-name="T249">Volksdeutsch</text:span><text:span text:style-name="T2205">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249">Bruder, ja, </text:span><text:span text:style-name="T2206">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text:span><text:soft-page-break/><text:span text:style-name="T2206">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837">Когда у Слотропа есть сигареты, у него легко выдурить, когда у кого-то есть еда, то делится<text:span text:style-name="T259">—</text:span>иногда бачок водки, если неподалёку имеется скопление войск, <text:span text:style-name="T2207">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250">сильны</text:span><text:span text:style-name="T2207">, как лица толпы на гонках </text:span><text:span text:style-name="T250">Нет—глянь на меня, проникнись, вынь свою камеру, своё оружие, свой хуй</text:span><text:span text:style-name="T2207">….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838">Большую часть времени он один. <text:span text:style-name="T2208">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839">К фермерскому дому в речной долине далеко южнее Ростока, <text:span text:style-name="T2209">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251">таким реальным, </text:span><text:span text:style-name="T2210">таким не затронутым временем, очень отчётливым и полным цвета… «Так это Слотроп».</text:span></text:p>
      <text:p text:style-name="P712">– <text:span text:style-name="T2211">О, где ты был, старина?</text:span></text:p>
      <text:p text:style-name="P712"><text:soft-page-break/>– <text:span text:style-name="T2212">‘Тут’.</text:span></text:p>
      <text:p text:style-name="P840"><text:span text:style-name="T259">– </text:span>‘«<text:span text:style-name="T2211">Тут»</text:span>’?</text:p>
      <text:p text:style-name="P713">– <text:span text:style-name="T2213">Да, типа того, начинаешь понимать</text:span>—<text:span text:style-name="T2213">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714">– <text:span text:style-name="T2214">Тогда может это твоя работа, что</text:span>—</text:p>
      <text:p text:style-name="P714">– <text:span text:style-name="T2214">Я ничего не делаю. Это всё меняется.</text:span></text:p>
      <text:p text:style-name="P841"><text:span text:style-name="T2215">Оттенки</text:span> тут<text:span text:style-name="T259">—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715">– <text:span text:style-name="T2216">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716">– <text:span text:style-name="T2217">Иногда.</text:span>– <text:span text:style-name="T2218">Он улыбается: но безмятежность и отстранённость распростёрты бессильным криком не достигающим Слотропа. </text:span></text:p>
      <text:p text:style-name="P716">– <text:span text:style-name="T2219">Ты присматриваешь за мной?</text:span></text:p>
      <text:p text:style-name="P716">– <text:span text:style-name="T2219">Нет, Слотроп. Не за тобой...</text:span></text:p>
      <text:p text:style-name="P842">Слотроп сидит на старой обшарпанной качалке <text:span text:style-name="T2220">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843">Двигаясь дальше, он обнаруживает, что эти <text:span text:style-name="T2221">ф</text:span>ермы <text:span text:style-name="T2221">преследуются</text:span> призраками, но дружелюбн<text:span text:style-name="T2221">о</text:span>. <text:span text:style-name="T2222">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843"/>
      <text:p text:style-name="P897">Неполный <text:span text:style-name="T2223">С</text:span>писок <text:span text:style-name="T2223">П</text:span>ожеланий к Вечерним <text:span text:style-name="T2223">З</text:span>вёздам за <text:span text:style-name="T2223">Э</text:span>тот <text:span text:style-name="T2223">П</text:span>ериод:</text:p>
      <text:p text:style-name="P844"/>
      <text:p text:style-name="P845">Пусть я найду тот курятник, про который мне говорила старушка.</text:p>
      <text:p text:style-name="P846">Пусть Тантиви будет и вправду жив.</text:p>
      <text:p text:style-name="P847">Пусть этот ёбаный прыщ у меня а спине пройдёт.</text:p>
      <text:p text:style-name="P848"><text:soft-page-break/>Пусть я поеду в Голливуд, когда это всё кончится <text:span text:style-name="T2224">так, чтобы Рита Эйворт смогла меня увидеть и влюбится.</text:span></text:p>
      <text:p text:style-name="P849">Пусть мир этого дня остаётся тут завтра, когда я проснусь.</text:p>
      <text:p text:style-name="P850">Пусть та отставка будет ждать меня в Каксэвене.</text:p>
      <text:p text:style-name="P850">Пусть с Бианкой всё будет хорошо, а и<text:span text:style-name="T259">—</text:span></text:p>
      <text:p text:style-name="P850">Пусть у меня поскорей наладится высраться.</text:p>
      <text:p text:style-name="P850">Пусть то будет просто метеор, что падает.</text:p>
      <text:p text:style-name="P851">Пусть эти ботинки продержатся хотя бы до Любека.</text:p>
      <text:p text:style-name="P852">Пусть этот Людвиг найдёт своего лемминга и оставит меня в покое.</text:p>
      <text:p text:style-name="P852"/>
      <text:p text:style-name="P853"><text:span text:style-name="T2225">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2226">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717">– <text:span text:style-name="T252">Один <text:s/>лемминг</text:span><text:span text:style-name="T2227">, малыш?</text:span></text:p>
      <text:p text:style-name="P718">– <text:span text:style-name="T2228">Я держал её два года,</text:span>– <text:span text:style-name="T2228">рыдает тот,</text:span>– <text:span text:style-name="T2228">ей было хорошо, никогда не пробовала</text:span>—<text:span text:style-name="T2228">я не знаю. Что-то просто нашло на неё. </text:span></text:p>
      <text:p text:style-name="P719">– <text:span text:style-name="T2229">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720">– <text:span text:style-name="T2230">Она бы мне сказала.</text:span></text:p>
      <text:p text:style-name="P720">– <text:span text:style-name="T2230">Ну, извини.</text:span></text:p>
      <text:p text:style-name="P720">– <text:span text:style-name="T2230">Русские не извиняются.</text:span></text:p>
      <text:p text:style-name="P721">– <text:span text:style-name="T2231">Я не Русский.</text:span></text:p>
      <text:p text:style-name="P722">– <text:span text:style-name="T2232">Поэтому ты снял погоны?</text:span></text:p>
      <text:p text:style-name="P854">Этот Людвиг, тут, может не совсем Нормальный Мозгами. <text:span text:style-name="T2233">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253">Людвига самого</text:span><text:span text:style-name="T2233">—да никакой зверушки может и вовсе нет!</text:span></text:p>
      <text:p text:style-name="P856">Однако… разве Слотроп, раз или два, <text:span text:style-name="T2234">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723">– <text:span text:style-name="T2235">Вот о чём и толковал Иисус,</text:span>– <text:span text:style-name="T2235">шепчет призрак Вильяма первого Американского предка Слотропа,</text:span>– <text:span text:style-name="T2235">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text:span><text:soft-page-break/><text:span text:style-name="T2235">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724">– <text:span text:style-name="T254">Постой</text:span><text:span text:style-name="T2236">-ка. У вас же тогда ещё </text:span><text:span text:style-name="T254">не</text:span><text:span text:style-name="T2236"> было пазлов.</text:span></text:p>
      <text:p text:style-name="P724">– <text:span text:style-name="T2236">О, блядь.</text:span></text:p>
      <text:p text:style-name="P857">Вильям Слотроп был странным птахом. <text:span text:style-name="T2237">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858">Он написал длинный трактат вскоре, назвав его <text:span text:style-name="T6">Об Обделённости. </text:span><text:span text:style-name="T2238">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863"><text:soft-page-break/>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864">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860">По переулку возле Михельскирхе <text:span text:style-name="T2239">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725">– <text:span text:style-name="T2240">Ты убила <text:s/>лемминга!</text:span></text:p>
      <text:p text:style-name="P726">– <text:span text:style-name="T2240">Отпусти идиот!</text:span>– <text:span text:style-name="T2241">Перетягивание каната среди расплывчатых полос солнца и тени на улице.</text:span>– <text:span text:style-name="T2242">Это не лемминг, а серая лисица.</text:span></text:p>
      <text:p text:style-name="P861">Людвиг прекращает кричать, чтобы присмотреться. «Она права»,<text:span text:style-name="T259">– от</text:span>мечает Слотроп. </text:p>
      <text:p text:style-name="P727">– <text:span text:style-name="T2243">Извини,</text:span>– <text:span text:style-name="T2243">сопливится Людвиг.</text:span>– <text:span text:style-name="T2244">Я немного расстроен..</text:span></text:p>
      <text:p text:style-name="P728">– <text:span text:style-name="T2245">Ну, так может поможешь мне отнести это в церковь?</text:span></text:p>
      <text:p text:style-name="P728">– <text:span text:style-name="T2245">Конечно.</text:span></text:p>
      <text:p text:style-name="P862">Оба из них ухватывают по охапке мехов <text:span text:style-name="T2246">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862"><draw:frame draw:style-name="fr1" draw:name="Image17" text:anchor-type="paragraph" svg:width="6.9252in" svg:height="0.3661in" draw:z-index="15"><draw:image xlink:href="Pictures/1000000000000B720000009B428C9716555D8079.png" xlink:type="simple" xlink:show="embed" xlink:actuate="onLoad" loext:mime-type="image/png"/></draw:frame></text:p>
      <text:p text:style-name="P859"/>
      <text:p text:style-name="P856"/>
      <text:p text:style-name="P855"/>
      <text:p text:style-name="P830"/>
      <text:p text:style-name="P790"/>
      <text:p text:style-name="P378">– </text:p>
      <text:p text:style-name="P3"><text:soft-page-break/>—</text:p>
      <text:p text:style-name="P60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14T13:38:02.878846462</dc:date>
    <meta:editing-duration>P12DT6H16M42S</meta:editing-duration>
    <meta:editing-cycles>6319</meta:editing-cycles>
    <meta:generator>LibreOffice/6.1.5.2$Linux_X86_64 LibreOffice_project/10$Build-2</meta:generator>
    <meta:document-statistic meta:table-count="2" meta:image-count="16" meta:object-count="0" meta:page-count="86" meta:paragraph-count="1067" meta:word-count="45523" meta:character-count="305024" meta:non-whitespace-character-count="260025"/>
  </office:meta>
</office:document-meta>
</file>